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5.19pt"/>
    </style:style>
    <style:style style:name="co11" style:family="table-column">
      <style:table-column-properties fo:break-before="auto" style:column-width="104.91pt"/>
    </style:style>
    <style:style style:name="co12" style:family="table-column">
      <style:table-column-properties fo:break-before="auto" style:column-width="39.94pt"/>
    </style:style>
    <style:style style:name="co13" style:family="table-column">
      <style:table-column-properties fo:break-before="auto" style:column-width="77.24pt"/>
    </style:style>
    <style:style style:name="co14" style:family="table-column">
      <style:table-column-properties fo:break-before="auto" style:column-width="47.4pt"/>
    </style:style>
    <style:style style:name="co15" style:family="table-column">
      <style:table-column-properties fo:break-before="auto" style:column-width="63.1pt"/>
    </style:style>
    <style:style style:name="co16" style:family="table-column">
      <style:table-column-properties fo:break-before="auto" style:column-width="87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ucleation_edit2 + 100" table:style-name="ta1">
        <table:shapes>
          <draw:frame draw:z-index="0" draw:style-name="gr1" draw:text-style-name="P1" svg:width="453.51pt" svg:height="255.09pt" svg:x="764.93pt" svg:y="88.67pt">
            <draw:object draw:notify-on-update-of-ranges="'nucleation_edit2 + 100'.A1:'nucleation_edit2 + 100'.A1 'nucleation_edit2 + 100'.A2:'nucleation_edit2 + 100'.A202 'nucleation_edit2 + 100'.E1:'nucleation_edit2 + 100'.E1 'nucleation_edit2 + 100'.E2:'nucleation_edit2 + 100'.E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94pt" svg:height="255.23pt" svg:x="804.5pt" svg:y="375.73pt">
            <draw:object draw:notify-on-update-of-ranges="'nucleation_edit2 + 100'.A1:'nucleation_edit2 + 100'.A1 'nucleation_edit2 + 100'.A2:'nucleation_edit2 + 100'.A202 'nucleation_edit2 + 100'.B1:'nucleation_edit2 + 100'.B1 'nucleation_edit2 + 100'.B2:'nucleation_edit2 + 100'.B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lementInt_c</text:p>
          </table:table-cell>
          <table:table-cell office:value-type="string" calcext:value-type="string">
            <text:p>_dt</text:p>
          </table:table-cell>
          <table:table-cell office:value-type="string" calcext:value-type="string">
            <text:p>dofs</text:p>
          </table:table-cell>
          <table:table-cell office:value-type="string" calcext:value-type="string">
            <text:p>eta_precip_area</text:p>
          </table:table-cell>
          <table:table-cell office:value-type="string" calcext:value-type="string">
            <text:p>linear_its</text:p>
          </table:table-cell>
          <table:table-cell office:value-type="string" calcext:value-type="string">
            <text:p>nonlinear_its</text:p>
          </table:table-cell>
          <table:table-cell office:value-type="string" calcext:value-type="string">
            <text:p>precipitate_area</text:p>
          </table:table-cell>
          <table:table-cell office:value-type="string" calcext:value-type="string">
            <text:p>total_F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48388671875" calcext:value-type="float">
            <text:p>0.13348388671875</text:p>
          </table:table-cell>
          <table:table-cell office:value-type="float" office:value="-0.00000003873192111481" calcext:value-type="float">
            <text:p>-3.873192111481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40507" calcext:value-type="float">
            <text:p>40507</text:p>
          </table:table-cell>
          <table:table-cell office:value-type="float" office:value="12764.25602949" calcext:value-type="float">
            <text:p>12764.256029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841.716848428" calcext:value-type="float">
            <text:p>12841.716848428</text:p>
          </table:table-cell>
        </table:table-row>
        <table:table-row table:style-name="ro1">
          <table:table-cell office:value-type="float" office:value="0.2669677734375" calcext:value-type="float">
            <text:p>0.2669677734375</text:p>
          </table:table-cell>
          <table:table-cell office:value-type="float" office:value="-0.00000005703339195362" calcext:value-type="float">
            <text:p>-5.703339195362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48295" calcext:value-type="float">
            <text:p>48295</text:p>
          </table:table-cell>
          <table:table-cell office:value-type="float" office:value="12649.879006498" calcext:value-type="float">
            <text:p>12649.87900649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643.523097628" calcext:value-type="float">
            <text:p>12643.523097628</text:p>
          </table:table-cell>
        </table:table-row>
        <table:table-row table:style-name="ro1">
          <table:table-cell office:value-type="float" office:value="0.40045166015625" calcext:value-type="float">
            <text:p>0.40045166015625</text:p>
          </table:table-cell>
          <table:table-cell office:value-type="float" office:value="-0.000000062992720262223" calcext:value-type="float">
            <text:p>-6.2992720262223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51787" calcext:value-type="float">
            <text:p>51787</text:p>
          </table:table-cell>
          <table:table-cell office:value-type="float" office:value="12520.264102588" calcext:value-type="float">
            <text:p>12520.26410258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467.967907174" calcext:value-type="float">
            <text:p>12467.967907174</text:p>
          </table:table-cell>
        </table:table-row>
        <table:table-row table:style-name="ro1">
          <table:table-cell office:value-type="float" office:value="0.533935546875" calcext:value-type="float">
            <text:p>0.533935546875</text:p>
          </table:table-cell>
          <table:table-cell office:value-type="float" office:value="-0.00000006521989559527" calcext:value-type="float">
            <text:p>-6.521989559527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55303" calcext:value-type="float">
            <text:p>55303</text:p>
          </table:table-cell>
          <table:table-cell office:value-type="float" office:value="12383.432965079" calcext:value-type="float">
            <text:p>12383.43296507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300.139495783" calcext:value-type="float">
            <text:p>12300.139495783</text:p>
          </table:table-cell>
        </table:table-row>
        <table:table-row table:style-name="ro1">
          <table:table-cell office:value-type="float" office:value="0.66741943359375" calcext:value-type="float">
            <text:p>0.66741943359375</text:p>
          </table:table-cell>
          <table:table-cell office:value-type="float" office:value="-0.000000067098469169746" calcext:value-type="float">
            <text:p>-6.7098469169746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60643" calcext:value-type="float">
            <text:p>60643</text:p>
          </table:table-cell>
          <table:table-cell office:value-type="float" office:value="12244.638242913" calcext:value-type="float">
            <text:p>12244.63824291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139.159521556" calcext:value-type="float">
            <text:p>12139.159521556</text:p>
          </table:table-cell>
        </table:table-row>
        <table:table-row table:style-name="ro1">
          <table:table-cell office:value-type="float" office:value="0.8009033203125" calcext:value-type="float">
            <text:p>0.8009033203125</text:p>
          </table:table-cell>
          <table:table-cell office:value-type="float" office:value="-0.000000068495658145373" calcext:value-type="float">
            <text:p>-6.8495658145373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66211" calcext:value-type="float">
            <text:p>66211</text:p>
          </table:table-cell>
          <table:table-cell office:value-type="float" office:value="12106.291609963" calcext:value-type="float">
            <text:p>12106.29160996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983.152593783" calcext:value-type="float">
            <text:p>11983.152593783</text:p>
          </table:table-cell>
        </table:table-row>
        <table:table-row table:style-name="ro1">
          <table:table-cell office:value-type="float" office:value="0.93438720703125" calcext:value-type="float">
            <text:p>0.93438720703125</text:p>
          </table:table-cell>
          <table:table-cell office:value-type="float" office:value="-0.000000068243409589996" calcext:value-type="float">
            <text:p>-6.8243409589996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71065" calcext:value-type="float">
            <text:p>71065</text:p>
          </table:table-cell>
          <table:table-cell office:value-type="float" office:value="11969.122550515" calcext:value-type="float">
            <text:p>11969.12255051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831.543903362" calcext:value-type="float">
            <text:p>11831.543903362</text:p>
          </table:table-cell>
        </table:table-row>
        <table:table-row table:style-name="ro1">
          <table:table-cell office:value-type="float" office:value="1.06787109375" calcext:value-type="float">
            <text:p>1.06787109375</text:p>
          </table:table-cell>
          <table:table-cell office:value-type="float" office:value="-0.000000068686711152122" calcext:value-type="float">
            <text:p>-6.8686711152122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74779" calcext:value-type="float">
            <text:p>74779</text:p>
          </table:table-cell>
          <table:table-cell office:value-type="float" office:value="11833.082252282" calcext:value-type="float">
            <text:p>11833.08225228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685.072424245" calcext:value-type="float">
            <text:p>11685.072424245</text:p>
          </table:table-cell>
        </table:table-row>
        <table:table-row table:style-name="ro1">
          <table:table-cell office:value-type="float" office:value="1.2013549804688" calcext:value-type="float">
            <text:p>1.2013549804688</text:p>
          </table:table-cell>
          <table:table-cell office:value-type="float" office:value="-0.000000068172159917168" calcext:value-type="float">
            <text:p>-6.8172159917168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76708" calcext:value-type="float">
            <text:p>76708</text:p>
          </table:table-cell>
          <table:table-cell office:value-type="float" office:value="11697.796224182" calcext:value-type="float">
            <text:p>11697.79622418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540.373569444" calcext:value-type="float">
            <text:p>11540.373569444</text:p>
          </table:table-cell>
        </table:table-row>
        <table:table-row table:style-name="ro1">
          <table:table-cell office:value-type="float" office:value="1.3348388671875" calcext:value-type="float">
            <text:p>1.3348388671875</text:p>
          </table:table-cell>
          <table:table-cell office:value-type="float" office:value="-0.000000067030944794766" calcext:value-type="float">
            <text:p>-6.7030944794766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78784" calcext:value-type="float">
            <text:p>78784</text:p>
          </table:table-cell>
          <table:table-cell office:value-type="float" office:value="11562.73812912" calcext:value-type="float">
            <text:p>11562.7381291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398.944544371" calcext:value-type="float">
            <text:p>11398.944544371</text:p>
          </table:table-cell>
        </table:table-row>
        <table:table-row table:style-name="ro1">
          <table:table-cell office:value-type="float" office:value="1.4683227539062" calcext:value-type="float">
            <text:p>1.4683227539062</text:p>
          </table:table-cell>
          <table:table-cell office:value-type="float" office:value="-0.000000065662078441164" calcext:value-type="float">
            <text:p>-6.5662078441164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80797" calcext:value-type="float">
            <text:p>80797</text:p>
          </table:table-cell>
          <table:table-cell office:value-type="float" office:value="11427.28773839" calcext:value-type="float">
            <text:p>11427.28773839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60.239993042" calcext:value-type="float">
            <text:p>11260.239993042</text:p>
          </table:table-cell>
        </table:table-row>
        <table:table-row table:style-name="ro1">
          <table:table-cell office:value-type="float" office:value="1.601806640625" calcext:value-type="float">
            <text:p>1.601806640625</text:p>
          </table:table-cell>
          <table:table-cell office:value-type="float" office:value="-0.0000000642525845862" calcext:value-type="float">
            <text:p>-6.42525845862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83485" calcext:value-type="float">
            <text:p>83485</text:p>
          </table:table-cell>
          <table:table-cell office:value-type="float" office:value="11290.711468472" calcext:value-type="float">
            <text:p>11290.71146847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121.782022459" calcext:value-type="float">
            <text:p>11121.782022459</text:p>
          </table:table-cell>
        </table:table-row>
        <table:table-row table:style-name="ro1">
          <table:table-cell office:value-type="float" office:value="1.7352905273438" calcext:value-type="float">
            <text:p>1.7352905273438</text:p>
          </table:table-cell>
          <table:table-cell office:value-type="float" office:value="-0.000000064256668874663" calcext:value-type="float">
            <text:p>-6.4256668874663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85057" calcext:value-type="float">
            <text:p>85057</text:p>
          </table:table-cell>
          <table:table-cell office:value-type="float" office:value="11152.129180817" calcext:value-type="float">
            <text:p>11152.12918081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982.954495665" calcext:value-type="float">
            <text:p>10982.954495665</text:p>
          </table:table-cell>
        </table:table-row>
        <table:table-row table:style-name="ro1">
          <table:table-cell office:value-type="float" office:value="1.8687744140625" calcext:value-type="float">
            <text:p>1.8687744140625</text:p>
          </table:table-cell>
          <table:table-cell office:value-type="float" office:value="-0.000000064764033691489" calcext:value-type="float">
            <text:p>-6.4764033691489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87808" calcext:value-type="float">
            <text:p>87808</text:p>
          </table:table-cell>
          <table:table-cell office:value-type="float" office:value="11010.451424701" calcext:value-type="float">
            <text:p>11010.45142470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844.509461786" calcext:value-type="float">
            <text:p>10844.509461786</text:p>
          </table:table-cell>
        </table:table-row>
        <table:table-row table:style-name="ro1">
          <table:table-cell office:value-type="float" office:value="2.0022583007812" calcext:value-type="float">
            <text:p>2.0022583007812</text:p>
          </table:table-cell>
          <table:table-cell office:value-type="float" office:value="-0.000000065585626041198" calcext:value-type="float">
            <text:p>-6.5585626041198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89560" calcext:value-type="float">
            <text:p>89560</text:p>
          </table:table-cell>
          <table:table-cell office:value-type="float" office:value="10864.303091197" calcext:value-type="float">
            <text:p>10864.30309119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705.582044428" calcext:value-type="float">
            <text:p>10705.582044428</text:p>
          </table:table-cell>
        </table:table-row>
        <table:table-row table:style-name="ro1">
          <table:table-cell office:value-type="float" office:value="2.1357421875" calcext:value-type="float">
            <text:p>2.1357421875</text:p>
          </table:table-cell>
          <table:table-cell office:value-type="float" office:value="-0.000000066811779220188" calcext:value-type="float">
            <text:p>-6.6811779220188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92197" calcext:value-type="float">
            <text:p>92197</text:p>
          </table:table-cell>
          <table:table-cell office:value-type="float" office:value="10711.932229504" calcext:value-type="float">
            <text:p>10711.93222950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563.502565242" calcext:value-type="float">
            <text:p>10563.502565242</text:p>
          </table:table-cell>
        </table:table-row>
        <table:table-row table:style-name="ro1">
          <table:table-cell office:value-type="float" office:value="2.2692260742188" calcext:value-type="float">
            <text:p>2.2692260742188</text:p>
          </table:table-cell>
          <table:table-cell office:value-type="float" office:value="-0.000000068396192709486" calcext:value-type="float">
            <text:p>-6.8396192709486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94957" calcext:value-type="float">
            <text:p>94957</text:p>
          </table:table-cell>
          <table:table-cell office:value-type="float" office:value="10551.060620785" calcext:value-type="float">
            <text:p>10551.06062078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416.623473056" calcext:value-type="float">
            <text:p>10416.623473056</text:p>
          </table:table-cell>
        </table:table-row>
        <table:table-row table:style-name="ro1">
          <table:table-cell office:value-type="float" office:value="2.4027099609375" calcext:value-type="float">
            <text:p>2.4027099609375</text:p>
          </table:table-cell>
          <table:table-cell office:value-type="float" office:value="-0.000000070489637238325" calcext:value-type="float">
            <text:p>-7.0489637238325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97702" calcext:value-type="float">
            <text:p>97702</text:p>
          </table:table-cell>
          <table:table-cell office:value-type="float" office:value="10378.775106861" calcext:value-type="float">
            <text:p>10378.77510686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62.061364465" calcext:value-type="float">
            <text:p>10262.061364465</text:p>
          </table:table-cell>
        </table:table-row>
        <table:table-row table:style-name="ro1">
          <table:table-cell office:value-type="float" office:value="2.5361938476562" calcext:value-type="float">
            <text:p>2.5361938476562</text:p>
          </table:table-cell>
          <table:table-cell office:value-type="float" office:value="-0.000000071037602467072" calcext:value-type="float">
            <text:p>-7.1037602467072E-0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100264" calcext:value-type="float">
            <text:p>100264</text:p>
          </table:table-cell>
          <table:table-cell office:value-type="float" office:value="10191.444489587" calcext:value-type="float">
            <text:p>10191.44448958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95.815409123" calcext:value-type="float">
            <text:p>10095.815409123</text:p>
          </table:table-cell>
        </table:table-row>
        <table:table-row table:style-name="ro1">
          <table:table-cell office:value-type="float" office:value="2.669677734375" calcext:value-type="float">
            <text:p>2.669677734375</text:p>
          </table:table-cell>
          <table:table-cell office:value-type="float" office:value="0.00063534171565793" calcext:value-type="float">
            <text:p>0.00063534171565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104233" calcext:value-type="float">
            <text:p>104233</text:p>
          </table:table-cell>
          <table:table-cell office:value-type="float" office:value="9984.8874157932" calcext:value-type="float">
            <text:p>9984.887415793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12.1762103431" calcext:value-type="float">
            <text:p>9912.1762103431</text:p>
          </table:table-cell>
        </table:table-row>
        <table:table-row table:style-name="ro1">
          <table:table-cell office:value-type="float" office:value="2.8031616210938" calcext:value-type="float">
            <text:p>2.8031616210938</text:p>
          </table:table-cell>
          <table:table-cell office:value-type="float" office:value="0.00061955443118755" calcext:value-type="float">
            <text:p>0.000619554431188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106723" calcext:value-type="float">
            <text:p>106723</text:p>
          </table:table-cell>
          <table:table-cell office:value-type="float" office:value="9755.0916075453" calcext:value-type="float">
            <text:p>9755.091607545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05.8577531565" calcext:value-type="float">
            <text:p>9705.8577531565</text:p>
          </table:table-cell>
        </table:table-row>
        <table:table-row table:style-name="ro1">
          <table:table-cell office:value-type="float" office:value="2.9366455078125" calcext:value-type="float">
            <text:p>2.9366455078125</text:p>
          </table:table-cell>
          <table:table-cell office:value-type="float" office:value="0.00083606253249058" calcext:value-type="float">
            <text:p>0.000836062532491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111145" calcext:value-type="float">
            <text:p>111145</text:p>
          </table:table-cell>
          <table:table-cell office:value-type="float" office:value="9499.5336153177" calcext:value-type="float">
            <text:p>9499.533615317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69.8293846883" calcext:value-type="float">
            <text:p>9469.8293846883</text:p>
          </table:table-cell>
        </table:table-row>
        <table:table-row table:style-name="ro1">
          <table:table-cell office:value-type="float" office:value="3.0701293945312" calcext:value-type="float">
            <text:p>3.0701293945312</text:p>
          </table:table-cell>
          <table:table-cell office:value-type="float" office:value="0.0008283699237488" calcext:value-type="float">
            <text:p>0.000828369923749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113425" calcext:value-type="float">
            <text:p>113425</text:p>
          </table:table-cell>
          <table:table-cell office:value-type="float" office:value="9218.5662147832" calcext:value-type="float">
            <text:p>9218.566214783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00.7665516338" calcext:value-type="float">
            <text:p>9200.7665516338</text:p>
          </table:table-cell>
        </table:table-row>
        <table:table-row table:style-name="ro1">
          <table:table-cell office:value-type="float" office:value="3.20361328125" calcext:value-type="float">
            <text:p>3.20361328125</text:p>
          </table:table-cell>
          <table:table-cell office:value-type="float" office:value="0.0011982390993541" calcext:value-type="float">
            <text:p>0.001198239099354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119203" calcext:value-type="float">
            <text:p>119203</text:p>
          </table:table-cell>
          <table:table-cell office:value-type="float" office:value="8916.3076998894" calcext:value-type="float">
            <text:p>8916.307699889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895.9664573512" calcext:value-type="float">
            <text:p>8895.9664573512</text:p>
          </table:table-cell>
        </table:table-row>
        <table:table-row table:style-name="ro1">
          <table:table-cell office:value-type="float" office:value="3.3370971679688" calcext:value-type="float">
            <text:p>3.3370971679688</text:p>
          </table:table-cell>
          <table:table-cell office:value-type="float" office:value="0.0018054764841402" calcext:value-type="float">
            <text:p>0.00180547648414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126481" calcext:value-type="float">
            <text:p>126481</text:p>
          </table:table-cell>
          <table:table-cell office:value-type="float" office:value="8602.287264628" calcext:value-type="float">
            <text:p>8602.28726462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559.281503575" calcext:value-type="float">
            <text:p>8559.281503575</text:p>
          </table:table-cell>
        </table:table-row>
        <table:table-row table:style-name="ro1">
          <table:table-cell office:value-type="float" office:value="3.4705810546875" calcext:value-type="float">
            <text:p>3.4705810546875</text:p>
          </table:table-cell>
          <table:table-cell office:value-type="float" office:value="0.0041545566740144" calcext:value-type="float">
            <text:p>0.004154556674014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131455" calcext:value-type="float">
            <text:p>131455</text:p>
          </table:table-cell>
          <table:table-cell office:value-type="float" office:value="8293.4073293387" calcext:value-type="float">
            <text:p>8293.407329338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204.0736418871" calcext:value-type="float">
            <text:p>8204.0736418871</text:p>
          </table:table-cell>
        </table:table-row>
        <table:table-row table:style-name="ro1">
          <table:table-cell office:value-type="float" office:value="3.6040649414062" calcext:value-type="float">
            <text:p>3.6040649414062</text:p>
          </table:table-cell>
          <table:table-cell office:value-type="float" office:value="0.0068421536011085" calcext:value-type="float">
            <text:p>0.006842153601109</text:p>
          </table:table-cell>
          <table:table-cell office:value-type="float" office:value="0.13348388671875" calcext:value-type="float">
            <text:p>0.13348388671875</text:p>
          </table:table-cell>
          <table:table-cell office:value-type="float" office:value="135127" calcext:value-type="float">
            <text:p>135127</text:p>
          </table:table-cell>
          <table:table-cell office:value-type="float" office:value="8011.7744295413" calcext:value-type="float">
            <text:p>8011.774429541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853.1193494695" calcext:value-type="float">
            <text:p>7853.1193494695</text:p>
          </table:table-cell>
        </table:table-row>
        <table:table-row table:style-name="ro1">
          <table:table-cell office:value-type="float" office:value="3.7041778564453" calcext:value-type="float">
            <text:p>3.7041778564453</text:p>
          </table:table-cell>
          <table:table-cell office:value-type="float" office:value="0.011769192859645" calcext:value-type="float">
            <text:p>0.011769192859645</text:p>
          </table:table-cell>
          <table:table-cell office:value-type="float" office:value="0.10011291503906" calcext:value-type="float">
            <text:p>0.10011291503906</text:p>
          </table:table-cell>
          <table:table-cell office:value-type="float" office:value="141121" calcext:value-type="float">
            <text:p>141121</text:p>
          </table:table-cell>
          <table:table-cell office:value-type="float" office:value="7830.8630623083" calcext:value-type="float">
            <text:p>7830.863062308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96.2698673011" calcext:value-type="float">
            <text:p>7596.2698673011</text:p>
          </table:table-cell>
        </table:table-row>
        <table:table-row table:style-name="ro1">
          <table:table-cell office:value-type="float" office:value="3.7792625427246" calcext:value-type="float">
            <text:p>3.7792625427246</text:p>
          </table:table-cell>
          <table:table-cell office:value-type="float" office:value="0.015369841701643" calcext:value-type="float">
            <text:p>0.015369841701643</text:p>
          </table:table-cell>
          <table:table-cell office:value-type="float" office:value="0.075084686279297" calcext:value-type="float">
            <text:p>0.075084686279297</text:p>
          </table:table-cell>
          <table:table-cell office:value-type="float" office:value="144769" calcext:value-type="float">
            <text:p>144769</text:p>
          </table:table-cell>
          <table:table-cell office:value-type="float" office:value="7718.6285896411" calcext:value-type="float">
            <text:p>7718.6285896411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01.3363253259" calcext:value-type="float">
            <text:p>7401.3363253259</text:p>
          </table:table-cell>
        </table:table-row>
        <table:table-row table:style-name="ro1">
          <table:table-cell office:value-type="float" office:value="3.8214976787567" calcext:value-type="float">
            <text:p>3.8214976787567</text:p>
          </table:table-cell>
          <table:table-cell office:value-type="float" office:value="0.414944134333" calcext:value-type="float">
            <text:p>0.414944134333</text:p>
          </table:table-cell>
          <table:table-cell office:value-type="float" office:value="0.042235136032104" calcext:value-type="float">
            <text:p>0.042235136032104</text:p>
          </table:table-cell>
          <table:table-cell office:value-type="float" office:value="125938" calcext:value-type="float">
            <text:p>125938</text:p>
          </table:table-cell>
          <table:table-cell office:value-type="float" office:value="7660.2065818031" calcext:value-type="float">
            <text:p>7660.2065818031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274.7882026025" calcext:value-type="float">
            <text:p>7274.7882026025</text:p>
          </table:table-cell>
        </table:table-row>
        <table:table-row table:style-name="ro1">
          <table:table-cell office:value-type="float" office:value="3.8452549427748" calcext:value-type="float">
            <text:p>3.8452549427748</text:p>
          </table:table-cell>
          <table:table-cell office:value-type="float" office:value="0.54937657917574" calcext:value-type="float">
            <text:p>0.54937657917574</text:p>
          </table:table-cell>
          <table:table-cell office:value-type="float" office:value="0.023757264018059" calcext:value-type="float">
            <text:p>0.023757264018059</text:p>
          </table:table-cell>
          <table:table-cell office:value-type="float" office:value="98008" calcext:value-type="float">
            <text:p>98008</text:p>
          </table:table-cell>
          <table:table-cell office:value-type="float" office:value="7631.2374208526" calcext:value-type="float">
            <text:p>7631.237420852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194.7751635599" calcext:value-type="float">
            <text:p>7194.7751635599</text:p>
          </table:table-cell>
        </table:table-row>
        <table:table-row table:style-name="ro1">
          <table:table-cell office:value-type="float" office:value="3.8586184037849" calcext:value-type="float">
            <text:p>3.8586184037849</text:p>
          </table:table-cell>
          <table:table-cell office:value-type="float" office:value="2.8529308460407" calcext:value-type="float">
            <text:p>2.8529308460407</text:p>
          </table:table-cell>
          <table:table-cell office:value-type="float" office:value="0.013363461010158" calcext:value-type="float">
            <text:p>0.013363461010158</text:p>
          </table:table-cell>
          <table:table-cell office:value-type="float" office:value="77320" calcext:value-type="float">
            <text:p>77320</text:p>
          </table:table-cell>
          <table:table-cell office:value-type="float" office:value="7617.3360254751" calcext:value-type="float">
            <text:p>7617.336025475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143.0809540247" calcext:value-type="float">
            <text:p>7143.0809540247</text:p>
          </table:table-cell>
        </table:table-row>
        <table:table-row table:style-name="ro1">
          <table:table-cell office:value-type="float" office:value="3.8661353506031" calcext:value-type="float">
            <text:p>3.8661353506031</text:p>
          </table:table-cell>
          <table:table-cell office:value-type="float" office:value="2.96921457904" calcext:value-type="float">
            <text:p>2.96921457904</text:p>
          </table:table-cell>
          <table:table-cell office:value-type="float" office:value="0.0075169468182139" calcext:value-type="float">
            <text:p>0.007516946818214</text:p>
          </table:table-cell>
          <table:table-cell office:value-type="float" office:value="66151" calcext:value-type="float">
            <text:p>66151</text:p>
          </table:table-cell>
          <table:table-cell office:value-type="float" office:value="7611.4429006439" calcext:value-type="float">
            <text:p>7611.4429006439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108.2503551571" calcext:value-type="float">
            <text:p>7108.2503551571</text:p>
          </table:table-cell>
        </table:table-row>
        <table:table-row table:style-name="ro1">
          <table:table-cell office:value-type="float" office:value="3.8717730607168" calcext:value-type="float">
            <text:p>3.8717730607168</text:p>
          </table:table-cell>
          <table:table-cell office:value-type="float" office:value="12.563863931636" calcext:value-type="float">
            <text:p>12.563863931636</text:p>
          </table:table-cell>
          <table:table-cell office:value-type="float" office:value="0.0056377101136604" calcext:value-type="float">
            <text:p>0.00563771011366</text:p>
          </table:table-cell>
          <table:table-cell office:value-type="float" office:value="57001" calcext:value-type="float">
            <text:p>57001</text:p>
          </table:table-cell>
          <table:table-cell office:value-type="float" office:value="7609.8282150557" calcext:value-type="float">
            <text:p>7609.8282150557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076.4513035409" calcext:value-type="float">
            <text:p>7076.4513035409</text:p>
          </table:table-cell>
        </table:table-row>
        <table:table-row table:style-name="ro1">
          <table:table-cell office:value-type="float" office:value="3.8760013433021" calcext:value-type="float">
            <text:p>3.8760013433021</text:p>
          </table:table-cell>
          <table:table-cell office:value-type="float" office:value="8.9686836543635" calcext:value-type="float">
            <text:p>8.9686836543635</text:p>
          </table:table-cell>
          <table:table-cell office:value-type="float" office:value="0.0042282825852453" calcext:value-type="float">
            <text:p>0.004228282585245</text:p>
          </table:table-cell>
          <table:table-cell office:value-type="float" office:value="41869" calcext:value-type="float">
            <text:p>41869</text:p>
          </table:table-cell>
          <table:table-cell office:value-type="float" office:value="7611.9319103769" calcext:value-type="float">
            <text:p>7611.9319103769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039.8248460249" calcext:value-type="float">
            <text:p>7039.8248460249</text:p>
          </table:table-cell>
        </table:table-row>
        <table:table-row table:style-name="ro1">
          <table:table-cell office:value-type="float" office:value="3.8783797522563" calcext:value-type="float">
            <text:p>3.8783797522563</text:p>
          </table:table-cell>
          <table:table-cell office:value-type="float" office:value="6.5959583987461" calcext:value-type="float">
            <text:p>6.5959583987461</text:p>
          </table:table-cell>
          <table:table-cell office:value-type="float" office:value="0.0023784089542005" calcext:value-type="float">
            <text:p>0.002378408954201</text:p>
          </table:table-cell>
          <table:table-cell office:value-type="float" office:value="32275" calcext:value-type="float">
            <text:p>32275</text:p>
          </table:table-cell>
          <table:table-cell office:value-type="float" office:value="7613.1430865164" calcext:value-type="float">
            <text:p>7613.1430865164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987.6558734353" calcext:value-type="float">
            <text:p>6987.6558734353</text:p>
          </table:table-cell>
        </table:table-row>
        <table:table-row table:style-name="ro1">
          <table:table-cell office:value-type="float" office:value="3.879717607293" calcext:value-type="float">
            <text:p>3.879717607293</text:p>
          </table:table-cell>
          <table:table-cell office:value-type="float" office:value="3.5136832578738" calcext:value-type="float">
            <text:p>3.5136832578738</text:p>
          </table:table-cell>
          <table:table-cell office:value-type="float" office:value="0.0013378550367378" calcext:value-type="float">
            <text:p>0.001337855036738</text:p>
          </table:table-cell>
          <table:table-cell office:value-type="float" office:value="24406" calcext:value-type="float">
            <text:p>24406</text:p>
          </table:table-cell>
          <table:table-cell office:value-type="float" office:value="7621.7881007123" calcext:value-type="float">
            <text:p>7621.788100712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912.7519594762" calcext:value-type="float">
            <text:p>6912.7519594762</text:p>
          </table:table-cell>
        </table:table-row>
        <table:table-row table:style-name="ro1">
          <table:table-cell office:value-type="float" office:value="3.8807209985705" calcext:value-type="float">
            <text:p>3.8807209985705</text:p>
          </table:table-cell>
          <table:table-cell office:value-type="float" office:value="2.9171193174245" calcext:value-type="float">
            <text:p>2.9171193174245</text:p>
          </table:table-cell>
          <table:table-cell office:value-type="float" office:value="0.0010033912775533" calcext:value-type="float">
            <text:p>0.001003391277553</text:p>
          </table:table-cell>
          <table:table-cell office:value-type="float" office:value="20599" calcext:value-type="float">
            <text:p>20599</text:p>
          </table:table-cell>
          <table:table-cell office:value-type="float" office:value="7621.2088192819" calcext:value-type="float">
            <text:p>7621.2088192819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710.5738863651" calcext:value-type="float">
            <text:p>6710.5738863651</text:p>
          </table:table-cell>
        </table:table-row>
        <table:table-row table:style-name="ro1">
          <table:table-cell office:value-type="float" office:value="3.8812854061642" calcext:value-type="float">
            <text:p>3.8812854061642</text:p>
          </table:table-cell>
          <table:table-cell office:value-type="float" office:value="28.529334532736" calcext:value-type="float">
            <text:p>28.529334532736</text:p>
          </table:table-cell>
          <table:table-cell office:value-type="float" office:value="0.00056440759362375" calcext:value-type="float">
            <text:p>0.000564407593624</text:p>
          </table:table-cell>
          <table:table-cell office:value-type="float" office:value="18484" calcext:value-type="float">
            <text:p>18484</text:p>
          </table:table-cell>
          <table:table-cell office:value-type="float" office:value="7628.8163696635" calcext:value-type="float">
            <text:p>7628.816369663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0.1875" calcext:value-type="float">
            <text:p>0.1875</text:p>
          </table:table-cell>
          <table:table-cell office:value-type="float" office:value="6310.084070773" calcext:value-type="float">
            <text:p>6310.084070773</text:p>
          </table:table-cell>
        </table:table-row>
        <table:table-row table:style-name="ro1">
          <table:table-cell office:value-type="float" office:value="3.8816028854356" calcext:value-type="float">
            <text:p>3.8816028854356</text:p>
          </table:table-cell>
          <table:table-cell office:value-type="float" office:value="61.093459729925" calcext:value-type="float">
            <text:p>61.093459729925</text:p>
          </table:table-cell>
          <table:table-cell office:value-type="float" office:value="0.00031747927141336" calcext:value-type="float">
            <text:p>0.000317479271413</text:p>
          </table:table-cell>
          <table:table-cell office:value-type="float" office:value="17410" calcext:value-type="float">
            <text:p>17410</text:p>
          </table:table-cell>
          <table:table-cell office:value-type="float" office:value="7586.281079278" calcext:value-type="float">
            <text:p>7586.28107927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5503.4991556912" calcext:value-type="float">
            <text:p>5503.4991556912</text:p>
          </table:table-cell>
        </table:table-row>
        <table:table-row table:style-name="ro1">
          <table:table-cell office:value-type="float" office:value="3.8818409948891" calcext:value-type="float">
            <text:p>3.8818409948891</text:p>
          </table:table-cell>
          <table:table-cell office:value-type="float" office:value="70.814807295617" calcext:value-type="float">
            <text:p>70.814807295617</text:p>
          </table:table-cell>
          <table:table-cell office:value-type="float" office:value="0.00023810945356002" calcext:value-type="float">
            <text:p>0.00023810945356</text:p>
          </table:table-cell>
          <table:table-cell office:value-type="float" office:value="17194" calcext:value-type="float">
            <text:p>17194</text:p>
          </table:table-cell>
          <table:table-cell office:value-type="float" office:value="7581.8836636331" calcext:value-type="float">
            <text:p>7581.8836636331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308.9300867377" calcext:value-type="float">
            <text:p>3308.9300867377</text:p>
          </table:table-cell>
        </table:table-row>
        <table:table-row table:style-name="ro1">
          <table:table-cell office:value-type="float" office:value="3.8819749314568" calcext:value-type="float">
            <text:p>3.8819749314568</text:p>
          </table:table-cell>
          <table:table-cell office:value-type="float" office:value="70.826025516342" calcext:value-type="float">
            <text:p>70.826025516342</text:p>
          </table:table-cell>
          <table:table-cell office:value-type="float" office:value="0.00013393656762751" calcext:value-type="float">
            <text:p>0.000133936567628</text:p>
          </table:table-cell>
          <table:table-cell office:value-type="float" office:value="17170" calcext:value-type="float">
            <text:p>17170</text:p>
          </table:table-cell>
          <table:table-cell office:value-type="float" office:value="7582.0666518057" calcext:value-type="float">
            <text:p>7582.066651805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.375" calcext:value-type="float">
            <text:p>1.375</text:p>
          </table:table-cell>
          <table:table-cell office:value-type="float" office:value="-1757.8340121805" calcext:value-type="float">
            <text:p>-1757.8340121805</text:p>
          </table:table-cell>
        </table:table-row>
        <table:table-row table:style-name="ro1">
          <table:table-cell office:value-type="float" office:value="3.8820502707761" calcext:value-type="float">
            <text:p>3.8820502707761</text:p>
          </table:table-cell>
          <table:table-cell office:value-type="float" office:value="70.636716328873" calcext:value-type="float">
            <text:p>70.636716328873</text:p>
          </table:table-cell>
          <table:table-cell office:value-type="float" office:value="0.000075339319290475" calcext:value-type="float">
            <text:p>7.5339319290475E-05</text:p>
          </table:table-cell>
          <table:table-cell office:value-type="float" office:value="17134" calcext:value-type="float">
            <text:p>17134</text:p>
          </table:table-cell>
          <table:table-cell office:value-type="float" office:value="7582.331335744" calcext:value-type="float">
            <text:p>7582.3313357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.5625" calcext:value-type="float">
            <text:p>1.5625</text:p>
          </table:table-cell>
          <table:table-cell office:value-type="float" office:value="-11663.779655649" calcext:value-type="float">
            <text:p>-11663.779655649</text:p>
          </table:table-cell>
        </table:table-row>
        <table:table-row table:style-name="ro1">
          <table:table-cell office:value-type="float" office:value="3.8821067752655" calcext:value-type="float">
            <text:p>3.8821067752655</text:p>
          </table:table-cell>
          <table:table-cell office:value-type="float" office:value="70.79252505261" calcext:value-type="float">
            <text:p>70.79252505261</text:p>
          </table:table-cell>
          <table:table-cell office:value-type="float" office:value="0.000056504489467856" calcext:value-type="float">
            <text:p>5.6504489467856E-05</text:p>
          </table:table-cell>
          <table:table-cell office:value-type="float" office:value="17107" calcext:value-type="float">
            <text:p>17107</text:p>
          </table:table-cell>
          <table:table-cell office:value-type="float" office:value="7582.6155868505" calcext:value-type="float">
            <text:p>7582.615586850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.6875" calcext:value-type="float">
            <text:p>1.6875</text:p>
          </table:table-cell>
          <table:table-cell office:value-type="float" office:value="-37132.675453786" calcext:value-type="float">
            <text:p>-37132.675453786</text:p>
          </table:table-cell>
        </table:table-row>
        <table:table-row table:style-name="ro1">
          <table:table-cell office:value-type="float" office:value="3.8821385590409" calcext:value-type="float">
            <text:p>3.8821385590409</text:p>
          </table:table-cell>
          <table:table-cell office:value-type="float" office:value="70.929202731091" calcext:value-type="float">
            <text:p>70.929202731091</text:p>
          </table:table-cell>
          <table:table-cell office:value-type="float" office:value="0.000031783775325669" calcext:value-type="float">
            <text:p>3.1783775325669E-05</text:p>
          </table:table-cell>
          <table:table-cell office:value-type="float" office:value="17092" calcext:value-type="float">
            <text:p>17092</text:p>
          </table:table-cell>
          <table:table-cell office:value-type="float" office:value="7582.9466212753" calcext:value-type="float">
            <text:p>7582.946621275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86652.681071524" calcext:value-type="float">
            <text:p>-86652.681071524</text:p>
          </table:table-cell>
        </table:table-row>
        <table:table-row table:style-name="ro1">
          <table:table-cell office:value-type="float" office:value="3.8821623968723" calcext:value-type="float">
            <text:p>3.8821623968723</text:p>
          </table:table-cell>
          <table:table-cell office:value-type="float" office:value="70.678463757642" calcext:value-type="float">
            <text:p>70.678463757642</text:p>
          </table:table-cell>
          <table:table-cell office:value-type="float" office:value="0.000023837831494252" calcext:value-type="float">
            <text:p>2.3837831494252E-05</text:p>
          </table:table-cell>
          <table:table-cell office:value-type="float" office:value="17062" calcext:value-type="float">
            <text:p>17062</text:p>
          </table:table-cell>
          <table:table-cell office:value-type="float" office:value="7583.7420645519" calcext:value-type="float">
            <text:p>7583.742064551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-205773.21907393" calcext:value-type="float">
            <text:p>-205773.21907393</text:p>
          </table:table-cell>
        </table:table-row>
        <table:table-row table:style-name="ro1">
          <table:table-cell office:value-type="float" office:value="3.882180275246" calcext:value-type="float">
            <text:p>3.882180275246</text:p>
          </table:table-cell>
          <table:table-cell office:value-type="float" office:value="70.714351046389" calcext:value-type="float">
            <text:p>70.714351046389</text:p>
          </table:table-cell>
          <table:table-cell office:value-type="float" office:value="0.000017878373620689" calcext:value-type="float">
            <text:p>1.7878373620689E-05</text:p>
          </table:table-cell>
          <table:table-cell office:value-type="float" office:value="17047" calcext:value-type="float">
            <text:p>17047</text:p>
          </table:table-cell>
          <table:table-cell office:value-type="float" office:value="7584.8208541088" calcext:value-type="float">
            <text:p>7584.820854108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.625" calcext:value-type="float">
            <text:p>2.625</text:p>
          </table:table-cell>
          <table:table-cell office:value-type="float" office:value="-582870.55458529" calcext:value-type="float">
            <text:p>-582870.55458529</text:p>
          </table:table-cell>
        </table:table-row>
        <table:table-row table:style-name="ro1">
          <table:table-cell office:value-type="float" office:value="3.8821903318311" calcext:value-type="float">
            <text:p>3.8821903318311</text:p>
          </table:table-cell>
          <table:table-cell office:value-type="float" office:value="71.538024530451" calcext:value-type="float">
            <text:p>71.538024530451</text:p>
          </table:table-cell>
          <table:table-cell office:value-type="float" office:value="0.000010056585161637" calcext:value-type="float">
            <text:p>1.0056585161637E-05</text:p>
          </table:table-cell>
          <table:table-cell office:value-type="float" office:value="17032" calcext:value-type="float">
            <text:p>17032</text:p>
          </table:table-cell>
          <table:table-cell office:value-type="float" office:value="7584.0766767913" calcext:value-type="float">
            <text:p>7584.076676791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.3125" calcext:value-type="float">
            <text:p>3.3125</text:p>
          </table:table-cell>
          <table:table-cell office:value-type="float" office:value="-1550288.5032886" calcext:value-type="float">
            <text:p>-1550288.5032886</text:p>
          </table:table-cell>
        </table:table-row>
        <table:table-row table:style-name="ro1">
          <table:table-cell office:value-type="float" office:value="3.8821959886603" calcext:value-type="float">
            <text:p>3.8821959886603</text:p>
          </table:table-cell>
          <table:table-cell office:value-type="float" office:value="71.542193734771" calcext:value-type="float">
            <text:p>71.542193734771</text:p>
          </table:table-cell>
          <table:table-cell office:value-type="float" office:value="0.0000056568291534211" calcext:value-type="float">
            <text:p>5.6568291534211E-06</text:p>
          </table:table-cell>
          <table:table-cell office:value-type="float" office:value="17032" calcext:value-type="float">
            <text:p>17032</text:p>
          </table:table-cell>
          <table:table-cell office:value-type="float" office:value="7585.6744890107" calcext:value-type="float">
            <text:p>7585.674489010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.4375" calcext:value-type="float">
            <text:p>3.4375</text:p>
          </table:table-cell>
          <table:table-cell office:value-type="float" office:value="-3599793.3298346" calcext:value-type="float">
            <text:p>-3599793.3298346</text:p>
          </table:table-cell>
        </table:table-row>
        <table:table-row table:style-name="ro1">
          <table:table-cell office:value-type="float" office:value="3.8822002312821" calcext:value-type="float">
            <text:p>3.8822002312821</text:p>
          </table:table-cell>
          <table:table-cell office:value-type="float" office:value="71.543131805709" calcext:value-type="float">
            <text:p>71.543131805709</text:p>
          </table:table-cell>
          <table:table-cell office:value-type="float" office:value="0.0000042426218650658" calcext:value-type="float">
            <text:p>4.2426218650658E-06</text:p>
          </table:table-cell>
          <table:table-cell office:value-type="float" office:value="17032" calcext:value-type="float">
            <text:p>17032</text:p>
          </table:table-cell>
          <table:table-cell office:value-type="float" office:value="7588.0120714647" calcext:value-type="float">
            <text:p>7588.012071464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.25</text:p>
          </table:table-cell>
          <table:table-cell office:value-type="float" office:value="-9547567.1636517" calcext:value-type="float">
            <text:p>-9547567.1636517</text:p>
          </table:table-cell>
        </table:table-row>
        <table:table-row table:style-name="ro1">
          <table:table-cell office:value-type="float" office:value="3.8822026177569" calcext:value-type="float">
            <text:p>3.8822026177569</text:p>
          </table:table-cell>
          <table:table-cell office:value-type="float" office:value="71.543342871648" calcext:value-type="float">
            <text:p>71.543342871648</text:p>
          </table:table-cell>
          <table:table-cell office:value-type="float" office:value="0.0000023864747990995" calcext:value-type="float">
            <text:p>2.3864747990995E-06</text:p>
          </table:table-cell>
          <table:table-cell office:value-type="float" office:value="17032" calcext:value-type="float">
            <text:p>17032</text:p>
          </table:table-cell>
          <table:table-cell office:value-type="float" office:value="7590.7013016915" calcext:value-type="float">
            <text:p>7590.701301691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.75</text:p>
          </table:table-cell>
          <table:table-cell office:value-type="float" office:value="-23176138.984362" calcext:value-type="float">
            <text:p>-23176138.984362</text:p>
          </table:table-cell>
        </table:table-row>
        <table:table-row table:style-name="ro1">
          <table:table-cell office:value-type="float" office:value="3.882204407613" calcext:value-type="float">
            <text:p>3.882204407613</text:p>
          </table:table-cell>
          <table:table-cell office:value-type="float" office:value="71.543390361439" calcext:value-type="float">
            <text:p>71.543390361439</text:p>
          </table:table-cell>
          <table:table-cell office:value-type="float" office:value="0.0000017898560993246" calcext:value-type="float">
            <text:p>1.7898560993246E-06</text:p>
          </table:table-cell>
          <table:table-cell office:value-type="float" office:value="17032" calcext:value-type="float">
            <text:p>17032</text:p>
          </table:table-cell>
          <table:table-cell office:value-type="float" office:value="7595.0335558468" calcext:value-type="float">
            <text:p>7595.0335558468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6.875" calcext:value-type="float">
            <text:p>6.875</text:p>
          </table:table-cell>
          <table:table-cell office:value-type="float" office:value="-70323298.3423" calcext:value-type="float">
            <text:p>-70323298.3423</text:p>
          </table:table-cell>
        </table:table-row>
        <table:table-row table:style-name="ro1">
          <table:table-cell office:value-type="float" office:value="3.8822054144071" calcext:value-type="float">
            <text:p>3.8822054144071</text:p>
          </table:table-cell>
          <table:table-cell office:value-type="float" office:value="71.543401046592" calcext:value-type="float">
            <text:p>71.543401046592</text:p>
          </table:table-cell>
          <table:table-cell office:value-type="float" office:value="0.0000010067940558701" calcext:value-type="float">
            <text:p>1.0067940558701E-06</text:p>
          </table:table-cell>
          <table:table-cell office:value-type="float" office:value="17032" calcext:value-type="float">
            <text:p>17032</text:p>
          </table:table-cell>
          <table:table-cell office:value-type="float" office:value="7600.9343929695" calcext:value-type="float">
            <text:p>7600.9343929695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9.4999999999999" calcext:value-type="float">
            <text:p>9.4999999999999</text:p>
          </table:table-cell>
          <table:table-cell office:value-type="float" office:value="-219947039.78294" calcext:value-type="float">
            <text:p>-219947039.78294</text:p>
          </table:table-cell>
        </table:table-row>
        <table:table-row table:style-name="ro1">
          <table:table-cell office:value-type="float" office:value="3.8822059807288" calcext:value-type="float">
            <text:p>3.8822059807288</text:p>
          </table:table-cell>
          <table:table-cell office:value-type="float" office:value="71.543403450697" calcext:value-type="float">
            <text:p>71.543403450697</text:p>
          </table:table-cell>
          <table:table-cell office:value-type="float" office:value="0.00000056632165642694" calcext:value-type="float">
            <text:p>5.6632165642694E-07</text:p>
          </table:table-cell>
          <table:table-cell office:value-type="float" office:value="17032" calcext:value-type="float">
            <text:p>17032</text:p>
          </table:table-cell>
          <table:table-cell office:value-type="float" office:value="7608.7583734764" calcext:value-type="float">
            <text:p>7608.758373476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9.9999999999999" calcext:value-type="float">
            <text:p>9.9999999999999</text:p>
          </table:table-cell>
          <table:table-cell office:value-type="float" office:value="-685910872.96854" calcext:value-type="float">
            <text:p>-685910872.96854</text:p>
          </table:table-cell>
        </table:table-row>
        <table:table-row table:style-name="ro1">
          <table:table-cell office:value-type="float" office:value="3.8822062992847" calcext:value-type="float">
            <text:p>3.8822062992847</text:p>
          </table:table-cell>
          <table:table-cell office:value-type="float" office:value="71.543403991402" calcext:value-type="float">
            <text:p>71.543403991402</text:p>
          </table:table-cell>
          <table:table-cell office:value-type="float" office:value="0.00000031855593174015" calcext:value-type="float">
            <text:p>3.1855593174015E-07</text:p>
          </table:table-cell>
          <table:table-cell office:value-type="float" office:value="17032" calcext:value-type="float">
            <text:p>17032</text:p>
          </table:table-cell>
          <table:table-cell office:value-type="float" office:value="7618.984129196" calcext:value-type="float">
            <text:p>7618.984129196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2.75" calcext:value-type="float">
            <text:p>12.75</text:p>
          </table:table-cell>
          <table:table-cell office:value-type="float" office:value="-2105052226.6678" calcext:value-type="float">
            <text:p>-2105052226.6678</text:p>
          </table:table-cell>
        </table:table-row>
        <table:table-row table:style-name="ro1">
          <table:table-cell office:value-type="float" office:value="3.8822064784724" calcext:value-type="float">
            <text:p>3.8822064784724</text:p>
          </table:table-cell>
          <table:table-cell office:value-type="float" office:value="71.543404112927" calcext:value-type="float">
            <text:p>71.543404112927</text:p>
          </table:table-cell>
          <table:table-cell office:value-type="float" office:value="0.00000017918771160384" calcext:value-type="float">
            <text:p>1.7918771160384E-07</text:p>
          </table:table-cell>
          <table:table-cell office:value-type="float" office:value="17032" calcext:value-type="float">
            <text:p>17032</text:p>
          </table:table-cell>
          <table:table-cell office:value-type="float" office:value="7632.0337130461" calcext:value-type="float">
            <text:p>7632.0337130461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-6239778470.4713" calcext:value-type="float">
            <text:p>-6239778470.4713</text:p>
          </table:table-cell>
        </table:table-row>
        <table:table-row table:style-name="ro1">
          <table:table-cell office:value-type="float" office:value="3.8822065792655" calcext:value-type="float">
            <text:p>3.8822065792655</text:p>
          </table:table-cell>
          <table:table-cell office:value-type="float" office:value="71.543404140052" calcext:value-type="float">
            <text:p>71.543404140052</text:p>
          </table:table-cell>
          <table:table-cell office:value-type="float" office:value="0.00000010079308777716" calcext:value-type="float">
            <text:p>1.0079308777716E-07</text:p>
          </table:table-cell>
          <table:table-cell office:value-type="float" office:value="17032" calcext:value-type="float">
            <text:p>17032</text:p>
          </table:table-cell>
          <table:table-cell office:value-type="float" office:value="7647.9481662464" calcext:value-type="float">
            <text:p>7647.948166246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4.1875" calcext:value-type="float">
            <text:p>14.1875</text:p>
          </table:table-cell>
          <table:table-cell office:value-type="float" office:value="-17292326791.494" calcext:value-type="float">
            <text:p>-17292326791.494</text:p>
          </table:table-cell>
        </table:table-row>
        <table:table-row table:style-name="ro1">
          <table:table-cell office:value-type="float" office:value="3.8822066359616" calcext:value-type="float">
            <text:p>3.8822066359616</text:p>
          </table:table-cell>
          <table:table-cell office:value-type="float" office:value="71.543404145967" calcext:value-type="float">
            <text:p>71.543404145967</text:p>
          </table:table-cell>
          <table:table-cell office:value-type="float" office:value="0.000000056696111874651" calcext:value-type="float">
            <text:p>5.6696111874651E-08</text:p>
          </table:table-cell>
          <table:table-cell office:value-type="float" office:value="17032" calcext:value-type="float">
            <text:p>17032</text:p>
          </table:table-cell>
          <table:table-cell office:value-type="float" office:value="7665.9243793177" calcext:value-type="float">
            <text:p>7665.924379317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8.25" calcext:value-type="float">
            <text:p>18.25</text:p>
          </table:table-cell>
          <table:table-cell office:value-type="float" office:value="-42787738846.02" calcext:value-type="float">
            <text:p>-42787738846.02</text:p>
          </table:table-cell>
        </table:table-row>
        <table:table-row table:style-name="ro1">
          <table:table-cell office:value-type="float" office:value="3.8822066784837" calcext:value-type="float">
            <text:p>3.8822066784837</text:p>
          </table:table-cell>
          <table:table-cell office:value-type="float" office:value="71.543404146969" calcext:value-type="float">
            <text:p>71.543404146969</text:p>
          </table:table-cell>
          <table:table-cell office:value-type="float" office:value="0.000000042522083905988" calcext:value-type="float">
            <text:p>4.2522083905988E-08</text:p>
          </table:table-cell>
          <table:table-cell office:value-type="float" office:value="17032" calcext:value-type="float">
            <text:p>17032</text:p>
          </table:table-cell>
          <table:table-cell office:value-type="float" office:value="7695.6833192494" calcext:value-type="float">
            <text:p>7695.683319249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4.25" calcext:value-type="float">
            <text:p>24.25</text:p>
          </table:table-cell>
          <table:table-cell office:value-type="float" office:value="-136191378133.13" calcext:value-type="float">
            <text:p>-136191378133.13</text:p>
          </table:table-cell>
        </table:table-row>
        <table:table-row table:style-name="ro1">
          <table:table-cell office:value-type="float" office:value="3.8822066964227" calcext:value-type="float">
            <text:p>3.8822066964227</text:p>
          </table:table-cell>
          <table:table-cell office:value-type="float" office:value="71.543404146841" calcext:value-type="float">
            <text:p>71.543404146841</text:p>
          </table:table-cell>
          <table:table-cell office:value-type="float" office:value="0.000000017939004147839" calcext:value-type="float">
            <text:p>1.7939004147839E-08</text:p>
          </table:table-cell>
          <table:table-cell office:value-type="float" office:value="17032" calcext:value-type="float">
            <text:p>17032</text:p>
          </table:table-cell>
          <table:table-cell office:value-type="float" office:value="7722.312530404" calcext:value-type="float">
            <text:p>7722.31253040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6.75" calcext:value-type="float">
            <text:p>26.75</text:p>
          </table:table-cell>
          <table:table-cell office:value-type="float" office:value="-306640849843.1" calcext:value-type="float">
            <text:p>-306640849843.1</text:p>
          </table:table-cell>
        </table:table-row>
        <table:table-row table:style-name="ro1">
          <table:table-cell office:value-type="float" office:value="3.8822067065134" calcext:value-type="float">
            <text:p>3.8822067065134</text:p>
          </table:table-cell>
          <table:table-cell office:value-type="float" office:value="71.543404145343" calcext:value-type="float">
            <text:p>71.543404145343</text:p>
          </table:table-cell>
          <table:table-cell office:value-type="float" office:value="0.000000010090689833159" calcext:value-type="float">
            <text:p>1.0090689833159E-08</text:p>
          </table:table-cell>
          <table:table-cell office:value-type="float" office:value="17032" calcext:value-type="float">
            <text:p>17032</text:p>
          </table:table-cell>
          <table:table-cell office:value-type="float" office:value="7745.9359494527" calcext:value-type="float">
            <text:p>7745.935949452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6.75" calcext:value-type="float">
            <text:p>26.75</text:p>
          </table:table-cell>
          <table:table-cell office:value-type="float" office:value="-560883106549.72" calcext:value-type="float">
            <text:p>-560883106549.72</text:p>
          </table:table-cell>
        </table:table-row>
        <table:table-row table:style-name="ro1">
          <table:table-cell office:value-type="float" office:value="3.8822067140814" calcext:value-type="float">
            <text:p>3.8822067140814</text:p>
          </table:table-cell>
          <table:table-cell office:value-type="float" office:value="71.543404144538" calcext:value-type="float">
            <text:p>71.543404144538</text:p>
          </table:table-cell>
          <table:table-cell office:value-type="float" office:value="0.0000000075680173748695" calcext:value-type="float">
            <text:p>7.5680173748695E-09</text:p>
          </table:table-cell>
          <table:table-cell office:value-type="float" office:value="17032" calcext:value-type="float">
            <text:p>17032</text:p>
          </table:table-cell>
          <table:table-cell office:value-type="float" office:value="7771.4223891686" calcext:value-type="float">
            <text:p>7771.422389168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6.75" calcext:value-type="float">
            <text:p>26.75</text:p>
          </table:table-cell>
          <table:table-cell office:value-type="float" office:value="-985072125842.34" calcext:value-type="float">
            <text:p>-985072125842.34</text:p>
          </table:table-cell>
        </table:table-row>
        <table:table-row table:style-name="ro1">
          <table:table-cell office:value-type="float" office:value="3.8822067183384" calcext:value-type="float">
            <text:p>3.8822067183384</text:p>
          </table:table-cell>
          <table:table-cell office:value-type="float" office:value="71.543404137765" calcext:value-type="float">
            <text:p>71.543404137765</text:p>
          </table:table-cell>
          <table:table-cell office:value-type="float" office:value="0.0000000042570097733641" calcext:value-type="float">
            <text:p>4.2570097733641E-09</text:p>
          </table:table-cell>
          <table:table-cell office:value-type="float" office:value="17032" calcext:value-type="float">
            <text:p>17032</text:p>
          </table:table-cell>
          <table:table-cell office:value-type="float" office:value="7792.6469056014" calcext:value-type="float">
            <text:p>7792.6469056014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6.75" calcext:value-type="float">
            <text:p>26.75</text:p>
          </table:table-cell>
          <table:table-cell office:value-type="float" office:value="-1492110361613.6" calcext:value-type="float">
            <text:p>-1492110361613.6</text:p>
          </table:table-cell>
        </table:table-row>
        <table:table-row table:style-name="ro1">
          <table:table-cell office:value-type="float" office:value="3.8822067215312" calcext:value-type="float">
            <text:p>3.8822067215312</text:p>
          </table:table-cell>
          <table:table-cell office:value-type="float" office:value="71.543404135991" calcext:value-type="float">
            <text:p>71.543404135991</text:p>
          </table:table-cell>
          <table:table-cell office:value-type="float" office:value="0.0000000031927573300231" calcext:value-type="float">
            <text:p>3.1927573300231E-09</text:p>
          </table:table-cell>
          <table:table-cell office:value-type="float" office:value="17032" calcext:value-type="float">
            <text:p>17032</text:p>
          </table:table-cell>
          <table:table-cell office:value-type="float" office:value="7812.5731749907" calcext:value-type="float">
            <text:p>7812.5731749907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6.75" calcext:value-type="float">
            <text:p>26.75</text:p>
          </table:table-cell>
          <table:table-cell office:value-type="float" office:value="-2126244902307.3" calcext:value-type="float">
            <text:p>-2126244902307.3</text:p>
          </table:table-cell>
        </table:table-row>
        <table:table-row table:style-name="ro1">
          <table:table-cell office:value-type="float" office:value="3.8822067233271" calcext:value-type="float">
            <text:p>3.8822067233271</text:p>
          </table:table-cell>
          <table:table-cell office:value-type="float" office:value="71.543404135409" calcext:value-type="float">
            <text:p>71.543404135409</text:p>
          </table:table-cell>
          <table:table-cell office:value-type="float" office:value="0.000000001795925998138" calcext:value-type="float">
            <text:p>1.795925998138E-09</text:p>
          </table:table-cell>
          <table:table-cell office:value-type="float" office:value="17032" calcext:value-type="float">
            <text:p>17032</text:p>
          </table:table-cell>
          <table:table-cell office:value-type="float" office:value="7827.2793369599" calcext:value-type="float">
            <text:p>7827.2793369599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6.75" calcext:value-type="float">
            <text:p>26.75</text:p>
          </table:table-cell>
          <table:table-cell office:value-type="float" office:value="-2710162867926.6" calcext:value-type="float">
            <text:p>-2710162867926.6</text:p>
          </table:table-cell>
        </table:table-row>
        <table:table-row table:style-name="ro1">
          <table:table-cell office:value-type="float" office:value="3.882206724674" calcext:value-type="float">
            <text:p>3.882206724674</text:p>
          </table:table-cell>
          <table:table-cell office:value-type="float" office:value="71.543404112172" calcext:value-type="float">
            <text:p>71.543404112172</text:p>
          </table:table-cell>
          <table:table-cell office:value-type="float" office:value="0.0000000013469444986035" calcext:value-type="float">
            <text:p>1.3469444986035E-09</text:p>
          </table:table-cell>
          <table:table-cell office:value-type="float" office:value="17032" calcext:value-type="float">
            <text:p>17032</text:p>
          </table:table-cell>
          <table:table-cell office:value-type="float" office:value="7839.4286867513" calcext:value-type="float">
            <text:p>7839.4286867513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7.75" calcext:value-type="float">
            <text:p>27.75</text:p>
          </table:table-cell>
          <table:table-cell office:value-type="float" office:value="-3277043589558.5" calcext:value-type="float">
            <text:p>-3277043589558.5</text:p>
          </table:table-cell>
        </table:table-row>
        <table:table-row table:style-name="ro1">
          <table:table-cell office:value-type="float" office:value="3.8822067256842" calcext:value-type="float">
            <text:p>3.8822067256842</text:p>
          </table:table-cell>
          <table:table-cell office:value-type="float" office:value="71.543404092024" calcext:value-type="float">
            <text:p>71.543404092024</text:p>
          </table:table-cell>
          <table:table-cell office:value-type="float" office:value="0.0000000010102083739526" calcext:value-type="float">
            <text:p>1.0102083739526E-09</text:p>
          </table:table-cell>
          <table:table-cell office:value-type="float" office:value="17032" calcext:value-type="float">
            <text:p>17032</text:p>
          </table:table-cell>
          <table:table-cell office:value-type="float" office:value="7849.5945795376" calcext:value-type="float">
            <text:p>7849.594579537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7.75" calcext:value-type="float">
            <text:p>27.75</text:p>
          </table:table-cell>
          <table:table-cell office:value-type="float" office:value="-3816076538618.2" calcext:value-type="float">
            <text:p>-3816076538618.2</text:p>
          </table:table-cell>
        </table:table-row>
        <table:table-row table:style-name="ro1">
          <table:table-cell office:value-type="float" office:value="3.8822067264419" calcext:value-type="float">
            <text:p>3.8822067264419</text:p>
          </table:table-cell>
          <table:table-cell office:value-type="float" office:value="71.54340408733" calcext:value-type="float">
            <text:p>71.54340408733</text:p>
          </table:table-cell>
          <table:table-cell office:value-type="float" office:value="0.00000000075765628046446" calcext:value-type="float">
            <text:p>7.5765628046446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857.9877883273" calcext:value-type="float">
            <text:p>7857.9877883273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8.75" calcext:value-type="float">
            <text:p>28.75</text:p>
          </table:table-cell>
          <table:table-cell office:value-type="float" office:value="-4309086930029.3" calcext:value-type="float">
            <text:p>-4309086930029.3</text:p>
          </table:table-cell>
        </table:table-row>
        <table:table-row table:style-name="ro1">
          <table:table-cell office:value-type="float" office:value="3.8822067270101" calcext:value-type="float">
            <text:p>3.8822067270101</text:p>
          </table:table-cell>
          <table:table-cell office:value-type="float" office:value="71.543404061543" calcext:value-type="float">
            <text:p>71.543404061543</text:p>
          </table:table-cell>
          <table:table-cell office:value-type="float" office:value="0.00000000056824221034835" calcext:value-type="float">
            <text:p>5.6824221034835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864.7972133675" calcext:value-type="float">
            <text:p>7864.79721336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8.75" calcext:value-type="float">
            <text:p>28.75</text:p>
          </table:table-cell>
          <table:table-cell office:value-type="float" office:value="-4742963340922.5" calcext:value-type="float">
            <text:p>-4742963340922.5</text:p>
          </table:table-cell>
        </table:table-row>
        <table:table-row table:style-name="ro1">
          <table:table-cell office:value-type="float" office:value="3.8822067275784" calcext:value-type="float">
            <text:p>3.8822067275784</text:p>
          </table:table-cell>
          <table:table-cell office:value-type="float" office:value="71.543404050256" calcext:value-type="float">
            <text:p>71.543404050256</text:p>
          </table:table-cell>
          <table:table-cell office:value-type="float" office:value="0.00000000056824221034835" calcext:value-type="float">
            <text:p>5.6824221034835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872.1211328318" calcext:value-type="float">
            <text:p>7872.121132831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8.75" calcext:value-type="float">
            <text:p>28.75</text:p>
          </table:table-cell>
          <table:table-cell office:value-type="float" office:value="-5245357828062.7" calcext:value-type="float">
            <text:p>-5245357828062.7</text:p>
          </table:table-cell>
        </table:table-row>
        <table:table-row table:style-name="ro1">
          <table:table-cell office:value-type="float" office:value="3.8822067280046" calcext:value-type="float">
            <text:p>3.8822067280046</text:p>
          </table:table-cell>
          <table:table-cell office:value-type="float" office:value="71.543404046533" calcext:value-type="float">
            <text:p>71.543404046533</text:p>
          </table:table-cell>
          <table:table-cell office:value-type="float" office:value="0.00000000042618165776126" calcext:value-type="float">
            <text:p>4.2618165776126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877.9917321878" calcext:value-type="float">
            <text:p>7877.991732187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8.75" calcext:value-type="float">
            <text:p>28.75</text:p>
          </table:table-cell>
          <table:table-cell office:value-type="float" office:value="-5676056984293.2" calcext:value-type="float">
            <text:p>-5676056984293.2</text:p>
          </table:table-cell>
        </table:table-row>
        <table:table-row table:style-name="ro1">
          <table:table-cell office:value-type="float" office:value="3.8822067284307" calcext:value-type="float">
            <text:p>3.8822067284307</text:p>
          </table:table-cell>
          <table:table-cell office:value-type="float" office:value="71.543404044806" calcext:value-type="float">
            <text:p>71.543404044806</text:p>
          </table:table-cell>
          <table:table-cell office:value-type="float" office:value="0.00000000042618165776126" calcext:value-type="float">
            <text:p>4.2618165776126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884.2256700921" calcext:value-type="float">
            <text:p>7884.225670092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8.75" calcext:value-type="float">
            <text:p>28.75</text:p>
          </table:table-cell>
          <table:table-cell office:value-type="float" office:value="-6161901221361.1" calcext:value-type="float">
            <text:p>-6161901221361.1</text:p>
          </table:table-cell>
        </table:table-row>
        <table:table-row table:style-name="ro1">
          <table:table-cell office:value-type="float" office:value="3.8822067287504" calcext:value-type="float">
            <text:p>3.8822067287504</text:p>
          </table:table-cell>
          <table:table-cell office:value-type="float" office:value="71.543404044283" calcext:value-type="float">
            <text:p>71.543404044283</text:p>
          </table:table-cell>
          <table:table-cell office:value-type="float" office:value="0.00000000031963624332094" calcext:value-type="float">
            <text:p>3.1963624332094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889.1616860314" calcext:value-type="float">
            <text:p>7889.16168603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8.75" calcext:value-type="float">
            <text:p>28.75</text:p>
          </table:table-cell>
          <table:table-cell office:value-type="float" office:value="-6568201258833.9" calcext:value-type="float">
            <text:p>-6568201258833.9</text:p>
          </table:table-cell>
        </table:table-row>
        <table:table-row table:style-name="ro1">
          <table:table-cell office:value-type="float" office:value="3.88220672907" calcext:value-type="float">
            <text:p>3.88220672907</text:p>
          </table:table-cell>
          <table:table-cell office:value-type="float" office:value="71.543404043662" calcext:value-type="float">
            <text:p>71.543404043662</text:p>
          </table:table-cell>
          <table:table-cell office:value-type="float" office:value="0.00000000031963624332094" calcext:value-type="float">
            <text:p>3.1963624332094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894.3427257853" calcext:value-type="float">
            <text:p>7894.342725785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8.75" calcext:value-type="float">
            <text:p>28.75</text:p>
          </table:table-cell>
          <table:table-cell office:value-type="float" office:value="-7015952381487.2" calcext:value-type="float">
            <text:p>-7015952381487.2</text:p>
          </table:table-cell>
        </table:table-row>
        <table:table-row table:style-name="ro1">
          <table:table-cell office:value-type="float" office:value="3.8822067293897" calcext:value-type="float">
            <text:p>3.8822067293897</text:p>
          </table:table-cell>
          <table:table-cell office:value-type="float" office:value="71.543404043377" calcext:value-type="float">
            <text:p>71.543404043377</text:p>
          </table:table-cell>
          <table:table-cell office:value-type="float" office:value="0.00000000031963624332094" calcext:value-type="float">
            <text:p>3.1963624332094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899.7909326802" calcext:value-type="float">
            <text:p>7899.790932680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8.75" calcext:value-type="float">
            <text:p>28.75</text:p>
          </table:table-cell>
          <table:table-cell office:value-type="float" office:value="-7511094977989" calcext:value-type="float">
            <text:p>-7511094977989</text:p>
          </table:table-cell>
        </table:table-row>
        <table:table-row table:style-name="ro1">
          <table:table-cell office:value-type="float" office:value="3.8822067296294" calcext:value-type="float">
            <text:p>3.8822067296294</text:p>
          </table:table-cell>
          <table:table-cell office:value-type="float" office:value="71.543404042987" calcext:value-type="float">
            <text:p>71.543404042987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04.0653353461" calcext:value-type="float">
            <text:p>7904.065335346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8.75" calcext:value-type="float">
            <text:p>28.75</text:p>
          </table:table-cell>
          <table:table-cell office:value-type="float" office:value="-7917551714249.6" calcext:value-type="float">
            <text:p>-7917551714249.6</text:p>
          </table:table-cell>
        </table:table-row>
        <table:table-row table:style-name="ro1">
          <table:table-cell office:value-type="float" office:value="3.8822067298691" calcext:value-type="float">
            <text:p>3.8822067298691</text:p>
          </table:table-cell>
          <table:table-cell office:value-type="float" office:value="71.54340404277" calcext:value-type="float">
            <text:p>71.54340404277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08.513763668" calcext:value-type="float">
            <text:p>7908.51376366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8.75" calcext:value-type="float">
            <text:p>28.75</text:p>
          </table:table-cell>
          <table:table-cell office:value-type="float" office:value="-8357852156538.8" calcext:value-type="float">
            <text:p>-8357852156538.8</text:p>
          </table:table-cell>
        </table:table-row>
        <table:table-row table:style-name="ro1">
          <table:table-cell office:value-type="float" office:value="3.8822067301088" calcext:value-type="float">
            <text:p>3.8822067301088</text:p>
          </table:table-cell>
          <table:table-cell office:value-type="float" office:value="71.543404042471" calcext:value-type="float">
            <text:p>71.543404042471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13.1489757366" calcext:value-type="float">
            <text:p>7913.148975736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8.75" calcext:value-type="float">
            <text:p>28.75</text:p>
          </table:table-cell>
          <table:table-cell office:value-type="float" office:value="-8835922911011" calcext:value-type="float">
            <text:p>-8835922911011</text:p>
          </table:table-cell>
        </table:table-row>
        <table:table-row table:style-name="ro1">
          <table:table-cell office:value-type="float" office:value="3.8822067303486" calcext:value-type="float">
            <text:p>3.8822067303486</text:p>
          </table:table-cell>
          <table:table-cell office:value-type="float" office:value="71.543404006247" calcext:value-type="float">
            <text:p>71.543404006247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17.9846378709" calcext:value-type="float">
            <text:p>7917.984637870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-9356234372788.5" calcext:value-type="float">
            <text:p>-9356234372788.5</text:p>
          </table:table-cell>
        </table:table-row>
        <table:table-row table:style-name="ro1">
          <table:table-cell office:value-type="float" office:value="3.8822067305883" calcext:value-type="float">
            <text:p>3.8822067305883</text:p>
          </table:table-cell>
          <table:table-cell office:value-type="float" office:value="71.543403993961" calcext:value-type="float">
            <text:p>71.543403993961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23.0357142714" calcext:value-type="float">
            <text:p>7923.035714271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-9923924138535.3" calcext:value-type="float">
            <text:p>-9923924138535.3</text:p>
          </table:table-cell>
        </table:table-row>
        <table:table-row table:style-name="ro1">
          <table:table-cell office:value-type="float" office:value="3.8822067307681" calcext:value-type="float">
            <text:p>3.8822067307681</text:p>
          </table:table-cell>
          <table:table-cell office:value-type="float" office:value="71.543403991162" calcext:value-type="float">
            <text:p>71.543403991162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26.9742195817" calcext:value-type="float">
            <text:p>7926.974219581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-10384197126328" calcext:value-type="float">
            <text:p>-10384197126328</text:p>
          </table:table-cell>
        </table:table-row>
        <table:table-row table:style-name="ro1">
          <table:table-cell office:value-type="float" office:value="3.8822067309479" calcext:value-type="float">
            <text:p>3.8822067309479</text:p>
          </table:table-cell>
          <table:table-cell office:value-type="float" office:value="71.543403990152" calcext:value-type="float">
            <text:p>71.543403990152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31.0500827397" calcext:value-type="float">
            <text:p>7931.050082739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-10877196460454" calcext:value-type="float">
            <text:p>-10877196460454</text:p>
          </table:table-cell>
        </table:table-row>
        <table:table-row table:style-name="ro1">
          <table:table-cell office:value-type="float" office:value="3.8822067311277" calcext:value-type="float">
            <text:p>3.8822067311277</text:p>
          </table:table-cell>
          <table:table-cell office:value-type="float" office:value="71.543403989677" calcext:value-type="float">
            <text:p>71.543403989677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35.2718807537" calcext:value-type="float">
            <text:p>7935.271880753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-11406149087841" calcext:value-type="float">
            <text:p>-11406149087841</text:p>
          </table:table-cell>
        </table:table-row>
        <table:table-row table:style-name="ro1">
          <table:table-cell office:value-type="float" office:value="3.8822067313075" calcext:value-type="float">
            <text:p>3.8822067313075</text:p>
          </table:table-cell>
          <table:table-cell office:value-type="float" office:value="71.543403989482" calcext:value-type="float">
            <text:p>71.543403989482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39.6486751586" calcext:value-type="float">
            <text:p>7939.648675158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-11974655977645" calcext:value-type="float">
            <text:p>-11974655977645</text:p>
          </table:table-cell>
        </table:table-row>
        <table:table-row table:style-name="ro1">
          <table:table-cell office:value-type="float" office:value="3.8822067314423" calcext:value-type="float">
            <text:p>3.8822067314423</text:p>
          </table:table-cell>
          <table:table-cell office:value-type="float" office:value="71.543403989384" calcext:value-type="float">
            <text:p>71.543403989384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43.0382247588" calcext:value-type="float">
            <text:p>7943.038224758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-12429328700627" calcext:value-type="float">
            <text:p>-12429328700627</text:p>
          </table:table-cell>
        </table:table-row>
        <table:table-row table:style-name="ro1">
          <table:table-cell office:value-type="float" office:value="3.8822067315772" calcext:value-type="float">
            <text:p>3.8822067315772</text:p>
          </table:table-cell>
          <table:table-cell office:value-type="float" office:value="71.543403937406" calcext:value-type="float">
            <text:p>71.543403937406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46.5244775024" calcext:value-type="float">
            <text:p>7946.524477502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-12910359232075" calcext:value-type="float">
            <text:p>-12910359232075</text:p>
          </table:table-cell>
        </table:table-row>
        <table:table-row table:style-name="ro1">
          <table:table-cell office:value-type="float" office:value="3.882206731712" calcext:value-type="float">
            <text:p>3.882206731712</text:p>
          </table:table-cell>
          <table:table-cell office:value-type="float" office:value="71.543403920057" calcext:value-type="float">
            <text:p>71.543403920057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50.1123553767" calcext:value-type="float">
            <text:p>7950.112355376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-13419857573213" calcext:value-type="float">
            <text:p>-13419857573213</text:p>
          </table:table-cell>
        </table:table-row>
        <table:table-row table:style-name="ro1">
          <table:table-cell office:value-type="float" office:value="3.8822067318469" calcext:value-type="float">
            <text:p>3.8822067318469</text:p>
          </table:table-cell>
          <table:table-cell office:value-type="float" office:value="71.543403914233" calcext:value-type="float">
            <text:p>71.543403914233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53.806973899" calcext:value-type="float">
            <text:p>7953.80697389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25" calcext:value-type="float">
            <text:p>29.25</text:p>
          </table:table-cell>
          <table:table-cell office:value-type="float" office:value="-13960126774679" calcext:value-type="float">
            <text:p>-13960126774679</text:p>
          </table:table-cell>
        </table:table-row>
        <table:table-row table:style-name="ro1">
          <table:table-cell office:value-type="float" office:value="3.8822067319817" calcext:value-type="float">
            <text:p>3.8822067319817</text:p>
          </table:table-cell>
          <table:table-cell office:value-type="float" office:value="71.543403912228" calcext:value-type="float">
            <text:p>71.543403912228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57.6137622915" calcext:value-type="float">
            <text:p>7957.613762291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25" calcext:value-type="float">
            <text:p>29.25</text:p>
          </table:table-cell>
          <table:table-cell office:value-type="float" office:value="-14533700029307" calcext:value-type="float">
            <text:p>-14533700029307</text:p>
          </table:table-cell>
        </table:table-row>
        <table:table-row table:style-name="ro1">
          <table:table-cell office:value-type="float" office:value="3.8822067321165" calcext:value-type="float">
            <text:p>3.8822067321165</text:p>
          </table:table-cell>
          <table:table-cell office:value-type="float" office:value="71.543403911539" calcext:value-type="float">
            <text:p>71.543403911539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61.5385266514" calcext:value-type="float">
            <text:p>7961.538526651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.25" calcext:value-type="float">
            <text:p>29.25</text:p>
          </table:table-cell>
          <table:table-cell office:value-type="float" office:value="-15143374162147" calcext:value-type="float">
            <text:p>-15143374162147</text:p>
          </table:table-cell>
        </table:table-row>
        <table:table-row table:style-name="ro1">
          <table:table-cell office:value-type="float" office:value="3.8822067322177" calcext:value-type="float">
            <text:p>3.8822067322177</text:p>
          </table:table-cell>
          <table:table-cell office:value-type="float" office:value="71.543403911365" calcext:value-type="float">
            <text:p>71.543403911365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64.5628640823" calcext:value-type="float">
            <text:p>7964.562864082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25" calcext:value-type="float">
            <text:p>29.25</text:p>
          </table:table-cell>
          <table:table-cell office:value-type="float" office:value="-15626108307554" calcext:value-type="float">
            <text:p>-15626108307554</text:p>
          </table:table-cell>
        </table:table-row>
        <table:table-row table:style-name="ro1">
          <table:table-cell office:value-type="float" office:value="3.8822067323188" calcext:value-type="float">
            <text:p>3.8822067323188</text:p>
          </table:table-cell>
          <table:table-cell office:value-type="float" office:value="71.543403880356" calcext:value-type="float">
            <text:p>71.543403880356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67.6596108398" calcext:value-type="float">
            <text:p>7967.659610839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25" calcext:value-type="float">
            <text:p>29.25</text:p>
          </table:table-cell>
          <table:table-cell office:value-type="float" office:value="-16132269106276" calcext:value-type="float">
            <text:p>-16132269106276</text:p>
          </table:table-cell>
        </table:table-row>
        <table:table-row table:style-name="ro1">
          <table:table-cell office:value-type="float" office:value="3.88220673242" calcext:value-type="float">
            <text:p>3.88220673242</text:p>
          </table:table-cell>
          <table:table-cell office:value-type="float" office:value="71.543403870013" calcext:value-type="float">
            <text:p>71.543403870013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70.8318492372" calcext:value-type="float">
            <text:p>7970.83184923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25" calcext:value-type="float">
            <text:p>29.25</text:p>
          </table:table-cell>
          <table:table-cell office:value-type="float" office:value="-16663421255452" calcext:value-type="float">
            <text:p>-16663421255452</text:p>
          </table:table-cell>
        </table:table-row>
        <table:table-row table:style-name="ro1">
          <table:table-cell office:value-type="float" office:value="3.8822067325211" calcext:value-type="float">
            <text:p>3.8822067325211</text:p>
          </table:table-cell>
          <table:table-cell office:value-type="float" office:value="71.543403866553" calcext:value-type="float">
            <text:p>71.543403866553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74.0827467439" calcext:value-type="float">
            <text:p>7974.082746743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25" calcext:value-type="float">
            <text:p>29.25</text:p>
          </table:table-cell>
          <table:table-cell office:value-type="float" office:value="-17221245869893" calcext:value-type="float">
            <text:p>-17221245869893</text:p>
          </table:table-cell>
        </table:table-row>
        <table:table-row table:style-name="ro1">
          <table:table-cell office:value-type="float" office:value="3.8822067326222" calcext:value-type="float">
            <text:p>3.8822067326222</text:p>
          </table:table-cell>
          <table:table-cell office:value-type="float" office:value="71.543403865381" calcext:value-type="float">
            <text:p>71.543403865381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77.415626479" calcext:value-type="float">
            <text:p>7977.41562647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5" calcext:value-type="float">
            <text:p>29.5</text:p>
          </table:table-cell>
          <table:table-cell office:value-type="float" office:value="-17807562291444" calcext:value-type="float">
            <text:p>-17807562291444</text:p>
          </table:table-cell>
        </table:table-row>
        <table:table-row table:style-name="ro1">
          <table:table-cell office:value-type="float" office:value="3.8822067327234" calcext:value-type="float">
            <text:p>3.8822067327234</text:p>
          </table:table-cell>
          <table:table-cell office:value-type="float" office:value="71.543403853918" calcext:value-type="float">
            <text:p>71.543403853918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80.8340004266" calcext:value-type="float">
            <text:p>7980.834000426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5" calcext:value-type="float">
            <text:p>29.5</text:p>
          </table:table-cell>
          <table:table-cell office:value-type="float" office:value="-18424345809607" calcext:value-type="float">
            <text:p>-18424345809607</text:p>
          </table:table-cell>
        </table:table-row>
        <table:table-row table:style-name="ro1">
          <table:table-cell office:value-type="float" office:value="3.8822067328245" calcext:value-type="float">
            <text:p>3.8822067328245</text:p>
          </table:table-cell>
          <table:table-cell office:value-type="float" office:value="71.543403850088" calcext:value-type="float">
            <text:p>71.543403850088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32" calcext:value-type="float">
            <text:p>17032</text:p>
          </table:table-cell>
          <table:table-cell office:value-type="float" office:value="7984.3415912799" calcext:value-type="float">
            <text:p>7984.341591279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.5" calcext:value-type="float">
            <text:p>29.5</text:p>
          </table:table-cell>
          <table:table-cell office:value-type="float" office:value="-19073745317533" calcext:value-type="float">
            <text:p>-19073745317533</text:p>
          </table:table-cell>
        </table:table-row>
        <table:table-row table:style-name="ro1">
          <table:table-cell office:value-type="float" office:value="3.8822067329003" calcext:value-type="float">
            <text:p>3.8822067329003</text:p>
          </table:table-cell>
          <table:table-cell office:value-type="float" office:value="71.543403849219" calcext:value-type="float">
            <text:p>71.543403849219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7987.0329566257" calcext:value-type="float">
            <text:p>7987.03295662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19583553093857" calcext:value-type="float">
            <text:p>-19583553093857</text:p>
          </table:table-cell>
        </table:table-row>
        <table:table-row table:style-name="ro1">
          <table:table-cell office:value-type="float" office:value="3.8822067329762" calcext:value-type="float">
            <text:p>3.8822067329762</text:p>
          </table:table-cell>
          <table:table-cell office:value-type="float" office:value="71.543403834471" calcext:value-type="float">
            <text:p>71.543403834471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7989.778331436" calcext:value-type="float">
            <text:p>7989.77833143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20114054326150" calcext:value-type="float">
            <text:p>-20114054326150</text:p>
          </table:table-cell>
        </table:table-row>
        <table:table-row table:style-name="ro1">
          <table:table-cell office:value-type="float" office:value="3.882206733052" calcext:value-type="float">
            <text:p>3.882206733052</text:p>
          </table:table-cell>
          <table:table-cell office:value-type="float" office:value="71.543403784215" calcext:value-type="float">
            <text:p>71.543403784215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7992.5796380846" calcext:value-type="float">
            <text:p>7992.579638084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20666402013001" calcext:value-type="float">
            <text:p>-20666402013001</text:p>
          </table:table-cell>
        </table:table-row>
        <table:table-row table:style-name="ro1">
          <table:table-cell office:value-type="float" office:value="3.8822067331279" calcext:value-type="float">
            <text:p>3.8822067331279</text:p>
          </table:table-cell>
          <table:table-cell office:value-type="float" office:value="71.54340376746" calcext:value-type="float">
            <text:p>71.54340376746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7995.4388327984" calcext:value-type="float">
            <text:p>7995.438832798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21241818505397" calcext:value-type="float">
            <text:p>-21241818505397</text:p>
          </table:table-cell>
        </table:table-row>
        <table:table-row table:style-name="ro1">
          <table:table-cell office:value-type="float" office:value="3.8822067332038" calcext:value-type="float">
            <text:p>3.8822067332038</text:p>
          </table:table-cell>
          <table:table-cell office:value-type="float" office:value="71.543403761868" calcext:value-type="float">
            <text:p>71.543403761868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7998.3579480018" calcext:value-type="float">
            <text:p>7998.357948001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21841608749561" calcext:value-type="float">
            <text:p>-21841608749561</text:p>
          </table:table-cell>
        </table:table-row>
        <table:table-row table:style-name="ro1">
          <table:table-cell office:value-type="float" office:value="3.8822067332796" calcext:value-type="float">
            <text:p>3.8822067332796</text:p>
          </table:table-cell>
          <table:table-cell office:value-type="float" office:value="71.543403759996" calcext:value-type="float">
            <text:p>71.543403759996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01.3391105237" calcext:value-type="float">
            <text:p>8001.339110523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22467169917091" calcext:value-type="float">
            <text:p>-22467169917091</text:p>
          </table:table-cell>
        </table:table-row>
        <table:table-row table:style-name="ro1">
          <table:table-cell office:value-type="float" office:value="3.8822067333555" calcext:value-type="float">
            <text:p>3.8822067333555</text:p>
          </table:table-cell>
          <table:table-cell office:value-type="float" office:value="71.543403752012" calcext:value-type="float">
            <text:p>71.543403752012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04.3845521329" calcext:value-type="float">
            <text:p>8004.384552132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23120000291452" calcext:value-type="float">
            <text:p>-23120000291452</text:p>
          </table:table-cell>
        </table:table-row>
        <table:table-row table:style-name="ro1">
          <table:table-cell office:value-type="float" office:value="3.8822067334313" calcext:value-type="float">
            <text:p>3.8822067334313</text:p>
          </table:table-cell>
          <table:table-cell office:value-type="float" office:value="71.543403702059" calcext:value-type="float">
            <text:p>71.543403702059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07.4966178969" calcext:value-type="float">
            <text:p>8007.496617896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23801708495902" calcext:value-type="float">
            <text:p>-23801708495902</text:p>
          </table:table-cell>
        </table:table-row>
        <table:table-row table:style-name="ro1">
          <table:table-cell office:value-type="float" office:value="3.8822067335072" calcext:value-type="float">
            <text:p>3.8822067335072</text:p>
          </table:table-cell>
          <table:table-cell office:value-type="float" office:value="71.543403685402" calcext:value-type="float">
            <text:p>71.543403685402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10.6777742317" calcext:value-type="float">
            <text:p>8010.677774231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.75" calcext:value-type="float">
            <text:p>29.75</text:p>
          </table:table-cell>
          <table:table-cell office:value-type="float" office:value="-24514023546737" calcext:value-type="float">
            <text:p>-24514023546737</text:p>
          </table:table-cell>
        </table:table-row>
        <table:table-row table:style-name="ro1">
          <table:table-cell office:value-type="float" office:value="3.882206733564" calcext:value-type="float">
            <text:p>3.882206733564</text:p>
          </table:table-cell>
          <table:table-cell office:value-type="float" office:value="71.543403677258" calcext:value-type="float">
            <text:p>71.543403677258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13.1103786196" calcext:value-type="float">
            <text:p>8013.110378619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25069422537649" calcext:value-type="float">
            <text:p>-25069422537649</text:p>
          </table:table-cell>
        </table:table-row>
        <table:table-row table:style-name="ro1">
          <table:table-cell office:value-type="float" office:value="3.8822067336209" calcext:value-type="float">
            <text:p>3.8822067336209</text:p>
          </table:table-cell>
          <table:table-cell office:value-type="float" office:value="71.543403652028" calcext:value-type="float">
            <text:p>71.543403652028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15.5843524835" calcext:value-type="float">
            <text:p>8015.584352483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25643894516057" calcext:value-type="float">
            <text:p>-25643894516057</text:p>
          </table:table-cell>
        </table:table-row>
        <table:table-row table:style-name="ro1">
          <table:table-cell office:value-type="float" office:value="3.8822067336778" calcext:value-type="float">
            <text:p>3.8822067336778</text:p>
          </table:table-cell>
          <table:table-cell office:value-type="float" office:value="71.543403601871" calcext:value-type="float">
            <text:p>71.543403601871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18.1009413448" calcext:value-type="float">
            <text:p>8018.100941344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26238336729842" calcext:value-type="float">
            <text:p>-26238336729842</text:p>
          </table:table-cell>
        </table:table-row>
        <table:table-row table:style-name="ro1">
          <table:table-cell office:value-type="float" office:value="3.8822067337347" calcext:value-type="float">
            <text:p>3.8822067337347</text:p>
          </table:table-cell>
          <table:table-cell office:value-type="float" office:value="71.543403523254" calcext:value-type="float">
            <text:p>71.543403523254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20.6614028722" calcext:value-type="float">
            <text:p>8020.661402872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26853690384797" calcext:value-type="float">
            <text:p>-26853690384797</text:p>
          </table:table-cell>
        </table:table-row>
        <table:table-row table:style-name="ro1">
          <table:table-cell office:value-type="float" office:value="3.8822067337916" calcext:value-type="float">
            <text:p>3.8822067337916</text:p>
          </table:table-cell>
          <table:table-cell office:value-type="float" office:value="71.543403497045" calcext:value-type="float">
            <text:p>71.543403497045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23.2670337524" calcext:value-type="float">
            <text:p>8023.267033752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27490949632845" calcext:value-type="float">
            <text:p>-27490949632845</text:p>
          </table:table-cell>
        </table:table-row>
        <table:table-row table:style-name="ro1">
          <table:table-cell office:value-type="float" office:value="3.8822067338485" calcext:value-type="float">
            <text:p>3.8822067338485</text:p>
          </table:table-cell>
          <table:table-cell office:value-type="float" office:value="71.543403488304" calcext:value-type="float">
            <text:p>71.543403488304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25.9191804674" calcext:value-type="float">
            <text:p>8025.919180467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28151167327289" calcext:value-type="float">
            <text:p>-28151167327289</text:p>
          </table:table-cell>
        </table:table-row>
        <table:table-row table:style-name="ro1">
          <table:table-cell office:value-type="float" office:value="3.8822067339054" calcext:value-type="float">
            <text:p>3.8822067339054</text:p>
          </table:table-cell>
          <table:table-cell office:value-type="float" office:value="71.543403485385" calcext:value-type="float">
            <text:p>71.543403485385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28.6192448918" calcext:value-type="float">
            <text:p>8028.619244891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28835459992639" calcext:value-type="float">
            <text:p>-28835459992639</text:p>
          </table:table-cell>
        </table:table-row>
        <table:table-row table:style-name="ro1">
          <table:table-cell office:value-type="float" office:value="3.8822067339623" calcext:value-type="float">
            <text:p>3.8822067339623</text:p>
          </table:table-cell>
          <table:table-cell office:value-type="float" office:value="71.54340346205" calcext:value-type="float">
            <text:p>71.54340346205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31.3686882892" calcext:value-type="float">
            <text:p>8031.368688289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29545012744370" calcext:value-type="float">
            <text:p>-29545012744370</text:p>
          </table:table-cell>
        </table:table-row>
        <table:table-row table:style-name="ro1">
          <table:table-cell office:value-type="float" office:value="3.8822067340192" calcext:value-type="float">
            <text:p>3.8822067340192</text:p>
          </table:table-cell>
          <table:table-cell office:value-type="float" office:value="71.543403406858" calcext:value-type="float">
            <text:p>71.543403406858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34.1690349336" calcext:value-type="float">
            <text:p>8034.169034933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30281084498885" calcext:value-type="float">
            <text:p>-30281084498885</text:p>
          </table:table-cell>
        </table:table-row>
        <table:table-row table:style-name="ro1">
          <table:table-cell office:value-type="float" office:value="3.882206734076" calcext:value-type="float">
            <text:p>3.882206734076</text:p>
          </table:table-cell>
          <table:table-cell office:value-type="float" office:value="71.543403388458" calcext:value-type="float">
            <text:p>71.543403388458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37.0218757662" calcext:value-type="float">
            <text:p>8037.021875766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.75" calcext:value-type="float">
            <text:p>29.75</text:p>
          </table:table-cell>
          <table:table-cell office:value-type="float" office:value="-31045013602635" calcext:value-type="float">
            <text:p>-31045013602635</text:p>
          </table:table-cell>
        </table:table-row>
        <table:table-row table:style-name="ro1">
          <table:table-cell office:value-type="float" office:value="3.8822067341187" calcext:value-type="float">
            <text:p>3.8822067341187</text:p>
          </table:table-cell>
          <table:table-cell office:value-type="float" office:value="71.543403378541" calcext:value-type="float">
            <text:p>71.543403378541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39.1968502975" calcext:value-type="float">
            <text:p>8039.196850297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31637066947944" calcext:value-type="float">
            <text:p>-31637066947944</text:p>
          </table:table-cell>
        </table:table-row>
        <table:table-row table:style-name="ro1">
          <table:table-cell office:value-type="float" office:value="3.8822067341614" calcext:value-type="float">
            <text:p>3.8822067341614</text:p>
          </table:table-cell>
          <table:table-cell office:value-type="float" office:value="71.543403358615" calcext:value-type="float">
            <text:p>71.543403358615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41.4029529927" calcext:value-type="float">
            <text:p>8041.402952992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32246205645451" calcext:value-type="float">
            <text:p>-32246205645451</text:p>
          </table:table-cell>
        </table:table-row>
        <table:table-row table:style-name="ro1">
          <table:table-cell office:value-type="float" office:value="3.882206734204" calcext:value-type="float">
            <text:p>3.882206734204</text:p>
          </table:table-cell>
          <table:table-cell office:value-type="float" office:value="71.543403323708" calcext:value-type="float">
            <text:p>71.543403323708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43.640971297" calcext:value-type="float">
            <text:p>8043.64097129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32873103902845" calcext:value-type="float">
            <text:p>-32873103902845</text:p>
          </table:table-cell>
        </table:table-row>
        <table:table-row table:style-name="ro1">
          <table:table-cell office:value-type="float" office:value="3.8822067342467" calcext:value-type="float">
            <text:p>3.8822067342467</text:p>
          </table:table-cell>
          <table:table-cell office:value-type="float" office:value="71.543403271801" calcext:value-type="float">
            <text:p>71.543403271801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45.9116949252" calcext:value-type="float">
            <text:p>8045.911694925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33518462418344" calcext:value-type="float">
            <text:p>-33518462418344</text:p>
          </table:table-cell>
        </table:table-row>
        <table:table-row table:style-name="ro1">
          <table:table-cell office:value-type="float" office:value="3.8822067342894" calcext:value-type="float">
            <text:p>3.8822067342894</text:p>
          </table:table-cell>
          <table:table-cell office:value-type="float" office:value="71.543403201707" calcext:value-type="float">
            <text:p>71.543403201707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48.215932637" calcext:value-type="float">
            <text:p>8048.21593263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34183014404091" calcext:value-type="float">
            <text:p>-34183014404091</text:p>
          </table:table-cell>
        </table:table-row>
        <table:table-row table:style-name="ro1">
          <table:table-cell office:value-type="float" office:value="3.882206734332" calcext:value-type="float">
            <text:p>3.882206734332</text:p>
          </table:table-cell>
          <table:table-cell office:value-type="float" office:value="71.543403178273" calcext:value-type="float">
            <text:p>71.543403178273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50.5545186318" calcext:value-type="float">
            <text:p>8050.554518631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34867529042549" calcext:value-type="float">
            <text:p>-34867529042549</text:p>
          </table:table-cell>
        </table:table-row>
        <table:table-row table:style-name="ro1">
          <table:table-cell office:value-type="float" office:value="3.8822067343747" calcext:value-type="float">
            <text:p>3.8822067343747</text:p>
          </table:table-cell>
          <table:table-cell office:value-type="float" office:value="71.54340317037" calcext:value-type="float">
            <text:p>71.54340317037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52.9283155206" calcext:value-type="float">
            <text:p>8052.928315520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35572814161793" calcext:value-type="float">
            <text:p>-35572814161793</text:p>
          </table:table-cell>
        </table:table-row>
        <table:table-row table:style-name="ro1">
          <table:table-cell office:value-type="float" office:value="3.8822067344174" calcext:value-type="float">
            <text:p>3.8822067344174</text:p>
          </table:table-cell>
          <table:table-cell office:value-type="float" office:value="71.543403167483" calcext:value-type="float">
            <text:p>71.543403167483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55.3382162446" calcext:value-type="float">
            <text:p>8055.338216244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36299718783606" calcext:value-type="float">
            <text:p>-36299718783606</text:p>
          </table:table-cell>
        </table:table-row>
        <table:table-row table:style-name="ro1">
          <table:table-cell office:value-type="float" office:value="3.88220673446" calcext:value-type="float">
            <text:p>3.88220673446</text:p>
          </table:table-cell>
          <table:table-cell office:value-type="float" office:value="71.543403151824" calcext:value-type="float">
            <text:p>71.543403151824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57.7851456742" calcext:value-type="float">
            <text:p>8057.785145674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37049135730422" calcext:value-type="float">
            <text:p>-37049135730422</text:p>
          </table:table-cell>
        </table:table-row>
        <table:table-row table:style-name="ro1">
          <table:table-cell office:value-type="float" office:value="3.8822067345027" calcext:value-type="float">
            <text:p>3.8822067345027</text:p>
          </table:table-cell>
          <table:table-cell office:value-type="float" office:value="71.543403116848" calcext:value-type="float">
            <text:p>71.543403116848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60.2700621658" calcext:value-type="float">
            <text:p>8060.270062165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37822004388255" calcext:value-type="float">
            <text:p>-37822004388255</text:p>
          </table:table-cell>
        </table:table-row>
        <table:table-row table:style-name="ro1">
          <table:table-cell office:value-type="float" office:value="3.8822067345454" calcext:value-type="float">
            <text:p>3.8822067345454</text:p>
          </table:table-cell>
          <table:table-cell office:value-type="float" office:value="71.543403059792" calcext:value-type="float">
            <text:p>71.543403059792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62.7939591601" calcext:value-type="float">
            <text:p>8062.793959160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38619313658255" calcext:value-type="float">
            <text:p>-38619313658255</text:p>
          </table:table-cell>
        </table:table-row>
        <table:table-row table:style-name="ro1">
          <table:table-cell office:value-type="float" office:value="3.882206734588" calcext:value-type="float">
            <text:p>3.882206734588</text:p>
          </table:table-cell>
          <table:table-cell office:value-type="float" office:value="71.543402978982" calcext:value-type="float">
            <text:p>71.543402978982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65.3578668594" calcext:value-type="float">
            <text:p>8065.357866859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39442105124463" calcext:value-type="float">
            <text:p>-39442105124463</text:p>
          </table:table-cell>
        </table:table-row>
        <table:table-row table:style-name="ro1">
          <table:table-cell office:value-type="float" office:value="3.8822067346307" calcext:value-type="float">
            <text:p>3.8822067346307</text:p>
          </table:table-cell>
          <table:table-cell office:value-type="float" office:value="71.543402951897" calcext:value-type="float">
            <text:p>71.543402951897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67.9628540044" calcext:value-type="float">
            <text:p>8067.962854004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9.75" calcext:value-type="float">
            <text:p>29.75</text:p>
          </table:table-cell>
          <table:table-cell office:value-type="float" office:value="-40291476470035" calcext:value-type="float">
            <text:p>-40291476470035</text:p>
          </table:table-cell>
        </table:table-row>
        <table:table-row table:style-name="ro1">
          <table:table-cell office:value-type="float" office:value="3.8822067346627" calcext:value-type="float">
            <text:p>3.8822067346627</text:p>
          </table:table-cell>
          <table:table-cell office:value-type="float" office:value="71.543402928447" calcext:value-type="float">
            <text:p>71.543402928447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69.9441504426" calcext:value-type="float">
            <text:p>8069.944150442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40946619321353" calcext:value-type="float">
            <text:p>-40946619321353</text:p>
          </table:table-cell>
        </table:table-row>
        <table:table-row table:style-name="ro1">
          <table:table-cell office:value-type="float" office:value="3.8822067346947" calcext:value-type="float">
            <text:p>3.8822067346947</text:p>
          </table:table-cell>
          <table:table-cell office:value-type="float" office:value="71.543402897203" calcext:value-type="float">
            <text:p>71.543402897203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71.9496204365" calcext:value-type="float">
            <text:p>8071.949620436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41617860638926" calcext:value-type="float">
            <text:p>-41617860638926</text:p>
          </table:table-cell>
        </table:table-row>
        <table:table-row table:style-name="ro1">
          <table:table-cell office:value-type="float" office:value="3.8822067347267" calcext:value-type="float">
            <text:p>3.8822067347267</text:p>
          </table:table-cell>
          <table:table-cell office:value-type="float" office:value="71.543402855888" calcext:value-type="float">
            <text:p>71.543402855888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73.979784654" calcext:value-type="float">
            <text:p>8073.97978465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42305740602772" calcext:value-type="float">
            <text:p>-42305740602772</text:p>
          </table:table-cell>
        </table:table-row>
        <table:table-row table:style-name="ro1">
          <table:table-cell office:value-type="float" office:value="3.8822067347587" calcext:value-type="float">
            <text:p>3.8822067347587</text:p>
          </table:table-cell>
          <table:table-cell office:value-type="float" office:value="71.543402803605" calcext:value-type="float">
            <text:p>71.543402803605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76.035162477" calcext:value-type="float">
            <text:p>8076.03516247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43010816548462" calcext:value-type="float">
            <text:p>-43010816548462</text:p>
          </table:table-cell>
        </table:table-row>
        <table:table-row table:style-name="ro1">
          <table:table-cell office:value-type="float" office:value="3.8822067347907" calcext:value-type="float">
            <text:p>3.8822067347907</text:p>
          </table:table-cell>
          <table:table-cell office:value-type="float" office:value="71.543402739811" calcext:value-type="float">
            <text:p>71.543402739811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78.1162830316" calcext:value-type="float">
            <text:p>8078.116283031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43733667432137" calcext:value-type="float">
            <text:p>-43733667432137</text:p>
          </table:table-cell>
        </table:table-row>
        <table:table-row table:style-name="ro1">
          <table:table-cell office:value-type="float" office:value="3.8822067348227" calcext:value-type="float">
            <text:p>3.8822067348227</text:p>
          </table:table-cell>
          <table:table-cell office:value-type="float" office:value="71.543402718513" calcext:value-type="float">
            <text:p>71.543402718513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80.223689243" calcext:value-type="float">
            <text:p>8080.22368924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44474896139325" calcext:value-type="float">
            <text:p>-44474896139325</text:p>
          </table:table-cell>
        </table:table-row>
        <table:table-row table:style-name="ro1">
          <table:table-cell office:value-type="float" office:value="3.8822067348547" calcext:value-type="float">
            <text:p>3.8822067348547</text:p>
          </table:table-cell>
          <table:table-cell office:value-type="float" office:value="71.543402711372" calcext:value-type="float">
            <text:p>71.543402711372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82.3579395693" calcext:value-type="float">
            <text:p>8082.357939569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45235131120695" calcext:value-type="float">
            <text:p>-45235131120695</text:p>
          </table:table-cell>
        </table:table-row>
        <table:table-row table:style-name="ro1">
          <table:table-cell office:value-type="float" office:value="3.8822067348867" calcext:value-type="float">
            <text:p>3.8822067348867</text:p>
          </table:table-cell>
          <table:table-cell office:value-type="float" office:value="71.543402704485" calcext:value-type="float">
            <text:p>71.543402704485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84.5196090177" calcext:value-type="float">
            <text:p>8084.519609017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46015027849973" calcext:value-type="float">
            <text:p>-46015027849973</text:p>
          </table:table-cell>
        </table:table-row>
        <table:table-row table:style-name="ro1">
          <table:table-cell office:value-type="float" office:value="3.8822067349187" calcext:value-type="float">
            <text:p>3.8822067349187</text:p>
          </table:table-cell>
          <table:table-cell office:value-type="float" office:value="71.543402688804" calcext:value-type="float">
            <text:p>71.543402688804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86.7092899225" calcext:value-type="float">
            <text:p>8086.709289922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46815270280579" calcext:value-type="float">
            <text:p>-46815270280579</text:p>
          </table:table-cell>
        </table:table-row>
        <table:table-row table:style-name="ro1">
          <table:table-cell office:value-type="float" office:value="3.8822067349507" calcext:value-type="float">
            <text:p>3.8822067349507</text:p>
          </table:table-cell>
          <table:table-cell office:value-type="float" office:value="71.543402661026" calcext:value-type="float">
            <text:p>71.543402661026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88.9275926692" calcext:value-type="float">
            <text:p>8088.927592669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47636572359938" calcext:value-type="float">
            <text:p>-47636572359938</text:p>
          </table:table-cell>
        </table:table-row>
        <table:table-row table:style-name="ro1">
          <table:table-cell office:value-type="float" office:value="3.8822067349827" calcext:value-type="float">
            <text:p>3.8822067349827</text:p>
          </table:table-cell>
          <table:table-cell office:value-type="float" office:value="71.5434026197" calcext:value-type="float">
            <text:p>71.5434026197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91.1751464234" calcext:value-type="float">
            <text:p>8091.175146423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48479679627900" calcext:value-type="float">
            <text:p>-48479679627900</text:p>
          </table:table-cell>
        </table:table-row>
        <table:table-row table:style-name="ro1">
          <table:table-cell office:value-type="float" office:value="3.8822067350147" calcext:value-type="float">
            <text:p>3.8822067350147</text:p>
          </table:table-cell>
          <table:table-cell office:value-type="float" office:value="71.543402564088" calcext:value-type="float">
            <text:p>71.543402564088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93.4525998856" calcext:value-type="float">
            <text:p>8093.452599885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49345370911277" calcext:value-type="float">
            <text:p>-49345370911277</text:p>
          </table:table-cell>
        </table:table-row>
        <table:table-row table:style-name="ro1">
          <table:table-cell office:value-type="float" office:value="3.8822067350467" calcext:value-type="float">
            <text:p>3.8822067350467</text:p>
          </table:table-cell>
          <table:table-cell office:value-type="float" office:value="71.543402493468" calcext:value-type="float">
            <text:p>71.543402493468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95.7606220798" calcext:value-type="float">
            <text:p>8095.760622079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50234460123969" calcext:value-type="float">
            <text:p>-50234460123969</text:p>
          </table:table-cell>
        </table:table-row>
        <table:table-row table:style-name="ro1">
          <table:table-cell office:value-type="float" office:value="3.8822067350787" calcext:value-type="float">
            <text:p>3.8822067350787</text:p>
          </table:table-cell>
          <table:table-cell office:value-type="float" office:value="71.543402469907" calcext:value-type="float">
            <text:p>71.543402469907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98.0999031868" calcext:value-type="float">
            <text:p>8098.099903186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9.75" calcext:value-type="float">
            <text:p>29.75</text:p>
          </table:table-cell>
          <table:table-cell office:value-type="float" office:value="-51147798183680" calcext:value-type="float">
            <text:p>-51147798183680</text:p>
          </table:table-cell>
        </table:table-row>
        <table:table-row table:style-name="ro1">
          <table:table-cell office:value-type="float" office:value="3.8822067351027" calcext:value-type="float">
            <text:p>3.8822067351027</text:p>
          </table:table-cell>
          <table:table-cell office:value-type="float" office:value="71.543402449661" calcext:value-type="float">
            <text:p>71.543402449661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099.8752617429" calcext:value-type="float">
            <text:p>8099.875261742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51849231589409" calcext:value-type="float">
            <text:p>-51849231589409</text:p>
          </table:table-cell>
        </table:table-row>
        <table:table-row table:style-name="ro1">
          <table:table-cell office:value-type="float" office:value="3.8822067351267" calcext:value-type="float">
            <text:p>3.8822067351267</text:p>
          </table:table-cell>
          <table:table-cell office:value-type="float" office:value="71.543402424418" calcext:value-type="float">
            <text:p>71.543402424418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01.6688870664" calcext:value-type="float">
            <text:p>8101.668887066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52565184739500" calcext:value-type="float">
            <text:p>-52565184739500</text:p>
          </table:table-cell>
        </table:table-row>
        <table:table-row table:style-name="ro1">
          <table:table-cell office:value-type="float" office:value="3.8822067351507" calcext:value-type="float">
            <text:p>3.8822067351507</text:p>
          </table:table-cell>
          <table:table-cell office:value-type="float" office:value="71.543402393023" calcext:value-type="float">
            <text:p>71.543402393023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03.4811105811" calcext:value-type="float">
            <text:p>8103.481110581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53296067551614" calcext:value-type="float">
            <text:p>-53296067551614</text:p>
          </table:table-cell>
        </table:table-row>
        <table:table-row table:style-name="ro1">
          <table:table-cell office:value-type="float" office:value="3.8822067351747" calcext:value-type="float">
            <text:p>3.8822067351747</text:p>
          </table:table-cell>
          <table:table-cell office:value-type="float" office:value="71.543402354899" calcext:value-type="float">
            <text:p>71.543402354899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05.3122612946" calcext:value-type="float">
            <text:p>8105.312261294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54042300186865" calcext:value-type="float">
            <text:p>-54042300186865</text:p>
          </table:table-cell>
        </table:table-row>
        <table:table-row table:style-name="ro1">
          <table:table-cell office:value-type="float" office:value="3.8822067351987" calcext:value-type="float">
            <text:p>3.8822067351987</text:p>
          </table:table-cell>
          <table:table-cell office:value-type="float" office:value="71.543402309807" calcext:value-type="float">
            <text:p>71.543402309807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07.1626728037" calcext:value-type="float">
            <text:p>8107.162672803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54804316240394" calcext:value-type="float">
            <text:p>-54804316240394</text:p>
          </table:table-cell>
        </table:table-row>
        <table:table-row table:style-name="ro1">
          <table:table-cell office:value-type="float" office:value="3.8822067352227" calcext:value-type="float">
            <text:p>3.8822067352227</text:p>
          </table:table-cell>
          <table:table-cell office:value-type="float" office:value="71.543402257462" calcext:value-type="float">
            <text:p>71.543402257462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09.0326857945" calcext:value-type="float">
            <text:p>8109.032685794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75" calcext:value-type="float">
            <text:p>29.75</text:p>
          </table:table-cell>
          <table:table-cell office:value-type="float" office:value="-55582564239289" calcext:value-type="float">
            <text:p>-55582564239289</text:p>
          </table:table-cell>
        </table:table-row>
        <table:table-row table:style-name="ro1">
          <table:table-cell office:value-type="float" office:value="3.8822067352467" calcext:value-type="float">
            <text:p>3.8822067352467</text:p>
          </table:table-cell>
          <table:table-cell office:value-type="float" office:value="71.543402240027" calcext:value-type="float">
            <text:p>71.543402240027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10.9226490571" calcext:value-type="float">
            <text:p>8110.922649057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56377508590005" calcext:value-type="float">
            <text:p>-56377508590005</text:p>
          </table:table-cell>
        </table:table-row>
        <table:table-row table:style-name="ro1">
          <table:table-cell office:value-type="float" office:value="3.8822067352707" calcext:value-type="float">
            <text:p>3.8822067352707</text:p>
          </table:table-cell>
          <table:table-cell office:value-type="float" office:value="71.543402234229" calcext:value-type="float">
            <text:p>71.543402234229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12.8329199913" calcext:value-type="float">
            <text:p>8112.832919991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57189630379661" calcext:value-type="float">
            <text:p>-57189630379661</text:p>
          </table:table-cell>
        </table:table-row>
        <table:table-row table:style-name="ro1">
          <table:table-cell office:value-type="float" office:value="3.8822067352947" calcext:value-type="float">
            <text:p>3.8822067352947</text:p>
          </table:table-cell>
          <table:table-cell office:value-type="float" office:value="71.543402227947" calcext:value-type="float">
            <text:p>71.543402227947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14.7638649843" calcext:value-type="float">
            <text:p>8114.763864984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75" calcext:value-type="float">
            <text:p>29.75</text:p>
          </table:table-cell>
          <table:table-cell office:value-type="float" office:value="-58019428129539" calcext:value-type="float">
            <text:p>-58019428129539</text:p>
          </table:table-cell>
        </table:table-row>
        <table:table-row table:style-name="ro1">
          <table:table-cell office:value-type="float" office:value="3.8822067353187" calcext:value-type="float">
            <text:p>3.8822067353187</text:p>
          </table:table-cell>
          <table:table-cell office:value-type="float" office:value="71.543402216122" calcext:value-type="float">
            <text:p>71.543402216122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16.7158597323" calcext:value-type="float">
            <text:p>8116.715859732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75" calcext:value-type="float">
            <text:p>30.75</text:p>
          </table:table-cell>
          <table:table-cell office:value-type="float" office:value="-58867418571760" calcext:value-type="float">
            <text:p>-58867418571760</text:p>
          </table:table-cell>
        </table:table-row>
        <table:table-row table:style-name="ro1">
          <table:table-cell office:value-type="float" office:value="3.8822067353427" calcext:value-type="float">
            <text:p>3.8822067353427</text:p>
          </table:table-cell>
          <table:table-cell office:value-type="float" office:value="71.543402196869" calcext:value-type="float">
            <text:p>71.543402196869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18.6892895565" calcext:value-type="float">
            <text:p>8118.689289556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75" calcext:value-type="float">
            <text:p>30.75</text:p>
          </table:table-cell>
          <table:table-cell office:value-type="float" office:value="-59734137458332" calcext:value-type="float">
            <text:p>-59734137458332</text:p>
          </table:table-cell>
        </table:table-row>
        <table:table-row table:style-name="ro1">
          <table:table-cell office:value-type="float" office:value="3.8822067353667" calcext:value-type="float">
            <text:p>3.8822067353667</text:p>
          </table:table-cell>
          <table:table-cell office:value-type="float" office:value="71.543402169409" calcext:value-type="float">
            <text:p>71.543402169409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20.6845497255" calcext:value-type="float">
            <text:p>8120.684549725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75" calcext:value-type="float">
            <text:p>30.75</text:p>
          </table:table-cell>
          <table:table-cell office:value-type="float" office:value="-60620140408841" calcext:value-type="float">
            <text:p>-60620140408841</text:p>
          </table:table-cell>
        </table:table-row>
        <table:table-row table:style-name="ro1">
          <table:table-cell office:value-type="float" office:value="3.8822067353907" calcext:value-type="float">
            <text:p>3.8822067353907</text:p>
          </table:table-cell>
          <table:table-cell office:value-type="float" office:value="71.543402133405" calcext:value-type="float">
            <text:p>71.543402133405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22.7020457889" calcext:value-type="float">
            <text:p>8122.702045788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75" calcext:value-type="float">
            <text:p>30.75</text:p>
          </table:table-cell>
          <table:table-cell office:value-type="float" office:value="-61526003802155" calcext:value-type="float">
            <text:p>-61526003802155</text:p>
          </table:table-cell>
        </table:table-row>
        <table:table-row table:style-name="ro1">
          <table:table-cell office:value-type="float" office:value="3.8822067354147" calcext:value-type="float">
            <text:p>3.8822067354147</text:p>
          </table:table-cell>
          <table:table-cell office:value-type="float" office:value="71.543402088471" calcext:value-type="float">
            <text:p>71.543402088471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24.742193924" calcext:value-type="float">
            <text:p>8124.74219392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75" calcext:value-type="float">
            <text:p>30.75</text:p>
          </table:table-cell>
          <table:table-cell office:value-type="float" office:value="-62452325714038" calcext:value-type="float">
            <text:p>-62452325714038</text:p>
          </table:table-cell>
        </table:table-row>
        <table:table-row table:style-name="ro1">
          <table:table-cell office:value-type="float" office:value="3.8822067354387" calcext:value-type="float">
            <text:p>3.8822067354387</text:p>
          </table:table-cell>
          <table:table-cell office:value-type="float" office:value="71.543402034256" calcext:value-type="float">
            <text:p>71.543402034256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26.8054212966" calcext:value-type="float">
            <text:p>8126.805421296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75" calcext:value-type="float">
            <text:p>30.75</text:p>
          </table:table-cell>
          <table:table-cell office:value-type="float" office:value="-63399726904963" calcext:value-type="float">
            <text:p>-63399726904963</text:p>
          </table:table-cell>
        </table:table-row>
        <table:table-row table:style-name="ro1">
          <table:table-cell office:value-type="float" office:value="3.8822067354627" calcext:value-type="float">
            <text:p>3.8822067354627</text:p>
          </table:table-cell>
          <table:table-cell office:value-type="float" office:value="71.543401970645" calcext:value-type="float">
            <text:p>71.543401970645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28.8921664374" calcext:value-type="float">
            <text:p>8128.892166437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75" calcext:value-type="float">
            <text:p>30.75</text:p>
          </table:table-cell>
          <table:table-cell office:value-type="float" office:value="-64368851860607" calcext:value-type="float">
            <text:p>-64368851860607</text:p>
          </table:table-cell>
        </table:table-row>
        <table:table-row table:style-name="ro1">
          <table:table-cell office:value-type="float" office:value="3.8822067354867" calcext:value-type="float">
            <text:p>3.8822067354867</text:p>
          </table:table-cell>
          <table:table-cell office:value-type="float" office:value="71.543401946299" calcext:value-type="float">
            <text:p>71.543401946299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31.0028796396" calcext:value-type="float">
            <text:p>8131.002879639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0.75" calcext:value-type="float">
            <text:p>30.75</text:p>
          </table:table-cell>
          <table:table-cell office:value-type="float" office:value="-65360369884675" calcext:value-type="float">
            <text:p>-65360369884675</text:p>
          </table:table-cell>
        </table:table-row>
        <table:table-row table:style-name="ro1">
          <table:table-cell office:value-type="float" office:value="3.8822067355047" calcext:value-type="float">
            <text:p>3.8822067355047</text:p>
          </table:table-cell>
          <table:table-cell office:value-type="float" office:value="71.543401926543" calcext:value-type="float">
            <text:p>71.543401926543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32.6018931174" calcext:value-type="float">
            <text:p>8132.601893117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.75" calcext:value-type="float">
            <text:p>30.75</text:p>
          </table:table-cell>
          <table:table-cell office:value-type="float" office:value="-66119107669611" calcext:value-type="float">
            <text:p>-66119107669611</text:p>
          </table:table-cell>
        </table:table-row>
        <table:table-row table:style-name="ro1">
          <table:table-cell office:value-type="float" office:value="3.8822067355227" calcext:value-type="float">
            <text:p>3.8822067355227</text:p>
          </table:table-cell>
          <table:table-cell office:value-type="float" office:value="71.543401903759" calcext:value-type="float">
            <text:p>71.543401903759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34.2148319434" calcext:value-type="float">
            <text:p>8134.214831943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.75" calcext:value-type="float">
            <text:p>30.75</text:p>
          </table:table-cell>
          <table:table-cell office:value-type="float" office:value="-66891127341057" calcext:value-type="float">
            <text:p>-66891127341057</text:p>
          </table:table-cell>
        </table:table-row>
        <table:table-row table:style-name="ro1">
          <table:table-cell office:value-type="float" office:value="3.8822067355407" calcext:value-type="float">
            <text:p>3.8822067355407</text:p>
          </table:table-cell>
          <table:table-cell office:value-type="float" office:value="71.54340187711" calcext:value-type="float">
            <text:p>71.54340187711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35.8419097716" calcext:value-type="float">
            <text:p>8135.841909771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.75" calcext:value-type="float">
            <text:p>30.75</text:p>
          </table:table-cell>
          <table:table-cell office:value-type="float" office:value="-67676745672539" calcext:value-type="float">
            <text:p>-67676745672539</text:p>
          </table:table-cell>
        </table:table-row>
        <table:table-row table:style-name="ro1">
          <table:table-cell office:value-type="float" office:value="3.8822067355587" calcext:value-type="float">
            <text:p>3.8822067355587</text:p>
          </table:table-cell>
          <table:table-cell office:value-type="float" office:value="71.543401846213" calcext:value-type="float">
            <text:p>71.543401846213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37.4833378502" calcext:value-type="float">
            <text:p>8137.483337850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.75" calcext:value-type="float">
            <text:p>30.75</text:p>
          </table:table-cell>
          <table:table-cell office:value-type="float" office:value="-68476285592340" calcext:value-type="float">
            <text:p>-68476285592340</text:p>
          </table:table-cell>
        </table:table-row>
        <table:table-row table:style-name="ro1">
          <table:table-cell office:value-type="float" office:value="3.8822067355767" calcext:value-type="float">
            <text:p>3.8822067355767</text:p>
          </table:table-cell>
          <table:table-cell office:value-type="float" office:value="71.543401811016" calcext:value-type="float">
            <text:p>71.543401811016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39.1393295401" calcext:value-type="float">
            <text:p>8139.139329540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.75" calcext:value-type="float">
            <text:p>30.75</text:p>
          </table:table-cell>
          <table:table-cell office:value-type="float" office:value="-69290078550232" calcext:value-type="float">
            <text:p>-69290078550232</text:p>
          </table:table-cell>
        </table:table-row>
        <table:table-row table:style-name="ro1">
          <table:table-cell office:value-type="float" office:value="3.8822067355947" calcext:value-type="float">
            <text:p>3.8822067355947</text:p>
          </table:table-cell>
          <table:table-cell office:value-type="float" office:value="71.543401771353" calcext:value-type="float">
            <text:p>71.543401771353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40.8101018945" calcext:value-type="float">
            <text:p>8140.810101894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.75" calcext:value-type="float">
            <text:p>30.75</text:p>
          </table:table-cell>
          <table:table-cell office:value-type="float" office:value="-70118465543194" calcext:value-type="float">
            <text:p>-70118465543194</text:p>
          </table:table-cell>
        </table:table-row>
        <table:table-row table:style-name="ro1">
          <table:table-cell office:value-type="float" office:value="3.8822067356127" calcext:value-type="float">
            <text:p>3.8822067356127</text:p>
          </table:table-cell>
          <table:table-cell office:value-type="float" office:value="71.543401727162" calcext:value-type="float">
            <text:p>71.543401727162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42.4958762658" calcext:value-type="float">
            <text:p>8142.495876265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.75" calcext:value-type="float">
            <text:p>30.75</text:p>
          </table:table-cell>
          <table:table-cell office:value-type="float" office:value="-70961797701387" calcext:value-type="float">
            <text:p>-70961797701387</text:p>
          </table:table-cell>
        </table:table-row>
        <table:table-row table:style-name="ro1">
          <table:table-cell office:value-type="float" office:value="3.8822067356307" calcext:value-type="float">
            <text:p>3.8822067356307</text:p>
          </table:table-cell>
          <table:table-cell office:value-type="float" office:value="71.543401678375" calcext:value-type="float">
            <text:p>71.543401678375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44.1968785895" calcext:value-type="float">
            <text:p>8144.196878589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1.75" calcext:value-type="float">
            <text:p>31.75</text:p>
          </table:table-cell>
          <table:table-cell office:value-type="float" office:value="-71820436737135" calcext:value-type="float">
            <text:p>-71820436737135</text:p>
          </table:table-cell>
        </table:table-row>
        <table:table-row table:style-name="ro1">
          <table:table-cell office:value-type="float" office:value="3.8822067356487" calcext:value-type="float">
            <text:p>3.8822067356487</text:p>
          </table:table-cell>
          <table:table-cell office:value-type="float" office:value="71.5434016599" calcext:value-type="float">
            <text:p>71.5434016599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45.9133395716" calcext:value-type="float">
            <text:p>8145.913339571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75" calcext:value-type="float">
            <text:p>31.75</text:p>
          </table:table-cell>
          <table:table-cell office:value-type="float" office:value="-72694755351653" calcext:value-type="float">
            <text:p>-72694755351653</text:p>
          </table:table-cell>
        </table:table-row>
        <table:table-row table:style-name="ro1">
          <table:table-cell office:value-type="float" office:value="3.8822067356667" calcext:value-type="float">
            <text:p>3.8822067356667</text:p>
          </table:table-cell>
          <table:table-cell office:value-type="float" office:value="71.54340164826" calcext:value-type="float">
            <text:p>71.54340164826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47.6454948222" calcext:value-type="float">
            <text:p>8147.645494822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75" calcext:value-type="float">
            <text:p>31.75</text:p>
          </table:table-cell>
          <table:table-cell office:value-type="float" office:value="-73585137666128" calcext:value-type="float">
            <text:p>-73585137666128</text:p>
          </table:table-cell>
        </table:table-row>
        <table:table-row table:style-name="ro1">
          <table:table-cell office:value-type="float" office:value="3.8822067356847" calcext:value-type="float">
            <text:p>3.8822067356847</text:p>
          </table:table-cell>
          <table:table-cell office:value-type="float" office:value="71.543401635541" calcext:value-type="float">
            <text:p>71.543401635541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49.3935850098" calcext:value-type="float">
            <text:p>8149.393585009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75" calcext:value-type="float">
            <text:p>31.75</text:p>
          </table:table-cell>
          <table:table-cell office:value-type="float" office:value="-74491979632283" calcext:value-type="float">
            <text:p>-74491979632283</text:p>
          </table:table-cell>
        </table:table-row>
        <table:table-row table:style-name="ro1">
          <table:table-cell office:value-type="float" office:value="3.8822067357027" calcext:value-type="float">
            <text:p>3.8822067357027</text:p>
          </table:table-cell>
          <table:table-cell office:value-type="float" office:value="71.54340161906" calcext:value-type="float">
            <text:p>71.54340161906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51.157856002" calcext:value-type="float">
            <text:p>8151.15785600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75" calcext:value-type="float">
            <text:p>31.75</text:p>
          </table:table-cell>
          <table:table-cell office:value-type="float" office:value="-75415689476202" calcext:value-type="float">
            <text:p>-75415689476202</text:p>
          </table:table-cell>
        </table:table-row>
        <table:table-row table:style-name="ro1">
          <table:table-cell office:value-type="float" office:value="3.8822067357207" calcext:value-type="float">
            <text:p>3.8822067357207</text:p>
          </table:table-cell>
          <table:table-cell office:value-type="float" office:value="71.543401597841" calcext:value-type="float">
            <text:p>71.543401597841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52.9385590108" calcext:value-type="float">
            <text:p>8152.938559010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75" calcext:value-type="float">
            <text:p>31.75</text:p>
          </table:table-cell>
          <table:table-cell office:value-type="float" office:value="-76356688158579" calcext:value-type="float">
            <text:p>-76356688158579</text:p>
          </table:table-cell>
        </table:table-row>
        <table:table-row table:style-name="ro1">
          <table:table-cell office:value-type="float" office:value="3.8822067357387" calcext:value-type="float">
            <text:p>3.8822067357387</text:p>
          </table:table-cell>
          <table:table-cell office:value-type="float" office:value="71.543401571387" calcext:value-type="float">
            <text:p>71.543401571387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54.7359507431" calcext:value-type="float">
            <text:p>8154.735950743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75" calcext:value-type="float">
            <text:p>31.75</text:p>
          </table:table-cell>
          <table:table-cell office:value-type="float" office:value="-77315409854802" calcext:value-type="float">
            <text:p>-77315409854802</text:p>
          </table:table-cell>
        </table:table-row>
        <table:table-row table:style-name="ro1">
          <table:table-cell office:value-type="float" office:value="3.8822067357567" calcext:value-type="float">
            <text:p>3.8822067357567</text:p>
          </table:table-cell>
          <table:table-cell office:value-type="float" office:value="71.543401539593" calcext:value-type="float">
            <text:p>71.543401539593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56.5502935562" calcext:value-type="float">
            <text:p>8156.550293556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75" calcext:value-type="float">
            <text:p>31.75</text:p>
          </table:table-cell>
          <table:table-cell office:value-type="float" office:value="-78292302456000" calcext:value-type="float">
            <text:p>-78292302456000</text:p>
          </table:table-cell>
        </table:table-row>
        <table:table-row table:style-name="ro1">
          <table:table-cell office:value-type="float" office:value="3.8822067357747" calcext:value-type="float">
            <text:p>3.8822067357747</text:p>
          </table:table-cell>
          <table:table-cell office:value-type="float" office:value="71.543401502424" calcext:value-type="float">
            <text:p>71.543401502424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58.3818556186" calcext:value-type="float">
            <text:p>8158.381855618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75" calcext:value-type="float">
            <text:p>31.75</text:p>
          </table:table-cell>
          <table:table-cell office:value-type="float" office:value="-79287828092401" calcext:value-type="float">
            <text:p>-79287828092401</text:p>
          </table:table-cell>
        </table:table-row>
        <table:table-row table:style-name="ro1">
          <table:table-cell office:value-type="float" office:value="3.8822067357927" calcext:value-type="float">
            <text:p>3.8822067357927</text:p>
          </table:table-cell>
          <table:table-cell office:value-type="float" office:value="71.543401459388" calcext:value-type="float">
            <text:p>71.543401459388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60.2309110765" calcext:value-type="float">
            <text:p>8160.230911076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75" calcext:value-type="float">
            <text:p>35.75</text:p>
          </table:table-cell>
          <table:table-cell office:value-type="float" office:value="-80302463680086" calcext:value-type="float">
            <text:p>-80302463680086</text:p>
          </table:table-cell>
        </table:table-row>
        <table:table-row table:style-name="ro1">
          <table:table-cell office:value-type="float" office:value="3.8822067358107" calcext:value-type="float">
            <text:p>3.8822067358107</text:p>
          </table:table-cell>
          <table:table-cell office:value-type="float" office:value="71.543401410532" calcext:value-type="float">
            <text:p>71.543401410532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62.0977402267" calcext:value-type="float">
            <text:p>8162.097740226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75" calcext:value-type="float">
            <text:p>35.75</text:p>
          </table:table-cell>
          <table:table-cell office:value-type="float" office:value="-81336701492167" calcext:value-type="float">
            <text:p>-81336701492167</text:p>
          </table:table-cell>
        </table:table-row>
        <table:table-row table:style-name="ro1">
          <table:table-cell office:value-type="float" office:value="3.8822067358287" calcext:value-type="float">
            <text:p>3.8822067358287</text:p>
          </table:table-cell>
          <table:table-cell office:value-type="float" office:value="71.543401391156" calcext:value-type="float">
            <text:p>71.543401391156</text:p>
          </table:table-cell>
          <table:table-cell office:value-type="float" office:value="0.000000000017999840289935" calcext:value-type="float">
            <text:p>1.7999840289935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63.9826297" calcext:value-type="float">
            <text:p>8163.982629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5.75" calcext:value-type="float">
            <text:p>35.75</text:p>
          </table:table-cell>
          <table:table-cell office:value-type="float" office:value="-82391049750029" calcext:value-type="float">
            <text:p>-82391049750029</text:p>
          </table:table-cell>
        </table:table-row>
        <table:table-row table:style-name="ro1">
          <table:table-cell office:value-type="float" office:value="3.8822067358422" calcext:value-type="float">
            <text:p>3.8822067358422</text:p>
          </table:table-cell>
          <table:table-cell office:value-type="float" office:value="71.543401376252" calcext:value-type="float">
            <text:p>71.543401376252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65.4083071511" calcext:value-type="float">
            <text:p>8165.408307151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.75" calcext:value-type="float">
            <text:p>35.75</text:p>
          </table:table-cell>
          <table:table-cell office:value-type="float" office:value="-83195313393544" calcext:value-type="float">
            <text:p>-83195313393544</text:p>
          </table:table-cell>
        </table:table-row>
        <table:table-row table:style-name="ro1">
          <table:table-cell office:value-type="float" office:value="3.8822067358557" calcext:value-type="float">
            <text:p>3.8822067358557</text:p>
          </table:table-cell>
          <table:table-cell office:value-type="float" office:value="71.543401359545" calcext:value-type="float">
            <text:p>71.543401359545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66.8444242128" calcext:value-type="float">
            <text:p>8166.844424212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.75" calcext:value-type="float">
            <text:p>36.75</text:p>
          </table:table-cell>
          <table:table-cell office:value-type="float" office:value="-84011405779161" calcext:value-type="float">
            <text:p>-84011405779161</text:p>
          </table:table-cell>
        </table:table-row>
        <table:table-row table:style-name="ro1">
          <table:table-cell office:value-type="float" office:value="3.8822067358692" calcext:value-type="float">
            <text:p>3.8822067358692</text:p>
          </table:table-cell>
          <table:table-cell office:value-type="float" office:value="71.543401340528" calcext:value-type="float">
            <text:p>71.543401340528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68.2911154569" calcext:value-type="float">
            <text:p>8168.291115456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.75" calcext:value-type="float">
            <text:p>36.75</text:p>
          </table:table-cell>
          <table:table-cell office:value-type="float" office:value="-84839563723750" calcext:value-type="float">
            <text:p>-84839563723750</text:p>
          </table:table-cell>
        </table:table-row>
        <table:table-row table:style-name="ro1">
          <table:table-cell office:value-type="float" office:value="3.8822067358827" calcext:value-type="float">
            <text:p>3.8822067358827</text:p>
          </table:table-cell>
          <table:table-cell office:value-type="float" office:value="71.543401318999" calcext:value-type="float">
            <text:p>71.543401318999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69.7485134732" calcext:value-type="float">
            <text:p>8169.748513473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.75" calcext:value-type="float">
            <text:p>36.75</text:p>
          </table:table-cell>
          <table:table-cell office:value-type="float" office:value="-85680027496769" calcext:value-type="float">
            <text:p>-85680027496769</text:p>
          </table:table-cell>
        </table:table-row>
        <table:table-row table:style-name="ro1">
          <table:table-cell office:value-type="float" office:value="3.8822067358962" calcext:value-type="float">
            <text:p>3.8822067358962</text:p>
          </table:table-cell>
          <table:table-cell office:value-type="float" office:value="71.543401294831" calcext:value-type="float">
            <text:p>71.543401294831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71.2167517206" calcext:value-type="float">
            <text:p>8171.216751720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.75" calcext:value-type="float">
            <text:p>36.75</text:p>
          </table:table-cell>
          <table:table-cell office:value-type="float" office:value="-86533042540029" calcext:value-type="float">
            <text:p>-86533042540029</text:p>
          </table:table-cell>
        </table:table-row>
        <table:table-row table:style-name="ro1">
          <table:table-cell office:value-type="float" office:value="3.8822067359097" calcext:value-type="float">
            <text:p>3.8822067359097</text:p>
          </table:table-cell>
          <table:table-cell office:value-type="float" office:value="71.543401268018" calcext:value-type="float">
            <text:p>71.543401268018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72.6959655104" calcext:value-type="float">
            <text:p>8172.695965510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.75" calcext:value-type="float">
            <text:p>36.75</text:p>
          </table:table-cell>
          <table:table-cell office:value-type="float" office:value="-87398860164363" calcext:value-type="float">
            <text:p>-87398860164363</text:p>
          </table:table-cell>
        </table:table-row>
        <table:table-row table:style-name="ro1">
          <table:table-cell office:value-type="float" office:value="3.8822067359232" calcext:value-type="float">
            <text:p>3.8822067359232</text:p>
          </table:table-cell>
          <table:table-cell office:value-type="float" office:value="71.543401238337" calcext:value-type="float">
            <text:p>71.543401238337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74.1862923677" calcext:value-type="float">
            <text:p>8174.186292367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.75" calcext:value-type="float">
            <text:p>36.75</text:p>
          </table:table-cell>
          <table:table-cell office:value-type="float" office:value="-88277737908321" calcext:value-type="float">
            <text:p>-88277737908321</text:p>
          </table:table-cell>
        </table:table-row>
        <table:table-row table:style-name="ro1">
          <table:table-cell office:value-type="float" office:value="3.8822067359367" calcext:value-type="float">
            <text:p>3.8822067359367</text:p>
          </table:table-cell>
          <table:table-cell office:value-type="float" office:value="71.543401205832" calcext:value-type="float">
            <text:p>71.543401205832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75.6878721884" calcext:value-type="float">
            <text:p>8175.687872188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.75" calcext:value-type="float">
            <text:p>36.75</text:p>
          </table:table-cell>
          <table:table-cell office:value-type="float" office:value="-89169939787281" calcext:value-type="float">
            <text:p>-89169939787281</text:p>
          </table:table-cell>
        </table:table-row>
        <table:table-row table:style-name="ro1">
          <table:table-cell office:value-type="float" office:value="3.8822067359502" calcext:value-type="float">
            <text:p>3.8822067359502</text:p>
          </table:table-cell>
          <table:table-cell office:value-type="float" office:value="71.543401170595" calcext:value-type="float">
            <text:p>71.543401170595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77.2008473286" calcext:value-type="float">
            <text:p>8177.200847328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.75" calcext:value-type="float">
            <text:p>36.75</text:p>
          </table:table-cell>
          <table:table-cell office:value-type="float" office:value="-90075736511774" calcext:value-type="float">
            <text:p>-90075736511774</text:p>
          </table:table-cell>
        </table:table-row>
        <table:table-row table:style-name="ro1">
          <table:table-cell office:value-type="float" office:value="3.8822067359637" calcext:value-type="float">
            <text:p>3.8822067359637</text:p>
          </table:table-cell>
          <table:table-cell office:value-type="float" office:value="71.543401158127" calcext:value-type="float">
            <text:p>71.543401158127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78.7253626773" calcext:value-type="float">
            <text:p>8178.725362677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90995405692578" calcext:value-type="float">
            <text:p>-90995405692578</text:p>
          </table:table-cell>
        </table:table-row>
        <table:table-row table:style-name="ro1">
          <table:table-cell office:value-type="float" office:value="3.8822067359772" calcext:value-type="float">
            <text:p>3.8822067359772</text:p>
          </table:table-cell>
          <table:table-cell office:value-type="float" office:value="71.543401151236" calcext:value-type="float">
            <text:p>71.543401151236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80.261565706" calcext:value-type="float">
            <text:p>8180.26156570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91929232072885" calcext:value-type="float">
            <text:p>-91929232072885</text:p>
          </table:table-cell>
        </table:table-row>
        <table:table-row table:style-name="ro1">
          <table:table-cell office:value-type="float" office:value="3.8822067359907" calcext:value-type="float">
            <text:p>3.8822067359907</text:p>
          </table:table-cell>
          <table:table-cell office:value-type="float" office:value="71.543401144195" calcext:value-type="float">
            <text:p>71.543401144195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81.8096065398" calcext:value-type="float">
            <text:p>8181.809606539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92877507736244" calcext:value-type="float">
            <text:p>-92877507736244</text:p>
          </table:table-cell>
        </table:table-row>
        <table:table-row table:style-name="ro1">
          <table:table-cell office:value-type="float" office:value="3.8822067360042" calcext:value-type="float">
            <text:p>3.8822067360042</text:p>
          </table:table-cell>
          <table:table-cell office:value-type="float" office:value="71.543401135026" calcext:value-type="float">
            <text:p>71.543401135026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83.369638018" calcext:value-type="float">
            <text:p>8183.36963801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93840532336664" calcext:value-type="float">
            <text:p>-93840532336664</text:p>
          </table:table-cell>
        </table:table-row>
        <table:table-row table:style-name="ro1">
          <table:table-cell office:value-type="float" office:value="3.8822067360177" calcext:value-type="float">
            <text:p>3.8822067360177</text:p>
          </table:table-cell>
          <table:table-cell office:value-type="float" office:value="71.543401123017" calcext:value-type="float">
            <text:p>71.543401123017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84.9418157575" calcext:value-type="float">
            <text:p>8184.94181575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94818613336451" calcext:value-type="float">
            <text:p>-94818613336451</text:p>
          </table:table-cell>
        </table:table-row>
        <table:table-row table:style-name="ro1">
          <table:table-cell office:value-type="float" office:value="3.8822067360312" calcext:value-type="float">
            <text:p>3.8822067360312</text:p>
          </table:table-cell>
          <table:table-cell office:value-type="float" office:value="71.543401107929" calcext:value-type="float">
            <text:p>71.543401107929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86.5262982176" calcext:value-type="float">
            <text:p>8186.526298217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95812066251674" calcext:value-type="float">
            <text:p>-95812066251674</text:p>
          </table:table-cell>
        </table:table-row>
        <table:table-row table:style-name="ro1">
          <table:table-cell office:value-type="float" office:value="3.8822067360447" calcext:value-type="float">
            <text:p>3.8822067360447</text:p>
          </table:table-cell>
          <table:table-cell office:value-type="float" office:value="71.543401089677" calcext:value-type="float">
            <text:p>71.543401089677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88.1232467671" calcext:value-type="float">
            <text:p>8188.123246767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96821214906998" calcext:value-type="float">
            <text:p>-96821214906998</text:p>
          </table:table-cell>
        </table:table-row>
        <table:table-row table:style-name="ro1">
          <table:table-cell office:value-type="float" office:value="3.8822067360582" calcext:value-type="float">
            <text:p>3.8822067360582</text:p>
          </table:table-cell>
          <table:table-cell office:value-type="float" office:value="71.543401068074" calcext:value-type="float">
            <text:p>71.543401068074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89.7328257536" calcext:value-type="float">
            <text:p>8189.732825753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97846391699274" calcext:value-type="float">
            <text:p>-97846391699274</text:p>
          </table:table-cell>
        </table:table-row>
        <table:table-row table:style-name="ro1">
          <table:table-cell office:value-type="float" office:value="3.8822067360717" calcext:value-type="float">
            <text:p>3.8822067360717</text:p>
          </table:table-cell>
          <table:table-cell office:value-type="float" office:value="71.543401043104" calcext:value-type="float">
            <text:p>71.543401043104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91.3552025742" calcext:value-type="float">
            <text:p>8191.355202574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98887937871720" calcext:value-type="float">
            <text:p>-98887937871720</text:p>
          </table:table-cell>
        </table:table-row>
        <table:table-row table:style-name="ro1">
          <table:table-cell office:value-type="float" office:value="3.8822067360852" calcext:value-type="float">
            <text:p>3.8822067360852</text:p>
          </table:table-cell>
          <table:table-cell office:value-type="float" office:value="71.543401014553" calcext:value-type="float">
            <text:p>71.543401014553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92.9905477488" calcext:value-type="float">
            <text:p>8192.990547748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99946203797554" calcext:value-type="float">
            <text:p>-99946203797554</text:p>
          </table:table-cell>
        </table:table-row>
        <table:table-row table:style-name="ro1">
          <table:table-cell office:value-type="float" office:value="3.8822067360987" calcext:value-type="float">
            <text:p>3.8822067360987</text:p>
          </table:table-cell>
          <table:table-cell office:value-type="float" office:value="71.543400982537" calcext:value-type="float">
            <text:p>71.543400982537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94.6390349955" calcext:value-type="float">
            <text:p>8194.639034995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101021549275230" calcext:value-type="float">
            <text:p>-101021549275230</text:p>
          </table:table-cell>
        </table:table-row>
        <table:table-row table:style-name="ro1">
          <table:table-cell office:value-type="float" office:value="3.8822067361122" calcext:value-type="float">
            <text:p>3.8822067361122</text:p>
          </table:table-cell>
          <table:table-cell office:value-type="float" office:value="71.543400947015" calcext:value-type="float">
            <text:p>71.543400947015</text:p>
          </table:table-cell>
          <table:table-cell office:value-type="float" office:value="0.000000000013499880217451" calcext:value-type="float">
            <text:p>1.3499880217451E-11</text:p>
          </table:table-cell>
          <table:table-cell office:value-type="float" office:value="17032" calcext:value-type="float">
            <text:p>17032</text:p>
          </table:table-cell>
          <table:table-cell office:value-type="float" office:value="8196.300841308" calcext:value-type="float">
            <text:p>8196.30084130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  <table:table-cell office:value-type="float" office:value="-102114343833860" calcext:value-type="float">
            <text:p>-102114343833860</text:p>
          </table:table-cell>
        </table:table-row>
      </table:table>
      <table:table table:name="nucleation_edit2_BodyForce_1000" table:style-name="ta1">
        <table:shapes>
          <draw:frame draw:z-index="0" draw:style-name="gr1" draw:text-style-name="P1" svg:width="453.74pt" svg:height="255.26pt" svg:x="784.49pt" svg:y="54.2pt">
            <draw:object draw:notify-on-update-of-ranges="nucleation_edit2_BodyForce_1000.A1:nucleation_edit2_BodyForce_1000.A1 nucleation_edit2_BodyForce_1000.A2:nucleation_edit2_BodyForce_1000.A202 nucleation_edit2_BodyForce_1000.I1:nucleation_edit2_BodyForce_1000.I1 nucleation_edit2_BodyForce_1000.I2:nucleation_edit2_BodyForce_1000.I2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71pt" svg:height="255.23pt" svg:x="786.84pt" svg:y="341.09pt">
            <draw:object draw:notify-on-update-of-ranges="nucleation_edit2_BodyForce_1000.A1:nucleation_edit2_BodyForce_1000.A1 nucleation_edit2_BodyForce_1000.A2:nucleation_edit2_BodyForce_1000.A202 nucleation_edit2_BodyForce_1000.B1:nucleation_edit2_BodyForce_1000.B1 nucleation_edit2_BodyForce_1000.B2:nucleation_edit2_BodyForce_1000.B2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71pt" svg:height="255.26pt" svg:x="792.28pt" svg:y="605.37pt">
            <draw:object draw:notify-on-update-of-ranges="nucleation_edit2_BodyForce_1000.A1:nucleation_edit2_BodyForce_1000.A1 nucleation_edit2_BodyForce_1000.A2:nucleation_edit2_BodyForce_1000.A202 nucleation_edit2_BodyForce_1000.E1:nucleation_edit2_BodyForce_1000.E1 nucleation_edit2_BodyForce_1000.E2:nucleation_edit2_BodyForce_1000.E202 nucleation_edit2_BodyForce_1000.A1:nucleation_edit2_BodyForce_1000.A1 nucleation_edit2_BodyForce_1000.A2:nucleation_edit2_BodyForce_1000.A202 nucleation_edit2_BodyForce_1000.H1:nucleation_edit2_BodyForce_1000.H1 nucleation_edit2_BodyForce_1000.H2:nucleation_edit2_BodyForce_1000.H2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lementInt_c</text:p>
          </table:table-cell>
          <table:table-cell office:value-type="string" calcext:value-type="string">
            <text:p>_dt</text:p>
          </table:table-cell>
          <table:table-cell office:value-type="string" calcext:value-type="string">
            <text:p>dofs</text:p>
          </table:table-cell>
          <table:table-cell office:value-type="string" calcext:value-type="string">
            <text:p>eta_precip_area</text:p>
          </table:table-cell>
          <table:table-cell office:value-type="string" calcext:value-type="string">
            <text:p>linear_its</text:p>
          </table:table-cell>
          <table:table-cell office:value-type="string" calcext:value-type="string">
            <text:p>nonlinear_its</text:p>
          </table:table-cell>
          <table:table-cell office:value-type="string" calcext:value-type="string">
            <text:p>precipitate_area</text:p>
          </table:table-cell>
          <table:table-cell office:value-type="string" calcext:value-type="string">
            <text:p>total_F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313514709473" calcext:value-type="float">
            <text:p>0.056313514709473</text:p>
          </table:table-cell>
          <table:table-cell office:value-type="float" office:value="0.000015018355201929" calcext:value-type="float">
            <text:p>1.5018355201929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40507" calcext:value-type="float">
            <text:p>40507</text:p>
          </table:table-cell>
          <table:table-cell office:value-type="float" office:value="12830.418175424" calcext:value-type="float">
            <text:p>12830.4181754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981.314333976" calcext:value-type="float">
            <text:p>12981.314333976</text:p>
          </table:table-cell>
        </table:table-row>
        <table:table-row table:style-name="ro1">
          <table:table-cell office:value-type="float" office:value="0.11262702941895" calcext:value-type="float">
            <text:p>0.11262702941895</text:p>
          </table:table-cell>
          <table:table-cell office:value-type="float" office:value="0.00002002420229541" calcext:value-type="float">
            <text:p>2.002420229541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46054" calcext:value-type="float">
            <text:p>46054</text:p>
          </table:table-cell>
          <table:table-cell office:value-type="float" office:value="12796.528502577" calcext:value-type="float">
            <text:p>12796.52850257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866.160938196" calcext:value-type="float">
            <text:p>12866.160938196</text:p>
          </table:table-cell>
        </table:table-row>
        <table:table-row table:style-name="ro1">
          <table:table-cell office:value-type="float" office:value="0.16894054412842" calcext:value-type="float">
            <text:p>0.16894054412842</text:p>
          </table:table-cell>
          <table:table-cell office:value-type="float" office:value="0.000021692792914974" calcext:value-type="float">
            <text:p>2.1692792914974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54379" calcext:value-type="float">
            <text:p>54379</text:p>
          </table:table-cell>
          <table:table-cell office:value-type="float" office:value="12756.594176004" calcext:value-type="float">
            <text:p>12756.59417600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784.886548199" calcext:value-type="float">
            <text:p>12784.886548199</text:p>
          </table:table-cell>
        </table:table-row>
        <table:table-row table:style-name="ro1">
          <table:table-cell office:value-type="float" office:value="0.22525405883789" calcext:value-type="float">
            <text:p>0.22525405883789</text:p>
          </table:table-cell>
          <table:table-cell office:value-type="float" office:value="0.000022245102096308" calcext:value-type="float">
            <text:p>2.2245102096308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63055" calcext:value-type="float">
            <text:p>63055</text:p>
          </table:table-cell>
          <table:table-cell office:value-type="float" office:value="12711.909086397" calcext:value-type="float">
            <text:p>12711.90908639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11.642693544" calcext:value-type="float">
            <text:p>12711.642693544</text:p>
          </table:table-cell>
        </table:table-row>
        <table:table-row table:style-name="ro1">
          <table:table-cell office:value-type="float" office:value="0.28156757354736" calcext:value-type="float">
            <text:p>0.28156757354736</text:p>
          </table:table-cell>
          <table:table-cell office:value-type="float" office:value="0.000022427733053387" calcext:value-type="float">
            <text:p>2.2427733053387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66715" calcext:value-type="float">
            <text:p>66715</text:p>
          </table:table-cell>
          <table:table-cell office:value-type="float" office:value="12663.802917321" calcext:value-type="float">
            <text:p>12663.8029173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40.929190279" calcext:value-type="float">
            <text:p>12640.929190279</text:p>
          </table:table-cell>
        </table:table-row>
        <table:table-row table:style-name="ro1">
          <table:table-cell office:value-type="float" office:value="0.33788108825684" calcext:value-type="float">
            <text:p>0.33788108825684</text:p>
          </table:table-cell>
          <table:table-cell office:value-type="float" office:value="0.000022488648432406" calcext:value-type="float">
            <text:p>2.2488648432406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68467" calcext:value-type="float">
            <text:p>68467</text:p>
          </table:table-cell>
          <table:table-cell office:value-type="float" office:value="12613.355038694" calcext:value-type="float">
            <text:p>12613.35503869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71.725608179" calcext:value-type="float">
            <text:p>12571.725608179</text:p>
          </table:table-cell>
        </table:table-row>
        <table:table-row table:style-name="ro1">
          <table:table-cell office:value-type="float" office:value="0.39419460296631" calcext:value-type="float">
            <text:p>0.39419460296631</text:p>
          </table:table-cell>
          <table:table-cell office:value-type="float" office:value="0.000022509010702304" calcext:value-type="float">
            <text:p>2.2509010702304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69991" calcext:value-type="float">
            <text:p>69991</text:p>
          </table:table-cell>
          <table:table-cell office:value-type="float" office:value="12561.373725754" calcext:value-type="float">
            <text:p>12561.37372575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03.873235981" calcext:value-type="float">
            <text:p>12503.873235981</text:p>
          </table:table-cell>
        </table:table-row>
        <table:table-row table:style-name="ro1">
          <table:table-cell office:value-type="float" office:value="0.45050811767578" calcext:value-type="float">
            <text:p>0.45050811767578</text:p>
          </table:table-cell>
          <table:table-cell office:value-type="float" office:value="0.000022515889941399" calcext:value-type="float">
            <text:p>2.2515889941399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71395" calcext:value-type="float">
            <text:p>71395</text:p>
          </table:table-cell>
          <table:table-cell office:value-type="float" office:value="12508.442490619" calcext:value-type="float">
            <text:p>12508.44249061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436.969576208" calcext:value-type="float">
            <text:p>12436.969576208</text:p>
          </table:table-cell>
        </table:table-row>
        <table:table-row table:style-name="ro1">
          <table:table-cell office:value-type="float" office:value="0.50682163238525" calcext:value-type="float">
            <text:p>0.50682163238525</text:p>
          </table:table-cell>
          <table:table-cell office:value-type="float" office:value="0.00002251831208655" calcext:value-type="float">
            <text:p>2.251831208655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72961" calcext:value-type="float">
            <text:p>72961</text:p>
          </table:table-cell>
          <table:table-cell office:value-type="float" office:value="12454.975345393" calcext:value-type="float">
            <text:p>12454.97534539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370.460624832" calcext:value-type="float">
            <text:p>12370.460624832</text:p>
          </table:table-cell>
        </table:table-row>
        <table:table-row table:style-name="ro1">
          <table:table-cell office:value-type="float" office:value="0.56313514709473" calcext:value-type="float">
            <text:p>0.56313514709473</text:p>
          </table:table-cell>
          <table:table-cell office:value-type="float" office:value="0.000022519264965215" calcext:value-type="float">
            <text:p>2.2519264965215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73810" calcext:value-type="float">
            <text:p>73810</text:p>
          </table:table-cell>
          <table:table-cell office:value-type="float" office:value="12401.26241846" calcext:value-type="float">
            <text:p>12401.2624184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304.955499239" calcext:value-type="float">
            <text:p>12304.955499239</text:p>
          </table:table-cell>
        </table:table-row>
        <table:table-row table:style-name="ro1">
          <table:table-cell office:value-type="float" office:value="0.6194486618042" calcext:value-type="float">
            <text:p>0.6194486618042</text:p>
          </table:table-cell>
          <table:table-cell office:value-type="float" office:value="0.000022519763617654" calcext:value-type="float">
            <text:p>2.2519763617654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75289" calcext:value-type="float">
            <text:p>75289</text:p>
          </table:table-cell>
          <table:table-cell office:value-type="float" office:value="12347.503459706" calcext:value-type="float">
            <text:p>12347.50345970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240.28594158" calcext:value-type="float">
            <text:p>12240.28594158</text:p>
          </table:table-cell>
        </table:table-row>
        <table:table-row table:style-name="ro1">
          <table:table-cell office:value-type="float" office:value="0.67576217651367" calcext:value-type="float">
            <text:p>0.67576217651367</text:p>
          </table:table-cell>
          <table:table-cell office:value-type="float" office:value="0.000022520121784386" calcext:value-type="float">
            <text:p>2.2520121784386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76447" calcext:value-type="float">
            <text:p>76447</text:p>
          </table:table-cell>
          <table:table-cell office:value-type="float" office:value="12293.835616464" calcext:value-type="float">
            <text:p>12293.83561646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176.80900258" calcext:value-type="float">
            <text:p>12176.80900258</text:p>
          </table:table-cell>
        </table:table-row>
        <table:table-row table:style-name="ro1">
          <table:table-cell office:value-type="float" office:value="0.73207569122314" calcext:value-type="float">
            <text:p>0.73207569122314</text:p>
          </table:table-cell>
          <table:table-cell office:value-type="float" office:value="0.000022520468802245" calcext:value-type="float">
            <text:p>2.2520468802245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77239" calcext:value-type="float">
            <text:p>77239</text:p>
          </table:table-cell>
          <table:table-cell office:value-type="float" office:value="12240.350085459" calcext:value-type="float">
            <text:p>12240.35008545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114.78503676" calcext:value-type="float">
            <text:p>12114.78503676</text:p>
          </table:table-cell>
        </table:table-row>
        <table:table-row table:style-name="ro1">
          <table:table-cell office:value-type="float" office:value="0.78838920593262" calcext:value-type="float">
            <text:p>0.78838920593262</text:p>
          </table:table-cell>
          <table:table-cell office:value-type="float" office:value="0.000022520828983019" calcext:value-type="float">
            <text:p>2.2520828983019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78703" calcext:value-type="float">
            <text:p>78703</text:p>
          </table:table-cell>
          <table:table-cell office:value-type="float" office:value="12187.10644434" calcext:value-type="float">
            <text:p>12187.1064443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53.420023386" calcext:value-type="float">
            <text:p>12053.420023386</text:p>
          </table:table-cell>
        </table:table-row>
        <table:table-row table:style-name="ro1">
          <table:table-cell office:value-type="float" office:value="0.84470272064209" calcext:value-type="float">
            <text:p>0.84470272064209</text:p>
          </table:table-cell>
          <table:table-cell office:value-type="float" office:value="0.000022521251318963" calcext:value-type="float">
            <text:p>2.2521251318963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79627" calcext:value-type="float">
            <text:p>79627</text:p>
          </table:table-cell>
          <table:table-cell office:value-type="float" office:value="12134.14132717" calcext:value-type="float">
            <text:p>12134.1413271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93.149852361" calcext:value-type="float">
            <text:p>11993.149852361</text:p>
          </table:table-cell>
        </table:table-row>
        <table:table-row table:style-name="ro1">
          <table:table-cell office:value-type="float" office:value="0.90101623535156" calcext:value-type="float">
            <text:p>0.90101623535156</text:p>
          </table:table-cell>
          <table:table-cell office:value-type="float" office:value="0.000022521314720469" calcext:value-type="float">
            <text:p>2.2521314720469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0335" calcext:value-type="float">
            <text:p>80335</text:p>
          </table:table-cell>
          <table:table-cell office:value-type="float" office:value="12081.47697534" calcext:value-type="float">
            <text:p>12081.4769753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933.247274245" calcext:value-type="float">
            <text:p>11933.247274245</text:p>
          </table:table-cell>
        </table:table-row>
        <table:table-row table:style-name="ro1">
          <table:table-cell office:value-type="float" office:value="0.95732975006104" calcext:value-type="float">
            <text:p>0.95732975006104</text:p>
          </table:table-cell>
          <table:table-cell office:value-type="float" office:value="0.000022521628224137" calcext:value-type="float">
            <text:p>2.2521628224137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1055" calcext:value-type="float">
            <text:p>81055</text:p>
          </table:table-cell>
          <table:table-cell office:value-type="float" office:value="12029.123378687" calcext:value-type="float">
            <text:p>12029.12337868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874.79173147" calcext:value-type="float">
            <text:p>11874.79173147</text:p>
          </table:table-cell>
        </table:table-row>
        <table:table-row table:style-name="ro1">
          <table:table-cell office:value-type="float" office:value="1.0136432647705" calcext:value-type="float">
            <text:p>1.0136432647705</text:p>
          </table:table-cell>
          <table:table-cell office:value-type="float" office:value="0.000022521646868778" calcext:value-type="float">
            <text:p>2.2521646868778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1835" calcext:value-type="float">
            <text:p>81835</text:p>
          </table:table-cell>
          <table:table-cell office:value-type="float" office:value="11977.081191125" calcext:value-type="float">
            <text:p>11977.0811911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816.739017054" calcext:value-type="float">
            <text:p>11816.739017054</text:p>
          </table:table-cell>
        </table:table-row>
        <table:table-row table:style-name="ro1">
          <table:table-cell office:value-type="float" office:value="1.06995677948" calcext:value-type="float">
            <text:p>1.06995677948</text:p>
          </table:table-cell>
          <table:table-cell office:value-type="float" office:value="0.000022521567191236" calcext:value-type="float">
            <text:p>2.2521567191236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2735" calcext:value-type="float">
            <text:p>82735</text:p>
          </table:table-cell>
          <table:table-cell office:value-type="float" office:value="11925.345608659" calcext:value-type="float">
            <text:p>11925.34560865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758.638757062" calcext:value-type="float">
            <text:p>11758.638757062</text:p>
          </table:table-cell>
        </table:table-row>
        <table:table-row table:style-name="ro1">
          <table:table-cell office:value-type="float" office:value="1.1262702941895" calcext:value-type="float">
            <text:p>1.1262702941895</text:p>
          </table:table-cell>
          <table:table-cell office:value-type="float" office:value="0.000022521456935376" calcext:value-type="float">
            <text:p>2.2521456935376E-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4055" calcext:value-type="float">
            <text:p>84055</text:p>
          </table:table-cell>
          <table:table-cell office:value-type="float" office:value="11873.90612649" calcext:value-type="float">
            <text:p>11873.9061264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701.308988433" calcext:value-type="float">
            <text:p>11701.308988433</text:p>
          </table:table-cell>
        </table:table-row>
        <table:table-row table:style-name="ro1">
          <table:table-cell office:value-type="float" office:value="1.1825838088989" calcext:value-type="float">
            <text:p>1.1825838088989</text:p>
          </table:table-cell>
          <table:table-cell office:value-type="float" office:value="0.00015311477533519" calcext:value-type="float">
            <text:p>0.00015311477533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4826" calcext:value-type="float">
            <text:p>84826</text:p>
          </table:table-cell>
          <table:table-cell office:value-type="float" office:value="11822.750103596" calcext:value-type="float">
            <text:p>11822.75010359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644.694543916" calcext:value-type="float">
            <text:p>11644.694543916</text:p>
          </table:table-cell>
        </table:table-row>
        <table:table-row table:style-name="ro1">
          <table:table-cell office:value-type="float" office:value="1.2388973236084" calcext:value-type="float">
            <text:p>1.2388973236084</text:p>
          </table:table-cell>
          <table:table-cell office:value-type="float" office:value="0.00036246730793277" calcext:value-type="float">
            <text:p>0.000362467307933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5237" calcext:value-type="float">
            <text:p>85237</text:p>
          </table:table-cell>
          <table:table-cell office:value-type="float" office:value="11771.862618031" calcext:value-type="float">
            <text:p>11771.86261803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89.055103615" calcext:value-type="float">
            <text:p>11589.055103615</text:p>
          </table:table-cell>
        </table:table-row>
        <table:table-row table:style-name="ro1">
          <table:table-cell office:value-type="float" office:value="1.2952108383179" calcext:value-type="float">
            <text:p>1.2952108383179</text:p>
          </table:table-cell>
          <table:table-cell office:value-type="float" office:value="0.00053061007292521" calcext:value-type="float">
            <text:p>0.00053061007292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6257" calcext:value-type="float">
            <text:p>86257</text:p>
          </table:table-cell>
          <table:table-cell office:value-type="float" office:value="11721.226894694" calcext:value-type="float">
            <text:p>11721.22689469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34.305975646" calcext:value-type="float">
            <text:p>11534.305975646</text:p>
          </table:table-cell>
        </table:table-row>
        <table:table-row table:style-name="ro1">
          <table:table-cell office:value-type="float" office:value="1.3515243530273" calcext:value-type="float">
            <text:p>1.3515243530273</text:p>
          </table:table-cell>
          <table:table-cell office:value-type="float" office:value="0.00080368572093503" calcext:value-type="float">
            <text:p>0.00080368572093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6896" calcext:value-type="float">
            <text:p>86896</text:p>
          </table:table-cell>
          <table:table-cell office:value-type="float" office:value="11670.823711012" calcext:value-type="float">
            <text:p>11670.82371101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479.314210666" calcext:value-type="float">
            <text:p>11479.314210666</text:p>
          </table:table-cell>
        </table:table-row>
        <table:table-row table:style-name="ro1">
          <table:table-cell office:value-type="float" office:value="1.4078378677368" calcext:value-type="float">
            <text:p>1.4078378677368</text:p>
          </table:table-cell>
          <table:table-cell office:value-type="float" office:value="0.0011485756201659" calcext:value-type="float">
            <text:p>0.001148575620166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7682" calcext:value-type="float">
            <text:p>87682</text:p>
          </table:table-cell>
          <table:table-cell office:value-type="float" office:value="11620.632900377" calcext:value-type="float">
            <text:p>11620.63290037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424.661591451" calcext:value-type="float">
            <text:p>11424.661591451</text:p>
          </table:table-cell>
        </table:table-row>
        <table:table-row table:style-name="ro1">
          <table:table-cell office:value-type="float" office:value="1.4641513824463" calcext:value-type="float">
            <text:p>1.4641513824463</text:p>
          </table:table-cell>
          <table:table-cell office:value-type="float" office:value="0.0028239302562092" calcext:value-type="float">
            <text:p>0.002823930256209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8183" calcext:value-type="float">
            <text:p>88183</text:p>
          </table:table-cell>
          <table:table-cell office:value-type="float" office:value="11570.634049904" calcext:value-type="float">
            <text:p>11570.63404990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371.095270809" calcext:value-type="float">
            <text:p>11371.095270809</text:p>
          </table:table-cell>
        </table:table-row>
        <table:table-row table:style-name="ro1">
          <table:table-cell office:value-type="float" office:value="1.5204648971558" calcext:value-type="float">
            <text:p>1.5204648971558</text:p>
          </table:table-cell>
          <table:table-cell office:value-type="float" office:value="0.0036592126486354" calcext:value-type="float">
            <text:p>0.00365921264863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89050" calcext:value-type="float">
            <text:p>89050</text:p>
          </table:table-cell>
          <table:table-cell office:value-type="float" office:value="11520.80271311" calcext:value-type="float">
            <text:p>11520.8027131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317.880349036" calcext:value-type="float">
            <text:p>11317.880349036</text:p>
          </table:table-cell>
        </table:table-row>
        <table:table-row table:style-name="ro1">
          <table:table-cell office:value-type="float" office:value="1.5767784118652" calcext:value-type="float">
            <text:p>1.5767784118652</text:p>
          </table:table-cell>
          <table:table-cell office:value-type="float" office:value="0.0049752654625537" calcext:value-type="float">
            <text:p>0.004975265462554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0025" calcext:value-type="float">
            <text:p>90025</text:p>
          </table:table-cell>
          <table:table-cell office:value-type="float" office:value="11471.112001579" calcext:value-type="float">
            <text:p>11471.11200157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265.244937009" calcext:value-type="float">
            <text:p>11265.244937009</text:p>
          </table:table-cell>
        </table:table-row>
        <table:table-row table:style-name="ro1">
          <table:table-cell office:value-type="float" office:value="1.6330919265747" calcext:value-type="float">
            <text:p>1.6330919265747</text:p>
          </table:table-cell>
          <table:table-cell office:value-type="float" office:value="0.005915795418673" calcext:value-type="float">
            <text:p>0.005915795418673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0733" calcext:value-type="float">
            <text:p>90733</text:p>
          </table:table-cell>
          <table:table-cell office:value-type="float" office:value="11421.53602792" calcext:value-type="float">
            <text:p>11421.5360279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213.283514697" calcext:value-type="float">
            <text:p>11213.283514697</text:p>
          </table:table-cell>
        </table:table-row>
        <table:table-row table:style-name="ro1">
          <table:table-cell office:value-type="float" office:value="1.6894054412842" calcext:value-type="float">
            <text:p>1.6894054412842</text:p>
          </table:table-cell>
          <table:table-cell office:value-type="float" office:value="0.0076498257476629" calcext:value-type="float">
            <text:p>0.007649825747663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1189" calcext:value-type="float">
            <text:p>91189</text:p>
          </table:table-cell>
          <table:table-cell office:value-type="float" office:value="11372.046809726" calcext:value-type="float">
            <text:p>11372.04680972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61.475156688" calcext:value-type="float">
            <text:p>11161.475156688</text:p>
          </table:table-cell>
        </table:table-row>
        <table:table-row table:style-name="ro1">
          <table:table-cell office:value-type="float" office:value="1.7457189559937" calcext:value-type="float">
            <text:p>1.7457189559937</text:p>
          </table:table-cell>
          <table:table-cell office:value-type="float" office:value="0.0089412070985222" calcext:value-type="float">
            <text:p>0.008941207098522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1459" calcext:value-type="float">
            <text:p>91459</text:p>
          </table:table-cell>
          <table:table-cell office:value-type="float" office:value="11322.613712864" calcext:value-type="float">
            <text:p>11322.61371286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10.602385318" calcext:value-type="float">
            <text:p>11110.602385318</text:p>
          </table:table-cell>
        </table:table-row>
        <table:table-row table:style-name="ro1">
          <table:table-cell office:value-type="float" office:value="1.8020324707031" calcext:value-type="float">
            <text:p>1.8020324707031</text:p>
          </table:table-cell>
          <table:table-cell office:value-type="float" office:value="0.0097657612724341" calcext:value-type="float">
            <text:p>0.009765761272434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1942" calcext:value-type="float">
            <text:p>91942</text:p>
          </table:table-cell>
          <table:table-cell office:value-type="float" office:value="11273.203294472" calcext:value-type="float">
            <text:p>11273.20329447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059.267366712" calcext:value-type="float">
            <text:p>11059.267366712</text:p>
          </table:table-cell>
        </table:table-row>
        <table:table-row table:style-name="ro1">
          <table:table-cell office:value-type="float" office:value="1.8583459854126" calcext:value-type="float">
            <text:p>1.8583459854126</text:p>
          </table:table-cell>
          <table:table-cell office:value-type="float" office:value="0.011012897253875" calcext:value-type="float">
            <text:p>0.01101289725387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2701" calcext:value-type="float">
            <text:p>92701</text:p>
          </table:table-cell>
          <table:table-cell office:value-type="float" office:value="11223.781343645" calcext:value-type="float">
            <text:p>11223.78134364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008.496201883" calcext:value-type="float">
            <text:p>11008.496201883</text:p>
          </table:table-cell>
        </table:table-row>
        <table:table-row table:style-name="ro1">
          <table:table-cell office:value-type="float" office:value="1.9146595001221" calcext:value-type="float">
            <text:p>1.9146595001221</text:p>
          </table:table-cell>
          <table:table-cell office:value-type="float" office:value="0.011936535426626" calcext:value-type="float">
            <text:p>0.011936535426626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2968" calcext:value-type="float">
            <text:p>92968</text:p>
          </table:table-cell>
          <table:table-cell office:value-type="float" office:value="11174.311941745" calcext:value-type="float">
            <text:p>11174.31194174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57.754876871" calcext:value-type="float">
            <text:p>10957.754876871</text:p>
          </table:table-cell>
        </table:table-row>
        <table:table-row table:style-name="ro1">
          <table:table-cell office:value-type="float" office:value="1.9709730148315" calcext:value-type="float">
            <text:p>1.9709730148315</text:p>
          </table:table-cell>
          <table:table-cell office:value-type="float" office:value="0.013213510751632" calcext:value-type="float">
            <text:p>0.013213510751632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4210" calcext:value-type="float">
            <text:p>94210</text:p>
          </table:table-cell>
          <table:table-cell office:value-type="float" office:value="11124.753135944" calcext:value-type="float">
            <text:p>11124.7531359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07.170143461" calcext:value-type="float">
            <text:p>10907.170143461</text:p>
          </table:table-cell>
        </table:table-row>
        <table:table-row table:style-name="ro1">
          <table:table-cell office:value-type="float" office:value="2.027286529541" calcext:value-type="float">
            <text:p>2.027286529541</text:p>
          </table:table-cell>
          <table:table-cell office:value-type="float" office:value="0.014365286865464" calcext:value-type="float">
            <text:p>0.014365286865464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4561" calcext:value-type="float">
            <text:p>94561</text:p>
          </table:table-cell>
          <table:table-cell office:value-type="float" office:value="11075.062218754" calcext:value-type="float">
            <text:p>11075.06221875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856.75903876" calcext:value-type="float">
            <text:p>10856.75903876</text:p>
          </table:table-cell>
        </table:table-row>
        <table:table-row table:style-name="ro1">
          <table:table-cell office:value-type="float" office:value="2.0836000442505" calcext:value-type="float">
            <text:p>2.0836000442505</text:p>
          </table:table-cell>
          <table:table-cell office:value-type="float" office:value="0.015539025090749" calcext:value-type="float">
            <text:p>0.015539025090749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4912" calcext:value-type="float">
            <text:p>94912</text:p>
          </table:table-cell>
          <table:table-cell office:value-type="float" office:value="11025.190754414" calcext:value-type="float">
            <text:p>11025.19075441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806.468761647" calcext:value-type="float">
            <text:p>10806.468761647</text:p>
          </table:table-cell>
        </table:table-row>
        <table:table-row table:style-name="ro1">
          <table:table-cell office:value-type="float" office:value="2.13991355896" calcext:value-type="float">
            <text:p>2.13991355896</text:p>
          </table:table-cell>
          <table:table-cell office:value-type="float" office:value="0.016277012336857" calcext:value-type="float">
            <text:p>0.016277012336857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5269" calcext:value-type="float">
            <text:p>95269</text:p>
          </table:table-cell>
          <table:table-cell office:value-type="float" office:value="10975.086094107" calcext:value-type="float">
            <text:p>10975.08609410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56.352020983" calcext:value-type="float">
            <text:p>10756.352020983</text:p>
          </table:table-cell>
        </table:table-row>
        <table:table-row table:style-name="ro1">
          <table:table-cell office:value-type="float" office:value="2.1962270736694" calcext:value-type="float">
            <text:p>2.1962270736694</text:p>
          </table:table-cell>
          <table:table-cell office:value-type="float" office:value="0.018102193812525" calcext:value-type="float">
            <text:p>0.01810219381252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5761" calcext:value-type="float">
            <text:p>95761</text:p>
          </table:table-cell>
          <table:table-cell office:value-type="float" office:value="10924.688116756" calcext:value-type="float">
            <text:p>10924.68811675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06.64974435" calcext:value-type="float">
            <text:p>10706.64974435</text:p>
          </table:table-cell>
        </table:table-row>
        <table:table-row table:style-name="ro1">
          <table:table-cell office:value-type="float" office:value="2.2525405883789" calcext:value-type="float">
            <text:p>2.2525405883789</text:p>
          </table:table-cell>
          <table:table-cell office:value-type="float" office:value="0.019444304796964" calcext:value-type="float">
            <text:p>0.019444304796964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6172" calcext:value-type="float">
            <text:p>96172</text:p>
          </table:table-cell>
          <table:table-cell office:value-type="float" office:value="10873.92906494" calcext:value-type="float">
            <text:p>10873.9290649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656.988072769" calcext:value-type="float">
            <text:p>10656.988072769</text:p>
          </table:table-cell>
        </table:table-row>
        <table:table-row table:style-name="ro1">
          <table:table-cell office:value-type="float" office:value="2.3088541030884" calcext:value-type="float">
            <text:p>2.3088541030884</text:p>
          </table:table-cell>
          <table:table-cell office:value-type="float" office:value="0.020023334143689" calcext:value-type="float">
            <text:p>0.020023334143689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6835" calcext:value-type="float">
            <text:p>96835</text:p>
          </table:table-cell>
          <table:table-cell office:value-type="float" office:value="10822.736997393" calcext:value-type="float">
            <text:p>10822.73699739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607.172066941" calcext:value-type="float">
            <text:p>10607.172066941</text:p>
          </table:table-cell>
        </table:table-row>
        <table:table-row table:style-name="ro1">
          <table:table-cell office:value-type="float" office:value="2.3651676177979" calcext:value-type="float">
            <text:p>2.3651676177979</text:p>
          </table:table-cell>
          <table:table-cell office:value-type="float" office:value="0.02080617132617" calcext:value-type="float">
            <text:p>0.02080617132617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7960" calcext:value-type="float">
            <text:p>97960</text:p>
          </table:table-cell>
          <table:table-cell office:value-type="float" office:value="10771.031306694" calcext:value-type="float">
            <text:p>10771.03130669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557.383094599" calcext:value-type="float">
            <text:p>10557.383094599</text:p>
          </table:table-cell>
        </table:table-row>
        <table:table-row table:style-name="ro1">
          <table:table-cell office:value-type="float" office:value="2.4214811325073" calcext:value-type="float">
            <text:p>2.4214811325073</text:p>
          </table:table-cell>
          <table:table-cell office:value-type="float" office:value="0.021140766085634" calcext:value-type="float">
            <text:p>0.021140766085634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8245" calcext:value-type="float">
            <text:p>98245</text:p>
          </table:table-cell>
          <table:table-cell office:value-type="float" office:value="10718.721723554" calcext:value-type="float">
            <text:p>10718.72172355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507.428634733" calcext:value-type="float">
            <text:p>10507.428634733</text:p>
          </table:table-cell>
        </table:table-row>
        <table:table-row table:style-name="ro1">
          <table:table-cell office:value-type="float" office:value="2.4777946472168" calcext:value-type="float">
            <text:p>2.4777946472168</text:p>
          </table:table-cell>
          <table:table-cell office:value-type="float" office:value="0.021721491722155" calcext:value-type="float">
            <text:p>0.02172149172215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8794" calcext:value-type="float">
            <text:p>98794</text:p>
          </table:table-cell>
          <table:table-cell office:value-type="float" office:value="10665.706596553" calcext:value-type="float">
            <text:p>10665.70659655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457.570272481" calcext:value-type="float">
            <text:p>10457.570272481</text:p>
          </table:table-cell>
        </table:table-row>
        <table:table-row table:style-name="ro1">
          <table:table-cell office:value-type="float" office:value="2.5341081619263" calcext:value-type="float">
            <text:p>2.5341081619263</text:p>
          </table:table-cell>
          <table:table-cell office:value-type="float" office:value="0.021990918030309" calcext:value-type="float">
            <text:p>0.021990918030309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9508" calcext:value-type="float">
            <text:p>99508</text:p>
          </table:table-cell>
          <table:table-cell office:value-type="float" office:value="10611.872206063" calcext:value-type="float">
            <text:p>10611.87220606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407.106272231" calcext:value-type="float">
            <text:p>10407.106272231</text:p>
          </table:table-cell>
        </table:table-row>
        <table:table-row table:style-name="ro1">
          <table:table-cell office:value-type="float" office:value="2.5904216766357" calcext:value-type="float">
            <text:p>2.5904216766357</text:p>
          </table:table-cell>
          <table:table-cell office:value-type="float" office:value="0.022377138286357" calcext:value-type="float">
            <text:p>0.022377138286357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99961" calcext:value-type="float">
            <text:p>99961</text:p>
          </table:table-cell>
          <table:table-cell office:value-type="float" office:value="10557.091298337" calcext:value-type="float">
            <text:p>10557.09129833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56.481691507" calcext:value-type="float">
            <text:p>10356.481691507</text:p>
          </table:table-cell>
        </table:table-row>
        <table:table-row table:style-name="ro1">
          <table:table-cell office:value-type="float" office:value="2.6467351913452" calcext:value-type="float">
            <text:p>2.6467351913452</text:p>
          </table:table-cell>
          <table:table-cell office:value-type="float" office:value="0.02311326563103" calcext:value-type="float">
            <text:p>0.02311326563103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00591" calcext:value-type="float">
            <text:p>100591</text:p>
          </table:table-cell>
          <table:table-cell office:value-type="float" office:value="10501.220364064" calcext:value-type="float">
            <text:p>10501.22036406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05.99646374" calcext:value-type="float">
            <text:p>10305.99646374</text:p>
          </table:table-cell>
        </table:table-row>
        <table:table-row table:style-name="ro1">
          <table:table-cell office:value-type="float" office:value="2.7030487060547" calcext:value-type="float">
            <text:p>2.7030487060547</text:p>
          </table:table-cell>
          <table:table-cell office:value-type="float" office:value="0.023867210805113" calcext:value-type="float">
            <text:p>0.023867210805113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01734" calcext:value-type="float">
            <text:p>101734</text:p>
          </table:table-cell>
          <table:table-cell office:value-type="float" office:value="10444.098977209" calcext:value-type="float">
            <text:p>10444.09897720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54.636346722" calcext:value-type="float">
            <text:p>10254.636346722</text:p>
          </table:table-cell>
        </table:table-row>
        <table:table-row table:style-name="ro1">
          <table:table-cell office:value-type="float" office:value="2.7593622207642" calcext:value-type="float">
            <text:p>2.7593622207642</text:p>
          </table:table-cell>
          <table:table-cell office:value-type="float" office:value="0.024757805011526" calcext:value-type="float">
            <text:p>0.024757805011526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02361" calcext:value-type="float">
            <text:p>102361</text:p>
          </table:table-cell>
          <table:table-cell office:value-type="float" office:value="10385.548479529" calcext:value-type="float">
            <text:p>10385.54847952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02.61005649" calcext:value-type="float">
            <text:p>10202.61005649</text:p>
          </table:table-cell>
        </table:table-row>
        <table:table-row table:style-name="ro1">
          <table:table-cell office:value-type="float" office:value="2.8156757354736" calcext:value-type="float">
            <text:p>2.8156757354736</text:p>
          </table:table-cell>
          <table:table-cell office:value-type="float" office:value="0.024983738622258" calcext:value-type="float">
            <text:p>0.024983738622258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02940" calcext:value-type="float">
            <text:p>102940</text:p>
          </table:table-cell>
          <table:table-cell office:value-type="float" office:value="10325.366997985" calcext:value-type="float">
            <text:p>10325.36699798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49.975968505" calcext:value-type="float">
            <text:p>10149.975968505</text:p>
          </table:table-cell>
        </table:table-row>
        <table:table-row table:style-name="ro1">
          <table:table-cell office:value-type="float" office:value="2.8719892501831" calcext:value-type="float">
            <text:p>2.8719892501831</text:p>
          </table:table-cell>
          <table:table-cell office:value-type="float" office:value="0.025954539649094" calcext:value-type="float">
            <text:p>0.025954539649094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03618" calcext:value-type="float">
            <text:p>103618</text:p>
          </table:table-cell>
          <table:table-cell office:value-type="float" office:value="10263.327710758" calcext:value-type="float">
            <text:p>10263.32771075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95.660842372" calcext:value-type="float">
            <text:p>10095.660842372</text:p>
          </table:table-cell>
        </table:table-row>
        <table:table-row table:style-name="ro1">
          <table:table-cell office:value-type="float" office:value="2.9283027648926" calcext:value-type="float">
            <text:p>2.9283027648926</text:p>
          </table:table-cell>
          <table:table-cell office:value-type="float" office:value="0.027116960634013" calcext:value-type="float">
            <text:p>0.027116960634013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04362" calcext:value-type="float">
            <text:p>104362</text:p>
          </table:table-cell>
          <table:table-cell office:value-type="float" office:value="10199.176464339" calcext:value-type="float">
            <text:p>10199.17646433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40.094277966" calcext:value-type="float">
            <text:p>10040.094277966</text:p>
          </table:table-cell>
        </table:table-row>
        <table:table-row table:style-name="ro1">
          <table:table-cell office:value-type="float" office:value="2.9846162796021" calcext:value-type="float">
            <text:p>2.9846162796021</text:p>
          </table:table-cell>
          <table:table-cell office:value-type="float" office:value="0.027472409743071" calcext:value-type="float">
            <text:p>0.027472409743071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05703" calcext:value-type="float">
            <text:p>105703</text:p>
          </table:table-cell>
          <table:table-cell office:value-type="float" office:value="10132.631854566" calcext:value-type="float">
            <text:p>10132.63185456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83.0727655192" calcext:value-type="float">
            <text:p>9983.0727655192</text:p>
          </table:table-cell>
        </table:table-row>
        <table:table-row table:style-name="ro1">
          <table:table-cell office:value-type="float" office:value="3.0409297943115" calcext:value-type="float">
            <text:p>3.0409297943115</text:p>
          </table:table-cell>
          <table:table-cell office:value-type="float" office:value="0.027483010278833" calcext:value-type="float">
            <text:p>0.027483010278833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06948" calcext:value-type="float">
            <text:p>106948</text:p>
          </table:table-cell>
          <table:table-cell office:value-type="float" office:value="10063.386542198" calcext:value-type="float">
            <text:p>10063.38654219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24.5210598932" calcext:value-type="float">
            <text:p>9924.5210598932</text:p>
          </table:table-cell>
        </table:table-row>
        <table:table-row table:style-name="ro1">
          <table:table-cell office:value-type="float" office:value="3.097243309021" calcext:value-type="float">
            <text:p>3.097243309021</text:p>
          </table:table-cell>
          <table:table-cell office:value-type="float" office:value="0.028175401014656" calcext:value-type="float">
            <text:p>0.028175401014656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08061" calcext:value-type="float">
            <text:p>108061</text:p>
          </table:table-cell>
          <table:table-cell office:value-type="float" office:value="9991.1098970471" calcext:value-type="float">
            <text:p>9991.109897047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863.0901582989" calcext:value-type="float">
            <text:p>9863.0901582989</text:p>
          </table:table-cell>
        </table:table-row>
        <table:table-row table:style-name="ro1">
          <table:table-cell office:value-type="float" office:value="3.1535568237305" calcext:value-type="float">
            <text:p>3.1535568237305</text:p>
          </table:table-cell>
          <table:table-cell office:value-type="float" office:value="0.028749188421293" calcext:value-type="float">
            <text:p>0.028749188421293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09324" calcext:value-type="float">
            <text:p>109324</text:p>
          </table:table-cell>
          <table:table-cell office:value-type="float" office:value="9915.447762795" calcext:value-type="float">
            <text:p>9915.44776279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98.4347502117" calcext:value-type="float">
            <text:p>9798.4347502117</text:p>
          </table:table-cell>
        </table:table-row>
        <table:table-row table:style-name="ro1">
          <table:table-cell office:value-type="float" office:value="3.2098703384399" calcext:value-type="float">
            <text:p>3.2098703384399</text:p>
          </table:table-cell>
          <table:table-cell office:value-type="float" office:value="0.029491277335051" calcext:value-type="float">
            <text:p>0.029491277335051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10641" calcext:value-type="float">
            <text:p>110641</text:p>
          </table:table-cell>
          <table:table-cell office:value-type="float" office:value="9836.0385650756" calcext:value-type="float">
            <text:p>9836.038565075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30.4997320621" calcext:value-type="float">
            <text:p>9730.4997320621</text:p>
          </table:table-cell>
        </table:table-row>
        <table:table-row table:style-name="ro1">
          <table:table-cell office:value-type="float" office:value="3.2661838531494" calcext:value-type="float">
            <text:p>3.2661838531494</text:p>
          </table:table-cell>
          <table:table-cell office:value-type="float" office:value="0.03030366939672" calcext:value-type="float">
            <text:p>0.03030366939672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12048" calcext:value-type="float">
            <text:p>112048</text:p>
          </table:table-cell>
          <table:table-cell office:value-type="float" office:value="9752.5332673653" calcext:value-type="float">
            <text:p>9752.533267365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58.2113684701" calcext:value-type="float">
            <text:p>9658.2113684701</text:p>
          </table:table-cell>
        </table:table-row>
        <table:table-row table:style-name="ro1">
          <table:table-cell office:value-type="float" office:value="3.3224973678589" calcext:value-type="float">
            <text:p>3.3224973678589</text:p>
          </table:table-cell>
          <table:table-cell office:value-type="float" office:value="0.03065169813207" calcext:value-type="float">
            <text:p>0.03065169813207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13455" calcext:value-type="float">
            <text:p>113455</text:p>
          </table:table-cell>
          <table:table-cell office:value-type="float" office:value="9664.6272557035" calcext:value-type="float">
            <text:p>9664.627255703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80.7619263178" calcext:value-type="float">
            <text:p>9580.7619263178</text:p>
          </table:table-cell>
        </table:table-row>
        <table:table-row table:style-name="ro1">
          <table:table-cell office:value-type="float" office:value="3.3788108825684" calcext:value-type="float">
            <text:p>3.3788108825684</text:p>
          </table:table-cell>
          <table:table-cell office:value-type="float" office:value="0.031626099005658" calcext:value-type="float">
            <text:p>0.031626099005658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15075" calcext:value-type="float">
            <text:p>115075</text:p>
          </table:table-cell>
          <table:table-cell office:value-type="float" office:value="9572.1123076954" calcext:value-type="float">
            <text:p>9572.112307695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96.8246529899" calcext:value-type="float">
            <text:p>9496.8246529899</text:p>
          </table:table-cell>
        </table:table-row>
        <table:table-row table:style-name="ro1">
          <table:table-cell office:value-type="float" office:value="3.4351243972778" calcext:value-type="float">
            <text:p>3.4351243972778</text:p>
          </table:table-cell>
          <table:table-cell office:value-type="float" office:value="0.032263179639476" calcext:value-type="float">
            <text:p>0.032263179639476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16797" calcext:value-type="float">
            <text:p>116797</text:p>
          </table:table-cell>
          <table:table-cell office:value-type="float" office:value="9474.9311298307" calcext:value-type="float">
            <text:p>9474.931129830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05.9426040471" calcext:value-type="float">
            <text:p>9405.9426040471</text:p>
          </table:table-cell>
        </table:table-row>
        <table:table-row table:style-name="ro1">
          <table:table-cell office:value-type="float" office:value="3.4914379119873" calcext:value-type="float">
            <text:p>3.4914379119873</text:p>
          </table:table-cell>
          <table:table-cell office:value-type="float" office:value="0.032832651920789" calcext:value-type="float">
            <text:p>0.032832651920789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18246" calcext:value-type="float">
            <text:p>118246</text:p>
          </table:table-cell>
          <table:table-cell office:value-type="float" office:value="9373.248751459" calcext:value-type="float">
            <text:p>9373.24875145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308.2562787848" calcext:value-type="float">
            <text:p>9308.2562787848</text:p>
          </table:table-cell>
        </table:table-row>
        <table:table-row table:style-name="ro1">
          <table:table-cell office:value-type="float" office:value="3.5477514266968" calcext:value-type="float">
            <text:p>3.5477514266968</text:p>
          </table:table-cell>
          <table:table-cell office:value-type="float" office:value="0.034710957074112" calcext:value-type="float">
            <text:p>0.034710957074112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19695" calcext:value-type="float">
            <text:p>119695</text:p>
          </table:table-cell>
          <table:table-cell office:value-type="float" office:value="9267.511413529" calcext:value-type="float">
            <text:p>9267.51141352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204.4675314803" calcext:value-type="float">
            <text:p>9204.4675314803</text:p>
          </table:table-cell>
        </table:table-row>
        <table:table-row table:style-name="ro1">
          <table:table-cell office:value-type="float" office:value="3.6040649414062" calcext:value-type="float">
            <text:p>3.6040649414062</text:p>
          </table:table-cell>
          <table:table-cell office:value-type="float" office:value="0.035207602010069" calcext:value-type="float">
            <text:p>0.035207602010069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21000" calcext:value-type="float">
            <text:p>121000</text:p>
          </table:table-cell>
          <table:table-cell office:value-type="float" office:value="9158.4762911669" calcext:value-type="float">
            <text:p>9158.476291166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94.8775743946" calcext:value-type="float">
            <text:p>9094.8775743946</text:p>
          </table:table-cell>
        </table:table-row>
        <table:table-row table:style-name="ro1">
          <table:table-cell office:value-type="float" office:value="3.6603784561157" calcext:value-type="float">
            <text:p>3.6603784561157</text:p>
          </table:table-cell>
          <table:table-cell office:value-type="float" office:value="0.035277279833705" calcext:value-type="float">
            <text:p>0.03527727983370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22752" calcext:value-type="float">
            <text:p>122752</text:p>
          </table:table-cell>
          <table:table-cell office:value-type="float" office:value="9047.1879043682" calcext:value-type="float">
            <text:p>9047.187904368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981.1401151783" calcext:value-type="float">
            <text:p>8981.1401151783</text:p>
          </table:table-cell>
        </table:table-row>
        <table:table-row table:style-name="ro1">
          <table:table-cell office:value-type="float" office:value="3.7166919708252" calcext:value-type="float">
            <text:p>3.7166919708252</text:p>
          </table:table-cell>
          <table:table-cell office:value-type="float" office:value="0.035588243344834" calcext:value-type="float">
            <text:p>0.035588243344834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23952" calcext:value-type="float">
            <text:p>123952</text:p>
          </table:table-cell>
          <table:table-cell office:value-type="float" office:value="8934.8972139833" calcext:value-type="float">
            <text:p>8934.897213983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865.7399899181" calcext:value-type="float">
            <text:p>8865.7399899181</text:p>
          </table:table-cell>
        </table:table-row>
        <table:table-row table:style-name="ro1">
          <table:table-cell office:value-type="float" office:value="3.7730054855347" calcext:value-type="float">
            <text:p>3.7730054855347</text:p>
          </table:table-cell>
          <table:table-cell office:value-type="float" office:value="0.035981051373541" calcext:value-type="float">
            <text:p>0.035981051373541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25458" calcext:value-type="float">
            <text:p>125458</text:p>
          </table:table-cell>
          <table:table-cell office:value-type="float" office:value="8822.9422371253" calcext:value-type="float">
            <text:p>8822.942237125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50.5952915607" calcext:value-type="float">
            <text:p>8750.5952915607</text:p>
          </table:table-cell>
        </table:table-row>
        <table:table-row table:style-name="ro1">
          <table:table-cell office:value-type="float" office:value="3.8293190002441" calcext:value-type="float">
            <text:p>3.8293190002441</text:p>
          </table:table-cell>
          <table:table-cell office:value-type="float" office:value="0.036647929635143" calcext:value-type="float">
            <text:p>0.036647929635143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26907" calcext:value-type="float">
            <text:p>126907</text:p>
          </table:table-cell>
          <table:table-cell office:value-type="float" office:value="8712.6099806765" calcext:value-type="float">
            <text:p>8712.609980676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37.1904719106" calcext:value-type="float">
            <text:p>8637.1904719106</text:p>
          </table:table-cell>
        </table:table-row>
        <table:table-row table:style-name="ro1">
          <table:table-cell office:value-type="float" office:value="3.8856325149536" calcext:value-type="float">
            <text:p>3.8856325149536</text:p>
          </table:table-cell>
          <table:table-cell office:value-type="float" office:value="0.036902759628634" calcext:value-type="float">
            <text:p>0.036902759628634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27972" calcext:value-type="float">
            <text:p>127972</text:p>
          </table:table-cell>
          <table:table-cell office:value-type="float" office:value="8605.0139863147" calcext:value-type="float">
            <text:p>8605.013986314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526.8710776231" calcext:value-type="float">
            <text:p>8526.8710776231</text:p>
          </table:table-cell>
        </table:table-row>
        <table:table-row table:style-name="ro1">
          <table:table-cell office:value-type="float" office:value="3.9419460296631" calcext:value-type="float">
            <text:p>3.9419460296631</text:p>
          </table:table-cell>
          <table:table-cell office:value-type="float" office:value="0.037816876779346" calcext:value-type="float">
            <text:p>0.037816876779346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29079" calcext:value-type="float">
            <text:p>129079</text:p>
          </table:table-cell>
          <table:table-cell office:value-type="float" office:value="8501.0044043179" calcext:value-type="float">
            <text:p>8501.004404317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420.7477128638" calcext:value-type="float">
            <text:p>8420.7477128638</text:p>
          </table:table-cell>
        </table:table-row>
        <table:table-row table:style-name="ro1">
          <table:table-cell office:value-type="float" office:value="3.9982595443726" calcext:value-type="float">
            <text:p>3.9982595443726</text:p>
          </table:table-cell>
          <table:table-cell office:value-type="float" office:value="0.038654116519767" calcext:value-type="float">
            <text:p>0.038654116519767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30312" calcext:value-type="float">
            <text:p>130312</text:p>
          </table:table-cell>
          <table:table-cell office:value-type="float" office:value="8401.1247781975" calcext:value-type="float">
            <text:p>8401.124778197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318.7329807384" calcext:value-type="float">
            <text:p>8318.7329807384</text:p>
          </table:table-cell>
        </table:table-row>
        <table:table-row table:style-name="ro1">
          <table:table-cell office:value-type="float" office:value="4.054573059082" calcext:value-type="float">
            <text:p>4.054573059082</text:p>
          </table:table-cell>
          <table:table-cell office:value-type="float" office:value="0.039696054706846" calcext:value-type="float">
            <text:p>0.039696054706846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31896" calcext:value-type="float">
            <text:p>131896</text:p>
          </table:table-cell>
          <table:table-cell office:value-type="float" office:value="8305.6147277309" calcext:value-type="float">
            <text:p>8305.614727730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20.6612749377" calcext:value-type="float">
            <text:p>8220.6612749377</text:p>
          </table:table-cell>
        </table:table-row>
        <table:table-row table:style-name="ro1">
          <table:table-cell office:value-type="float" office:value="4.1108865737915" calcext:value-type="float">
            <text:p>4.1108865737915</text:p>
          </table:table-cell>
          <table:table-cell office:value-type="float" office:value="0.040044314661215" calcext:value-type="float">
            <text:p>0.04004431466121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33636" calcext:value-type="float">
            <text:p>133636</text:p>
          </table:table-cell>
          <table:table-cell office:value-type="float" office:value="8214.4474978493" calcext:value-type="float">
            <text:p>8214.447497849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24.8051543266" calcext:value-type="float">
            <text:p>8124.8051543266</text:p>
          </table:table-cell>
        </table:table-row>
        <table:table-row table:style-name="ro1">
          <table:table-cell office:value-type="float" office:value="4.167200088501" calcext:value-type="float">
            <text:p>4.167200088501</text:p>
          </table:table-cell>
          <table:table-cell office:value-type="float" office:value="0.042191770649179" calcext:value-type="float">
            <text:p>0.042191770649179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35160" calcext:value-type="float">
            <text:p>135160</text:p>
          </table:table-cell>
          <table:table-cell office:value-type="float" office:value="8127.4087290236" calcext:value-type="float">
            <text:p>8127.4087290236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31.0013972755" calcext:value-type="float">
            <text:p>8031.0013972755</text:p>
          </table:table-cell>
        </table:table-row>
        <table:table-row table:style-name="ro1">
          <table:table-cell office:value-type="float" office:value="4.2235136032104" calcext:value-type="float">
            <text:p>4.2235136032104</text:p>
          </table:table-cell>
          <table:table-cell office:value-type="float" office:value="0.045317424068645" calcext:value-type="float">
            <text:p>0.045317424068645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36393" calcext:value-type="float">
            <text:p>136393</text:p>
          </table:table-cell>
          <table:table-cell office:value-type="float" office:value="8044.1983388417" calcext:value-type="float">
            <text:p>8044.198338841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936.8414735353" calcext:value-type="float">
            <text:p>7936.8414735353</text:p>
          </table:table-cell>
        </table:table-row>
        <table:table-row table:style-name="ro1">
          <table:table-cell office:value-type="float" office:value="4.2798271179199" calcext:value-type="float">
            <text:p>4.2798271179199</text:p>
          </table:table-cell>
          <table:table-cell office:value-type="float" office:value="0.048014992810188" calcext:value-type="float">
            <text:p>0.048014992810188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37293" calcext:value-type="float">
            <text:p>137293</text:p>
          </table:table-cell>
          <table:table-cell office:value-type="float" office:value="7964.5506822233" calcext:value-type="float">
            <text:p>7964.550682223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841.3271133682" calcext:value-type="float">
            <text:p>7841.3271133682</text:p>
          </table:table-cell>
        </table:table-row>
        <table:table-row table:style-name="ro1">
          <table:table-cell office:value-type="float" office:value="4.3361406326294" calcext:value-type="float">
            <text:p>4.3361406326294</text:p>
          </table:table-cell>
          <table:table-cell office:value-type="float" office:value="0.14642934013876" calcext:value-type="float">
            <text:p>0.14642934013876</text:p>
          </table:table-cell>
          <table:table-cell office:value-type="float" office:value="0.056313514709473" calcext:value-type="float">
            <text:p>0.056313514709473</text:p>
          </table:table-cell>
          <table:table-cell office:value-type="float" office:value="132292" calcext:value-type="float">
            <text:p>132292</text:p>
          </table:table-cell>
          <table:table-cell office:value-type="float" office:value="7888.40357953" calcext:value-type="float">
            <text:p>7888.4035795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741.3654753422" calcext:value-type="float">
            <text:p>7741.3654753422</text:p>
          </table:table-cell>
        </table:table-row>
        <table:table-row table:style-name="ro1">
          <table:table-cell office:value-type="float" office:value="4.3783757686615" calcext:value-type="float">
            <text:p>4.3783757686615</text:p>
          </table:table-cell>
          <table:table-cell office:value-type="float" office:value="0.70395475208872" calcext:value-type="float">
            <text:p>0.70395475208872</text:p>
          </table:table-cell>
          <table:table-cell office:value-type="float" office:value="0.042235136032104" calcext:value-type="float">
            <text:p>0.042235136032104</text:p>
          </table:table-cell>
          <table:table-cell office:value-type="float" office:value="107338" calcext:value-type="float">
            <text:p>107338</text:p>
          </table:table-cell>
          <table:table-cell office:value-type="float" office:value="7833.8105004612" calcext:value-type="float">
            <text:p>7833.8105004612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60.7312176758" calcext:value-type="float">
            <text:p>7660.7312176758</text:p>
          </table:table-cell>
        </table:table-row>
        <table:table-row table:style-name="ro1">
          <table:table-cell office:value-type="float" office:value="4.4021330326796" calcext:value-type="float">
            <text:p>4.4021330326796</text:p>
          </table:table-cell>
          <table:table-cell office:value-type="float" office:value="1.2176508171979" calcext:value-type="float">
            <text:p>1.2176508171979</text:p>
          </table:table-cell>
          <table:table-cell office:value-type="float" office:value="0.023757264018059" calcext:value-type="float">
            <text:p>0.023757264018059</text:p>
          </table:table-cell>
          <table:table-cell office:value-type="float" office:value="87652" calcext:value-type="float">
            <text:p>87652</text:p>
          </table:table-cell>
          <table:table-cell office:value-type="float" office:value="7801.3048844926" calcext:value-type="float">
            <text:p>7801.304884492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606.1864063068" calcext:value-type="float">
            <text:p>7606.1864063068</text:p>
          </table:table-cell>
        </table:table-row>
        <table:table-row table:style-name="ro1">
          <table:table-cell office:value-type="float" office:value="4.4154964936897" calcext:value-type="float">
            <text:p>4.4154964936897</text:p>
          </table:table-cell>
          <table:table-cell office:value-type="float" office:value="2.3547256122328" calcext:value-type="float">
            <text:p>2.3547256122328</text:p>
          </table:table-cell>
          <table:table-cell office:value-type="float" office:value="0.013363461010158" calcext:value-type="float">
            <text:p>0.013363461010158</text:p>
          </table:table-cell>
          <table:table-cell office:value-type="float" office:value="68914" calcext:value-type="float">
            <text:p>68914</text:p>
          </table:table-cell>
          <table:table-cell office:value-type="float" office:value="7783.1581968034" calcext:value-type="float">
            <text:p>7783.158196803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570.1448630226" calcext:value-type="float">
            <text:p>7570.1448630226</text:p>
          </table:table-cell>
        </table:table-row>
        <table:table-row table:style-name="ro1">
          <table:table-cell office:value-type="float" office:value="4.4255190894473" calcext:value-type="float">
            <text:p>4.4255190894473</text:p>
          </table:table-cell>
          <table:table-cell office:value-type="float" office:value="3.350286807517" calcext:value-type="float">
            <text:p>3.350286807517</text:p>
          </table:table-cell>
          <table:table-cell office:value-type="float" office:value="0.010022595757619" calcext:value-type="float">
            <text:p>0.010022595757619</text:p>
          </table:table-cell>
          <table:table-cell office:value-type="float" office:value="59476" calcext:value-type="float">
            <text:p>59476</text:p>
          </table:table-cell>
          <table:table-cell office:value-type="float" office:value="7771.6617070797" calcext:value-type="float">
            <text:p>7771.6617070797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539.6629325163" calcext:value-type="float">
            <text:p>7539.6629325163</text:p>
          </table:table-cell>
        </table:table-row>
        <table:table-row table:style-name="ro1">
          <table:table-cell office:value-type="float" office:value="4.431156799561" calcext:value-type="float">
            <text:p>4.431156799561</text:p>
          </table:table-cell>
          <table:table-cell office:value-type="float" office:value="10.139026295454" calcext:value-type="float">
            <text:p>10.139026295454</text:p>
          </table:table-cell>
          <table:table-cell office:value-type="float" office:value="0.0056377101136604" calcext:value-type="float">
            <text:p>0.00563771011366</text:p>
          </table:table-cell>
          <table:table-cell office:value-type="float" office:value="51856" calcext:value-type="float">
            <text:p>51856</text:p>
          </table:table-cell>
          <table:table-cell office:value-type="float" office:value="7766.715054297" calcext:value-type="float">
            <text:p>7766.71505429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513.189273163" calcext:value-type="float">
            <text:p>7513.189273163</text:p>
          </table:table-cell>
        </table:table-row>
        <table:table-row table:style-name="ro1">
          <table:table-cell office:value-type="float" office:value="4.4353850821462" calcext:value-type="float">
            <text:p>4.4353850821462</text:p>
          </table:table-cell>
          <table:table-cell office:value-type="float" office:value="10.050338463473" calcext:value-type="float">
            <text:p>10.050338463473</text:p>
          </table:table-cell>
          <table:table-cell office:value-type="float" office:value="0.0042282825852453" calcext:value-type="float">
            <text:p>0.004228282585245</text:p>
          </table:table-cell>
          <table:table-cell office:value-type="float" office:value="35593" calcext:value-type="float">
            <text:p>35593</text:p>
          </table:table-cell>
          <table:table-cell office:value-type="float" office:value="7761.9682651157" calcext:value-type="float">
            <text:p>7761.968265115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82.6623494042" calcext:value-type="float">
            <text:p>7482.6623494042</text:p>
          </table:table-cell>
        </table:table-row>
        <table:table-row table:style-name="ro1">
          <table:table-cell office:value-type="float" office:value="4.4377634911004" calcext:value-type="float">
            <text:p>4.4377634911004</text:p>
          </table:table-cell>
          <table:table-cell office:value-type="float" office:value="7.7510871775557" calcext:value-type="float">
            <text:p>7.7510871775557</text:p>
          </table:table-cell>
          <table:table-cell office:value-type="float" office:value="0.0023784089542005" calcext:value-type="float">
            <text:p>0.002378408954201</text:p>
          </table:table-cell>
          <table:table-cell office:value-type="float" office:value="28573" calcext:value-type="float">
            <text:p>28573</text:p>
          </table:table-cell>
          <table:table-cell office:value-type="float" office:value="7765.6142709224" calcext:value-type="float">
            <text:p>7765.6142709224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441.3927670931" calcext:value-type="float">
            <text:p>7441.3927670931</text:p>
          </table:table-cell>
        </table:table-row>
        <table:table-row table:style-name="ro1">
          <table:table-cell office:value-type="float" office:value="4.4391013461372" calcext:value-type="float">
            <text:p>4.4391013461372</text:p>
          </table:table-cell>
          <table:table-cell office:value-type="float" office:value="5.7016077379743" calcext:value-type="float">
            <text:p>5.7016077379743</text:p>
          </table:table-cell>
          <table:table-cell office:value-type="float" office:value="0.0013378550367378" calcext:value-type="float">
            <text:p>0.001337855036738</text:p>
          </table:table-cell>
          <table:table-cell office:value-type="float" office:value="22573" calcext:value-type="float">
            <text:p>22573</text:p>
          </table:table-cell>
          <table:table-cell office:value-type="float" office:value="7760.7883748865" calcext:value-type="float">
            <text:p>7760.7883748865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393.1339545503" calcext:value-type="float">
            <text:p>7393.1339545503</text:p>
          </table:table-cell>
        </table:table-row>
        <table:table-row table:style-name="ro1">
          <table:table-cell office:value-type="float" office:value="4.4401047374147" calcext:value-type="float">
            <text:p>4.4401047374147</text:p>
          </table:table-cell>
          <table:table-cell office:value-type="float" office:value="5.9045670008889" calcext:value-type="float">
            <text:p>5.9045670008889</text:p>
          </table:table-cell>
          <table:table-cell office:value-type="float" office:value="0.0010033912775533" calcext:value-type="float">
            <text:p>0.001003391277553</text:p>
          </table:table-cell>
          <table:table-cell office:value-type="float" office:value="20587" calcext:value-type="float">
            <text:p>20587</text:p>
          </table:table-cell>
          <table:table-cell office:value-type="float" office:value="7783.473587388" calcext:value-type="float">
            <text:p>7783.47358738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311.7580699917" calcext:value-type="float">
            <text:p>7311.7580699917</text:p>
          </table:table-cell>
        </table:table-row>
        <table:table-row table:style-name="ro1">
          <table:table-cell office:value-type="float" office:value="4.4408572808729" calcext:value-type="float">
            <text:p>4.4408572808729</text:p>
          </table:table-cell>
          <table:table-cell office:value-type="float" office:value="8.2480141446796" calcext:value-type="float">
            <text:p>8.2480141446796</text:p>
          </table:table-cell>
          <table:table-cell office:value-type="float" office:value="0.000752543458165" calcext:value-type="float">
            <text:p>0.000752543458165</text:p>
          </table:table-cell>
          <table:table-cell office:value-type="float" office:value="18427" calcext:value-type="float">
            <text:p>18427</text:p>
          </table:table-cell>
          <table:table-cell office:value-type="float" office:value="7796.165958329" calcext:value-type="float">
            <text:p>7796.16595832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04.2847202678" calcext:value-type="float">
            <text:p>7104.2847202678</text:p>
          </table:table-cell>
        </table:table-row>
        <table:table-row table:style-name="ro1">
          <table:table-cell office:value-type="float" office:value="4.4412805865681" calcext:value-type="float">
            <text:p>4.4412805865681</text:p>
          </table:table-cell>
          <table:table-cell office:value-type="float" office:value="7.1675882736658" calcext:value-type="float">
            <text:p>7.1675882736658</text:p>
          </table:table-cell>
          <table:table-cell office:value-type="float" office:value="0.00042330569521781" calcext:value-type="float">
            <text:p>0.000423305695218</text:p>
          </table:table-cell>
          <table:table-cell office:value-type="float" office:value="17728" calcext:value-type="float">
            <text:p>17728</text:p>
          </table:table-cell>
          <table:table-cell office:value-type="float" office:value="7783.3652241542" calcext:value-type="float">
            <text:p>7783.365224154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.31250000000001" calcext:value-type="float">
            <text:p>0.31250000000001</text:p>
          </table:table-cell>
          <table:table-cell office:value-type="float" office:value="6792.4910166828" calcext:value-type="float">
            <text:p>6792.4910166828</text:p>
          </table:table-cell>
        </table:table-row>
        <table:table-row table:style-name="ro1">
          <table:table-cell office:value-type="float" office:value="4.4415980658395" calcext:value-type="float">
            <text:p>4.4415980658395</text:p>
          </table:table-cell>
          <table:table-cell office:value-type="float" office:value="2.8753855931941" calcext:value-type="float">
            <text:p>2.8753855931941</text:p>
          </table:table-cell>
          <table:table-cell office:value-type="float" office:value="0.00031747927141336" calcext:value-type="float">
            <text:p>0.000317479271413</text:p>
          </table:table-cell>
          <table:table-cell office:value-type="float" office:value="17368" calcext:value-type="float">
            <text:p>17368</text:p>
          </table:table-cell>
          <table:table-cell office:value-type="float" office:value="7772.7123942956" calcext:value-type="float">
            <text:p>7772.712394295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68750000000001" calcext:value-type="float">
            <text:p>0.68750000000001</text:p>
          </table:table-cell>
          <table:table-cell office:value-type="float" office:value="6172.1839435738" calcext:value-type="float">
            <text:p>6172.1839435738</text:p>
          </table:table-cell>
        </table:table-row>
        <table:table-row table:style-name="ro1">
          <table:table-cell office:value-type="float" office:value="4.4418361752931" calcext:value-type="float">
            <text:p>4.4418361752931</text:p>
          </table:table-cell>
          <table:table-cell office:value-type="float" office:value="4.8596053692594" calcext:value-type="float">
            <text:p>4.8596053692594</text:p>
          </table:table-cell>
          <table:table-cell office:value-type="float" office:value="0.00023810945356002" calcext:value-type="float">
            <text:p>0.00023810945356</text:p>
          </table:table-cell>
          <table:table-cell office:value-type="float" office:value="17293" calcext:value-type="float">
            <text:p>17293</text:p>
          </table:table-cell>
          <table:table-cell office:value-type="float" office:value="7772.0805660617" calcext:value-type="float">
            <text:p>7772.080566061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94.4942899772" calcext:value-type="float">
            <text:p>4694.4942899772</text:p>
          </table:table-cell>
        </table:table-row>
        <table:table-row table:style-name="ro1">
          <table:table-cell office:value-type="float" office:value="4.4420147573833" calcext:value-type="float">
            <text:p>4.4420147573833</text:p>
          </table:table-cell>
          <table:table-cell office:value-type="float" office:value="8.6937121555589" calcext:value-type="float">
            <text:p>8.6937121555589</text:p>
          </table:table-cell>
          <table:table-cell office:value-type="float" office:value="0.00017858209017001" calcext:value-type="float">
            <text:p>0.00017858209017</text:p>
          </table:table-cell>
          <table:table-cell office:value-type="float" office:value="17152" calcext:value-type="float">
            <text:p>17152</text:p>
          </table:table-cell>
          <table:table-cell office:value-type="float" office:value="7768.2439625479" calcext:value-type="float">
            <text:p>7768.2439625479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.375" calcext:value-type="float">
            <text:p>1.375</text:p>
          </table:table-cell>
          <table:table-cell office:value-type="float" office:value="-292.56219722949" calcext:value-type="float">
            <text:p>-292.56219722949</text:p>
          </table:table-cell>
        </table:table-row>
        <table:table-row table:style-name="ro1">
          <table:table-cell office:value-type="float" office:value="4.442115209809" calcext:value-type="float">
            <text:p>4.442115209809</text:p>
          </table:table-cell>
          <table:table-cell office:value-type="float" office:value="8.6923255511347" calcext:value-type="float">
            <text:p>8.6923255511347</text:p>
          </table:table-cell>
          <table:table-cell office:value-type="float" office:value="0.00010045242572063" calcext:value-type="float">
            <text:p>0.000100452425721</text:p>
          </table:table-cell>
          <table:table-cell office:value-type="float" office:value="17152" calcext:value-type="float">
            <text:p>17152</text:p>
          </table:table-cell>
          <table:table-cell office:value-type="float" office:value="7768.7086678106" calcext:value-type="float">
            <text:p>7768.7086678106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-17014.57749208" calcext:value-type="float">
            <text:p>-17014.57749208</text:p>
          </table:table-cell>
        </table:table-row>
        <table:table-row table:style-name="ro1">
          <table:table-cell office:value-type="float" office:value="4.4421575881761" calcext:value-type="float">
            <text:p>4.4421575881761</text:p>
          </table:table-cell>
          <table:table-cell office:value-type="float" office:value="8.6363616286033" calcext:value-type="float">
            <text:p>8.6363616286033</text:p>
          </table:table-cell>
          <table:table-cell office:value-type="float" office:value="0.000042378367100892" calcext:value-type="float">
            <text:p>4.2378367100892E-05</text:p>
          </table:table-cell>
          <table:table-cell office:value-type="float" office:value="17128" calcext:value-type="float">
            <text:p>17128</text:p>
          </table:table-cell>
          <table:table-cell office:value-type="float" office:value="7769.2382847965" calcext:value-type="float">
            <text:p>7769.238284796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.8125" calcext:value-type="float">
            <text:p>1.8125</text:p>
          </table:table-cell>
          <table:table-cell office:value-type="float" office:value="-47806.647578156" calcext:value-type="float">
            <text:p>-47806.647578156</text:p>
          </table:table-cell>
        </table:table-row>
        <table:table-row table:style-name="ro1">
          <table:table-cell office:value-type="float" office:value="4.4421893719514" calcext:value-type="float">
            <text:p>4.4421893719514</text:p>
          </table:table-cell>
          <table:table-cell office:value-type="float" office:value="9.0108569041283" calcext:value-type="float">
            <text:p>9.0108569041283</text:p>
          </table:table-cell>
          <table:table-cell office:value-type="float" office:value="0.000031783775325669" calcext:value-type="float">
            <text:p>3.1783775325669E-05</text:p>
          </table:table-cell>
          <table:table-cell office:value-type="float" office:value="17089" calcext:value-type="float">
            <text:p>17089</text:p>
          </table:table-cell>
          <table:table-cell office:value-type="float" office:value="7769.6444831051" calcext:value-type="float">
            <text:p>7769.644483105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.9375" calcext:value-type="float">
            <text:p>1.9375</text:p>
          </table:table-cell>
          <table:table-cell office:value-type="float" office:value="-124109.51001501" calcext:value-type="float">
            <text:p>-124109.51001501</text:p>
          </table:table-cell>
        </table:table-row>
        <table:table-row table:style-name="ro1">
          <table:table-cell office:value-type="float" office:value="4.4422132097829" calcext:value-type="float">
            <text:p>4.4422132097829</text:p>
          </table:table-cell>
          <table:table-cell office:value-type="float" office:value="9.2656689636433" calcext:value-type="float">
            <text:p>9.2656689636433</text:p>
          </table:table-cell>
          <table:table-cell office:value-type="float" office:value="0.000023837831494252" calcext:value-type="float">
            <text:p>2.3837831494252E-05</text:p>
          </table:table-cell>
          <table:table-cell office:value-type="float" office:value="17077" calcext:value-type="float">
            <text:p>17077</text:p>
          </table:table-cell>
          <table:table-cell office:value-type="float" office:value="7773.1882199436" calcext:value-type="float">
            <text:p>7773.1882199436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.125" calcext:value-type="float">
            <text:p>2.125</text:p>
          </table:table-cell>
          <table:table-cell office:value-type="float" office:value="-404500.19142115" calcext:value-type="float">
            <text:p>-404500.19142115</text:p>
          </table:table-cell>
        </table:table-row>
        <table:table-row table:style-name="ro1">
          <table:table-cell office:value-type="float" office:value="4.4422266185631" calcext:value-type="float">
            <text:p>4.4422266185631</text:p>
          </table:table-cell>
          <table:table-cell office:value-type="float" office:value="9.2688867441387" calcext:value-type="float">
            <text:p>9.2688867441387</text:p>
          </table:table-cell>
          <table:table-cell office:value-type="float" office:value="0.000013408780215517" calcext:value-type="float">
            <text:p>1.3408780215517E-05</text:p>
          </table:table-cell>
          <table:table-cell office:value-type="float" office:value="17077" calcext:value-type="float">
            <text:p>17077</text:p>
          </table:table-cell>
          <table:table-cell office:value-type="float" office:value="7774.9365828953" calcext:value-type="float">
            <text:p>7774.936582895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.375" calcext:value-type="float">
            <text:p>3.375</text:p>
          </table:table-cell>
          <table:table-cell office:value-type="float" office:value="-1403101.8150755" calcext:value-type="float">
            <text:p>-1403101.8150755</text:p>
          </table:table-cell>
        </table:table-row>
        <table:table-row table:style-name="ro1">
          <table:table-cell office:value-type="float" office:value="4.4422322753923" calcext:value-type="float">
            <text:p>4.4422322753923</text:p>
          </table:table-cell>
          <table:table-cell office:value-type="float" office:value="9.26961074477" calcext:value-type="float">
            <text:p>9.26961074477</text:p>
          </table:table-cell>
          <table:table-cell office:value-type="float" office:value="0.0000056568291534211" calcext:value-type="float">
            <text:p>5.6568291534211E-06</text:p>
          </table:table-cell>
          <table:table-cell office:value-type="float" office:value="17077" calcext:value-type="float">
            <text:p>17077</text:p>
          </table:table-cell>
          <table:table-cell office:value-type="float" office:value="7776.5219047248" calcext:value-type="float">
            <text:p>7776.521904724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.6875" calcext:value-type="float">
            <text:p>3.6875</text:p>
          </table:table-cell>
          <table:table-cell office:value-type="float" office:value="-3310637.1865222" calcext:value-type="float">
            <text:p>-3310637.1865222</text:p>
          </table:table-cell>
        </table:table-row>
        <table:table-row table:style-name="ro1">
          <table:table-cell office:value-type="float" office:value="4.4422365180141" calcext:value-type="float">
            <text:p>4.4422365180141</text:p>
          </table:table-cell>
          <table:table-cell office:value-type="float" office:value="9.2697736449431" calcext:value-type="float">
            <text:p>9.2697736449431</text:p>
          </table:table-cell>
          <table:table-cell office:value-type="float" office:value="0.0000042426218650658" calcext:value-type="float">
            <text:p>4.2426218650658E-06</text:p>
          </table:table-cell>
          <table:table-cell office:value-type="float" office:value="17077" calcext:value-type="float">
            <text:p>17077</text:p>
          </table:table-cell>
          <table:table-cell office:value-type="float" office:value="7778.6647537028" calcext:value-type="float">
            <text:p>7778.664753702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.9375" calcext:value-type="float">
            <text:p>4.9375</text:p>
          </table:table-cell>
          <table:table-cell office:value-type="float" office:value="-8327313.9614798" calcext:value-type="float">
            <text:p>-8327313.9614798</text:p>
          </table:table-cell>
        </table:table-row>
        <table:table-row table:style-name="ro1">
          <table:table-cell office:value-type="float" office:value="4.4422389044889" calcext:value-type="float">
            <text:p>4.4422389044889</text:p>
          </table:table-cell>
          <table:table-cell office:value-type="float" office:value="9.2698102974924" calcext:value-type="float">
            <text:p>9.2698102974924</text:p>
          </table:table-cell>
          <table:table-cell office:value-type="float" office:value="0.0000023864747990995" calcext:value-type="float">
            <text:p>2.3864747990995E-06</text:p>
          </table:table-cell>
          <table:table-cell office:value-type="float" office:value="17077" calcext:value-type="float">
            <text:p>17077</text:p>
          </table:table-cell>
          <table:table-cell office:value-type="float" office:value="7780.9784674829" calcext:value-type="float">
            <text:p>7780.978467482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.25" calcext:value-type="float">
            <text:p>6.25</text:p>
          </table:table-cell>
          <table:table-cell office:value-type="float" office:value="-18548505.877295" calcext:value-type="float">
            <text:p>-18548505.877295</text:p>
          </table:table-cell>
        </table:table-row>
        <table:table-row table:style-name="ro1">
          <table:table-cell office:value-type="float" office:value="4.442240694345" calcext:value-type="float">
            <text:p>4.442240694345</text:p>
          </table:table-cell>
          <table:table-cell office:value-type="float" office:value="9.2698185443302" calcext:value-type="float">
            <text:p>9.2698185443302</text:p>
          </table:table-cell>
          <table:table-cell office:value-type="float" office:value="0.0000017898560993246" calcext:value-type="float">
            <text:p>1.7898560993246E-06</text:p>
          </table:table-cell>
          <table:table-cell office:value-type="float" office:value="17077" calcext:value-type="float">
            <text:p>17077</text:p>
          </table:table-cell>
          <table:table-cell office:value-type="float" office:value="7784.1892283977" calcext:value-type="float">
            <text:p>7784.189228397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.375" calcext:value-type="float">
            <text:p>6.375</text:p>
          </table:table-cell>
          <table:table-cell office:value-type="float" office:value="-45477846.230529" calcext:value-type="float">
            <text:p>-45477846.230529</text:p>
          </table:table-cell>
        </table:table-row>
        <table:table-row table:style-name="ro1">
          <table:table-cell office:value-type="float" office:value="4.4422420367371" calcext:value-type="float">
            <text:p>4.4422420367371</text:p>
          </table:table-cell>
          <table:table-cell office:value-type="float" office:value="9.2698203998766" calcext:value-type="float">
            <text:p>9.2698203998766</text:p>
          </table:table-cell>
          <table:table-cell office:value-type="float" office:value="0.0000013423920744935" calcext:value-type="float">
            <text:p>1.3423920744935E-06</text:p>
          </table:table-cell>
          <table:table-cell office:value-type="float" office:value="17077" calcext:value-type="float">
            <text:p>17077</text:p>
          </table:table-cell>
          <table:table-cell office:value-type="float" office:value="7790.0586476283" calcext:value-type="float">
            <text:p>7790.0586476283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7.125" calcext:value-type="float">
            <text:p>7.125</text:p>
          </table:table-cell>
          <table:table-cell office:value-type="float" office:value="-158731353.82246" calcext:value-type="float">
            <text:p>-158731353.82246</text:p>
          </table:table-cell>
        </table:table-row>
        <table:table-row table:style-name="ro1">
          <table:table-cell office:value-type="float" office:value="4.4422426030588" calcext:value-type="float">
            <text:p>4.4422426030588</text:p>
          </table:table-cell>
          <table:table-cell office:value-type="float" office:value="9.2698208173772" calcext:value-type="float">
            <text:p>9.2698208173772</text:p>
          </table:table-cell>
          <table:table-cell office:value-type="float" office:value="0.00000056632165642694" calcext:value-type="float">
            <text:p>5.6632165642694E-07</text:p>
          </table:table-cell>
          <table:table-cell office:value-type="float" office:value="17077" calcext:value-type="float">
            <text:p>17077</text:p>
          </table:table-cell>
          <table:table-cell office:value-type="float" office:value="7795.6957944208" calcext:value-type="float">
            <text:p>7795.695794420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7.6875" calcext:value-type="float">
            <text:p>7.6875</text:p>
          </table:table-cell>
          <table:table-cell office:value-type="float" office:value="-397137561.31241" calcext:value-type="float">
            <text:p>-397137561.31241</text:p>
          </table:table-cell>
        </table:table-row>
        <table:table-row table:style-name="ro1">
          <table:table-cell office:value-type="float" office:value="4.4422430278" calcext:value-type="float">
            <text:p>4.4422430278</text:p>
          </table:table-cell>
          <table:table-cell office:value-type="float" office:value="9.2698209113251" calcext:value-type="float">
            <text:p>9.2698209113251</text:p>
          </table:table-cell>
          <table:table-cell office:value-type="float" office:value="0.0000004247412423202" calcext:value-type="float">
            <text:p>4.247412423202E-07</text:p>
          </table:table-cell>
          <table:table-cell office:value-type="float" office:value="17077" calcext:value-type="float">
            <text:p>17077</text:p>
          </table:table-cell>
          <table:table-cell office:value-type="float" office:value="7804.2552263948" calcext:value-type="float">
            <text:p>7804.2552263948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7.9375" calcext:value-type="float">
            <text:p>7.9375</text:p>
          </table:table-cell>
          <table:table-cell office:value-type="float" office:value="-1173725361.2288" calcext:value-type="float">
            <text:p>-1173725361.2288</text:p>
          </table:table-cell>
        </table:table-row>
        <table:table-row table:style-name="ro1">
          <table:table-cell office:value-type="float" office:value="4.442243266717" calcext:value-type="float">
            <text:p>4.442243266717</text:p>
          </table:table-cell>
          <table:table-cell office:value-type="float" office:value="9.2698209324668" calcext:value-type="float">
            <text:p>9.2698209324668</text:p>
          </table:table-cell>
          <table:table-cell office:value-type="float" office:value="0.00000023891694880511" calcext:value-type="float">
            <text:p>2.3891694880511E-07</text:p>
          </table:table-cell>
          <table:table-cell office:value-type="float" office:value="17077" calcext:value-type="float">
            <text:p>17077</text:p>
          </table:table-cell>
          <table:table-cell office:value-type="float" office:value="7815.3400765334" calcext:value-type="float">
            <text:p>7815.340076533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8.1875" calcext:value-type="float">
            <text:p>8.1875</text:p>
          </table:table-cell>
          <table:table-cell office:value-type="float" office:value="-3429725535.1709" calcext:value-type="float">
            <text:p>-3429725535.1709</text:p>
          </table:table-cell>
        </table:table-row>
        <table:table-row table:style-name="ro1">
          <table:table-cell office:value-type="float" office:value="4.4422434011077" calcext:value-type="float">
            <text:p>4.4422434011077</text:p>
          </table:table-cell>
          <table:table-cell office:value-type="float" office:value="9.2698209372261" calcext:value-type="float">
            <text:p>9.2698209372261</text:p>
          </table:table-cell>
          <table:table-cell office:value-type="float" office:value="0.00000013439078370288" calcext:value-type="float">
            <text:p>1.3439078370288E-07</text:p>
          </table:table-cell>
          <table:table-cell office:value-type="float" office:value="17077" calcext:value-type="float">
            <text:p>17077</text:p>
          </table:table-cell>
          <table:table-cell office:value-type="float" office:value="7828.7459055688" calcext:value-type="float">
            <text:p>7828.745905568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9336780364.6173" calcext:value-type="float">
            <text:p>-9336780364.6173</text:p>
          </table:table-cell>
        </table:table-row>
        <table:table-row table:style-name="ro1">
          <table:table-cell office:value-type="float" office:value="4.4422434767026" calcext:value-type="float">
            <text:p>4.4422434767026</text:p>
          </table:table-cell>
          <table:table-cell office:value-type="float" office:value="9.2698209382978" calcext:value-type="float">
            <text:p>9.2698209382978</text:p>
          </table:table-cell>
          <table:table-cell office:value-type="float" office:value="0.000000075594815832868" calcext:value-type="float">
            <text:p>7.5594815832868E-08</text:p>
          </table:table-cell>
          <table:table-cell office:value-type="float" office:value="17077" calcext:value-type="float">
            <text:p>17077</text:p>
          </table:table-cell>
          <table:table-cell office:value-type="float" office:value="7843.6294127503" calcext:value-type="float">
            <text:p>7843.6294127503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9.25" calcext:value-type="float">
            <text:p>9.25</text:p>
          </table:table-cell>
          <table:table-cell office:value-type="float" office:value="-22504023683.345" calcext:value-type="float">
            <text:p>-22504023683.345</text:p>
          </table:table-cell>
        </table:table-row>
        <table:table-row table:style-name="ro1">
          <table:table-cell office:value-type="float" office:value="4.4422435333987" calcext:value-type="float">
            <text:p>4.4422435333987</text:p>
          </table:table-cell>
          <table:table-cell office:value-type="float" office:value="9.2698209385398" calcext:value-type="float">
            <text:p>9.2698209385398</text:p>
          </table:table-cell>
          <table:table-cell office:value-type="float" office:value="0.000000056696111874651" calcext:value-type="float">
            <text:p>5.6696111874651E-08</text:p>
          </table:table-cell>
          <table:table-cell office:value-type="float" office:value="17077" calcext:value-type="float">
            <text:p>17077</text:p>
          </table:table-cell>
          <table:table-cell office:value-type="float" office:value="7866.9577633811" calcext:value-type="float">
            <text:p>7866.9577633811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4.5625" calcext:value-type="float">
            <text:p>14.5625</text:p>
          </table:table-cell>
          <table:table-cell office:value-type="float" office:value="-66191900197.339" calcext:value-type="float">
            <text:p>-66191900197.339</text:p>
          </table:table-cell>
        </table:table-row>
        <table:table-row table:style-name="ro1">
          <table:table-cell office:value-type="float" office:value="4.4422435652902" calcext:value-type="float">
            <text:p>4.4422435652902</text:p>
          </table:table-cell>
          <table:table-cell office:value-type="float" office:value="9.2698209385944" calcext:value-type="float">
            <text:p>9.2698209385944</text:p>
          </table:table-cell>
          <table:table-cell office:value-type="float" office:value="0.000000031891562929491" calcext:value-type="float">
            <text:p>3.1891562929491E-08</text:p>
          </table:table-cell>
          <table:table-cell office:value-type="float" office:value="17077" calcext:value-type="float">
            <text:p>17077</text:p>
          </table:table-cell>
          <table:table-cell office:value-type="float" office:value="7897.3530125678" calcext:value-type="float">
            <text:p>7897.3530125678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6.875" calcext:value-type="float">
            <text:p>16.875</text:p>
          </table:table-cell>
          <table:table-cell office:value-type="float" office:value="-193828171760.97" calcext:value-type="float">
            <text:p>-193828171760.97</text:p>
          </table:table-cell>
        </table:table-row>
        <table:table-row table:style-name="ro1">
          <table:table-cell office:value-type="float" office:value="4.4422435787445" calcext:value-type="float">
            <text:p>4.4422435787445</text:p>
          </table:table-cell>
          <table:table-cell office:value-type="float" office:value="9.2698209386057" calcext:value-type="float">
            <text:p>9.2698209386057</text:p>
          </table:table-cell>
          <table:table-cell office:value-type="float" office:value="0.000000013454253110879" calcext:value-type="float">
            <text:p>1.3454253110879E-08</text:p>
          </table:table-cell>
          <table:table-cell office:value-type="float" office:value="17077" calcext:value-type="float">
            <text:p>17077</text:p>
          </table:table-cell>
          <table:table-cell office:value-type="float" office:value="7922.1724546607" calcext:value-type="float">
            <text:p>7922.172454660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8.125" calcext:value-type="float">
            <text:p>18.125</text:p>
          </table:table-cell>
          <table:table-cell office:value-type="float" office:value="-391815915765.78" calcext:value-type="float">
            <text:p>-391815915765.78</text:p>
          </table:table-cell>
        </table:table-row>
        <table:table-row table:style-name="ro1">
          <table:table-cell office:value-type="float" office:value="4.4422435888352" calcext:value-type="float">
            <text:p>4.4422435888352</text:p>
          </table:table-cell>
          <table:table-cell office:value-type="float" office:value="9.2698209386064" calcext:value-type="float">
            <text:p>9.2698209386064</text:p>
          </table:table-cell>
          <table:table-cell office:value-type="float" office:value="0.000000010090689833159" calcext:value-type="float">
            <text:p>1.0090689833159E-08</text:p>
          </table:table-cell>
          <table:table-cell office:value-type="float" office:value="17077" calcext:value-type="float">
            <text:p>17077</text:p>
          </table:table-cell>
          <table:table-cell office:value-type="float" office:value="7949.9402142561" calcext:value-type="float">
            <text:p>7949.9402142561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9.6875" calcext:value-type="float">
            <text:p>19.6875</text:p>
          </table:table-cell>
          <table:table-cell office:value-type="float" office:value="-761061672802.24" calcext:value-type="float">
            <text:p>-761061672802.24</text:p>
          </table:table-cell>
        </table:table-row>
        <table:table-row table:style-name="ro1">
          <table:table-cell office:value-type="float" office:value="4.4422435945112" calcext:value-type="float">
            <text:p>4.4422435945112</text:p>
          </table:table-cell>
          <table:table-cell office:value-type="float" office:value="9.2698209385889" calcext:value-type="float">
            <text:p>9.2698209385889</text:p>
          </table:table-cell>
          <table:table-cell office:value-type="float" office:value="0.0000000056760130311521" calcext:value-type="float">
            <text:p>5.6760130311521E-09</text:p>
          </table:table-cell>
          <table:table-cell office:value-type="float" office:value="17077" calcext:value-type="float">
            <text:p>17077</text:p>
          </table:table-cell>
          <table:table-cell office:value-type="float" office:value="7974.4237841698" calcext:value-type="float">
            <text:p>7974.423784169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5.1875" calcext:value-type="float">
            <text:p>25.1875</text:p>
          </table:table-cell>
          <table:table-cell office:value-type="float" office:value="-1262410217961.6" calcext:value-type="float">
            <text:p>-1262410217961.6</text:p>
          </table:table-cell>
        </table:table-row>
        <table:table-row table:style-name="ro1">
          <table:table-cell office:value-type="float" office:value="4.4422435977039" calcext:value-type="float">
            <text:p>4.4422435977039</text:p>
          </table:table-cell>
          <table:table-cell office:value-type="float" office:value="9.2698209385742" calcext:value-type="float">
            <text:p>9.2698209385742</text:p>
          </table:table-cell>
          <table:table-cell office:value-type="float" office:value="0.0000000031927573300231" calcext:value-type="float">
            <text:p>3.1927573300231E-09</text:p>
          </table:table-cell>
          <table:table-cell office:value-type="float" office:value="17077" calcext:value-type="float">
            <text:p>17077</text:p>
          </table:table-cell>
          <table:table-cell office:value-type="float" office:value="7993.2696907978" calcext:value-type="float">
            <text:p>7993.2696907978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6.6875" calcext:value-type="float">
            <text:p>26.6875</text:p>
          </table:table-cell>
          <table:table-cell office:value-type="float" office:value="-1791718922638.3" calcext:value-type="float">
            <text:p>-1791718922638.3</text:p>
          </table:table-cell>
        </table:table-row>
        <table:table-row table:style-name="ro1">
          <table:table-cell office:value-type="float" office:value="4.4422436000985" calcext:value-type="float">
            <text:p>4.4422436000985</text:p>
          </table:table-cell>
          <table:table-cell office:value-type="float" office:value="9.2698209385643" calcext:value-type="float">
            <text:p>9.2698209385643</text:p>
          </table:table-cell>
          <table:table-cell office:value-type="float" office:value="0.0000000023945679975173" calcext:value-type="float">
            <text:p>2.3945679975173E-09</text:p>
          </table:table-cell>
          <table:table-cell office:value-type="float" office:value="17077" calcext:value-type="float">
            <text:p>17077</text:p>
          </table:table-cell>
          <table:table-cell office:value-type="float" office:value="8009.8998911212" calcext:value-type="float">
            <text:p>8009.8998911212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6.6875" calcext:value-type="float">
            <text:p>26.6875</text:p>
          </table:table-cell>
          <table:table-cell office:value-type="float" office:value="-2383606503761.8" calcext:value-type="float">
            <text:p>-2383606503761.8</text:p>
          </table:table-cell>
        </table:table-row>
        <table:table-row table:style-name="ro1">
          <table:table-cell office:value-type="float" office:value="4.4422436018944" calcext:value-type="float">
            <text:p>4.4422436018944</text:p>
          </table:table-cell>
          <table:table-cell office:value-type="float" office:value="9.2698209384915" calcext:value-type="float">
            <text:p>9.2698209384915</text:p>
          </table:table-cell>
          <table:table-cell office:value-type="float" office:value="0.000000001795925998138" calcext:value-type="float">
            <text:p>1.795925998138E-09</text:p>
          </table:table-cell>
          <table:table-cell office:value-type="float" office:value="17077" calcext:value-type="float">
            <text:p>17077</text:p>
          </table:table-cell>
          <table:table-cell office:value-type="float" office:value="8024.7565331423" calcext:value-type="float">
            <text:p>8024.7565331423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7.9375" calcext:value-type="float">
            <text:p>27.9375</text:p>
          </table:table-cell>
          <table:table-cell office:value-type="float" office:value="-3026679261658.9" calcext:value-type="float">
            <text:p>-3026679261658.9</text:p>
          </table:table-cell>
        </table:table-row>
        <table:table-row table:style-name="ro1">
          <table:table-cell office:value-type="float" office:value="4.4422436032414" calcext:value-type="float">
            <text:p>4.4422436032414</text:p>
          </table:table-cell>
          <table:table-cell office:value-type="float" office:value="9.2698209384745" calcext:value-type="float">
            <text:p>9.2698209384745</text:p>
          </table:table-cell>
          <table:table-cell office:value-type="float" office:value="0.0000000013469444986035" calcext:value-type="float">
            <text:p>1.3469444986035E-09</text:p>
          </table:table-cell>
          <table:table-cell office:value-type="float" office:value="17077" calcext:value-type="float">
            <text:p>17077</text:p>
          </table:table-cell>
          <table:table-cell office:value-type="float" office:value="8037.7704379446" calcext:value-type="float">
            <text:p>8037.770437944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9.1875" calcext:value-type="float">
            <text:p>29.1875</text:p>
          </table:table-cell>
          <table:table-cell office:value-type="float" office:value="-3689858214661" calcext:value-type="float">
            <text:p>-3689858214661</text:p>
          </table:table-cell>
        </table:table-row>
        <table:table-row table:style-name="ro1">
          <table:table-cell office:value-type="float" office:value="4.4422436042516" calcext:value-type="float">
            <text:p>4.4422436042516</text:p>
          </table:table-cell>
          <table:table-cell office:value-type="float" office:value="9.2698209384376" calcext:value-type="float">
            <text:p>9.2698209384376</text:p>
          </table:table-cell>
          <table:table-cell office:value-type="float" office:value="0.0000000010102083739526" calcext:value-type="float">
            <text:p>1.0102083739526E-09</text:p>
          </table:table-cell>
          <table:table-cell office:value-type="float" office:value="17077" calcext:value-type="float">
            <text:p>17077</text:p>
          </table:table-cell>
          <table:table-cell office:value-type="float" office:value="8048.88755711" calcext:value-type="float">
            <text:p>8048.88755711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9.1875" calcext:value-type="float">
            <text:p>29.1875</text:p>
          </table:table-cell>
          <table:table-cell office:value-type="float" office:value="-4337937300261.1" calcext:value-type="float">
            <text:p>-4337937300261.1</text:p>
          </table:table-cell>
        </table:table-row>
        <table:table-row table:style-name="ro1">
          <table:table-cell office:value-type="float" office:value="4.4422436050092" calcext:value-type="float">
            <text:p>4.4422436050092</text:p>
          </table:table-cell>
          <table:table-cell office:value-type="float" office:value="9.2698209384128" calcext:value-type="float">
            <text:p>9.2698209384128</text:p>
          </table:table-cell>
          <table:table-cell office:value-type="float" office:value="0.00000000075765628046446" calcext:value-type="float">
            <text:p>7.5765628046446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058.1601373067" calcext:value-type="float">
            <text:p>8058.160137306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9.4375" calcext:value-type="float">
            <text:p>29.4375</text:p>
          </table:table-cell>
          <table:table-cell office:value-type="float" office:value="-4940826969338.9" calcext:value-type="float">
            <text:p>-4940826969338.9</text:p>
          </table:table-cell>
        </table:table-row>
        <table:table-row table:style-name="ro1">
          <table:table-cell office:value-type="float" office:value="4.4422436055775" calcext:value-type="float">
            <text:p>4.4422436055775</text:p>
          </table:table-cell>
          <table:table-cell office:value-type="float" office:value="9.2698209384054" calcext:value-type="float">
            <text:p>9.2698209384054</text:p>
          </table:table-cell>
          <table:table-cell office:value-type="float" office:value="0.00000000056824221034835" calcext:value-type="float">
            <text:p>5.6824221034835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065.7336077379" calcext:value-type="float">
            <text:p>8065.733607737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-5478157961806.2" calcext:value-type="float">
            <text:p>-5478157961806.2</text:p>
          </table:table-cell>
        </table:table-row>
        <table:table-row table:style-name="ro1">
          <table:table-cell office:value-type="float" office:value="4.4422436060037" calcext:value-type="float">
            <text:p>4.4422436060037</text:p>
          </table:table-cell>
          <table:table-cell office:value-type="float" office:value="9.2698209384038" calcext:value-type="float">
            <text:p>9.2698209384038</text:p>
          </table:table-cell>
          <table:table-cell office:value-type="float" office:value="0.00000000042618165776126" calcext:value-type="float">
            <text:p>4.2618165776126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071.8105289037" calcext:value-type="float">
            <text:p>8071.810528903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-5940076534182.7" calcext:value-type="float">
            <text:p>-5940076534182.7</text:p>
          </table:table-cell>
        </table:table-row>
        <table:table-row table:style-name="ro1">
          <table:table-cell office:value-type="float" office:value="4.4422436063233" calcext:value-type="float">
            <text:p>4.4422436063233</text:p>
          </table:table-cell>
          <table:table-cell office:value-type="float" office:value="9.2698209384489" calcext:value-type="float">
            <text:p>9.2698209384489</text:p>
          </table:table-cell>
          <table:table-cell office:value-type="float" office:value="0.00000000031963624332094" calcext:value-type="float">
            <text:p>3.1963624332094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076.6158210625" calcext:value-type="float">
            <text:p>8076.615821062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-6325543266862.6" calcext:value-type="float">
            <text:p>-6325543266862.6</text:p>
          </table:table-cell>
        </table:table-row>
        <table:table-row table:style-name="ro1">
          <table:table-cell office:value-type="float" office:value="4.4422436066429" calcext:value-type="float">
            <text:p>4.4422436066429</text:p>
          </table:table-cell>
          <table:table-cell office:value-type="float" office:value="9.2698209384808" calcext:value-type="float">
            <text:p>9.2698209384808</text:p>
          </table:table-cell>
          <table:table-cell office:value-type="float" office:value="0.00000000031963624332094" calcext:value-type="float">
            <text:p>3.1963624332094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081.6551103938" calcext:value-type="float">
            <text:p>8081.655110393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-6749629110744.7" calcext:value-type="float">
            <text:p>-6749629110744.7</text:p>
          </table:table-cell>
        </table:table-row>
        <table:table-row table:style-name="ro1">
          <table:table-cell office:value-type="float" office:value="4.4422436069626" calcext:value-type="float">
            <text:p>4.4422436069626</text:p>
          </table:table-cell>
          <table:table-cell office:value-type="float" office:value="9.269820938526" calcext:value-type="float">
            <text:p>9.269820938526</text:p>
          </table:table-cell>
          <table:table-cell office:value-type="float" office:value="0.00000000031963624332094" calcext:value-type="float">
            <text:p>3.1963624332094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086.9496771056" calcext:value-type="float">
            <text:p>8086.949677105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-7217811814378.5" calcext:value-type="float">
            <text:p>-7217811814378.5</text:p>
          </table:table-cell>
        </table:table-row>
        <table:table-row table:style-name="ro1">
          <table:table-cell office:value-type="float" office:value="4.4422436072822" calcext:value-type="float">
            <text:p>4.4422436072822</text:p>
          </table:table-cell>
          <table:table-cell office:value-type="float" office:value="9.2698209385535" calcext:value-type="float">
            <text:p>9.2698209385535</text:p>
          </table:table-cell>
          <table:table-cell office:value-type="float" office:value="0.00000000031963624332094" calcext:value-type="float">
            <text:p>3.1963624332094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092.5224055386" calcext:value-type="float">
            <text:p>8092.522405538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0.6875" calcext:value-type="float">
            <text:p>30.6875</text:p>
          </table:table-cell>
          <table:table-cell office:value-type="float" office:value="-7736477228366.3" calcext:value-type="float">
            <text:p>-7736477228366.3</text:p>
          </table:table-cell>
        </table:table-row>
        <table:table-row table:style-name="ro1">
          <table:table-cell office:value-type="float" office:value="4.4422436075219" calcext:value-type="float">
            <text:p>4.4422436075219</text:p>
          </table:table-cell>
          <table:table-cell office:value-type="float" office:value="9.2698209385676" calcext:value-type="float">
            <text:p>9.2698209385676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096.8980767629" calcext:value-type="float">
            <text:p>8096.898076762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6875" calcext:value-type="float">
            <text:p>30.6875</text:p>
          </table:table-cell>
          <table:table-cell office:value-type="float" office:value="-8162935189804.6" calcext:value-type="float">
            <text:p>-8162935189804.6</text:p>
          </table:table-cell>
        </table:table-row>
        <table:table-row table:style-name="ro1">
          <table:table-cell office:value-type="float" office:value="4.4422436077617" calcext:value-type="float">
            <text:p>4.4422436077617</text:p>
          </table:table-cell>
          <table:table-cell office:value-type="float" office:value="9.2698209385993" calcext:value-type="float">
            <text:p>9.2698209385993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01.4552596519" calcext:value-type="float">
            <text:p>8101.455259651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6875" calcext:value-type="float">
            <text:p>30.6875</text:p>
          </table:table-cell>
          <table:table-cell office:value-type="float" office:value="-8625584386096.8" calcext:value-type="float">
            <text:p>-8625584386096.8</text:p>
          </table:table-cell>
        </table:table-row>
        <table:table-row table:style-name="ro1">
          <table:table-cell office:value-type="float" office:value="4.4422436080014" calcext:value-type="float">
            <text:p>4.4422436080014</text:p>
          </table:table-cell>
          <table:table-cell office:value-type="float" office:value="9.2698209386549" calcext:value-type="float">
            <text:p>9.2698209386549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06.2075033969" calcext:value-type="float">
            <text:p>8106.207503396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0.6875" calcext:value-type="float">
            <text:p>30.6875</text:p>
          </table:table-cell>
          <table:table-cell office:value-type="float" office:value="-9128705209552.6" calcext:value-type="float">
            <text:p>-9128705209552.6</text:p>
          </table:table-cell>
        </table:table-row>
        <table:table-row table:style-name="ro1">
          <table:table-cell office:value-type="float" office:value="4.4422436082411" calcext:value-type="float">
            <text:p>4.4422436082411</text:p>
          </table:table-cell>
          <table:table-cell office:value-type="float" office:value="9.2698209386897" calcext:value-type="float">
            <text:p>9.2698209386897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11.1693595362" calcext:value-type="float">
            <text:p>8111.169359536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0.6875" calcext:value-type="float">
            <text:p>30.6875</text:p>
          </table:table-cell>
          <table:table-cell office:value-type="float" office:value="-9677184783103.1" calcext:value-type="float">
            <text:p>-9677184783103.1</text:p>
          </table:table-cell>
        </table:table-row>
        <table:table-row table:style-name="ro1">
          <table:table-cell office:value-type="float" office:value="4.4422436084209" calcext:value-type="float">
            <text:p>4.4422436084209</text:p>
          </table:table-cell>
          <table:table-cell office:value-type="float" office:value="9.2698209227444" calcext:value-type="float">
            <text:p>9.2698209227444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15.0368453509" calcext:value-type="float">
            <text:p>8115.036845350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.6875" calcext:value-type="float">
            <text:p>30.6875</text:p>
          </table:table-cell>
          <table:table-cell office:value-type="float" office:value="-10121549315409" calcext:value-type="float">
            <text:p>-10121549315409</text:p>
          </table:table-cell>
        </table:table-row>
        <table:table-row table:style-name="ro1">
          <table:table-cell office:value-type="float" office:value="4.4422436086007" calcext:value-type="float">
            <text:p>4.4422436086007</text:p>
          </table:table-cell>
          <table:table-cell office:value-type="float" office:value="9.2698209174498" calcext:value-type="float">
            <text:p>9.2698209174498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19.0378614878" calcext:value-type="float">
            <text:p>8119.037861487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6875" calcext:value-type="float">
            <text:p>31.6875</text:p>
          </table:table-cell>
          <table:table-cell office:value-type="float" office:value="-10597187202307" calcext:value-type="float">
            <text:p>-10597187202307</text:p>
          </table:table-cell>
        </table:table-row>
        <table:table-row table:style-name="ro1">
          <table:table-cell office:value-type="float" office:value="4.4422436087805" calcext:value-type="float">
            <text:p>4.4422436087805</text:p>
          </table:table-cell>
          <table:table-cell office:value-type="float" office:value="9.2698209157229" calcext:value-type="float">
            <text:p>9.2698209157229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23.1806639055" calcext:value-type="float">
            <text:p>8123.180663905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6875" calcext:value-type="float">
            <text:p>31.6875</text:p>
          </table:table-cell>
          <table:table-cell office:value-type="float" office:value="-11107150344710" calcext:value-type="float">
            <text:p>-11107150344710</text:p>
          </table:table-cell>
        </table:table-row>
        <table:table-row table:style-name="ro1">
          <table:table-cell office:value-type="float" office:value="4.4422436089603" calcext:value-type="float">
            <text:p>4.4422436089603</text:p>
          </table:table-cell>
          <table:table-cell office:value-type="float" office:value="9.2698209081063" calcext:value-type="float">
            <text:p>9.2698209081063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27.4739651822" calcext:value-type="float">
            <text:p>8127.473965182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6875" calcext:value-type="float">
            <text:p>31.6875</text:p>
          </table:table-cell>
          <table:table-cell office:value-type="float" office:value="-11654840014792" calcext:value-type="float">
            <text:p>-11654840014792</text:p>
          </table:table-cell>
        </table:table-row>
        <table:table-row table:style-name="ro1">
          <table:table-cell office:value-type="float" office:value="4.4422436091401" calcext:value-type="float">
            <text:p>4.4422436091401</text:p>
          </table:table-cell>
          <table:table-cell office:value-type="float" office:value="9.2698209055875" calcext:value-type="float">
            <text:p>9.2698209055875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31.9271556015" calcext:value-type="float">
            <text:p>8131.927155601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1.6875" calcext:value-type="float">
            <text:p>31.6875</text:p>
          </table:table-cell>
          <table:table-cell office:value-type="float" office:value="-12244078597148" calcext:value-type="float">
            <text:p>-12244078597148</text:p>
          </table:table-cell>
        </table:table-row>
        <table:table-row table:style-name="ro1">
          <table:table-cell office:value-type="float" office:value="4.4422436092749" calcext:value-type="float">
            <text:p>4.4422436092749</text:p>
          </table:table-cell>
          <table:table-cell office:value-type="float" office:value="9.2698208878735" calcext:value-type="float">
            <text:p>9.2698208878735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35.3774391258" calcext:value-type="float">
            <text:p>8135.377439125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1.6875" calcext:value-type="float">
            <text:p>31.6875</text:p>
          </table:table-cell>
          <table:table-cell office:value-type="float" office:value="-12715760485869" calcext:value-type="float">
            <text:p>-12715760485869</text:p>
          </table:table-cell>
        </table:table-row>
        <table:table-row table:style-name="ro1">
          <table:table-cell office:value-type="float" office:value="4.4422436094098" calcext:value-type="float">
            <text:p>4.4422436094098</text:p>
          </table:table-cell>
          <table:table-cell office:value-type="float" office:value="9.269820881985" calcext:value-type="float">
            <text:p>9.269820881985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38.9276027293" calcext:value-type="float">
            <text:p>8138.927602729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6875" calcext:value-type="float">
            <text:p>31.6875</text:p>
          </table:table-cell>
          <table:table-cell office:value-type="float" office:value="-13215192818100" calcext:value-type="float">
            <text:p>-13215192818100</text:p>
          </table:table-cell>
        </table:table-row>
        <table:table-row table:style-name="ro1">
          <table:table-cell office:value-type="float" office:value="4.4422436095446" calcext:value-type="float">
            <text:p>4.4422436095446</text:p>
          </table:table-cell>
          <table:table-cell office:value-type="float" office:value="9.269820880052" calcext:value-type="float">
            <text:p>9.269820880052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42.5828037614" calcext:value-type="float">
            <text:p>8142.58280376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6875" calcext:value-type="float">
            <text:p>31.6875</text:p>
          </table:table-cell>
          <table:table-cell office:value-type="float" office:value="-13744630399752" calcext:value-type="float">
            <text:p>-13744630399752</text:p>
          </table:table-cell>
        </table:table-row>
        <table:table-row table:style-name="ro1">
          <table:table-cell office:value-type="float" office:value="4.4422436096795" calcext:value-type="float">
            <text:p>4.4422436096795</text:p>
          </table:table-cell>
          <table:table-cell office:value-type="float" office:value="9.2698208794515" calcext:value-type="float">
            <text:p>9.2698208794515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46.3484094164" calcext:value-type="float">
            <text:p>8146.348409416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1.6875" calcext:value-type="float">
            <text:p>31.6875</text:p>
          </table:table-cell>
          <table:table-cell office:value-type="float" office:value="-14306538138744" calcext:value-type="float">
            <text:p>-14306538138744</text:p>
          </table:table-cell>
        </table:table-row>
        <table:table-row table:style-name="ro1">
          <table:table-cell office:value-type="float" office:value="4.4422436098143" calcext:value-type="float">
            <text:p>4.4422436098143</text:p>
          </table:table-cell>
          <table:table-cell office:value-type="float" office:value="9.2698208792603" calcext:value-type="float">
            <text:p>9.2698208792603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50.2301225658" calcext:value-type="float">
            <text:p>8150.230122565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1.6875" calcext:value-type="float">
            <text:p>31.6875</text:p>
          </table:table-cell>
          <table:table-cell office:value-type="float" office:value="-14903631351338" calcext:value-type="float">
            <text:p>-14903631351338</text:p>
          </table:table-cell>
        </table:table-row>
        <table:table-row table:style-name="ro1">
          <table:table-cell office:value-type="float" office:value="4.4422436099155" calcext:value-type="float">
            <text:p>4.4422436099155</text:p>
          </table:table-cell>
          <table:table-cell office:value-type="float" office:value="9.2698208792537" calcext:value-type="float">
            <text:p>9.2698208792537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53.2208790277" calcext:value-type="float">
            <text:p>8153.220879027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1.6875" calcext:value-type="float">
            <text:p>31.6875</text:p>
          </table:table-cell>
          <table:table-cell office:value-type="float" office:value="-15376275253516" calcext:value-type="float">
            <text:p>-15376275253516</text:p>
          </table:table-cell>
        </table:table-row>
        <table:table-row table:style-name="ro1">
          <table:table-cell office:value-type="float" office:value="4.4422436100166" calcext:value-type="float">
            <text:p>4.4422436100166</text:p>
          </table:table-cell>
          <table:table-cell office:value-type="float" office:value="9.2698208705602" calcext:value-type="float">
            <text:p>9.2698208705602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56.282871074" calcext:value-type="float">
            <text:p>8156.28287107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15871736074157" calcext:value-type="float">
            <text:p>-15871736074157</text:p>
          </table:table-cell>
        </table:table-row>
        <table:table-row table:style-name="ro1">
          <table:table-cell office:value-type="float" office:value="4.4422436101177" calcext:value-type="float">
            <text:p>4.4422436101177</text:p>
          </table:table-cell>
          <table:table-cell office:value-type="float" office:value="9.2698208676729" calcext:value-type="float">
            <text:p>9.2698208676729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59.4191155779" calcext:value-type="float">
            <text:p>8159.419115577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16391529743691" calcext:value-type="float">
            <text:p>-16391529743691</text:p>
          </table:table-cell>
        </table:table-row>
        <table:table-row table:style-name="ro1">
          <table:table-cell office:value-type="float" office:value="4.4422436102189" calcext:value-type="float">
            <text:p>4.4422436102189</text:p>
          </table:table-cell>
          <table:table-cell office:value-type="float" office:value="9.2698208667294" calcext:value-type="float">
            <text:p>9.2698208667294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62.6327115258" calcext:value-type="float">
            <text:p>8162.632711525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16937284250983" calcext:value-type="float">
            <text:p>-16937284250983</text:p>
          </table:table-cell>
        </table:table-row>
        <table:table-row table:style-name="ro1">
          <table:table-cell office:value-type="float" office:value="4.44224361032" calcext:value-type="float">
            <text:p>4.44224361032</text:p>
          </table:table-cell>
          <table:table-cell office:value-type="float" office:value="9.2698208664444" calcext:value-type="float">
            <text:p>9.2698208664444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65.9269090821" calcext:value-type="float">
            <text:p>8165.926909082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17510760659998" calcext:value-type="float">
            <text:p>-17510760659998</text:p>
          </table:table-cell>
        </table:table-row>
        <table:table-row table:style-name="ro1">
          <table:table-cell office:value-type="float" office:value="4.4422436104211" calcext:value-type="float">
            <text:p>4.4422436104211</text:p>
          </table:table-cell>
          <table:table-cell office:value-type="float" office:value="9.2698208663879" calcext:value-type="float">
            <text:p>9.2698208663879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69.3051420113" calcext:value-type="float">
            <text:p>8169.305142011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18113870129003" calcext:value-type="float">
            <text:p>-18113870129003</text:p>
          </table:table-cell>
        </table:table-row>
        <table:table-row table:style-name="ro1">
          <table:table-cell office:value-type="float" office:value="4.4422436105223" calcext:value-type="float">
            <text:p>4.4422436105223</text:p>
          </table:table-cell>
          <table:table-cell office:value-type="float" office:value="9.2698208663769" calcext:value-type="float">
            <text:p>9.2698208663769</text:p>
          </table:table-cell>
          <table:table-cell office:value-type="float" office:value="0.00000000010113490511327" calcext:value-type="float">
            <text:p>1.0113490511327E-10</text:p>
          </table:table-cell>
          <table:table-cell office:value-type="float" office:value="17077" calcext:value-type="float">
            <text:p>17077</text:p>
          </table:table-cell>
          <table:table-cell office:value-type="float" office:value="8172.7710488982" calcext:value-type="float">
            <text:p>8172.771048898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18748690808788" calcext:value-type="float">
            <text:p>-18748690808788</text:p>
          </table:table-cell>
        </table:table-row>
        <table:table-row table:style-name="ro1">
          <table:table-cell office:value-type="float" office:value="4.4422436105981" calcext:value-type="float">
            <text:p>4.4422436105981</text:p>
          </table:table-cell>
          <table:table-cell office:value-type="float" office:value="9.2698208664014" calcext:value-type="float">
            <text:p>9.2698208664014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175.4300901235" calcext:value-type="float">
            <text:p>8175.430090123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19246925570372" calcext:value-type="float">
            <text:p>-19246925570372</text:p>
          </table:table-cell>
        </table:table-row>
        <table:table-row table:style-name="ro1">
          <table:table-cell office:value-type="float" office:value="4.442243610674" calcext:value-type="float">
            <text:p>4.442243610674</text:p>
          </table:table-cell>
          <table:table-cell office:value-type="float" office:value="9.2698208664408" calcext:value-type="float">
            <text:p>9.2698208664408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178.1421848724" calcext:value-type="float">
            <text:p>8178.142184872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19765266143269" calcext:value-type="float">
            <text:p>-19765266143269</text:p>
          </table:table-cell>
        </table:table-row>
        <table:table-row table:style-name="ro1">
          <table:table-cell office:value-type="float" office:value="4.4422436107498" calcext:value-type="float">
            <text:p>4.4422436107498</text:p>
          </table:table-cell>
          <table:table-cell office:value-type="float" office:value="9.2698208373884" calcext:value-type="float">
            <text:p>9.2698208373884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180.9092104797" calcext:value-type="float">
            <text:p>8180.909210479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20304826158104" calcext:value-type="float">
            <text:p>-20304826158104</text:p>
          </table:table-cell>
        </table:table-row>
        <table:table-row table:style-name="ro1">
          <table:table-cell office:value-type="float" office:value="4.4422436108257" calcext:value-type="float">
            <text:p>4.4422436108257</text:p>
          </table:table-cell>
          <table:table-cell office:value-type="float" office:value="9.2698208277145" calcext:value-type="float">
            <text:p>9.2698208277145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183.7330767746" calcext:value-type="float">
            <text:p>8183.733076774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20866785774963" calcext:value-type="float">
            <text:p>-20866785774963</text:p>
          </table:table-cell>
        </table:table-row>
        <table:table-row table:style-name="ro1">
          <table:table-cell office:value-type="float" office:value="4.4422436109015" calcext:value-type="float">
            <text:p>4.4422436109015</text:p>
          </table:table-cell>
          <table:table-cell office:value-type="float" office:value="9.2698208245067" calcext:value-type="float">
            <text:p>9.2698208245067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186.6157674058" calcext:value-type="float">
            <text:p>8186.615767405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21452404378449" calcext:value-type="float">
            <text:p>-21452404378449</text:p>
          </table:table-cell>
        </table:table-row>
        <table:table-row table:style-name="ro1">
          <table:table-cell office:value-type="float" office:value="4.4422436109774" calcext:value-type="float">
            <text:p>4.4422436109774</text:p>
          </table:table-cell>
          <table:table-cell office:value-type="float" office:value="9.269820823459" calcext:value-type="float">
            <text:p>9.269820823459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189.5593575519" calcext:value-type="float">
            <text:p>8189.559357551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22063029801208" calcext:value-type="float">
            <text:p>-22063029801208</text:p>
          </table:table-cell>
        </table:table-row>
        <table:table-row table:style-name="ro1">
          <table:table-cell office:value-type="float" office:value="4.4422436110532" calcext:value-type="float">
            <text:p>4.4422436110532</text:p>
          </table:table-cell>
          <table:table-cell office:value-type="float" office:value="9.2698208231386" calcext:value-type="float">
            <text:p>9.2698208231386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192.5660241325" calcext:value-type="float">
            <text:p>8192.566024132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2.6875" calcext:value-type="float">
            <text:p>32.6875</text:p>
          </table:table-cell>
          <table:table-cell office:value-type="float" office:value="-22700106805631" calcext:value-type="float">
            <text:p>-22700106805631</text:p>
          </table:table-cell>
        </table:table-row>
        <table:table-row table:style-name="ro1">
          <table:table-cell office:value-type="float" office:value="4.4422436111291" calcext:value-type="float">
            <text:p>4.4422436111291</text:p>
          </table:table-cell>
          <table:table-cell office:value-type="float" office:value="9.2698207987263" calcext:value-type="float">
            <text:p>9.2698207987263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195.638053882" calcext:value-type="float">
            <text:p>8195.63805388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23365185868807" calcext:value-type="float">
            <text:p>-23365185868807</text:p>
          </table:table-cell>
        </table:table-row>
        <table:table-row table:style-name="ro1">
          <table:table-cell office:value-type="float" office:value="4.4422436112049" calcext:value-type="float">
            <text:p>4.4422436112049</text:p>
          </table:table-cell>
          <table:table-cell office:value-type="float" office:value="9.269820790601" calcext:value-type="float">
            <text:p>9.269820790601</text:p>
          </table:table-cell>
          <table:table-cell office:value-type="float" office:value="0.000000000075851178834951" calcext:value-type="float">
            <text:p>7.5851178834951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198.7778511022" calcext:value-type="float">
            <text:p>8198.777851102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24059932768188" calcext:value-type="float">
            <text:p>-24059932768188</text:p>
          </table:table-cell>
        </table:table-row>
        <table:table-row table:style-name="ro1">
          <table:table-cell office:value-type="float" office:value="4.4422436112618" calcext:value-type="float">
            <text:p>4.4422436112618</text:p>
          </table:table-cell>
          <table:table-cell office:value-type="float" office:value="9.2698207887937" calcext:value-type="float">
            <text:p>9.2698207887937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01.1785323209" calcext:value-type="float">
            <text:p>8201.178532320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24601499594577" calcext:value-type="float">
            <text:p>-24601499594577</text:p>
          </table:table-cell>
        </table:table-row>
        <table:table-row table:style-name="ro1">
          <table:table-cell office:value-type="float" office:value="4.4422436113187" calcext:value-type="float">
            <text:p>4.4422436113187</text:p>
          </table:table-cell>
          <table:table-cell office:value-type="float" office:value="9.2698207766021" calcext:value-type="float">
            <text:p>9.2698207766021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03.6197746505" calcext:value-type="float">
            <text:p>8203.619774650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25161542197793" calcext:value-type="float">
            <text:p>-25161542197793</text:p>
          </table:table-cell>
        </table:table-row>
        <table:table-row table:style-name="ro1">
          <table:table-cell office:value-type="float" office:value="4.4422436113756" calcext:value-type="float">
            <text:p>4.4422436113756</text:p>
          </table:table-cell>
          <table:table-cell office:value-type="float" office:value="9.2698207384226" calcext:value-type="float">
            <text:p>9.2698207384226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06.1027912482" calcext:value-type="float">
            <text:p>8206.102791248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25740923952201" calcext:value-type="float">
            <text:p>-25740923952201</text:p>
          </table:table-cell>
        </table:table-row>
        <table:table-row table:style-name="ro1">
          <table:table-cell office:value-type="float" office:value="4.4422436114325" calcext:value-type="float">
            <text:p>4.4422436114325</text:p>
          </table:table-cell>
          <table:table-cell office:value-type="float" office:value="9.2698207257038" calcext:value-type="float">
            <text:p>9.2698207257038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08.6288067584" calcext:value-type="float">
            <text:p>8208.628806758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26340550210435" calcext:value-type="float">
            <text:p>-26340550210435</text:p>
          </table:table-cell>
        </table:table-row>
        <table:table-row table:style-name="ro1">
          <table:table-cell office:value-type="float" office:value="4.4422436114894" calcext:value-type="float">
            <text:p>4.4422436114894</text:p>
          </table:table-cell>
          <table:table-cell office:value-type="float" office:value="9.269820721476" calcext:value-type="float">
            <text:p>9.269820721476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11.1990834658" calcext:value-type="float">
            <text:p>8211.199083465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26961376845772" calcext:value-type="float">
            <text:p>-26961376845772</text:p>
          </table:table-cell>
        </table:table-row>
        <table:table-row table:style-name="ro1">
          <table:table-cell office:value-type="float" office:value="4.4422436115463" calcext:value-type="float">
            <text:p>4.4422436115463</text:p>
          </table:table-cell>
          <table:table-cell office:value-type="float" office:value="9.2698207200819" calcext:value-type="float">
            <text:p>9.2698207200819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13.8149317727" calcext:value-type="float">
            <text:p>8213.814931772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27604415797908" calcext:value-type="float">
            <text:p>-27604415797908</text:p>
          </table:table-cell>
        </table:table-row>
        <table:table-row table:style-name="ro1">
          <table:table-cell office:value-type="float" office:value="4.4422436116032" calcext:value-type="float">
            <text:p>4.4422436116032</text:p>
          </table:table-cell>
          <table:table-cell office:value-type="float" office:value="9.2698207196364" calcext:value-type="float">
            <text:p>9.2698207196364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16.4777156037" calcext:value-type="float">
            <text:p>8216.477715603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28270739771965" calcext:value-type="float">
            <text:p>-28270739771965</text:p>
          </table:table-cell>
        </table:table-row>
        <table:table-row table:style-name="ro1">
          <table:table-cell office:value-type="float" office:value="4.4422436116601" calcext:value-type="float">
            <text:p>4.4422436116601</text:p>
          </table:table-cell>
          <table:table-cell office:value-type="float" office:value="9.2698207130608" calcext:value-type="float">
            <text:p>9.2698207130608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19.188856258" calcext:value-type="float">
            <text:p>8219.18885625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28961486906186" calcext:value-type="float">
            <text:p>-28961486906186</text:p>
          </table:table-cell>
        </table:table-row>
        <table:table-row table:style-name="ro1">
          <table:table-cell office:value-type="float" office:value="4.4422436117169" calcext:value-type="float">
            <text:p>4.4422436117169</text:p>
          </table:table-cell>
          <table:table-cell office:value-type="float" office:value="9.2698206770228" calcext:value-type="float">
            <text:p>9.2698206770228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21.9498358842" calcext:value-type="float">
            <text:p>8221.949835884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29677865696696" calcext:value-type="float">
            <text:p>-29677865696696</text:p>
          </table:table-cell>
        </table:table-row>
        <table:table-row table:style-name="ro1">
          <table:table-cell office:value-type="float" office:value="4.4422436117738" calcext:value-type="float">
            <text:p>4.4422436117738</text:p>
          </table:table-cell>
          <table:table-cell office:value-type="float" office:value="9.2698206650206" calcext:value-type="float">
            <text:p>9.2698206650206</text:p>
          </table:table-cell>
          <table:table-cell office:value-type="float" office:value="0.000000000056888384126213" calcext:value-type="float">
            <text:p>5.6888384126213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24.7622009844" calcext:value-type="float">
            <text:p>8224.76220098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30421160358342" calcext:value-type="float">
            <text:p>-30421160358342</text:p>
          </table:table-cell>
        </table:table-row>
        <table:table-row table:style-name="ro1">
          <table:table-cell office:value-type="float" office:value="4.4422436118165" calcext:value-type="float">
            <text:p>4.4422436118165</text:p>
          </table:table-cell>
          <table:table-cell office:value-type="float" office:value="9.2698206623327" calcext:value-type="float">
            <text:p>9.2698206623327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26.9060659055" calcext:value-type="float">
            <text:p>8226.906065905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30997086328216" calcext:value-type="float">
            <text:p>-30997086328216</text:p>
          </table:table-cell>
        </table:table-row>
        <table:table-row table:style-name="ro1">
          <table:table-cell office:value-type="float" office:value="4.4422436118592" calcext:value-type="float">
            <text:p>4.4422436118592</text:p>
          </table:table-cell>
          <table:table-cell office:value-type="float" office:value="9.2698206524868" calcext:value-type="float">
            <text:p>9.2698206524868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29.0803900345" calcext:value-type="float">
            <text:p>8229.080390034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31589509996966" calcext:value-type="float">
            <text:p>-31589509996966</text:p>
          </table:table-cell>
        </table:table-row>
        <table:table-row table:style-name="ro1">
          <table:table-cell office:value-type="float" office:value="4.4422436119018" calcext:value-type="float">
            <text:p>4.4422436119018</text:p>
          </table:table-cell>
          <table:table-cell office:value-type="float" office:value="9.2698206244708" calcext:value-type="float">
            <text:p>9.2698206244708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31.2859382259" calcext:value-type="float">
            <text:p>8231.285938225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32199077546603" calcext:value-type="float">
            <text:p>-32199077546603</text:p>
          </table:table-cell>
        </table:table-row>
        <table:table-row table:style-name="ro1">
          <table:table-cell office:value-type="float" office:value="4.4422436119445" calcext:value-type="float">
            <text:p>4.4422436119445</text:p>
          </table:table-cell>
          <table:table-cell office:value-type="float" office:value="9.2698205742242" calcext:value-type="float">
            <text:p>9.2698205742242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33.5234773351" calcext:value-type="float">
            <text:p>8233.523477335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32826460308541" calcext:value-type="float">
            <text:p>-32826460308541</text:p>
          </table:table-cell>
        </table:table-row>
        <table:table-row table:style-name="ro1">
          <table:table-cell office:value-type="float" office:value="4.4422436119872" calcext:value-type="float">
            <text:p>4.4422436119872</text:p>
          </table:table-cell>
          <table:table-cell office:value-type="float" office:value="9.2698205574813" calcext:value-type="float">
            <text:p>9.2698205574813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35.793792506" calcext:value-type="float">
            <text:p>8235.79379250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33472360531174" calcext:value-type="float">
            <text:p>-33472360531174</text:p>
          </table:table-cell>
        </table:table-row>
        <table:table-row table:style-name="ro1">
          <table:table-cell office:value-type="float" office:value="4.4422436120298" calcext:value-type="float">
            <text:p>4.4422436120298</text:p>
          </table:table-cell>
          <table:table-cell office:value-type="float" office:value="9.269820551908" calcext:value-type="float">
            <text:p>9.269820551908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38.0976933656" calcext:value-type="float">
            <text:p>8238.097693365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34137514613495" calcext:value-type="float">
            <text:p>-34137514613495</text:p>
          </table:table-cell>
        </table:table-row>
        <table:table-row table:style-name="ro1">
          <table:table-cell office:value-type="float" office:value="4.4422436120725" calcext:value-type="float">
            <text:p>4.4422436120725</text:p>
          </table:table-cell>
          <table:table-cell office:value-type="float" office:value="9.2698205500602" calcext:value-type="float">
            <text:p>9.2698205500602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40.4360169042" calcext:value-type="float">
            <text:p>8240.436016904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3.6875" calcext:value-type="float">
            <text:p>33.6875</text:p>
          </table:table-cell>
          <table:table-cell office:value-type="float" office:value="-34822695676323" calcext:value-type="float">
            <text:p>-34822695676323</text:p>
          </table:table-cell>
        </table:table-row>
        <table:table-row table:style-name="ro1">
          <table:table-cell office:value-type="float" office:value="4.4422436121152" calcext:value-type="float">
            <text:p>4.4422436121152</text:p>
          </table:table-cell>
          <table:table-cell office:value-type="float" office:value="9.2698205494566" calcext:value-type="float">
            <text:p>9.2698205494566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42.8096293084" calcext:value-type="float">
            <text:p>8242.809629308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35528715955846" calcext:value-type="float">
            <text:p>-35528715955846</text:p>
          </table:table-cell>
        </table:table-row>
        <table:table-row table:style-name="ro1">
          <table:table-cell office:value-type="float" office:value="4.4422436121578" calcext:value-type="float">
            <text:p>4.4422436121578</text:p>
          </table:table-cell>
          <table:table-cell office:value-type="float" office:value="9.2698205472206" calcext:value-type="float">
            <text:p>9.2698205472206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45.2194274944" calcext:value-type="float">
            <text:p>8245.219427494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36256429260847" calcext:value-type="float">
            <text:p>-36256429260847</text:p>
          </table:table-cell>
        </table:table-row>
        <table:table-row table:style-name="ro1">
          <table:table-cell office:value-type="float" office:value="4.4422436122005" calcext:value-type="float">
            <text:p>4.4422436122005</text:p>
          </table:table-cell>
          <table:table-cell office:value-type="float" office:value="9.269820525087" calcext:value-type="float">
            <text:p>9.269820525087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47.6663405937" calcext:value-type="float">
            <text:p>8247.666340593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37006733566804" calcext:value-type="float">
            <text:p>-37006733566804</text:p>
          </table:table-cell>
        </table:table-row>
        <table:table-row table:style-name="ro1">
          <table:table-cell office:value-type="float" office:value="4.4422436122432" calcext:value-type="float">
            <text:p>4.4422436122432</text:p>
          </table:table-cell>
          <table:table-cell office:value-type="float" office:value="9.2698204764401" calcext:value-type="float">
            <text:p>9.2698204764401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50.1513314797" calcext:value-type="float">
            <text:p>8250.151331479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37780573804174" calcext:value-type="float">
            <text:p>-37780573804174</text:p>
          </table:table-cell>
        </table:table-row>
        <table:table-row table:style-name="ro1">
          <table:table-cell office:value-type="float" office:value="4.4422436122858" calcext:value-type="float">
            <text:p>4.4422436122858</text:p>
          </table:table-cell>
          <table:table-cell office:value-type="float" office:value="9.2698204602318" calcext:value-type="float">
            <text:p>9.2698204602318</text:p>
          </table:table-cell>
          <table:table-cell office:value-type="float" office:value="0.00000000004266628809466" calcext:value-type="float">
            <text:p>4.26662880946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52.6753983666" calcext:value-type="float">
            <text:p>8252.675398366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38578944861893" calcext:value-type="float">
            <text:p>-38578944861893</text:p>
          </table:table-cell>
        </table:table-row>
        <table:table-row table:style-name="ro1">
          <table:table-cell office:value-type="float" office:value="4.4422436123178" calcext:value-type="float">
            <text:p>4.4422436123178</text:p>
          </table:table-cell>
          <table:table-cell office:value-type="float" office:value="9.2698204565943" calcext:value-type="float">
            <text:p>9.2698204565943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54.5946500835" calcext:value-type="float">
            <text:p>8254.594650083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39194429386152" calcext:value-type="float">
            <text:p>-39194429386152</text:p>
          </table:table-cell>
        </table:table-row>
        <table:table-row table:style-name="ro1">
          <table:table-cell office:value-type="float" office:value="4.4422436123498" calcext:value-type="float">
            <text:p>4.4422436123498</text:p>
          </table:table-cell>
          <table:table-cell office:value-type="float" office:value="9.2698204460838" calcext:value-type="float">
            <text:p>9.2698204460838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56.5368771867" calcext:value-type="float">
            <text:p>8256.536877186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39824750965467" calcext:value-type="float">
            <text:p>-39824750965467</text:p>
          </table:table-cell>
        </table:table-row>
        <table:table-row table:style-name="ro1">
          <table:table-cell office:value-type="float" office:value="4.4422436123818" calcext:value-type="float">
            <text:p>4.4422436123818</text:p>
          </table:table-cell>
          <table:table-cell office:value-type="float" office:value="9.2698204224668" calcext:value-type="float">
            <text:p>9.2698204224668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58.5025651469" calcext:value-type="float">
            <text:p>8258.502565146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0470397934243" calcext:value-type="float">
            <text:p>-40470397934243</text:p>
          </table:table-cell>
        </table:table-row>
        <table:table-row table:style-name="ro1">
          <table:table-cell office:value-type="float" office:value="4.4422436124138" calcext:value-type="float">
            <text:p>4.4422436124138</text:p>
          </table:table-cell>
          <table:table-cell office:value-type="float" office:value="9.2698203834146" calcext:value-type="float">
            <text:p>9.2698203834146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60.4921979539" calcext:value-type="float">
            <text:p>8260.492197953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1131873737950" calcext:value-type="float">
            <text:p>-41131873737950</text:p>
          </table:table-cell>
        </table:table-row>
        <table:table-row table:style-name="ro1">
          <table:table-cell office:value-type="float" office:value="4.4422436124458" calcext:value-type="float">
            <text:p>4.4422436124458</text:p>
          </table:table-cell>
          <table:table-cell office:value-type="float" office:value="9.2698203704003" calcext:value-type="float">
            <text:p>9.2698203704003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62.5062683951" calcext:value-type="float">
            <text:p>8262.506268395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1809700949105" calcext:value-type="float">
            <text:p>-41809700949105</text:p>
          </table:table-cell>
        </table:table-row>
        <table:table-row table:style-name="ro1">
          <table:table-cell office:value-type="float" office:value="4.4422436124778" calcext:value-type="float">
            <text:p>4.4422436124778</text:p>
          </table:table-cell>
          <table:table-cell office:value-type="float" office:value="9.2698203660658" calcext:value-type="float">
            <text:p>9.2698203660658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64.5452818188" calcext:value-type="float">
            <text:p>8264.545281818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2504423288051" calcext:value-type="float">
            <text:p>-42504423288051</text:p>
          </table:table-cell>
        </table:table-row>
        <table:table-row table:style-name="ro1">
          <table:table-cell office:value-type="float" office:value="4.4422436125098" calcext:value-type="float">
            <text:p>4.4422436125098</text:p>
          </table:table-cell>
          <table:table-cell office:value-type="float" office:value="9.2698203646264" calcext:value-type="float">
            <text:p>9.2698203646264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66.6097577429" calcext:value-type="float">
            <text:p>8266.609757742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3216607073123" calcext:value-type="float">
            <text:p>-43216607073123</text:p>
          </table:table-cell>
        </table:table-row>
        <table:table-row table:style-name="ro1">
          <table:table-cell office:value-type="float" office:value="4.4422436125418" calcext:value-type="float">
            <text:p>4.4422436125418</text:p>
          </table:table-cell>
          <table:table-cell office:value-type="float" office:value="9.2698203641529" calcext:value-type="float">
            <text:p>9.2698203641529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68.700230769" calcext:value-type="float">
            <text:p>8268.70023076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3946842488368" calcext:value-type="float">
            <text:p>-43946842488368</text:p>
          </table:table-cell>
        </table:table-row>
        <table:table-row table:style-name="ro1">
          <table:table-cell office:value-type="float" office:value="4.4422436125738" calcext:value-type="float">
            <text:p>4.4422436125738</text:p>
          </table:table-cell>
          <table:table-cell office:value-type="float" office:value="9.2698203640025" calcext:value-type="float">
            <text:p>9.2698203640025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70.8172512839" calcext:value-type="float">
            <text:p>8270.817251283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4695744844410" calcext:value-type="float">
            <text:p>-44695744844410</text:p>
          </table:table-cell>
        </table:table-row>
        <table:table-row table:style-name="ro1">
          <table:table-cell office:value-type="float" office:value="4.4422436126058" calcext:value-type="float">
            <text:p>4.4422436126058</text:p>
          </table:table-cell>
          <table:table-cell office:value-type="float" office:value="9.2698203639836" calcext:value-type="float">
            <text:p>9.2698203639836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72.9613861077" calcext:value-type="float">
            <text:p>8272.961386107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5463955888405" calcext:value-type="float">
            <text:p>-45463955888405</text:p>
          </table:table-cell>
        </table:table-row>
        <table:table-row table:style-name="ro1">
          <table:table-cell office:value-type="float" office:value="4.4422436126378" calcext:value-type="float">
            <text:p>4.4422436126378</text:p>
          </table:table-cell>
          <table:table-cell office:value-type="float" office:value="9.2698203507155" calcext:value-type="float">
            <text:p>9.2698203507155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75.1332191455" calcext:value-type="float">
            <text:p>8275.133219145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6252145179321" calcext:value-type="float">
            <text:p>-46252145179321</text:p>
          </table:table-cell>
        </table:table-row>
        <table:table-row table:style-name="ro1">
          <table:table-cell office:value-type="float" office:value="4.4422436126698" calcext:value-type="float">
            <text:p>4.4422436126698</text:p>
          </table:table-cell>
          <table:table-cell office:value-type="float" office:value="9.2698203193779" calcext:value-type="float">
            <text:p>9.2698203193779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77.3333520592" calcext:value-type="float">
            <text:p>8277.333352059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7061011555828" calcext:value-type="float">
            <text:p>-47061011555828</text:p>
          </table:table-cell>
        </table:table-row>
        <table:table-row table:style-name="ro1">
          <table:table-cell office:value-type="float" office:value="4.4422436127018" calcext:value-type="float">
            <text:p>4.4422436127018</text:p>
          </table:table-cell>
          <table:table-cell office:value-type="float" office:value="9.2698202680726" calcext:value-type="float">
            <text:p>9.2698202680726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79.5624049703" calcext:value-type="float">
            <text:p>8279.562404970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7891284685467" calcext:value-type="float">
            <text:p>-47891284685467</text:p>
          </table:table-cell>
        </table:table-row>
        <table:table-row table:style-name="ro1">
          <table:table-cell office:value-type="float" office:value="4.4422436127338" calcext:value-type="float">
            <text:p>4.4422436127338</text:p>
          </table:table-cell>
          <table:table-cell office:value-type="float" office:value="9.2698202509757" calcext:value-type="float">
            <text:p>9.2698202509757</text:p>
          </table:table-cell>
          <table:table-cell office:value-type="float" office:value="0.000000000031999716070995" calcext:value-type="float">
            <text:p>3.1999716070995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81.8210171934" calcext:value-type="float">
            <text:p>8281.821017193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8743726730304" calcext:value-type="float">
            <text:p>-48743726730304</text:p>
          </table:table-cell>
        </table:table-row>
        <table:table-row table:style-name="ro1">
          <table:table-cell office:value-type="float" office:value="4.4422436127578" calcext:value-type="float">
            <text:p>4.4422436127578</text:p>
          </table:table-cell>
          <table:table-cell office:value-type="float" office:value="9.2698202468785" calcext:value-type="float">
            <text:p>9.2698202468785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83.5347302248" calcext:value-type="float">
            <text:p>8283.534730224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49398068883064" calcext:value-type="float">
            <text:p>-49398068883064</text:p>
          </table:table-cell>
        </table:table-row>
        <table:table-row table:style-name="ro1">
          <table:table-cell office:value-type="float" office:value="4.4422436127818" calcext:value-type="float">
            <text:p>4.4422436127818</text:p>
          </table:table-cell>
          <table:table-cell office:value-type="float" office:value="9.2698202381859" calcext:value-type="float">
            <text:p>9.2698202381859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85.2657030989" calcext:value-type="float">
            <text:p>8285.265703098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50065668052216" calcext:value-type="float">
            <text:p>-50065668052216</text:p>
          </table:table-cell>
        </table:table-row>
        <table:table-row table:style-name="ro1">
          <table:table-cell office:value-type="float" office:value="4.4422436128058" calcext:value-type="float">
            <text:p>4.4422436128058</text:p>
          </table:table-cell>
          <table:table-cell office:value-type="float" office:value="9.2698202207143" calcext:value-type="float">
            <text:p>9.2698202207143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87.0142423127" calcext:value-type="float">
            <text:p>8287.014242312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50746890497608" calcext:value-type="float">
            <text:p>-50746890497608</text:p>
          </table:table-cell>
        </table:table-row>
        <table:table-row table:style-name="ro1">
          <table:table-cell office:value-type="float" office:value="4.4422436128298" calcext:value-type="float">
            <text:p>4.4422436128298</text:p>
          </table:table-cell>
          <table:table-cell office:value-type="float" office:value="9.2698201929238" calcext:value-type="float">
            <text:p>9.2698201929238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88.7806519608" calcext:value-type="float">
            <text:p>8288.780651960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51442111351341" calcext:value-type="float">
            <text:p>-51442111351341</text:p>
          </table:table-cell>
        </table:table-row>
        <table:table-row table:style-name="ro1">
          <table:table-cell office:value-type="float" office:value="4.4422436128538" calcext:value-type="float">
            <text:p>4.4422436128538</text:p>
          </table:table-cell>
          <table:table-cell office:value-type="float" office:value="9.2698201541816" calcext:value-type="float">
            <text:p>9.2698201541816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90.5652402138" calcext:value-type="float">
            <text:p>8290.565240213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52151717450529" calcext:value-type="float">
            <text:p>-52151717450529</text:p>
          </table:table-cell>
        </table:table-row>
        <table:table-row table:style-name="ro1">
          <table:table-cell office:value-type="float" office:value="4.4422436128778" calcext:value-type="float">
            <text:p>4.4422436128778</text:p>
          </table:table-cell>
          <table:table-cell office:value-type="float" office:value="9.2698201040534" calcext:value-type="float">
            <text:p>9.2698201040534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92.3683216234" calcext:value-type="float">
            <text:p>8292.368321623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52876108652796" calcext:value-type="float">
            <text:p>-52876108652796</text:p>
          </table:table-cell>
        </table:table-row>
        <table:table-row table:style-name="ro1">
          <table:table-cell office:value-type="float" office:value="4.4422436129018" calcext:value-type="float">
            <text:p>4.4422436129018</text:p>
          </table:table-cell>
          <table:table-cell office:value-type="float" office:value="9.2698200873459" calcext:value-type="float">
            <text:p>9.2698200873459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94.1902180439" calcext:value-type="float">
            <text:p>8294.190218043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53615698671156" calcext:value-type="float">
            <text:p>-53615698671156</text:p>
          </table:table-cell>
        </table:table-row>
        <table:table-row table:style-name="ro1">
          <table:table-cell office:value-type="float" office:value="4.4422436129258" calcext:value-type="float">
            <text:p>4.4422436129258</text:p>
          </table:table-cell>
          <table:table-cell office:value-type="float" office:value="9.2698200817792" calcext:value-type="float">
            <text:p>9.2698200817792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96.0312591075" calcext:value-type="float">
            <text:p>8296.031259107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54370915726416" calcext:value-type="float">
            <text:p>-54370915726416</text:p>
          </table:table-cell>
        </table:table-row>
        <table:table-row table:style-name="ro1">
          <table:table-cell office:value-type="float" office:value="4.4422436129498" calcext:value-type="float">
            <text:p>4.4422436129498</text:p>
          </table:table-cell>
          <table:table-cell office:value-type="float" office:value="9.2698200799277" calcext:value-type="float">
            <text:p>9.2698200799277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97.8917825483" calcext:value-type="float">
            <text:p>8297.891782548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55142203215386" calcext:value-type="float">
            <text:p>-55142203215386</text:p>
          </table:table-cell>
        </table:table-row>
        <table:table-row table:style-name="ro1">
          <table:table-cell office:value-type="float" office:value="4.4422436129738" calcext:value-type="float">
            <text:p>4.4422436129738</text:p>
          </table:table-cell>
          <table:table-cell office:value-type="float" office:value="9.2698200793151" calcext:value-type="float">
            <text:p>9.2698200793151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299.7721344876" calcext:value-type="float">
            <text:p>8299.772134487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55930020369233" calcext:value-type="float">
            <text:p>-55930020369233</text:p>
          </table:table-cell>
        </table:table-row>
        <table:table-row table:style-name="ro1">
          <table:table-cell office:value-type="float" office:value="4.4422436129978" calcext:value-type="float">
            <text:p>4.4422436129978</text:p>
          </table:table-cell>
          <table:table-cell office:value-type="float" office:value="9.2698200791149" calcext:value-type="float">
            <text:p>9.2698200791149</text:p>
          </table:table-cell>
          <table:table-cell office:value-type="float" office:value="0.000000000023999787053246" calcext:value-type="float">
            <text:p>2.3999787053246E-11</text:p>
          </table:table-cell>
          <table:table-cell office:value-type="float" office:value="17077" calcext:value-type="float">
            <text:p>17077</text:p>
          </table:table-cell>
          <table:table-cell office:value-type="float" office:value="8301.6726697137" calcext:value-type="float">
            <text:p>8301.672669713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5.6875" calcext:value-type="float">
            <text:p>35.6875</text:p>
          </table:table-cell>
          <table:table-cell office:value-type="float" office:value="-56734842940370" calcext:value-type="float">
            <text:p>-56734842940370</text:p>
          </table:table-cell>
        </table:table-row>
      </table:table>
      <table:table table:name="nucleation_edit2_BodyForce_10000" table:style-name="ta1">
        <table:shapes>
          <draw:frame draw:z-index="0" draw:style-name="gr1" draw:text-style-name="P1" svg:width="453.74pt" svg:height="255.26pt" svg:x="765.04pt" svg:y="269.57pt">
            <draw:object draw:notify-on-update-of-ranges="nucleation_edit2_BodyForce_10000.A1:nucleation_edit2_BodyForce_10000.A1 nucleation_edit2_BodyForce_10000.A2:nucleation_edit2_BodyForce_10000.A202 nucleation_edit2_BodyForce_10000.B1:nucleation_edit2_BodyForce_10000.B1 nucleation_edit2_BodyForce_10000.B2:nucleation_edit2_BodyForce_10000.B2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53.71pt" svg:height="255.23pt" svg:x="759.6pt" svg:y="6.77pt">
            <draw:object draw:notify-on-update-of-ranges="nucleation_edit2_BodyForce_10000.A1:nucleation_edit2_BodyForce_10000.A1 nucleation_edit2_BodyForce_10000.A2:nucleation_edit2_BodyForce_10000.A202 nucleation_edit2_BodyForce_10000.E1:nucleation_edit2_BodyForce_10000.E1 nucleation_edit2_BodyForce_10000.E2:nucleation_edit2_BodyForce_10000.E202 nucleation_edit2_BodyForce_10000.A2:nucleation_edit2_BodyForce_10000.A202 nucleation_edit2_BodyForce_10000.H1:nucleation_edit2_BodyForce_10000.H1 nucleation_edit2_BodyForce_10000.H2:nucleation_edit2_BodyForce_10000.H20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453.74pt" svg:height="255.26pt" svg:x="1242.91pt" svg:y="174.7pt">
            <draw:object draw:notify-on-update-of-ranges="nucleation_edit2_BodyForce_10000.A1:nucleation_edit2_BodyForce_10000.A1 nucleation_edit2_BodyForce_10000.A2:nucleation_edit2_BodyForce_10000.A202 nucleation_edit2_BodyForce_10000.I1:nucleation_edit2_BodyForce_10000.I1 nucleation_edit2_BodyForce_10000.I2:nucleation_edit2_BodyForce_10000.I20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lementInt_c</text:p>
          </table:table-cell>
          <table:table-cell office:value-type="string" calcext:value-type="string">
            <text:p>_dt</text:p>
          </table:table-cell>
          <table:table-cell office:value-type="string" calcext:value-type="string">
            <text:p>dofs</text:p>
          </table:table-cell>
          <table:table-cell office:value-type="string" calcext:value-type="string">
            <text:p>eta_precip_area</text:p>
          </table:table-cell>
          <table:table-cell office:value-type="string" calcext:value-type="string">
            <text:p>linear_its</text:p>
          </table:table-cell>
          <table:table-cell office:value-type="string" calcext:value-type="string">
            <text:p>nonlinear_its</text:p>
          </table:table-cell>
          <table:table-cell office:value-type="string" calcext:value-type="string">
            <text:p>precipitate_area</text:p>
          </table:table-cell>
          <table:table-cell office:value-type="string" calcext:value-type="string">
            <text:p>total_F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1676352024078" calcext:value-type="float">
            <text:p>0.031676352024078</text:p>
          </table:table-cell>
          <table:table-cell office:value-type="float" office:value="0.000012877595530481" calcext:value-type="float">
            <text:p>1.2877595530481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40507" calcext:value-type="float">
            <text:p>40507</text:p>
          </table:table-cell>
          <table:table-cell office:value-type="float" office:value="12845.246000037" calcext:value-type="float">
            <text:p>12845.24600003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046.850290086" calcext:value-type="float">
            <text:p>13046.850290086</text:p>
          </table:table-cell>
        </table:table-row>
        <table:table-row table:style-name="ro1">
          <table:table-cell office:value-type="float" office:value="0.063352704048157" calcext:value-type="float">
            <text:p>0.063352704048157</text:p>
          </table:table-cell>
          <table:table-cell office:value-type="float" office:value="0.000017166815714384" calcext:value-type="float">
            <text:p>1.7166815714384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45259" calcext:value-type="float">
            <text:p>45259</text:p>
          </table:table-cell>
          <table:table-cell office:value-type="float" office:value="12829.676444133" calcext:value-type="float">
            <text:p>12829.67644413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48.926816135" calcext:value-type="float">
            <text:p>12948.926816135</text:p>
          </table:table-cell>
        </table:table-row>
        <table:table-row table:style-name="ro1">
          <table:table-cell office:value-type="float" office:value="0.095029056072235" calcext:value-type="float">
            <text:p>0.095029056072235</text:p>
          </table:table-cell>
          <table:table-cell office:value-type="float" office:value="0.000018595517008557" calcext:value-type="float">
            <text:p>1.8595517008557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51187" calcext:value-type="float">
            <text:p>51187</text:p>
          </table:table-cell>
          <table:table-cell office:value-type="float" office:value="12811.370921837" calcext:value-type="float">
            <text:p>12811.37092183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90.192340907" calcext:value-type="float">
            <text:p>12890.192340907</text:p>
          </table:table-cell>
        </table:table-row>
        <table:table-row table:style-name="ro1">
          <table:table-cell office:value-type="float" office:value="0.12670540809631" calcext:value-type="float">
            <text:p>0.12670540809631</text:p>
          </table:table-cell>
          <table:table-cell office:value-type="float" office:value="0.00001907171092988" calcext:value-type="float">
            <text:p>1.907171092988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58063" calcext:value-type="float">
            <text:p>58063</text:p>
          </table:table-cell>
          <table:table-cell office:value-type="float" office:value="12790.694058024" calcext:value-type="float">
            <text:p>12790.6940580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42.379736362" calcext:value-type="float">
            <text:p>12842.379736362</text:p>
          </table:table-cell>
        </table:table-row>
        <table:table-row table:style-name="ro1">
          <table:table-cell office:value-type="float" office:value="0.15838176012039" calcext:value-type="float">
            <text:p>0.15838176012039</text:p>
          </table:table-cell>
          <table:table-cell office:value-type="float" office:value="0.000019230356059663" calcext:value-type="float">
            <text:p>1.9230356059663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60418" calcext:value-type="float">
            <text:p>60418</text:p>
          </table:table-cell>
          <table:table-cell office:value-type="float" office:value="12768.067366823" calcext:value-type="float">
            <text:p>12768.0673668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98.90657618" calcext:value-type="float">
            <text:p>12798.90657618</text:p>
          </table:table-cell>
        </table:table-row>
        <table:table-row table:style-name="ro1">
          <table:table-cell office:value-type="float" office:value="0.19005811214447" calcext:value-type="float">
            <text:p>0.19005811214447</text:p>
          </table:table-cell>
          <table:table-cell office:value-type="float" office:value="0.000019283092282996" calcext:value-type="float">
            <text:p>1.9283092282996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62491" calcext:value-type="float">
            <text:p>62491</text:p>
          </table:table-cell>
          <table:table-cell office:value-type="float" office:value="12743.859817674" calcext:value-type="float">
            <text:p>12743.85981767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57.434218671" calcext:value-type="float">
            <text:p>12757.434218671</text:p>
          </table:table-cell>
        </table:table-row>
        <table:table-row table:style-name="ro1">
          <table:table-cell office:value-type="float" office:value="0.22173446416855" calcext:value-type="float">
            <text:p>0.22173446416855</text:p>
          </table:table-cell>
          <table:table-cell office:value-type="float" office:value="0.000019300451927662" calcext:value-type="float">
            <text:p>1.9300451927662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65155" calcext:value-type="float">
            <text:p>65155</text:p>
          </table:table-cell>
          <table:table-cell office:value-type="float" office:value="12718.374069827" calcext:value-type="float">
            <text:p>12718.37406982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717.041867833" calcext:value-type="float">
            <text:p>12717.041867833</text:p>
          </table:table-cell>
        </table:table-row>
        <table:table-row table:style-name="ro1">
          <table:table-cell office:value-type="float" office:value="0.25341081619263" calcext:value-type="float">
            <text:p>0.25341081619263</text:p>
          </table:table-cell>
          <table:table-cell office:value-type="float" office:value="0.000019306004996167" calcext:value-type="float">
            <text:p>1.9306004996167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66043" calcext:value-type="float">
            <text:p>66043</text:p>
          </table:table-cell>
          <table:table-cell office:value-type="float" office:value="12691.85611108" calcext:value-type="float">
            <text:p>12691.8561110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77.436869197" calcext:value-type="float">
            <text:p>12677.436869197</text:p>
          </table:table-cell>
        </table:table-row>
        <table:table-row table:style-name="ro1">
          <table:table-cell office:value-type="float" office:value="0.28508716821671" calcext:value-type="float">
            <text:p>0.28508716821671</text:p>
          </table:table-cell>
          <table:table-cell office:value-type="float" office:value="0.000019307509413147" calcext:value-type="float">
            <text:p>1.9307509413147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67303" calcext:value-type="float">
            <text:p>67303</text:p>
          </table:table-cell>
          <table:table-cell office:value-type="float" office:value="12664.507206559" calcext:value-type="float">
            <text:p>12664.50720655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38.261234198" calcext:value-type="float">
            <text:p>12638.261234198</text:p>
          </table:table-cell>
        </table:table-row>
        <table:table-row table:style-name="ro1">
          <table:table-cell office:value-type="float" office:value="0.31676352024078" calcext:value-type="float">
            <text:p>0.31676352024078</text:p>
          </table:table-cell>
          <table:table-cell office:value-type="float" office:value="0.000019307624461687" calcext:value-type="float">
            <text:p>1.9307624461687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68287" calcext:value-type="float">
            <text:p>68287</text:p>
          </table:table-cell>
          <table:table-cell office:value-type="float" office:value="12636.493336051" calcext:value-type="float">
            <text:p>12636.49333605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99.505891622" calcext:value-type="float">
            <text:p>12599.505891622</text:p>
          </table:table-cell>
        </table:table-row>
        <table:table-row table:style-name="ro1">
          <table:table-cell office:value-type="float" office:value="0.34843987226486" calcext:value-type="float">
            <text:p>0.34843987226486</text:p>
          </table:table-cell>
          <table:table-cell office:value-type="float" office:value="0.000019307216323539" calcext:value-type="float">
            <text:p>1.9307216323539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68863" calcext:value-type="float">
            <text:p>68863</text:p>
          </table:table-cell>
          <table:table-cell office:value-type="float" office:value="12607.951132846" calcext:value-type="float">
            <text:p>12607.95113284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61.121848108" calcext:value-type="float">
            <text:p>12561.121848108</text:p>
          </table:table-cell>
        </table:table-row>
        <table:table-row table:style-name="ro1">
          <table:table-cell office:value-type="float" office:value="0.38011622428894" calcext:value-type="float">
            <text:p>0.38011622428894</text:p>
          </table:table-cell>
          <table:table-cell office:value-type="float" office:value="0.000019306617430104" calcext:value-type="float">
            <text:p>1.9306617430104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69799" calcext:value-type="float">
            <text:p>69799</text:p>
          </table:table-cell>
          <table:table-cell office:value-type="float" office:value="12578.994062548" calcext:value-type="float">
            <text:p>12578.99406254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522.952236106" calcext:value-type="float">
            <text:p>12522.952236106</text:p>
          </table:table-cell>
        </table:table-row>
        <table:table-row table:style-name="ro1">
          <table:table-cell office:value-type="float" office:value="0.41179257631302" calcext:value-type="float">
            <text:p>0.41179257631302</text:p>
          </table:table-cell>
          <table:table-cell office:value-type="float" office:value="0.000019306100277339" calcext:value-type="float">
            <text:p>1.9306100277339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0567" calcext:value-type="float">
            <text:p>70567</text:p>
          </table:table-cell>
          <table:table-cell office:value-type="float" office:value="12549.7164655" calcext:value-type="float">
            <text:p>12549.71646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485.237328021" calcext:value-type="float">
            <text:p>12485.237328021</text:p>
          </table:table-cell>
        </table:table-row>
        <table:table-row table:style-name="ro1">
          <table:table-cell office:value-type="float" office:value="0.4434689283371" calcext:value-type="float">
            <text:p>0.4434689283371</text:p>
          </table:table-cell>
          <table:table-cell office:value-type="float" office:value="0.000019305626482752" calcext:value-type="float">
            <text:p>1.9305626482752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1503" calcext:value-type="float">
            <text:p>71503</text:p>
          </table:table-cell>
          <table:table-cell office:value-type="float" office:value="12520.196793269" calcext:value-type="float">
            <text:p>12520.19679326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447.656357003" calcext:value-type="float">
            <text:p>12447.656357003</text:p>
          </table:table-cell>
        </table:table-row>
        <table:table-row table:style-name="ro1">
          <table:table-cell office:value-type="float" office:value="0.47514528036118" calcext:value-type="float">
            <text:p>0.47514528036118</text:p>
          </table:table-cell>
          <table:table-cell office:value-type="float" office:value="0.000019305160535277" calcext:value-type="float">
            <text:p>1.9305160535277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2073" calcext:value-type="float">
            <text:p>72073</text:p>
          </table:table-cell>
          <table:table-cell office:value-type="float" office:value="12490.500338776" calcext:value-type="float">
            <text:p>12490.5003387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410.493707811" calcext:value-type="float">
            <text:p>12410.493707811</text:p>
          </table:table-cell>
        </table:table-row>
        <table:table-row table:style-name="ro1">
          <table:table-cell office:value-type="float" office:value="0.50682163238525" calcext:value-type="float">
            <text:p>0.50682163238525</text:p>
          </table:table-cell>
          <table:table-cell office:value-type="float" office:value="0.000019304624274685" calcext:value-type="float">
            <text:p>1.9304624274685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2859" calcext:value-type="float">
            <text:p>72859</text:p>
          </table:table-cell>
          <table:table-cell office:value-type="float" office:value="12460.681729861" calcext:value-type="float">
            <text:p>12460.68172986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373.715499963" calcext:value-type="float">
            <text:p>12373.715499963</text:p>
          </table:table-cell>
        </table:table-row>
        <table:table-row table:style-name="ro1">
          <table:table-cell office:value-type="float" office:value="0.53849798440933" calcext:value-type="float">
            <text:p>0.53849798440933</text:p>
          </table:table-cell>
          <table:table-cell office:value-type="float" office:value="0.000019304063348713" calcext:value-type="float">
            <text:p>1.9304063348713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3339" calcext:value-type="float">
            <text:p>73339</text:p>
          </table:table-cell>
          <table:table-cell office:value-type="float" office:value="12430.785932851" calcext:value-type="float">
            <text:p>12430.7859328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337.159220699" calcext:value-type="float">
            <text:p>12337.159220699</text:p>
          </table:table-cell>
        </table:table-row>
        <table:table-row table:style-name="ro1">
          <table:table-cell office:value-type="float" office:value="0.57017433643341" calcext:value-type="float">
            <text:p>0.57017433643341</text:p>
          </table:table-cell>
          <table:table-cell office:value-type="float" office:value="0.00001930344730261" calcext:value-type="float">
            <text:p>1.930344730261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4494" calcext:value-type="float">
            <text:p>74494</text:p>
          </table:table-cell>
          <table:table-cell office:value-type="float" office:value="12400.850167284" calcext:value-type="float">
            <text:p>12400.8501672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301.020618201" calcext:value-type="float">
            <text:p>12301.020618201</text:p>
          </table:table-cell>
        </table:table-row>
        <table:table-row table:style-name="ro1">
          <table:table-cell office:value-type="float" office:value="0.60185068845749" calcext:value-type="float">
            <text:p>0.60185068845749</text:p>
          </table:table-cell>
          <table:table-cell office:value-type="float" office:value="0.000019302750597694" calcext:value-type="float">
            <text:p>1.9302750597694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4863" calcext:value-type="float">
            <text:p>74863</text:p>
          </table:table-cell>
          <table:table-cell office:value-type="float" office:value="12370.905032124" calcext:value-type="float">
            <text:p>12370.9050321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265.050040965" calcext:value-type="float">
            <text:p>12265.050040965</text:p>
          </table:table-cell>
        </table:table-row>
        <table:table-row table:style-name="ro1">
          <table:table-cell office:value-type="float" office:value="0.63352704048157" calcext:value-type="float">
            <text:p>0.63352704048157</text:p>
          </table:table-cell>
          <table:table-cell office:value-type="float" office:value="0.000019301920840042" calcext:value-type="float">
            <text:p>1.9301920840042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5775" calcext:value-type="float">
            <text:p>75775</text:p>
          </table:table-cell>
          <table:table-cell office:value-type="float" office:value="12340.975134926" calcext:value-type="float">
            <text:p>12340.97513492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229.252289179" calcext:value-type="float">
            <text:p>12229.252289179</text:p>
          </table:table-cell>
        </table:table-row>
        <table:table-row table:style-name="ro1">
          <table:table-cell office:value-type="float" office:value="0.66520339250565" calcext:value-type="float">
            <text:p>0.66520339250565</text:p>
          </table:table-cell>
          <table:table-cell office:value-type="float" office:value="0.000019300967847968" calcext:value-type="float">
            <text:p>1.9300967847968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6231" calcext:value-type="float">
            <text:p>76231</text:p>
          </table:table-cell>
          <table:table-cell office:value-type="float" office:value="12311.080542815" calcext:value-type="float">
            <text:p>12311.0805428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193.754835794" calcext:value-type="float">
            <text:p>12193.754835794</text:p>
          </table:table-cell>
        </table:table-row>
        <table:table-row table:style-name="ro1">
          <table:table-cell office:value-type="float" office:value="0.69687974452972" calcext:value-type="float">
            <text:p>0.69687974452972</text:p>
          </table:table-cell>
          <table:table-cell office:value-type="float" office:value="0.00001929986716448" calcext:value-type="float">
            <text:p>1.929986716448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6519" calcext:value-type="float">
            <text:p>76519</text:p>
          </table:table-cell>
          <table:table-cell office:value-type="float" office:value="12281.237932232" calcext:value-type="float">
            <text:p>12281.2379322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158.89403612" calcext:value-type="float">
            <text:p>12158.89403612</text:p>
          </table:table-cell>
        </table:table-row>
        <table:table-row table:style-name="ro1">
          <table:table-cell office:value-type="float" office:value="0.7285560965538" calcext:value-type="float">
            <text:p>0.7285560965538</text:p>
          </table:table-cell>
          <table:table-cell office:value-type="float" office:value="0.000019298710526527" calcext:value-type="float">
            <text:p>1.9298710526527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7071" calcext:value-type="float">
            <text:p>77071</text:p>
          </table:table-cell>
          <table:table-cell office:value-type="float" office:value="12251.460217158" calcext:value-type="float">
            <text:p>12251.46021715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124.347990248" calcext:value-type="float">
            <text:p>12124.347990248</text:p>
          </table:table-cell>
        </table:table-row>
        <table:table-row table:style-name="ro1">
          <table:table-cell office:value-type="float" office:value="0.76023244857788" calcext:value-type="float">
            <text:p>0.76023244857788</text:p>
          </table:table-cell>
          <table:table-cell office:value-type="float" office:value="0.000019297509566751" calcext:value-type="float">
            <text:p>1.9297509566751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8142" calcext:value-type="float">
            <text:p>78142</text:p>
          </table:table-cell>
          <table:table-cell office:value-type="float" office:value="12221.757884124" calcext:value-type="float">
            <text:p>12221.7578841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089.730090129" calcext:value-type="float">
            <text:p>12089.730090129</text:p>
          </table:table-cell>
        </table:table-row>
        <table:table-row table:style-name="ro1">
          <table:table-cell office:value-type="float" office:value="0.79190880060196" calcext:value-type="float">
            <text:p>0.79190880060196</text:p>
          </table:table-cell>
          <table:table-cell office:value-type="float" office:value="0.000019296324971219" calcext:value-type="float">
            <text:p>1.9296324971219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8607" calcext:value-type="float">
            <text:p>78607</text:p>
          </table:table-cell>
          <table:table-cell office:value-type="float" office:value="12192.139463469" calcext:value-type="float">
            <text:p>12192.13946346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055.529435301" calcext:value-type="float">
            <text:p>12055.529435301</text:p>
          </table:table-cell>
        </table:table-row>
        <table:table-row table:style-name="ro1">
          <table:table-cell office:value-type="float" office:value="0.82358515262604" calcext:value-type="float">
            <text:p>0.82358515262604</text:p>
          </table:table-cell>
          <table:table-cell office:value-type="float" office:value="0.000019295033693689" calcext:value-type="float">
            <text:p>1.9295033693689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8991" calcext:value-type="float">
            <text:p>78991</text:p>
          </table:table-cell>
          <table:table-cell office:value-type="float" office:value="12162.611662044" calcext:value-type="float">
            <text:p>12162.6116620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021.460576697" calcext:value-type="float">
            <text:p>12021.460576697</text:p>
          </table:table-cell>
        </table:table-row>
        <table:table-row table:style-name="ro1">
          <table:table-cell office:value-type="float" office:value="0.85526150465012" calcext:value-type="float">
            <text:p>0.85526150465012</text:p>
          </table:table-cell>
          <table:table-cell office:value-type="float" office:value="0.000019293788602104" calcext:value-type="float">
            <text:p>1.9293788602104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79627" calcext:value-type="float">
            <text:p>79627</text:p>
          </table:table-cell>
          <table:table-cell office:value-type="float" office:value="12133.179281885" calcext:value-type="float">
            <text:p>12133.1792818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987.665007959" calcext:value-type="float">
            <text:p>11987.665007959</text:p>
          </table:table-cell>
        </table:table-row>
        <table:table-row table:style-name="ro1">
          <table:table-cell office:value-type="float" office:value="0.88693785667419" calcext:value-type="float">
            <text:p>0.88693785667419</text:p>
          </table:table-cell>
          <table:table-cell office:value-type="float" office:value="0.000019292700690565" calcext:value-type="float">
            <text:p>1.9292700690565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0071" calcext:value-type="float">
            <text:p>80071</text:p>
          </table:table-cell>
          <table:table-cell office:value-type="float" office:value="12103.845403975" calcext:value-type="float">
            <text:p>12103.84540397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954.386398908" calcext:value-type="float">
            <text:p>11954.386398908</text:p>
          </table:table-cell>
        </table:table-row>
        <table:table-row table:style-name="ro1">
          <table:table-cell office:value-type="float" office:value="0.91861420869827" calcext:value-type="float">
            <text:p>0.91861420869827</text:p>
          </table:table-cell>
          <table:table-cell office:value-type="float" office:value="0.000019291609208771" calcext:value-type="float">
            <text:p>1.9291609208771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0443" calcext:value-type="float">
            <text:p>80443</text:p>
          </table:table-cell>
          <table:table-cell office:value-type="float" office:value="12074.612222195" calcext:value-type="float">
            <text:p>12074.61222219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921.326381483" calcext:value-type="float">
            <text:p>11921.326381483</text:p>
          </table:table-cell>
        </table:table-row>
        <table:table-row table:style-name="ro1">
          <table:table-cell office:value-type="float" office:value="0.95029056072235" calcext:value-type="float">
            <text:p>0.95029056072235</text:p>
          </table:table-cell>
          <table:table-cell office:value-type="float" office:value="0.000019290641732894" calcext:value-type="float">
            <text:p>1.9290641732894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0863" calcext:value-type="float">
            <text:p>80863</text:p>
          </table:table-cell>
          <table:table-cell office:value-type="float" office:value="12045.481282042" calcext:value-type="float">
            <text:p>12045.48128204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888.371732328" calcext:value-type="float">
            <text:p>11888.371732328</text:p>
          </table:table-cell>
        </table:table-row>
        <table:table-row table:style-name="ro1">
          <table:table-cell office:value-type="float" office:value="0.98196691274643" calcext:value-type="float">
            <text:p>0.98196691274643</text:p>
          </table:table-cell>
          <table:table-cell office:value-type="float" office:value="0.000019289749413121" calcext:value-type="float">
            <text:p>1.9289749413121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1307" calcext:value-type="float">
            <text:p>81307</text:p>
          </table:table-cell>
          <table:table-cell office:value-type="float" office:value="12016.4531014" calcext:value-type="float">
            <text:p>12016.45310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855.655643686" calcext:value-type="float">
            <text:p>11855.655643686</text:p>
          </table:table-cell>
        </table:table-row>
        <table:table-row table:style-name="ro1">
          <table:table-cell office:value-type="float" office:value="1.0136432647705" calcext:value-type="float">
            <text:p>1.0136432647705</text:p>
          </table:table-cell>
          <table:table-cell office:value-type="float" office:value="0.00001928882726987" calcext:value-type="float">
            <text:p>1.928882726987E-0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1547" calcext:value-type="float">
            <text:p>81547</text:p>
          </table:table-cell>
          <table:table-cell office:value-type="float" office:value="11987.527484021" calcext:value-type="float">
            <text:p>11987.5274840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823.348460614" calcext:value-type="float">
            <text:p>11823.348460614</text:p>
          </table:table-cell>
        </table:table-row>
        <table:table-row table:style-name="ro1">
          <table:table-cell office:value-type="float" office:value="1.0453196167946" calcext:value-type="float">
            <text:p>1.0453196167946</text:p>
          </table:table-cell>
          <table:table-cell office:value-type="float" office:value="0.00042524736416416" calcext:value-type="float">
            <text:p>0.00042524736416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2054" calcext:value-type="float">
            <text:p>82054</text:p>
          </table:table-cell>
          <table:table-cell office:value-type="float" office:value="11958.70421606" calcext:value-type="float">
            <text:p>11958.7042160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791.117417531" calcext:value-type="float">
            <text:p>11791.117417531</text:p>
          </table:table-cell>
        </table:table-row>
        <table:table-row table:style-name="ro1">
          <table:table-cell office:value-type="float" office:value="1.0769959688187" calcext:value-type="float">
            <text:p>1.0769959688187</text:p>
          </table:table-cell>
          <table:table-cell office:value-type="float" office:value="0.0004305919682972" calcext:value-type="float">
            <text:p>0.00043059196829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3002" calcext:value-type="float">
            <text:p>83002</text:p>
          </table:table-cell>
          <table:table-cell office:value-type="float" office:value="11929.982475324" calcext:value-type="float">
            <text:p>11929.9824753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759.215973506" calcext:value-type="float">
            <text:p>11759.215973506</text:p>
          </table:table-cell>
        </table:table-row>
        <table:table-row table:style-name="ro1">
          <table:table-cell office:value-type="float" office:value="1.1086723208427" calcext:value-type="float">
            <text:p>1.1086723208427</text:p>
          </table:table-cell>
          <table:table-cell office:value-type="float" office:value="0.00043237273936547" calcext:value-type="float">
            <text:p>0.00043237273936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3509" calcext:value-type="float">
            <text:p>83509</text:p>
          </table:table-cell>
          <table:table-cell office:value-type="float" office:value="11901.360464557" calcext:value-type="float">
            <text:p>11901.36046455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727.403579331" calcext:value-type="float">
            <text:p>11727.403579331</text:p>
          </table:table-cell>
        </table:table-row>
        <table:table-row table:style-name="ro1">
          <table:table-cell office:value-type="float" office:value="1.1403486728668" calcext:value-type="float">
            <text:p>1.1403486728668</text:p>
          </table:table-cell>
          <table:table-cell office:value-type="float" office:value="0.0004329655017663" calcext:value-type="float">
            <text:p>0.000432965501766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4034" calcext:value-type="float">
            <text:p>84034</text:p>
          </table:table-cell>
          <table:table-cell office:value-type="float" office:value="11872.837001943" calcext:value-type="float">
            <text:p>11872.83700194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695.816506677" calcext:value-type="float">
            <text:p>11695.816506677</text:p>
          </table:table-cell>
        </table:table-row>
        <table:table-row table:style-name="ro1">
          <table:table-cell office:value-type="float" office:value="1.1720250248909" calcext:value-type="float">
            <text:p>1.1720250248909</text:p>
          </table:table-cell>
          <table:table-cell office:value-type="float" office:value="0.00078458222228772" calcext:value-type="float">
            <text:p>0.00078458222228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4424" calcext:value-type="float">
            <text:p>84424</text:p>
          </table:table-cell>
          <table:table-cell office:value-type="float" office:value="11844.410411762" calcext:value-type="float">
            <text:p>11844.41041176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664.280189503" calcext:value-type="float">
            <text:p>11664.280189503</text:p>
          </table:table-cell>
        </table:table-row>
        <table:table-row table:style-name="ro1">
          <table:table-cell office:value-type="float" office:value="1.203701376915" calcext:value-type="float">
            <text:p>1.203701376915</text:p>
          </table:table-cell>
          <table:table-cell office:value-type="float" office:value="0.00078900660334069" calcext:value-type="float">
            <text:p>0.00078900660334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4592" calcext:value-type="float">
            <text:p>84592</text:p>
          </table:table-cell>
          <table:table-cell office:value-type="float" office:value="11816.078558703" calcext:value-type="float">
            <text:p>11816.07855870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633.065865818" calcext:value-type="float">
            <text:p>11633.065865818</text:p>
          </table:table-cell>
        </table:table-row>
        <table:table-row table:style-name="ro1">
          <table:table-cell office:value-type="float" office:value="1.2353777289391" calcext:value-type="float">
            <text:p>1.2353777289391</text:p>
          </table:table-cell>
          <table:table-cell office:value-type="float" office:value="0.00088771886442762" calcext:value-type="float">
            <text:p>0.00088771886442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4856" calcext:value-type="float">
            <text:p>84856</text:p>
          </table:table-cell>
          <table:table-cell office:value-type="float" office:value="11787.839253847" calcext:value-type="float">
            <text:p>11787.83925384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602.17647654" calcext:value-type="float">
            <text:p>11602.17647654</text:p>
          </table:table-cell>
        </table:table-row>
        <table:table-row table:style-name="ro1">
          <table:table-cell office:value-type="float" office:value="1.2670540809631" calcext:value-type="float">
            <text:p>1.2670540809631</text:p>
          </table:table-cell>
          <table:table-cell office:value-type="float" office:value="0.0014534949488773" calcext:value-type="float">
            <text:p>0.00145349494887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5279" calcext:value-type="float">
            <text:p>85279</text:p>
          </table:table-cell>
          <table:table-cell office:value-type="float" office:value="11759.689840877" calcext:value-type="float">
            <text:p>11759.6898408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71.351910465" calcext:value-type="float">
            <text:p>11571.351910465</text:p>
          </table:table-cell>
        </table:table-row>
        <table:table-row table:style-name="ro1">
          <table:table-cell office:value-type="float" office:value="1.2987304329872" calcext:value-type="float">
            <text:p>1.2987304329872</text:p>
          </table:table-cell>
          <table:table-cell office:value-type="float" office:value="0.0021688920437934" calcext:value-type="float">
            <text:p>0.00216889204379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5852" calcext:value-type="float">
            <text:p>85852</text:p>
          </table:table-cell>
          <table:table-cell office:value-type="float" office:value="11731.627840363" calcext:value-type="float">
            <text:p>11731.62784036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40.600005392" calcext:value-type="float">
            <text:p>11540.600005392</text:p>
          </table:table-cell>
        </table:table-row>
        <table:table-row table:style-name="ro1">
          <table:table-cell office:value-type="float" office:value="1.3304067850113" calcext:value-type="float">
            <text:p>1.3304067850113</text:p>
          </table:table-cell>
          <table:table-cell office:value-type="float" office:value="0.0027905745065355" calcext:value-type="float">
            <text:p>0.002790574506536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6287" calcext:value-type="float">
            <text:p>86287</text:p>
          </table:table-cell>
          <table:table-cell office:value-type="float" office:value="11703.650522658" calcext:value-type="float">
            <text:p>11703.65052265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510.076126612" calcext:value-type="float">
            <text:p>11510.076126612</text:p>
          </table:table-cell>
        </table:table-row>
        <table:table-row table:style-name="ro1">
          <table:table-cell office:value-type="float" office:value="1.3620831370354" calcext:value-type="float">
            <text:p>1.3620831370354</text:p>
          </table:table-cell>
          <table:table-cell office:value-type="float" office:value="0.002963155180467" calcext:value-type="float">
            <text:p>0.00296315518046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6647" calcext:value-type="float">
            <text:p>86647</text:p>
          </table:table-cell>
          <table:table-cell office:value-type="float" office:value="11675.755175508" calcext:value-type="float">
            <text:p>11675.75517550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79.803421304" calcext:value-type="float">
            <text:p>11479.803421304</text:p>
          </table:table-cell>
        </table:table-row>
        <table:table-row table:style-name="ro1">
          <table:table-cell office:value-type="float" office:value="1.3937594890594" calcext:value-type="float">
            <text:p>1.3937594890594</text:p>
          </table:table-cell>
          <table:table-cell office:value-type="float" office:value="0.003273768048078" calcext:value-type="float">
            <text:p>0.00327376804807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7061" calcext:value-type="float">
            <text:p>87061</text:p>
          </table:table-cell>
          <table:table-cell office:value-type="float" office:value="11647.938896894" calcext:value-type="float">
            <text:p>11647.93889689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49.696155185" calcext:value-type="float">
            <text:p>11449.696155185</text:p>
          </table:table-cell>
        </table:table-row>
        <table:table-row table:style-name="ro1">
          <table:table-cell office:value-type="float" office:value="1.4254358410835" calcext:value-type="float">
            <text:p>1.4254358410835</text:p>
          </table:table-cell>
          <table:table-cell office:value-type="float" office:value="0.0047583037098928" calcext:value-type="float">
            <text:p>0.00475830370989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7052" calcext:value-type="float">
            <text:p>87052</text:p>
          </table:table-cell>
          <table:table-cell office:value-type="float" office:value="11620.198634905" calcext:value-type="float">
            <text:p>11620.19863490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19.759741666" calcext:value-type="float">
            <text:p>11419.759741666</text:p>
          </table:table-cell>
        </table:table-row>
        <table:table-row table:style-name="ro1">
          <table:table-cell office:value-type="float" office:value="1.4571121931076" calcext:value-type="float">
            <text:p>1.4571121931076</text:p>
          </table:table-cell>
          <table:table-cell office:value-type="float" office:value="0.0055936954670599" calcext:value-type="float">
            <text:p>0.00559369546706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7589" calcext:value-type="float">
            <text:p>87589</text:p>
          </table:table-cell>
          <table:table-cell office:value-type="float" office:value="11592.531168513" calcext:value-type="float">
            <text:p>11592.5311685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390.026293031" calcext:value-type="float">
            <text:p>11390.026293031</text:p>
          </table:table-cell>
        </table:table-row>
        <table:table-row table:style-name="ro1">
          <table:table-cell office:value-type="float" office:value="1.4887885451317" calcext:value-type="float">
            <text:p>1.4887885451317</text:p>
          </table:table-cell>
          <table:table-cell office:value-type="float" office:value="0.0065498848836025" calcext:value-type="float">
            <text:p>0.00654988488360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7850" calcext:value-type="float">
            <text:p>87850</text:p>
          </table:table-cell>
          <table:table-cell office:value-type="float" office:value="11564.932863917" calcext:value-type="float">
            <text:p>11564.9328639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360.377443514" calcext:value-type="float">
            <text:p>11360.377443514</text:p>
          </table:table-cell>
        </table:table-row>
        <table:table-row table:style-name="ro1">
          <table:table-cell office:value-type="float" office:value="1.5204648971558" calcext:value-type="float">
            <text:p>1.5204648971558</text:p>
          </table:table-cell>
          <table:table-cell office:value-type="float" office:value="0.0065777385841725" calcext:value-type="float">
            <text:p>0.00657773858417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8732" calcext:value-type="float">
            <text:p>88732</text:p>
          </table:table-cell>
          <table:table-cell office:value-type="float" office:value="11537.400497739" calcext:value-type="float">
            <text:p>11537.4004977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330.586439868" calcext:value-type="float">
            <text:p>11330.586439868</text:p>
          </table:table-cell>
        </table:table-row>
        <table:table-row table:style-name="ro1">
          <table:table-cell office:value-type="float" office:value="1.5521412491798" calcext:value-type="float">
            <text:p>1.5521412491798</text:p>
          </table:table-cell>
          <table:table-cell office:value-type="float" office:value="0.0079290462264625" calcext:value-type="float">
            <text:p>0.00792904622646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9155" calcext:value-type="float">
            <text:p>89155</text:p>
          </table:table-cell>
          <table:table-cell office:value-type="float" office:value="11509.930729736" calcext:value-type="float">
            <text:p>11509.9307297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301.145493395" calcext:value-type="float">
            <text:p>11301.145493395</text:p>
          </table:table-cell>
        </table:table-row>
        <table:table-row table:style-name="ro1">
          <table:table-cell office:value-type="float" office:value="1.5838176012039" calcext:value-type="float">
            <text:p>1.5838176012039</text:p>
          </table:table-cell>
          <table:table-cell office:value-type="float" office:value="0.008556041084681" calcext:value-type="float">
            <text:p>0.00855604108468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9326" calcext:value-type="float">
            <text:p>89326</text:p>
          </table:table-cell>
          <table:table-cell office:value-type="float" office:value="11482.519920811" calcext:value-type="float">
            <text:p>11482.5199208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271.844492193" calcext:value-type="float">
            <text:p>11271.844492193</text:p>
          </table:table-cell>
        </table:table-row>
        <table:table-row table:style-name="ro1">
          <table:table-cell office:value-type="float" office:value="1.615493953228" calcext:value-type="float">
            <text:p>1.615493953228</text:p>
          </table:table-cell>
          <table:table-cell office:value-type="float" office:value="0.0098264605837367" calcext:value-type="float">
            <text:p>0.00982646058373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89704" calcext:value-type="float">
            <text:p>89704</text:p>
          </table:table-cell>
          <table:table-cell office:value-type="float" office:value="11455.164431986" calcext:value-type="float">
            <text:p>11455.16443198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242.769247057" calcext:value-type="float">
            <text:p>11242.769247057</text:p>
          </table:table-cell>
        </table:table-row>
        <table:table-row table:style-name="ro1">
          <table:table-cell office:value-type="float" office:value="1.6471703052521" calcext:value-type="float">
            <text:p>1.6471703052521</text:p>
          </table:table-cell>
          <table:table-cell office:value-type="float" office:value="0.012569344886788" calcext:value-type="float">
            <text:p>0.01256934488678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0049" calcext:value-type="float">
            <text:p>90049</text:p>
          </table:table-cell>
          <table:table-cell office:value-type="float" office:value="11427.860197796" calcext:value-type="float">
            <text:p>11427.86019779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213.829404796" calcext:value-type="float">
            <text:p>11213.829404796</text:p>
          </table:table-cell>
        </table:table-row>
        <table:table-row table:style-name="ro1">
          <table:table-cell office:value-type="float" office:value="1.6788466572762" calcext:value-type="float">
            <text:p>1.6788466572762</text:p>
          </table:table-cell>
          <table:table-cell office:value-type="float" office:value="0.013571436305573" calcext:value-type="float">
            <text:p>0.01357143630557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0034" calcext:value-type="float">
            <text:p>90034</text:p>
          </table:table-cell>
          <table:table-cell office:value-type="float" office:value="11400.602851731" calcext:value-type="float">
            <text:p>11400.60285173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184.839990162" calcext:value-type="float">
            <text:p>11184.839990162</text:p>
          </table:table-cell>
        </table:table-row>
        <table:table-row table:style-name="ro1">
          <table:table-cell office:value-type="float" office:value="1.7105230093002" calcext:value-type="float">
            <text:p>1.7105230093002</text:p>
          </table:table-cell>
          <table:table-cell office:value-type="float" office:value="0.014887372227764" calcext:value-type="float">
            <text:p>0.01488737222776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0076" calcext:value-type="float">
            <text:p>90076</text:p>
          </table:table-cell>
          <table:table-cell office:value-type="float" office:value="11373.388422066" calcext:value-type="float">
            <text:p>11373.38842206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155.964830975" calcext:value-type="float">
            <text:p>11155.964830975</text:p>
          </table:table-cell>
        </table:table-row>
        <table:table-row table:style-name="ro1">
          <table:table-cell office:value-type="float" office:value="1.7421993613243" calcext:value-type="float">
            <text:p>1.7421993613243</text:p>
          </table:table-cell>
          <table:table-cell office:value-type="float" office:value="0.015391778436142" calcext:value-type="float">
            <text:p>0.01539177843614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0400" calcext:value-type="float">
            <text:p>90400</text:p>
          </table:table-cell>
          <table:table-cell office:value-type="float" office:value="11346.213097364" calcext:value-type="float">
            <text:p>11346.21309736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127.464113953" calcext:value-type="float">
            <text:p>11127.464113953</text:p>
          </table:table-cell>
        </table:table-row>
        <table:table-row table:style-name="ro1">
          <table:table-cell office:value-type="float" office:value="1.7738757133484" calcext:value-type="float">
            <text:p>1.7738757133484</text:p>
          </table:table-cell>
          <table:table-cell office:value-type="float" office:value="0.016033001050881" calcext:value-type="float">
            <text:p>0.01603300105088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0574" calcext:value-type="float">
            <text:p>90574</text:p>
          </table:table-cell>
          <table:table-cell office:value-type="float" office:value="11319.07284753" calcext:value-type="float">
            <text:p>11319.0728475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98.968307708" calcext:value-type="float">
            <text:p>11098.968307708</text:p>
          </table:table-cell>
        </table:table-row>
        <table:table-row table:style-name="ro1">
          <table:table-cell office:value-type="float" office:value="1.8055520653725" calcext:value-type="float">
            <text:p>1.8055520653725</text:p>
          </table:table-cell>
          <table:table-cell office:value-type="float" office:value="0.017049057838373" calcext:value-type="float">
            <text:p>0.01704905783837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0724" calcext:value-type="float">
            <text:p>90724</text:p>
          </table:table-cell>
          <table:table-cell office:value-type="float" office:value="11291.963209079" calcext:value-type="float">
            <text:p>11291.96320907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70.75341931" calcext:value-type="float">
            <text:p>11070.75341931</text:p>
          </table:table-cell>
        </table:table-row>
        <table:table-row table:style-name="ro1">
          <table:table-cell office:value-type="float" office:value="1.8372284173965" calcext:value-type="float">
            <text:p>1.8372284173965</text:p>
          </table:table-cell>
          <table:table-cell office:value-type="float" office:value="0.017866901112758" calcext:value-type="float">
            <text:p>0.01786690111275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1357" calcext:value-type="float">
            <text:p>91357</text:p>
          </table:table-cell>
          <table:table-cell office:value-type="float" office:value="11264.879428936" calcext:value-type="float">
            <text:p>11264.8794289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42.662009968" calcext:value-type="float">
            <text:p>11042.662009968</text:p>
          </table:table-cell>
        </table:table-row>
        <table:table-row table:style-name="ro1">
          <table:table-cell office:value-type="float" office:value="1.8689047694206" calcext:value-type="float">
            <text:p>1.8689047694206</text:p>
          </table:table-cell>
          <table:table-cell office:value-type="float" office:value="0.018438791361292" calcext:value-type="float">
            <text:p>0.01843879136129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1396" calcext:value-type="float">
            <text:p>91396</text:p>
          </table:table-cell>
          <table:table-cell office:value-type="float" office:value="11237.816472558" calcext:value-type="float">
            <text:p>11237.81647255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14.726864193" calcext:value-type="float">
            <text:p>11014.726864193</text:p>
          </table:table-cell>
        </table:table-row>
        <table:table-row table:style-name="ro1">
          <table:table-cell office:value-type="float" office:value="1.9005811214447" calcext:value-type="float">
            <text:p>1.9005811214447</text:p>
          </table:table-cell>
          <table:table-cell office:value-type="float" office:value="0.019312784888675" calcext:value-type="float">
            <text:p>0.01931278488867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1420" calcext:value-type="float">
            <text:p>91420</text:p>
          </table:table-cell>
          <table:table-cell office:value-type="float" office:value="11210.769478542" calcext:value-type="float">
            <text:p>11210.76947854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986.73545981" calcext:value-type="float">
            <text:p>10986.73545981</text:p>
          </table:table-cell>
        </table:table-row>
        <table:table-row table:style-name="ro1">
          <table:table-cell office:value-type="float" office:value="1.9322574734688" calcext:value-type="float">
            <text:p>1.9322574734688</text:p>
          </table:table-cell>
          <table:table-cell office:value-type="float" office:value="0.019695226645372" calcext:value-type="float">
            <text:p>0.01969522664537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2200" calcext:value-type="float">
            <text:p>92200</text:p>
          </table:table-cell>
          <table:table-cell office:value-type="float" office:value="11183.733358452" calcext:value-type="float">
            <text:p>11183.7333584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958.657516163" calcext:value-type="float">
            <text:p>10958.657516163</text:p>
          </table:table-cell>
        </table:table-row>
        <table:table-row table:style-name="ro1">
          <table:table-cell office:value-type="float" office:value="1.9639338254929" calcext:value-type="float">
            <text:p>1.9639338254929</text:p>
          </table:table-cell>
          <table:table-cell office:value-type="float" office:value="0.019892916723586" calcext:value-type="float">
            <text:p>0.019892916723586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2557" calcext:value-type="float">
            <text:p>92557</text:p>
          </table:table-cell>
          <table:table-cell office:value-type="float" office:value="11156.702422404" calcext:value-type="float">
            <text:p>11156.70242240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930.782957796" calcext:value-type="float">
            <text:p>10930.782957796</text:p>
          </table:table-cell>
        </table:table-row>
        <table:table-row table:style-name="ro1">
          <table:table-cell office:value-type="float" office:value="1.9956101775169" calcext:value-type="float">
            <text:p>1.9956101775169</text:p>
          </table:table-cell>
          <table:table-cell office:value-type="float" office:value="0.019991766059354" calcext:value-type="float">
            <text:p>0.01999176605935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3085" calcext:value-type="float">
            <text:p>93085</text:p>
          </table:table-cell>
          <table:table-cell office:value-type="float" office:value="11129.671464144" calcext:value-type="float">
            <text:p>11129.6714641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903.195073684" calcext:value-type="float">
            <text:p>10903.195073684</text:p>
          </table:table-cell>
        </table:table-row>
        <table:table-row table:style-name="ro1">
          <table:table-cell office:value-type="float" office:value="2.027286529541" calcext:value-type="float">
            <text:p>2.027286529541</text:p>
          </table:table-cell>
          <table:table-cell office:value-type="float" office:value="0.020399342453671" calcext:value-type="float">
            <text:p>0.02039934245367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3118" calcext:value-type="float">
            <text:p>93118</text:p>
          </table:table-cell>
          <table:table-cell office:value-type="float" office:value="11102.635090833" calcext:value-type="float">
            <text:p>11102.63509083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875.600348998" calcext:value-type="float">
            <text:p>10875.600348998</text:p>
          </table:table-cell>
        </table:table-row>
        <table:table-row table:style-name="ro1">
          <table:table-cell office:value-type="float" office:value="2.0589628815651" calcext:value-type="float">
            <text:p>2.0589628815651</text:p>
          </table:table-cell>
          <table:table-cell office:value-type="float" office:value="0.021240151317697" calcext:value-type="float">
            <text:p>0.02124015131769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3202" calcext:value-type="float">
            <text:p>93202</text:p>
          </table:table-cell>
          <table:table-cell office:value-type="float" office:value="11075.587184446" calcext:value-type="float">
            <text:p>11075.58718444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847.881613329" calcext:value-type="float">
            <text:p>10847.881613329</text:p>
          </table:table-cell>
        </table:table-row>
        <table:table-row table:style-name="ro1">
          <table:table-cell office:value-type="float" office:value="2.0906392335892" calcext:value-type="float">
            <text:p>2.0906392335892</text:p>
          </table:table-cell>
          <table:table-cell office:value-type="float" office:value="0.021281696114088" calcext:value-type="float">
            <text:p>0.02128169611408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3490" calcext:value-type="float">
            <text:p>93490</text:p>
          </table:table-cell>
          <table:table-cell office:value-type="float" office:value="11048.521210976" calcext:value-type="float">
            <text:p>11048.5212109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820.2567926" calcext:value-type="float">
            <text:p>10820.2567926</text:p>
          </table:table-cell>
        </table:table-row>
        <table:table-row table:style-name="ro1">
          <table:table-cell office:value-type="float" office:value="2.1223155856133" calcext:value-type="float">
            <text:p>2.1223155856133</text:p>
          </table:table-cell>
          <table:table-cell office:value-type="float" office:value="0.021257171107042" calcext:value-type="float">
            <text:p>0.02125717110704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3586" calcext:value-type="float">
            <text:p>93586</text:p>
          </table:table-cell>
          <table:table-cell office:value-type="float" office:value="11021.430754017" calcext:value-type="float">
            <text:p>11021.4307540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92.656850554" calcext:value-type="float">
            <text:p>10792.656850554</text:p>
          </table:table-cell>
        </table:table-row>
        <table:table-row table:style-name="ro1">
          <table:table-cell office:value-type="float" office:value="2.1539919376373" calcext:value-type="float">
            <text:p>2.1539919376373</text:p>
          </table:table-cell>
          <table:table-cell office:value-type="float" office:value="0.021806061324941" calcext:value-type="float">
            <text:p>0.02180606132494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4012" calcext:value-type="float">
            <text:p>94012</text:p>
          </table:table-cell>
          <table:table-cell office:value-type="float" office:value="10994.308975579" calcext:value-type="float">
            <text:p>10994.30897557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65.105604322" calcext:value-type="float">
            <text:p>10765.105604322</text:p>
          </table:table-cell>
        </table:table-row>
        <table:table-row table:style-name="ro1">
          <table:table-cell office:value-type="float" office:value="2.1856682896614" calcext:value-type="float">
            <text:p>2.1856682896614</text:p>
          </table:table-cell>
          <table:table-cell office:value-type="float" office:value="0.022365438899972" calcext:value-type="float">
            <text:p>0.02236543889997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4189" calcext:value-type="float">
            <text:p>94189</text:p>
          </table:table-cell>
          <table:table-cell office:value-type="float" office:value="10967.148242139" calcext:value-type="float">
            <text:p>10967.1482421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37.833866635" calcext:value-type="float">
            <text:p>10737.833866635</text:p>
          </table:table-cell>
        </table:table-row>
        <table:table-row table:style-name="ro1">
          <table:table-cell office:value-type="float" office:value="2.2173446416855" calcext:value-type="float">
            <text:p>2.2173446416855</text:p>
          </table:table-cell>
          <table:table-cell office:value-type="float" office:value="0.022457041953918" calcext:value-type="float">
            <text:p>0.02245704195391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4789" calcext:value-type="float">
            <text:p>94789</text:p>
          </table:table-cell>
          <table:table-cell office:value-type="float" office:value="10939.940443737" calcext:value-type="float">
            <text:p>10939.94044373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10.540073697" calcext:value-type="float">
            <text:p>10710.540073697</text:p>
          </table:table-cell>
        </table:table-row>
        <table:table-row table:style-name="ro1">
          <table:table-cell office:value-type="float" office:value="2.2490209937096" calcext:value-type="float">
            <text:p>2.2490209937096</text:p>
          </table:table-cell>
          <table:table-cell office:value-type="float" office:value="0.022845435471468" calcext:value-type="float">
            <text:p>0.02284543547146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4930" calcext:value-type="float">
            <text:p>94930</text:p>
          </table:table-cell>
          <table:table-cell office:value-type="float" office:value="10912.67766624" calcext:value-type="float">
            <text:p>10912.677666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683.052276115" calcext:value-type="float">
            <text:p>10683.052276115</text:p>
          </table:table-cell>
        </table:table-row>
        <table:table-row table:style-name="ro1">
          <table:table-cell office:value-type="float" office:value="2.2806973457336" calcext:value-type="float">
            <text:p>2.2806973457336</text:p>
          </table:table-cell>
          <table:table-cell office:value-type="float" office:value="0.023040505196694" calcext:value-type="float">
            <text:p>0.02304050519669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5224" calcext:value-type="float">
            <text:p>95224</text:p>
          </table:table-cell>
          <table:table-cell office:value-type="float" office:value="10885.35204132" calcext:value-type="float">
            <text:p>10885.352041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655.756213064" calcext:value-type="float">
            <text:p>10655.756213064</text:p>
          </table:table-cell>
        </table:table-row>
        <table:table-row table:style-name="ro1">
          <table:table-cell office:value-type="float" office:value="2.3123736977577" calcext:value-type="float">
            <text:p>2.3123736977577</text:p>
          </table:table-cell>
          <table:table-cell office:value-type="float" office:value="0.023747686353344" calcext:value-type="float">
            <text:p>0.02374768635334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5572" calcext:value-type="float">
            <text:p>95572</text:p>
          </table:table-cell>
          <table:table-cell office:value-type="float" office:value="10857.954623077" calcext:value-type="float">
            <text:p>10857.9546230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628.567100739" calcext:value-type="float">
            <text:p>10628.567100739</text:p>
          </table:table-cell>
        </table:table-row>
        <table:table-row table:style-name="ro1">
          <table:table-cell office:value-type="float" office:value="2.3440500497818" calcext:value-type="float">
            <text:p>2.3440500497818</text:p>
          </table:table-cell>
          <table:table-cell office:value-type="float" office:value="0.023942303638668" calcext:value-type="float">
            <text:p>0.02394230363866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6280" calcext:value-type="float">
            <text:p>96280</text:p>
          </table:table-cell>
          <table:table-cell office:value-type="float" office:value="10830.475645884" calcext:value-type="float">
            <text:p>10830.4756458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601.386408572" calcext:value-type="float">
            <text:p>10601.386408572</text:p>
          </table:table-cell>
        </table:table-row>
        <table:table-row table:style-name="ro1">
          <table:table-cell office:value-type="float" office:value="2.3757264018059" calcext:value-type="float">
            <text:p>2.3757264018059</text:p>
          </table:table-cell>
          <table:table-cell office:value-type="float" office:value="0.024064332426511" calcext:value-type="float">
            <text:p>0.02406433242651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6703" calcext:value-type="float">
            <text:p>96703</text:p>
          </table:table-cell>
          <table:table-cell office:value-type="float" office:value="10802.905017279" calcext:value-type="float">
            <text:p>10802.90501727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73.997941346" calcext:value-type="float">
            <text:p>10573.997941346</text:p>
          </table:table-cell>
        </table:table-row>
        <table:table-row table:style-name="ro1">
          <table:table-cell office:value-type="float" office:value="2.40740275383" calcext:value-type="float">
            <text:p>2.40740275383</text:p>
          </table:table-cell>
          <table:table-cell office:value-type="float" office:value="0.024192183453683" calcext:value-type="float">
            <text:p>0.02419218345368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6742" calcext:value-type="float">
            <text:p>96742</text:p>
          </table:table-cell>
          <table:table-cell office:value-type="float" office:value="10775.232060429" calcext:value-type="float">
            <text:p>10775.23206042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46.873683508" calcext:value-type="float">
            <text:p>10546.873683508</text:p>
          </table:table-cell>
        </table:table-row>
        <table:table-row table:style-name="ro1">
          <table:table-cell office:value-type="float" office:value="2.439079105854" calcext:value-type="float">
            <text:p>2.439079105854</text:p>
          </table:table-cell>
          <table:table-cell office:value-type="float" office:value="0.024494677811257" calcext:value-type="float">
            <text:p>0.02449467781125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6943" calcext:value-type="float">
            <text:p>96943</text:p>
          </table:table-cell>
          <table:table-cell office:value-type="float" office:value="10747.445364727" calcext:value-type="float">
            <text:p>10747.4453647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19.784520156" calcext:value-type="float">
            <text:p>10519.784520156</text:p>
          </table:table-cell>
        </table:table-row>
        <table:table-row table:style-name="ro1">
          <table:table-cell office:value-type="float" office:value="2.4707554578781" calcext:value-type="float">
            <text:p>2.4707554578781</text:p>
          </table:table-cell>
          <table:table-cell office:value-type="float" office:value="0.025073952531868" calcext:value-type="float">
            <text:p>0.02507395253186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7216" calcext:value-type="float">
            <text:p>97216</text:p>
          </table:table-cell>
          <table:table-cell office:value-type="float" office:value="10719.532635163" calcext:value-type="float">
            <text:p>10719.53263516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492.587168198" calcext:value-type="float">
            <text:p>10492.587168198</text:p>
          </table:table-cell>
        </table:table-row>
        <table:table-row table:style-name="ro1">
          <table:table-cell office:value-type="float" office:value="2.5024318099022" calcext:value-type="float">
            <text:p>2.5024318099022</text:p>
          </table:table-cell>
          <table:table-cell office:value-type="float" office:value="0.025466919056099" calcext:value-type="float">
            <text:p>0.025466919056099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7657" calcext:value-type="float">
            <text:p>97657</text:p>
          </table:table-cell>
          <table:table-cell office:value-type="float" office:value="10691.481442058" calcext:value-type="float">
            <text:p>10691.48144205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465.461574506" calcext:value-type="float">
            <text:p>10465.461574506</text:p>
          </table:table-cell>
        </table:table-row>
        <table:table-row table:style-name="ro1">
          <table:table-cell office:value-type="float" office:value="2.5341081619263" calcext:value-type="float">
            <text:p>2.5341081619263</text:p>
          </table:table-cell>
          <table:table-cell office:value-type="float" office:value="0.025742868891995" calcext:value-type="float">
            <text:p>0.02574286889199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7921" calcext:value-type="float">
            <text:p>97921</text:p>
          </table:table-cell>
          <table:table-cell office:value-type="float" office:value="10663.278531984" calcext:value-type="float">
            <text:p>10663.2785319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438.390035242" calcext:value-type="float">
            <text:p>10438.390035242</text:p>
          </table:table-cell>
        </table:table-row>
        <table:table-row table:style-name="ro1">
          <table:table-cell office:value-type="float" office:value="2.5657845139503" calcext:value-type="float">
            <text:p>2.5657845139503</text:p>
          </table:table-cell>
          <table:table-cell office:value-type="float" office:value="0.02588427385231" calcext:value-type="float">
            <text:p>0.0258842738523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8242" calcext:value-type="float">
            <text:p>98242</text:p>
          </table:table-cell>
          <table:table-cell office:value-type="float" office:value="10634.909963898" calcext:value-type="float">
            <text:p>10634.90996389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411.379329009" calcext:value-type="float">
            <text:p>10411.379329009</text:p>
          </table:table-cell>
        </table:table-row>
        <table:table-row table:style-name="ro1">
          <table:table-cell office:value-type="float" office:value="2.5974608659744" calcext:value-type="float">
            <text:p>2.5974608659744</text:p>
          </table:table-cell>
          <table:table-cell office:value-type="float" office:value="0.026827636029334" calcext:value-type="float">
            <text:p>0.02682763602933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8503" calcext:value-type="float">
            <text:p>98503</text:p>
          </table:table-cell>
          <table:table-cell office:value-type="float" office:value="10606.360101576" calcext:value-type="float">
            <text:p>10606.3601015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384.229834357" calcext:value-type="float">
            <text:p>10384.229834357</text:p>
          </table:table-cell>
        </table:table-row>
        <table:table-row table:style-name="ro1">
          <table:table-cell office:value-type="float" office:value="2.6291372179985" calcext:value-type="float">
            <text:p>2.6291372179985</text:p>
          </table:table-cell>
          <table:table-cell office:value-type="float" office:value="0.027300404902216" calcext:value-type="float">
            <text:p>0.027300404902216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8917" calcext:value-type="float">
            <text:p>98917</text:p>
          </table:table-cell>
          <table:table-cell office:value-type="float" office:value="10577.612727727" calcext:value-type="float">
            <text:p>10577.6127277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356.974094677" calcext:value-type="float">
            <text:p>10356.974094677</text:p>
          </table:table-cell>
        </table:table-row>
        <table:table-row table:style-name="ro1">
          <table:table-cell office:value-type="float" office:value="2.6608135700226" calcext:value-type="float">
            <text:p>2.6608135700226</text:p>
          </table:table-cell>
          <table:table-cell office:value-type="float" office:value="0.028435254338054" calcext:value-type="float">
            <text:p>0.02843525433805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9277" calcext:value-type="float">
            <text:p>99277</text:p>
          </table:table-cell>
          <table:table-cell office:value-type="float" office:value="10548.651035479" calcext:value-type="float">
            <text:p>10548.65103547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329.743064931" calcext:value-type="float">
            <text:p>10329.743064931</text:p>
          </table:table-cell>
        </table:table-row>
        <table:table-row table:style-name="ro1">
          <table:table-cell office:value-type="float" office:value="2.6924899220467" calcext:value-type="float">
            <text:p>2.6924899220467</text:p>
          </table:table-cell>
          <table:table-cell office:value-type="float" office:value="0.028926978983299" calcext:value-type="float">
            <text:p>0.028926978983299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99604" calcext:value-type="float">
            <text:p>99604</text:p>
          </table:table-cell>
          <table:table-cell office:value-type="float" office:value="10519.457054897" calcext:value-type="float">
            <text:p>10519.45705489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302.392168852" calcext:value-type="float">
            <text:p>10302.392168852</text:p>
          </table:table-cell>
        </table:table-row>
        <table:table-row table:style-name="ro1">
          <table:table-cell office:value-type="float" office:value="2.7241662740707" calcext:value-type="float">
            <text:p>2.7241662740707</text:p>
          </table:table-cell>
          <table:table-cell office:value-type="float" office:value="0.029420308898955" calcext:value-type="float">
            <text:p>0.02942030889895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0387" calcext:value-type="float">
            <text:p>100387</text:p>
          </table:table-cell>
          <table:table-cell office:value-type="float" office:value="10490.0110081" calcext:value-type="float">
            <text:p>10490.01100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75.008657183" calcext:value-type="float">
            <text:p>10275.008657183</text:p>
          </table:table-cell>
        </table:table-row>
        <table:table-row table:style-name="ro1">
          <table:table-cell office:value-type="float" office:value="2.7558426260948" calcext:value-type="float">
            <text:p>2.7558426260948</text:p>
          </table:table-cell>
          <table:table-cell office:value-type="float" office:value="0.029596473018475" calcext:value-type="float">
            <text:p>0.02959647301847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1233" calcext:value-type="float">
            <text:p>101233</text:p>
          </table:table-cell>
          <table:table-cell office:value-type="float" office:value="10460.291798099" calcext:value-type="float">
            <text:p>10460.29179809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47.44795388" calcext:value-type="float">
            <text:p>10247.44795388</text:p>
          </table:table-cell>
        </table:table-row>
        <table:table-row table:style-name="ro1">
          <table:table-cell office:value-type="float" office:value="2.7875189781189" calcext:value-type="float">
            <text:p>2.7875189781189</text:p>
          </table:table-cell>
          <table:table-cell office:value-type="float" office:value="0.029597042169047" calcext:value-type="float">
            <text:p>0.02959704216904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1305" calcext:value-type="float">
            <text:p>101305</text:p>
          </table:table-cell>
          <table:table-cell office:value-type="float" office:value="10430.276977281" calcext:value-type="float">
            <text:p>10430.2769772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19.975791559" calcext:value-type="float">
            <text:p>10219.975791559</text:p>
          </table:table-cell>
        </table:table-row>
        <table:table-row table:style-name="ro1">
          <table:table-cell office:value-type="float" office:value="2.819195330143" calcext:value-type="float">
            <text:p>2.819195330143</text:p>
          </table:table-cell>
          <table:table-cell office:value-type="float" office:value="0.030502821013618" calcext:value-type="float">
            <text:p>0.03050282101361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1329" calcext:value-type="float">
            <text:p>101329</text:p>
          </table:table-cell>
          <table:table-cell office:value-type="float" office:value="10399.942576976" calcext:value-type="float">
            <text:p>10399.9425769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92.231428239" calcext:value-type="float">
            <text:p>10192.231428239</text:p>
          </table:table-cell>
        </table:table-row>
        <table:table-row table:style-name="ro1">
          <table:table-cell office:value-type="float" office:value="2.8508716821671" calcext:value-type="float">
            <text:p>2.8508716821671</text:p>
          </table:table-cell>
          <table:table-cell office:value-type="float" office:value="0.030761609206537" calcext:value-type="float">
            <text:p>0.03076160920653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1785" calcext:value-type="float">
            <text:p>101785</text:p>
          </table:table-cell>
          <table:table-cell office:value-type="float" office:value="10369.264169842" calcext:value-type="float">
            <text:p>10369.26416984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64.670423228" calcext:value-type="float">
            <text:p>10164.670423228</text:p>
          </table:table-cell>
        </table:table-row>
        <table:table-row table:style-name="ro1">
          <table:table-cell office:value-type="float" office:value="2.8825480341911" calcext:value-type="float">
            <text:p>2.8825480341911</text:p>
          </table:table-cell>
          <table:table-cell office:value-type="float" office:value="0.031314943804362" calcext:value-type="float">
            <text:p>0.03131494380436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2277" calcext:value-type="float">
            <text:p>102277</text:p>
          </table:table-cell>
          <table:table-cell office:value-type="float" office:value="10338.215480321" calcext:value-type="float">
            <text:p>10338.2154803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36.662888339" calcext:value-type="float">
            <text:p>10136.662888339</text:p>
          </table:table-cell>
        </table:table-row>
        <table:table-row table:style-name="ro1">
          <table:table-cell office:value-type="float" office:value="2.9142243862152" calcext:value-type="float">
            <text:p>2.9142243862152</text:p>
          </table:table-cell>
          <table:table-cell office:value-type="float" office:value="0.03181452944323" calcext:value-type="float">
            <text:p>0.0318145294432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2553" calcext:value-type="float">
            <text:p>102553</text:p>
          </table:table-cell>
          <table:table-cell office:value-type="float" office:value="10306.768669338" calcext:value-type="float">
            <text:p>10306.76866933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08.728312789" calcext:value-type="float">
            <text:p>10108.728312789</text:p>
          </table:table-cell>
        </table:table-row>
        <table:table-row table:style-name="ro1">
          <table:table-cell office:value-type="float" office:value="2.9459007382393" calcext:value-type="float">
            <text:p>2.9459007382393</text:p>
          </table:table-cell>
          <table:table-cell office:value-type="float" office:value="0.032874253903074" calcext:value-type="float">
            <text:p>0.03287425390307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2673" calcext:value-type="float">
            <text:p>102673</text:p>
          </table:table-cell>
          <table:table-cell office:value-type="float" office:value="10274.893482942" calcext:value-type="float">
            <text:p>10274.89348294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80.353105486" calcext:value-type="float">
            <text:p>10080.353105486</text:p>
          </table:table-cell>
        </table:table-row>
        <table:table-row table:style-name="ro1">
          <table:table-cell office:value-type="float" office:value="2.9775770902634" calcext:value-type="float">
            <text:p>2.9775770902634</text:p>
          </table:table-cell>
          <table:table-cell office:value-type="float" office:value="0.033924574797559" calcext:value-type="float">
            <text:p>0.033924574797559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3060" calcext:value-type="float">
            <text:p>103060</text:p>
          </table:table-cell>
          <table:table-cell office:value-type="float" office:value="10242.557817945" calcext:value-type="float">
            <text:p>10242.55781794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51.903765399" calcext:value-type="float">
            <text:p>10051.903765399</text:p>
          </table:table-cell>
        </table:table-row>
        <table:table-row table:style-name="ro1">
          <table:table-cell office:value-type="float" office:value="3.0092534422874" calcext:value-type="float">
            <text:p>3.0092534422874</text:p>
          </table:table-cell>
          <table:table-cell office:value-type="float" office:value="0.034202500062418" calcext:value-type="float">
            <text:p>0.03420250006241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3636" calcext:value-type="float">
            <text:p>103636</text:p>
          </table:table-cell>
          <table:table-cell office:value-type="float" office:value="10209.727605603" calcext:value-type="float">
            <text:p>10209.72760560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23.154079425" calcext:value-type="float">
            <text:p>10023.154079425</text:p>
          </table:table-cell>
        </table:table-row>
        <table:table-row table:style-name="ro1">
          <table:table-cell office:value-type="float" office:value="3.0409297943115" calcext:value-type="float">
            <text:p>3.0409297943115</text:p>
          </table:table-cell>
          <table:table-cell office:value-type="float" office:value="0.035592185672663" calcext:value-type="float">
            <text:p>0.03559218567266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4428" calcext:value-type="float">
            <text:p>104428</text:p>
          </table:table-cell>
          <table:table-cell office:value-type="float" office:value="10176.365990091" calcext:value-type="float">
            <text:p>10176.36599009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94.1071201399" calcext:value-type="float">
            <text:p>9994.1071201399</text:p>
          </table:table-cell>
        </table:table-row>
        <table:table-row table:style-name="ro1">
          <table:table-cell office:value-type="float" office:value="3.0726061463356" calcext:value-type="float">
            <text:p>3.0726061463356</text:p>
          </table:table-cell>
          <table:table-cell office:value-type="float" office:value="0.03696144815655" calcext:value-type="float">
            <text:p>0.0369614481565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4947" calcext:value-type="float">
            <text:p>104947</text:p>
          </table:table-cell>
          <table:table-cell office:value-type="float" office:value="10142.433847895" calcext:value-type="float">
            <text:p>10142.43384789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64.9339171289" calcext:value-type="float">
            <text:p>9964.9339171289</text:p>
          </table:table-cell>
        </table:table-row>
        <table:table-row table:style-name="ro1">
          <table:table-cell office:value-type="float" office:value="3.1042824983597" calcext:value-type="float">
            <text:p>3.1042824983597</text:p>
          </table:table-cell>
          <table:table-cell office:value-type="float" office:value="0.037502813366084" calcext:value-type="float">
            <text:p>0.03750281336608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5547" calcext:value-type="float">
            <text:p>105547</text:p>
          </table:table-cell>
          <table:table-cell office:value-type="float" office:value="10107.890144558" calcext:value-type="float">
            <text:p>10107.89014455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35.3661049796" calcext:value-type="float">
            <text:p>9935.3661049796</text:p>
          </table:table-cell>
        </table:table-row>
        <table:table-row table:style-name="ro1">
          <table:table-cell office:value-type="float" office:value="3.1359588503838" calcext:value-type="float">
            <text:p>3.1359588503838</text:p>
          </table:table-cell>
          <table:table-cell office:value-type="float" office:value="0.038005417403977" calcext:value-type="float">
            <text:p>0.03800541740397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5919" calcext:value-type="float">
            <text:p>105919</text:p>
          </table:table-cell>
          <table:table-cell office:value-type="float" office:value="10072.691384692" calcext:value-type="float">
            <text:p>10072.69138469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05.299340653" calcext:value-type="float">
            <text:p>9905.299340653</text:p>
          </table:table-cell>
        </table:table-row>
        <table:table-row table:style-name="ro1">
          <table:table-cell office:value-type="float" office:value="3.1676352024078" calcext:value-type="float">
            <text:p>3.1676352024078</text:p>
          </table:table-cell>
          <table:table-cell office:value-type="float" office:value="0.038326720904527" calcext:value-type="float">
            <text:p>0.03832672090452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6579" calcext:value-type="float">
            <text:p>106579</text:p>
          </table:table-cell>
          <table:table-cell office:value-type="float" office:value="10036.79148685" calcext:value-type="float">
            <text:p>10036.791486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74.5104089335" calcext:value-type="float">
            <text:p>9874.5104089335</text:p>
          </table:table-cell>
        </table:table-row>
        <table:table-row table:style-name="ro1">
          <table:table-cell office:value-type="float" office:value="3.1993115544319" calcext:value-type="float">
            <text:p>3.1993115544319</text:p>
          </table:table-cell>
          <table:table-cell office:value-type="float" office:value="0.038733780973504" calcext:value-type="float">
            <text:p>0.03873378097350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6999" calcext:value-type="float">
            <text:p>106999</text:p>
          </table:table-cell>
          <table:table-cell office:value-type="float" office:value="10000.142305645" calcext:value-type="float">
            <text:p>10000.14230564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43.3554508898" calcext:value-type="float">
            <text:p>9843.3554508898</text:p>
          </table:table-cell>
        </table:table-row>
        <table:table-row table:style-name="ro1">
          <table:table-cell office:value-type="float" office:value="3.230987906456" calcext:value-type="float">
            <text:p>3.230987906456</text:p>
          </table:table-cell>
          <table:table-cell office:value-type="float" office:value="0.039126858382813" calcext:value-type="float">
            <text:p>0.03912685838281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7779" calcext:value-type="float">
            <text:p>107779</text:p>
          </table:table-cell>
          <table:table-cell office:value-type="float" office:value="9962.6938014822" calcext:value-type="float">
            <text:p>9962.69380148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11.6770182023" calcext:value-type="float">
            <text:p>9811.6770182023</text:p>
          </table:table-cell>
        </table:table-row>
        <table:table-row table:style-name="ro1">
          <table:table-cell office:value-type="float" office:value="3.2626642584801" calcext:value-type="float">
            <text:p>3.2626642584801</text:p>
          </table:table-cell>
          <table:table-cell office:value-type="float" office:value="0.039395495397406" calcext:value-type="float">
            <text:p>0.039395495397406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8043" calcext:value-type="float">
            <text:p>108043</text:p>
          </table:table-cell>
          <table:table-cell office:value-type="float" office:value="9924.39261036" calcext:value-type="float">
            <text:p>9924.3926103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79.317226172" calcext:value-type="float">
            <text:p>9779.317226172</text:p>
          </table:table-cell>
        </table:table-row>
        <table:table-row table:style-name="ro1">
          <table:table-cell office:value-type="float" office:value="3.2943406105042" calcext:value-type="float">
            <text:p>3.2943406105042</text:p>
          </table:table-cell>
          <table:table-cell office:value-type="float" office:value="0.039393597656211" calcext:value-type="float">
            <text:p>0.03939359765621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8643" calcext:value-type="float">
            <text:p>108643</text:p>
          </table:table-cell>
          <table:table-cell office:value-type="float" office:value="9885.1841426455" calcext:value-type="float">
            <text:p>9885.18414264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46.3202285653" calcext:value-type="float">
            <text:p>9746.3202285653</text:p>
          </table:table-cell>
        </table:table-row>
        <table:table-row table:style-name="ro1">
          <table:table-cell office:value-type="float" office:value="3.3260169625282" calcext:value-type="float">
            <text:p>3.3260169625282</text:p>
          </table:table-cell>
          <table:table-cell office:value-type="float" office:value="0.039788994190669" calcext:value-type="float">
            <text:p>0.039788994190669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9171" calcext:value-type="float">
            <text:p>109171</text:p>
          </table:table-cell>
          <table:table-cell office:value-type="float" office:value="9845.0117610293" calcext:value-type="float">
            <text:p>9845.011761029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12.5502540327" calcext:value-type="float">
            <text:p>9712.5502540327</text:p>
          </table:table-cell>
        </table:table-row>
        <table:table-row table:style-name="ro1">
          <table:table-cell office:value-type="float" office:value="3.3576933145523" calcext:value-type="float">
            <text:p>3.3576933145523</text:p>
          </table:table-cell>
          <table:table-cell office:value-type="float" office:value="0.040183769370902" calcext:value-type="float">
            <text:p>0.04018376937090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0206" calcext:value-type="float">
            <text:p>110206</text:p>
          </table:table-cell>
          <table:table-cell office:value-type="float" office:value="9803.8169978706" calcext:value-type="float">
            <text:p>9803.816997870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77.591514148" calcext:value-type="float">
            <text:p>9677.591514148</text:p>
          </table:table-cell>
        </table:table-row>
        <table:table-row table:style-name="ro1">
          <table:table-cell office:value-type="float" office:value="3.3893696665764" calcext:value-type="float">
            <text:p>3.3893696665764</text:p>
          </table:table-cell>
          <table:table-cell office:value-type="float" office:value="0.040959793613091" calcext:value-type="float">
            <text:p>0.04095979361309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0947" calcext:value-type="float">
            <text:p>110947</text:p>
          </table:table-cell>
          <table:table-cell office:value-type="float" office:value="9761.5409464668" calcext:value-type="float">
            <text:p>9761.540946466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41.5706376999" calcext:value-type="float">
            <text:p>9641.5706376999</text:p>
          </table:table-cell>
        </table:table-row>
        <table:table-row table:style-name="ro1">
          <table:table-cell office:value-type="float" office:value="3.4210460186005" calcext:value-type="float">
            <text:p>3.4210460186005</text:p>
          </table:table-cell>
          <table:table-cell office:value-type="float" office:value="0.041914036685727" calcext:value-type="float">
            <text:p>0.04191403668572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1724" calcext:value-type="float">
            <text:p>111724</text:p>
          </table:table-cell>
          <table:table-cell office:value-type="float" office:value="9718.1244548557" calcext:value-type="float">
            <text:p>9718.124454855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04.3477269268" calcext:value-type="float">
            <text:p>9604.3477269268</text:p>
          </table:table-cell>
        </table:table-row>
        <table:table-row table:style-name="ro1">
          <table:table-cell office:value-type="float" office:value="3.4527223706245" calcext:value-type="float">
            <text:p>3.4527223706245</text:p>
          </table:table-cell>
          <table:table-cell office:value-type="float" office:value="0.043108517744153" calcext:value-type="float">
            <text:p>0.04310851774415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2285" calcext:value-type="float">
            <text:p>112285</text:p>
          </table:table-cell>
          <table:table-cell office:value-type="float" office:value="9673.5093559918" calcext:value-type="float">
            <text:p>9673.509355991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65.936714193" calcext:value-type="float">
            <text:p>9565.936714193</text:p>
          </table:table-cell>
        </table:table-row>
        <table:table-row table:style-name="ro1">
          <table:table-cell office:value-type="float" office:value="3.4843987226486" calcext:value-type="float">
            <text:p>3.4843987226486</text:p>
          </table:table-cell>
          <table:table-cell office:value-type="float" office:value="0.043155109176148" calcext:value-type="float">
            <text:p>0.04315510917614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3545" calcext:value-type="float">
            <text:p>113545</text:p>
          </table:table-cell>
          <table:table-cell office:value-type="float" office:value="9627.6404227613" calcext:value-type="float">
            <text:p>9627.64042276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26.0421512928" calcext:value-type="float">
            <text:p>9526.0421512928</text:p>
          </table:table-cell>
        </table:table-row>
        <table:table-row table:style-name="ro1">
          <table:table-cell office:value-type="float" office:value="3.5160750746727" calcext:value-type="float">
            <text:p>3.5160750746727</text:p>
          </table:table-cell>
          <table:table-cell office:value-type="float" office:value="0.043144657974113" calcext:value-type="float">
            <text:p>0.04314465797411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4325" calcext:value-type="float">
            <text:p>114325</text:p>
          </table:table-cell>
          <table:table-cell office:value-type="float" office:value="9580.4676941326" calcext:value-type="float">
            <text:p>9580.467694132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84.5349631173" calcext:value-type="float">
            <text:p>9484.5349631173</text:p>
          </table:table-cell>
        </table:table-row>
        <table:table-row table:style-name="ro1">
          <table:table-cell office:value-type="float" office:value="3.5477514266968" calcext:value-type="float">
            <text:p>3.5477514266968</text:p>
          </table:table-cell>
          <table:table-cell office:value-type="float" office:value="0.043911110411262" calcext:value-type="float">
            <text:p>0.04391111041126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5102" calcext:value-type="float">
            <text:p>115102</text:p>
          </table:table-cell>
          <table:table-cell office:value-type="float" office:value="9531.947967265" calcext:value-type="float">
            <text:p>9531.94796726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41.190912189" calcext:value-type="float">
            <text:p>9441.190912189</text:p>
          </table:table-cell>
        </table:table-row>
        <table:table-row table:style-name="ro1">
          <table:table-cell office:value-type="float" office:value="3.5794277787209" calcext:value-type="float">
            <text:p>3.5794277787209</text:p>
          </table:table-cell>
          <table:table-cell office:value-type="float" office:value="0.044555529721464" calcext:value-type="float">
            <text:p>0.04455552972146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6170" calcext:value-type="float">
            <text:p>116170</text:p>
          </table:table-cell>
          <table:table-cell office:value-type="float" office:value="9482.04848159" calcext:value-type="float">
            <text:p>9482.0484815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96.1475223835" calcext:value-type="float">
            <text:p>9396.1475223835</text:p>
          </table:table-cell>
        </table:table-row>
        <table:table-row table:style-name="ro1">
          <table:table-cell office:value-type="float" office:value="3.6111041307449" calcext:value-type="float">
            <text:p>3.6111041307449</text:p>
          </table:table-cell>
          <table:table-cell office:value-type="float" office:value="0.04547650349922" calcext:value-type="float">
            <text:p>0.0454765034992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6824" calcext:value-type="float">
            <text:p>116824</text:p>
          </table:table-cell>
          <table:table-cell office:value-type="float" office:value="9430.748880755" calcext:value-type="float">
            <text:p>9430.7488807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49.1765599473" calcext:value-type="float">
            <text:p>9349.1765599473</text:p>
          </table:table-cell>
        </table:table-row>
        <table:table-row table:style-name="ro1">
          <table:table-cell office:value-type="float" office:value="3.642780482769" calcext:value-type="float">
            <text:p>3.642780482769</text:p>
          </table:table-cell>
          <table:table-cell office:value-type="float" office:value="0.046025351115937" calcext:value-type="float">
            <text:p>0.04602535111593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7544" calcext:value-type="float">
            <text:p>117544</text:p>
          </table:table-cell>
          <table:table-cell office:value-type="float" office:value="9378.0452241306" calcext:value-type="float">
            <text:p>9378.045224130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00.2710130304" calcext:value-type="float">
            <text:p>9300.2710130304</text:p>
          </table:table-cell>
        </table:table-row>
        <table:table-row table:style-name="ro1">
          <table:table-cell office:value-type="float" office:value="3.6744568347931" calcext:value-type="float">
            <text:p>3.6744568347931</text:p>
          </table:table-cell>
          <table:table-cell office:value-type="float" office:value="0.046988120886765" calcext:value-type="float">
            <text:p>0.04698812088676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8243" calcext:value-type="float">
            <text:p>118243</text:p>
          </table:table-cell>
          <table:table-cell office:value-type="float" office:value="9323.9546786574" calcext:value-type="float">
            <text:p>9323.954678657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49.0533522311" calcext:value-type="float">
            <text:p>9249.0533522311</text:p>
          </table:table-cell>
        </table:table-row>
        <table:table-row table:style-name="ro1">
          <table:table-cell office:value-type="float" office:value="3.7061331868172" calcext:value-type="float">
            <text:p>3.7061331868172</text:p>
          </table:table-cell>
          <table:table-cell office:value-type="float" office:value="0.047245222723871" calcext:value-type="float">
            <text:p>0.04724522272387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9179" calcext:value-type="float">
            <text:p>119179</text:p>
          </table:table-cell>
          <table:table-cell office:value-type="float" office:value="9268.5218974645" calcext:value-type="float">
            <text:p>9268.521897464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95.3499523066" calcext:value-type="float">
            <text:p>9195.3499523066</text:p>
          </table:table-cell>
        </table:table-row>
        <table:table-row table:style-name="ro1">
          <table:table-cell office:value-type="float" office:value="3.7378095388412" calcext:value-type="float">
            <text:p>3.7378095388412</text:p>
          </table:table-cell>
          <table:table-cell office:value-type="float" office:value="0.047233073818274" calcext:value-type="float">
            <text:p>0.04723307381827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19995" calcext:value-type="float">
            <text:p>119995</text:p>
          </table:table-cell>
          <table:table-cell office:value-type="float" office:value="9211.8225138324" calcext:value-type="float">
            <text:p>9211.82251383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39.6487674692" calcext:value-type="float">
            <text:p>9139.6487674692</text:p>
          </table:table-cell>
        </table:table-row>
        <table:table-row table:style-name="ro1">
          <table:table-cell office:value-type="float" office:value="3.7694858908653" calcext:value-type="float">
            <text:p>3.7694858908653</text:p>
          </table:table-cell>
          <table:table-cell office:value-type="float" office:value="0.047802505746497" calcext:value-type="float">
            <text:p>0.04780250574649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0754" calcext:value-type="float">
            <text:p>120754</text:p>
          </table:table-cell>
          <table:table-cell office:value-type="float" office:value="9153.9658550549" calcext:value-type="float">
            <text:p>9153.965855054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81.6613588718" calcext:value-type="float">
            <text:p>9081.6613588718</text:p>
          </table:table-cell>
        </table:table-row>
        <table:table-row table:style-name="ro1">
          <table:table-cell office:value-type="float" office:value="3.8011622428894" calcext:value-type="float">
            <text:p>3.8011622428894</text:p>
          </table:table-cell>
          <table:table-cell office:value-type="float" office:value="0.047968202738164" calcext:value-type="float">
            <text:p>0.04796820273816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1462" calcext:value-type="float">
            <text:p>121462</text:p>
          </table:table-cell>
          <table:table-cell office:value-type="float" office:value="9095.0989663915" calcext:value-type="float">
            <text:p>9095.09896639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21.3525463324" calcext:value-type="float">
            <text:p>9021.3525463324</text:p>
          </table:table-cell>
        </table:table-row>
        <table:table-row table:style-name="ro1">
          <table:table-cell office:value-type="float" office:value="3.8328385949135" calcext:value-type="float">
            <text:p>3.8328385949135</text:p>
          </table:table-cell>
          <table:table-cell office:value-type="float" office:value="0.048203842535453" calcext:value-type="float">
            <text:p>0.04820384253545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2062" calcext:value-type="float">
            <text:p>122062</text:p>
          </table:table-cell>
          <table:table-cell office:value-type="float" office:value="9035.4091500479" calcext:value-type="float">
            <text:p>9035.409150047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59.4025615879" calcext:value-type="float">
            <text:p>8959.4025615879</text:p>
          </table:table-cell>
        </table:table-row>
        <table:table-row table:style-name="ro1">
          <table:table-cell office:value-type="float" office:value="3.8645149469376" calcext:value-type="float">
            <text:p>3.8645149469376</text:p>
          </table:table-cell>
          <table:table-cell office:value-type="float" office:value="0.048194313489748" calcext:value-type="float">
            <text:p>0.048194313489748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3097" calcext:value-type="float">
            <text:p>123097</text:p>
          </table:table-cell>
          <table:table-cell office:value-type="float" office:value="8975.1232175514" calcext:value-type="float">
            <text:p>8975.12321755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895.5778874168" calcext:value-type="float">
            <text:p>8895.5778874168</text:p>
          </table:table-cell>
        </table:table-row>
        <table:table-row table:style-name="ro1">
          <table:table-cell office:value-type="float" office:value="3.8961912989616" calcext:value-type="float">
            <text:p>3.8961912989616</text:p>
          </table:table-cell>
          <table:table-cell office:value-type="float" office:value="0.049376482647745" calcext:value-type="float">
            <text:p>0.04937648264774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3487" calcext:value-type="float">
            <text:p>123487</text:p>
          </table:table-cell>
          <table:table-cell office:value-type="float" office:value="8914.5043324097" calcext:value-type="float">
            <text:p>8914.504332409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830.4363435391" calcext:value-type="float">
            <text:p>8830.4363435391</text:p>
          </table:table-cell>
        </table:table-row>
        <table:table-row table:style-name="ro1">
          <table:table-cell office:value-type="float" office:value="3.9278676509857" calcext:value-type="float">
            <text:p>3.9278676509857</text:p>
          </table:table-cell>
          <table:table-cell office:value-type="float" office:value="0.049485189632739" calcext:value-type="float">
            <text:p>0.049485189632739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4051" calcext:value-type="float">
            <text:p>124051</text:p>
          </table:table-cell>
          <table:table-cell office:value-type="float" office:value="8853.8482557819" calcext:value-type="float">
            <text:p>8853.84825578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64.5845684378" calcext:value-type="float">
            <text:p>8764.5845684378</text:p>
          </table:table-cell>
        </table:table-row>
        <table:table-row table:style-name="ro1">
          <table:table-cell office:value-type="float" office:value="3.9595440030098" calcext:value-type="float">
            <text:p>3.9595440030098</text:p>
          </table:table-cell>
          <table:table-cell office:value-type="float" office:value="0.049473686046911" calcext:value-type="float">
            <text:p>0.04947368604691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5275" calcext:value-type="float">
            <text:p>125275</text:p>
          </table:table-cell>
          <table:table-cell office:value-type="float" office:value="8793.4743616548" calcext:value-type="float">
            <text:p>8793.474361654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98.5091561498" calcext:value-type="float">
            <text:p>8698.5091561498</text:p>
          </table:table-cell>
        </table:table-row>
        <table:table-row table:style-name="ro1">
          <table:table-cell office:value-type="float" office:value="3.9912203550339" calcext:value-type="float">
            <text:p>3.9912203550339</text:p>
          </table:table-cell>
          <table:table-cell office:value-type="float" office:value="0.050606137252673" calcext:value-type="float">
            <text:p>0.05060613725267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6520" calcext:value-type="float">
            <text:p>126520</text:p>
          </table:table-cell>
          <table:table-cell office:value-type="float" office:value="8733.7169345843" calcext:value-type="float">
            <text:p>8733.716934584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32.616482398" calcext:value-type="float">
            <text:p>8632.616482398</text:p>
          </table:table-cell>
        </table:table-row>
        <table:table-row table:style-name="ro1">
          <table:table-cell office:value-type="float" office:value="4.022896707058" calcext:value-type="float">
            <text:p>4.022896707058</text:p>
          </table:table-cell>
          <table:table-cell office:value-type="float" office:value="0.050596459861076" calcext:value-type="float">
            <text:p>0.050596459861076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7360" calcext:value-type="float">
            <text:p>127360</text:p>
          </table:table-cell>
          <table:table-cell office:value-type="float" office:value="8674.9149422505" calcext:value-type="float">
            <text:p>8674.914942250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67.5057357584" calcext:value-type="float">
            <text:p>8567.5057357584</text:p>
          </table:table-cell>
        </table:table-row>
        <table:table-row table:style-name="ro1">
          <table:table-cell office:value-type="float" office:value="4.054573059082" calcext:value-type="float">
            <text:p>4.054573059082</text:p>
          </table:table-cell>
          <table:table-cell office:value-type="float" office:value="0.050726857390887" calcext:value-type="float">
            <text:p>0.05072685739088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7876" calcext:value-type="float">
            <text:p>127876</text:p>
          </table:table-cell>
          <table:table-cell office:value-type="float" office:value="8617.4010405955" calcext:value-type="float">
            <text:p>8617.40104059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03.3347175533" calcext:value-type="float">
            <text:p>8503.3347175533</text:p>
          </table:table-cell>
        </table:table-row>
        <table:table-row table:style-name="ro1">
          <table:table-cell office:value-type="float" office:value="4.0862494111061" calcext:value-type="float">
            <text:p>4.0862494111061</text:p>
          </table:table-cell>
          <table:table-cell office:value-type="float" office:value="0.050881137369347" calcext:value-type="float">
            <text:p>0.05088113736934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8512" calcext:value-type="float">
            <text:p>128512</text:p>
          </table:table-cell>
          <table:table-cell office:value-type="float" office:value="8561.4903341925" calcext:value-type="float">
            <text:p>8561.490334192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440.6305771114" calcext:value-type="float">
            <text:p>8440.6305771114</text:p>
          </table:table-cell>
        </table:table-row>
        <table:table-row table:style-name="ro1">
          <table:table-cell office:value-type="float" office:value="4.1179257631302" calcext:value-type="float">
            <text:p>4.1179257631302</text:p>
          </table:table-cell>
          <table:table-cell office:value-type="float" office:value="0.050877845445427" calcext:value-type="float">
            <text:p>0.050877845445427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9067" calcext:value-type="float">
            <text:p>129067</text:p>
          </table:table-cell>
          <table:table-cell office:value-type="float" office:value="8507.4736276329" calcext:value-type="float">
            <text:p>8507.473627632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79.6240634149" calcext:value-type="float">
            <text:p>8379.6240634149</text:p>
          </table:table-cell>
        </table:table-row>
        <table:table-row table:style-name="ro1">
          <table:table-cell office:value-type="float" office:value="4.1496021151543" calcext:value-type="float">
            <text:p>4.1496021151543</text:p>
          </table:table-cell>
          <table:table-cell office:value-type="float" office:value="0.050876749354034" calcext:value-type="float">
            <text:p>0.050876749354034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9460" calcext:value-type="float">
            <text:p>129460</text:p>
          </table:table-cell>
          <table:table-cell office:value-type="float" office:value="8455.609741924" calcext:value-type="float">
            <text:p>8455.6097419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20.6925029945" calcext:value-type="float">
            <text:p>8320.6925029945</text:p>
          </table:table-cell>
        </table:table-row>
        <table:table-row table:style-name="ro1">
          <table:table-cell office:value-type="float" office:value="4.1812784671783" calcext:value-type="float">
            <text:p>4.1812784671783</text:p>
          </table:table-cell>
          <table:table-cell office:value-type="float" office:value="0.051194956936502" calcext:value-type="float">
            <text:p>0.05119495693650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0216" calcext:value-type="float">
            <text:p>130216</text:p>
          </table:table-cell>
          <table:table-cell office:value-type="float" office:value="8406.1205147251" calcext:value-type="float">
            <text:p>8406.120514725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64.025937553" calcext:value-type="float">
            <text:p>8264.025937553</text:p>
          </table:table-cell>
        </table:table-row>
        <table:table-row table:style-name="ro1">
          <table:table-cell office:value-type="float" office:value="4.2129548192024" calcext:value-type="float">
            <text:p>4.2129548192024</text:p>
          </table:table-cell>
          <table:table-cell office:value-type="float" office:value="0.051465032428379" calcext:value-type="float">
            <text:p>0.051465032428379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0681" calcext:value-type="float">
            <text:p>130681</text:p>
          </table:table-cell>
          <table:table-cell office:value-type="float" office:value="8359.1877910586" calcext:value-type="float">
            <text:p>8359.187791058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09.6877569474" calcext:value-type="float">
            <text:p>8209.6877569474</text:p>
          </table:table-cell>
        </table:table-row>
        <table:table-row table:style-name="ro1">
          <table:table-cell office:value-type="float" office:value="4.2446311712265" calcext:value-type="float">
            <text:p>4.2446311712265</text:p>
          </table:table-cell>
          <table:table-cell office:value-type="float" office:value="0.052691545867922" calcext:value-type="float">
            <text:p>0.05269154586792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1131" calcext:value-type="float">
            <text:p>131131</text:p>
          </table:table-cell>
          <table:table-cell office:value-type="float" office:value="8314.953128555" calcext:value-type="float">
            <text:p>8314.9531285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57.6350751751" calcext:value-type="float">
            <text:p>8157.6350751751</text:p>
          </table:table-cell>
        </table:table-row>
        <table:table-row table:style-name="ro1">
          <table:table-cell office:value-type="float" office:value="4.2763075232506" calcext:value-type="float">
            <text:p>4.2763075232506</text:p>
          </table:table-cell>
          <table:table-cell office:value-type="float" office:value="0.053157728288463" calcext:value-type="float">
            <text:p>0.05315772828846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2076" calcext:value-type="float">
            <text:p>132076</text:p>
          </table:table-cell>
          <table:table-cell office:value-type="float" office:value="8273.5204276794" calcext:value-type="float">
            <text:p>8273.520427679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07.2283991958" calcext:value-type="float">
            <text:p>8107.2283991958</text:p>
          </table:table-cell>
        </table:table-row>
        <table:table-row table:style-name="ro1">
          <table:table-cell office:value-type="float" office:value="4.3079838752747" calcext:value-type="float">
            <text:p>4.3079838752747</text:p>
          </table:table-cell>
          <table:table-cell office:value-type="float" office:value="0.053259282852109" calcext:value-type="float">
            <text:p>0.053259282852109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2682" calcext:value-type="float">
            <text:p>132682</text:p>
          </table:table-cell>
          <table:table-cell office:value-type="float" office:value="8234.9602467811" calcext:value-type="float">
            <text:p>8234.96024678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58.9103394392" calcext:value-type="float">
            <text:p>8058.9103394392</text:p>
          </table:table-cell>
        </table:table-row>
        <table:table-row table:style-name="ro1">
          <table:table-cell office:value-type="float" office:value="4.3396602272987" calcext:value-type="float">
            <text:p>4.3396602272987</text:p>
          </table:table-cell>
          <table:table-cell office:value-type="float" office:value="0.054185658778802" calcext:value-type="float">
            <text:p>0.05418565877880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3168" calcext:value-type="float">
            <text:p>133168</text:p>
          </table:table-cell>
          <table:table-cell office:value-type="float" office:value="8199.3156471646" calcext:value-type="float">
            <text:p>8199.315647164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12.5533238709" calcext:value-type="float">
            <text:p>8012.5533238709</text:p>
          </table:table-cell>
        </table:table-row>
        <table:table-row table:style-name="ro1">
          <table:table-cell office:value-type="float" office:value="4.3713365793228" calcext:value-type="float">
            <text:p>4.3713365793228</text:p>
          </table:table-cell>
          <table:table-cell office:value-type="float" office:value="0.055996086522992" calcext:value-type="float">
            <text:p>0.055996086522992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3729" calcext:value-type="float">
            <text:p>133729</text:p>
          </table:table-cell>
          <table:table-cell office:value-type="float" office:value="8166.6094198546" calcext:value-type="float">
            <text:p>8166.609419854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67.8095421876" calcext:value-type="float">
            <text:p>7967.8095421876</text:p>
          </table:table-cell>
        </table:table-row>
        <table:table-row table:style-name="ro1">
          <table:table-cell office:value-type="float" office:value="4.4030129313469" calcext:value-type="float">
            <text:p>4.4030129313469</text:p>
          </table:table-cell>
          <table:table-cell office:value-type="float" office:value="0.0562501902551" calcext:value-type="float">
            <text:p>0.056250190255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4410" calcext:value-type="float">
            <text:p>134410</text:p>
          </table:table-cell>
          <table:table-cell office:value-type="float" office:value="8136.8513366152" calcext:value-type="float">
            <text:p>8136.85133661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23.861053672" calcext:value-type="float">
            <text:p>7923.861053672</text:p>
          </table:table-cell>
        </table:table-row>
        <table:table-row table:style-name="ro1">
          <table:table-cell office:value-type="float" office:value="4.434689283371" calcext:value-type="float">
            <text:p>4.434689283371</text:p>
          </table:table-cell>
          <table:table-cell office:value-type="float" office:value="0.060040081266593" calcext:value-type="float">
            <text:p>0.060040081266593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5103" calcext:value-type="float">
            <text:p>135103</text:p>
          </table:table-cell>
          <table:table-cell office:value-type="float" office:value="8110.0462300906" calcext:value-type="float">
            <text:p>8110.046230090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81.2651885617" calcext:value-type="float">
            <text:p>7881.2651885617</text:p>
          </table:table-cell>
        </table:table-row>
        <table:table-row table:style-name="ro1">
          <table:table-cell office:value-type="float" office:value="4.4663656353951" calcext:value-type="float">
            <text:p>4.4663656353951</text:p>
          </table:table-cell>
          <table:table-cell office:value-type="float" office:value="0.061789089266389" calcext:value-type="float">
            <text:p>0.061789089266389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5811" calcext:value-type="float">
            <text:p>135811</text:p>
          </table:table-cell>
          <table:table-cell office:value-type="float" office:value="8086.203240118" calcext:value-type="float">
            <text:p>8086.20324011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39.4290662558" calcext:value-type="float">
            <text:p>7839.4290662558</text:p>
          </table:table-cell>
        </table:table-row>
        <table:table-row table:style-name="ro1">
          <table:table-cell office:value-type="float" office:value="4.4980419874191" calcext:value-type="float">
            <text:p>4.4980419874191</text:p>
          </table:table-cell>
          <table:table-cell office:value-type="float" office:value="0.063548619580646" calcext:value-type="float">
            <text:p>0.063548619580646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6633" calcext:value-type="float">
            <text:p>136633</text:p>
          </table:table-cell>
          <table:table-cell office:value-type="float" office:value="8065.3433734896" calcext:value-type="float">
            <text:p>8065.343373489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97.8850044327" calcext:value-type="float">
            <text:p>7797.8850044327</text:p>
          </table:table-cell>
        </table:table-row>
        <table:table-row table:style-name="ro1">
          <table:table-cell office:value-type="float" office:value="4.5297183394432" calcext:value-type="float">
            <text:p>4.5297183394432</text:p>
          </table:table-cell>
          <table:table-cell office:value-type="float" office:value="0.068824791352466" calcext:value-type="float">
            <text:p>0.068824791352466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6990" calcext:value-type="float">
            <text:p>136990</text:p>
          </table:table-cell>
          <table:table-cell office:value-type="float" office:value="8047.5115291699" calcext:value-type="float">
            <text:p>8047.51152916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756.0672073142" calcext:value-type="float">
            <text:p>7756.0672073142</text:p>
          </table:table-cell>
        </table:table-row>
        <table:table-row table:style-name="ro1">
          <table:table-cell office:value-type="float" office:value="4.5613946914673" calcext:value-type="float">
            <text:p>4.5613946914673</text:p>
          </table:table-cell>
          <table:table-cell office:value-type="float" office:value="0.07543671850916" calcext:value-type="float">
            <text:p>0.07543671850916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7059" calcext:value-type="float">
            <text:p>137059</text:p>
          </table:table-cell>
          <table:table-cell office:value-type="float" office:value="8032.7922623054" calcext:value-type="float">
            <text:p>8032.792262305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713.1442548093" calcext:value-type="float">
            <text:p>7713.1442548093</text:p>
          </table:table-cell>
        </table:table-row>
        <table:table-row table:style-name="ro1">
          <table:table-cell office:value-type="float" office:value="4.5930710434914" calcext:value-type="float">
            <text:p>4.5930710434914</text:p>
          </table:table-cell>
          <table:table-cell office:value-type="float" office:value="0.14854996396691" calcext:value-type="float">
            <text:p>0.14854996396691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33495" calcext:value-type="float">
            <text:p>133495</text:p>
          </table:table-cell>
          <table:table-cell office:value-type="float" office:value="8021.3379087024" calcext:value-type="float">
            <text:p>8021.337908702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668.3636534809" calcext:value-type="float">
            <text:p>7668.3636534809</text:p>
          </table:table-cell>
        </table:table-row>
        <table:table-row table:style-name="ro1">
          <table:table-cell office:value-type="float" office:value="4.6247473955154" calcext:value-type="float">
            <text:p>4.6247473955154</text:p>
          </table:table-cell>
          <table:table-cell office:value-type="float" office:value="0.34887567016399" calcext:value-type="float">
            <text:p>0.34887567016399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23163" calcext:value-type="float">
            <text:p>123163</text:p>
          </table:table-cell>
          <table:table-cell office:value-type="float" office:value="8013.4293354295" calcext:value-type="float">
            <text:p>8013.429335429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619.5102418323" calcext:value-type="float">
            <text:p>7619.5102418323</text:p>
          </table:table-cell>
        </table:table-row>
        <table:table-row table:style-name="ro1">
          <table:table-cell office:value-type="float" office:value="4.6564237475395" calcext:value-type="float">
            <text:p>4.6564237475395</text:p>
          </table:table-cell>
          <table:table-cell office:value-type="float" office:value="0.8420650153555" calcext:value-type="float">
            <text:p>0.8420650153555</text:p>
          </table:table-cell>
          <table:table-cell office:value-type="float" office:value="0.031676352024078" calcext:value-type="float">
            <text:p>0.031676352024078</text:p>
          </table:table-cell>
          <table:table-cell office:value-type="float" office:value="100870" calcext:value-type="float">
            <text:p>100870</text:p>
          </table:table-cell>
          <table:table-cell office:value-type="float" office:value="8009.6361192667" calcext:value-type="float">
            <text:p>8009.636119266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561.1531167555" calcext:value-type="float">
            <text:p>7561.1531167555</text:p>
          </table:table-cell>
        </table:table-row>
        <table:table-row table:style-name="ro1">
          <table:table-cell office:value-type="float" office:value="4.6742416955531" calcext:value-type="float">
            <text:p>4.6742416955531</text:p>
          </table:table-cell>
          <table:table-cell office:value-type="float" office:value="1.278065694901" calcext:value-type="float">
            <text:p>1.278065694901</text:p>
          </table:table-cell>
          <table:table-cell office:value-type="float" office:value="0.017817948013544" calcext:value-type="float">
            <text:p>0.017817948013544</text:p>
          </table:table-cell>
          <table:table-cell office:value-type="float" office:value="85933" calcext:value-type="float">
            <text:p>85933</text:p>
          </table:table-cell>
          <table:table-cell office:value-type="float" office:value="8009.5843927758" calcext:value-type="float">
            <text:p>8009.584392775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15.1980799765" calcext:value-type="float">
            <text:p>7515.1980799765</text:p>
          </table:table-cell>
        </table:table-row>
        <table:table-row table:style-name="ro1">
          <table:table-cell office:value-type="float" office:value="4.6876051565632" calcext:value-type="float">
            <text:p>4.6876051565632</text:p>
          </table:table-cell>
          <table:table-cell office:value-type="float" office:value="1.5615748843158" calcext:value-type="float">
            <text:p>1.5615748843158</text:p>
          </table:table-cell>
          <table:table-cell office:value-type="float" office:value="0.013363461010158" calcext:value-type="float">
            <text:p>0.013363461010158</text:p>
          </table:table-cell>
          <table:table-cell office:value-type="float" office:value="67624" calcext:value-type="float">
            <text:p>67624</text:p>
          </table:table-cell>
          <table:table-cell office:value-type="float" office:value="8011.1677127451" calcext:value-type="float">
            <text:p>8011.1677127451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471.3367459803" calcext:value-type="float">
            <text:p>7471.3367459803</text:p>
          </table:table-cell>
        </table:table-row>
        <table:table-row table:style-name="ro1">
          <table:table-cell office:value-type="float" office:value="4.6976277523208" calcext:value-type="float">
            <text:p>4.6976277523208</text:p>
          </table:table-cell>
          <table:table-cell office:value-type="float" office:value="3.6060187272325" calcext:value-type="float">
            <text:p>3.6060187272325</text:p>
          </table:table-cell>
          <table:table-cell office:value-type="float" office:value="0.010022595757619" calcext:value-type="float">
            <text:p>0.010022595757619</text:p>
          </table:table-cell>
          <table:table-cell office:value-type="float" office:value="60424" calcext:value-type="float">
            <text:p>60424</text:p>
          </table:table-cell>
          <table:table-cell office:value-type="float" office:value="8013.7031164662" calcext:value-type="float">
            <text:p>8013.7031164662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23.6860151269" calcext:value-type="float">
            <text:p>7423.6860151269</text:p>
          </table:table-cell>
        </table:table-row>
        <table:table-row table:style-name="ro1">
          <table:table-cell office:value-type="float" office:value="4.7032654624345" calcext:value-type="float">
            <text:p>4.7032654624345</text:p>
          </table:table-cell>
          <table:table-cell office:value-type="float" office:value="7.6211333055711" calcext:value-type="float">
            <text:p>7.6211333055711</text:p>
          </table:table-cell>
          <table:table-cell office:value-type="float" office:value="0.0056377101136604" calcext:value-type="float">
            <text:p>0.00563771011366</text:p>
          </table:table-cell>
          <table:table-cell office:value-type="float" office:value="54565" calcext:value-type="float">
            <text:p>54565</text:p>
          </table:table-cell>
          <table:table-cell office:value-type="float" office:value="8016.8219752625" calcext:value-type="float">
            <text:p>8016.821975262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376.7259453301" calcext:value-type="float">
            <text:p>7376.7259453301</text:p>
          </table:table-cell>
        </table:table-row>
        <table:table-row table:style-name="ro1">
          <table:table-cell office:value-type="float" office:value="4.7064366743734" calcext:value-type="float">
            <text:p>4.7064366743734</text:p>
          </table:table-cell>
          <table:table-cell office:value-type="float" office:value="8.1666964475413" calcext:value-type="float">
            <text:p>8.1666964475413</text:p>
          </table:table-cell>
          <table:table-cell office:value-type="float" office:value="0.003171211938934" calcext:value-type="float">
            <text:p>0.003171211938934</text:p>
          </table:table-cell>
          <table:table-cell office:value-type="float" office:value="38779" calcext:value-type="float">
            <text:p>38779</text:p>
          </table:table-cell>
          <table:table-cell office:value-type="float" office:value="8025.3934696612" calcext:value-type="float">
            <text:p>8025.393469661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334.9130744273" calcext:value-type="float">
            <text:p>7334.9130744273</text:p>
          </table:table-cell>
        </table:table-row>
        <table:table-row table:style-name="ro1">
          <table:table-cell office:value-type="float" office:value="4.7082204810891" calcext:value-type="float">
            <text:p>4.7082204810891</text:p>
          </table:table-cell>
          <table:table-cell office:value-type="float" office:value="5.891798954548" calcext:value-type="float">
            <text:p>5.891798954548</text:p>
          </table:table-cell>
          <table:table-cell office:value-type="float" office:value="0.0017838067156504" calcext:value-type="float">
            <text:p>0.00178380671565</text:p>
          </table:table-cell>
          <table:table-cell office:value-type="float" office:value="32929" calcext:value-type="float">
            <text:p>32929</text:p>
          </table:table-cell>
          <table:table-cell office:value-type="float" office:value="8031.2269956519" calcext:value-type="float">
            <text:p>8031.2269956519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288.6266617895" calcext:value-type="float">
            <text:p>7288.6266617895</text:p>
          </table:table-cell>
        </table:table-row>
        <table:table-row table:style-name="ro1">
          <table:table-cell office:value-type="float" office:value="4.7095583361258" calcext:value-type="float">
            <text:p>4.7095583361258</text:p>
          </table:table-cell>
          <table:table-cell office:value-type="float" office:value="10.549376082579" calcext:value-type="float">
            <text:p>10.549376082579</text:p>
          </table:table-cell>
          <table:table-cell office:value-type="float" office:value="0.0013378550367378" calcext:value-type="float">
            <text:p>0.001337855036738</text:p>
          </table:table-cell>
          <table:table-cell office:value-type="float" office:value="27004" calcext:value-type="float">
            <text:p>27004</text:p>
          </table:table-cell>
          <table:table-cell office:value-type="float" office:value="8044.4983842868" calcext:value-type="float">
            <text:p>8044.4983842868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223.4809069179" calcext:value-type="float">
            <text:p>7223.4809069179</text:p>
          </table:table-cell>
        </table:table-row>
        <table:table-row table:style-name="ro1">
          <table:table-cell office:value-type="float" office:value="4.710310879584" calcext:value-type="float">
            <text:p>4.710310879584</text:p>
          </table:table-cell>
          <table:table-cell office:value-type="float" office:value="12.420916637343" calcext:value-type="float">
            <text:p>12.420916637343</text:p>
          </table:table-cell>
          <table:table-cell office:value-type="float" office:value="0.000752543458165" calcext:value-type="float">
            <text:p>0.000752543458165</text:p>
          </table:table-cell>
          <table:table-cell office:value-type="float" office:value="23461" calcext:value-type="float">
            <text:p>23461</text:p>
          </table:table-cell>
          <table:table-cell office:value-type="float" office:value="8067.4427161123" calcext:value-type="float">
            <text:p>8067.4427161123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14.9128215805" calcext:value-type="float">
            <text:p>7114.9128215805</text:p>
          </table:table-cell>
        </table:table-row>
        <table:table-row table:style-name="ro1">
          <table:table-cell office:value-type="float" office:value="4.7108752871776" calcext:value-type="float">
            <text:p>4.7108752871776</text:p>
          </table:table-cell>
          <table:table-cell office:value-type="float" office:value="11.271091576307" calcext:value-type="float">
            <text:p>11.271091576307</text:p>
          </table:table-cell>
          <table:table-cell office:value-type="float" office:value="0.00056440759362375" calcext:value-type="float">
            <text:p>0.000564407593624</text:p>
          </table:table-cell>
          <table:table-cell office:value-type="float" office:value="21229" calcext:value-type="float">
            <text:p>21229</text:p>
          </table:table-cell>
          <table:table-cell office:value-type="float" office:value="8080.1580753536" calcext:value-type="float">
            <text:p>8080.158075353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813.8763450777" calcext:value-type="float">
            <text:p>6813.8763450777</text:p>
          </table:table-cell>
        </table:table-row>
        <table:table-row table:style-name="ro1">
          <table:table-cell office:value-type="float" office:value="4.711192766449" calcext:value-type="float">
            <text:p>4.711192766449</text:p>
          </table:table-cell>
          <table:table-cell office:value-type="float" office:value="9.9335777796053" calcext:value-type="float">
            <text:p>9.9335777796053</text:p>
          </table:table-cell>
          <table:table-cell office:value-type="float" office:value="0.00031747927141336" calcext:value-type="float">
            <text:p>0.000317479271413</text:p>
          </table:table-cell>
          <table:table-cell office:value-type="float" office:value="19807" calcext:value-type="float">
            <text:p>19807</text:p>
          </table:table-cell>
          <table:table-cell office:value-type="float" office:value="8073.2848580622" calcext:value-type="float">
            <text:p>8073.2848580622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46.5310881051" calcext:value-type="float">
            <text:p>6146.5310881051</text:p>
          </table:table-cell>
        </table:table-row>
        <table:table-row table:style-name="ro1">
          <table:table-cell office:value-type="float" office:value="4.7114308759026" calcext:value-type="float">
            <text:p>4.7114308759026</text:p>
          </table:table-cell>
          <table:table-cell office:value-type="float" office:value="22.672651729656" calcext:value-type="float">
            <text:p>22.672651729656</text:p>
          </table:table-cell>
          <table:table-cell office:value-type="float" office:value="0.00023810945356002" calcext:value-type="float">
            <text:p>0.00023810945356</text:p>
          </table:table-cell>
          <table:table-cell office:value-type="float" office:value="18634" calcext:value-type="float">
            <text:p>18634</text:p>
          </table:table-cell>
          <table:table-cell office:value-type="float" office:value="8061.3283128777" calcext:value-type="float">
            <text:p>8061.3283128777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0.625" calcext:value-type="float">
            <text:p>0.625</text:p>
          </table:table-cell>
          <table:table-cell office:value-type="float" office:value="4147.7951096605" calcext:value-type="float">
            <text:p>4147.7951096605</text:p>
          </table:table-cell>
        </table:table-row>
        <table:table-row table:style-name="ro1">
          <table:table-cell office:value-type="float" office:value="4.7115648124702" calcext:value-type="float">
            <text:p>4.7115648124702</text:p>
          </table:table-cell>
          <table:table-cell office:value-type="float" office:value="67.515174041728" calcext:value-type="float">
            <text:p>67.515174041728</text:p>
          </table:table-cell>
          <table:table-cell office:value-type="float" office:value="0.00013393656762751" calcext:value-type="float">
            <text:p>0.000133936567628</text:p>
          </table:table-cell>
          <table:table-cell office:value-type="float" office:value="17638" calcext:value-type="float">
            <text:p>17638</text:p>
          </table:table-cell>
          <table:table-cell office:value-type="float" office:value="8027.0520683391" calcext:value-type="float">
            <text:p>8027.0520683391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.1875" calcext:value-type="float">
            <text:p>1.1875</text:p>
          </table:table-cell>
          <table:table-cell office:value-type="float" office:value="-739.14845693671" calcext:value-type="float">
            <text:p>-739.14845693671</text:p>
          </table:table-cell>
        </table:table-row>
        <table:table-row table:style-name="ro1">
          <table:table-cell office:value-type="float" office:value="4.7116401517895" calcext:value-type="float">
            <text:p>4.7116401517895</text:p>
          </table:table-cell>
          <table:table-cell office:value-type="float" office:value="77.302887029541" calcext:value-type="float">
            <text:p>77.302887029541</text:p>
          </table:table-cell>
          <table:table-cell office:value-type="float" office:value="0.000075339319290475" calcext:value-type="float">
            <text:p>7.5339319290475E-05</text:p>
          </table:table-cell>
          <table:table-cell office:value-type="float" office:value="17305" calcext:value-type="float">
            <text:p>17305</text:p>
          </table:table-cell>
          <table:table-cell office:value-type="float" office:value="8021.1398426765" calcext:value-type="float">
            <text:p>8021.139842676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.4375" calcext:value-type="float">
            <text:p>1.4375</text:p>
          </table:table-cell>
          <table:table-cell office:value-type="float" office:value="-10776.637649969" calcext:value-type="float">
            <text:p>-10776.637649969</text:p>
          </table:table-cell>
        </table:table-row>
        <table:table-row table:style-name="ro1">
          <table:table-cell office:value-type="float" office:value="4.711696656279" calcext:value-type="float">
            <text:p>4.711696656279</text:p>
          </table:table-cell>
          <table:table-cell office:value-type="float" office:value="100.04357407562" calcext:value-type="float">
            <text:p>100.04357407562</text:p>
          </table:table-cell>
          <table:table-cell office:value-type="float" office:value="0.000056504489467856" calcext:value-type="float">
            <text:p>5.6504489467856E-05</text:p>
          </table:table-cell>
          <table:table-cell office:value-type="float" office:value="17107" calcext:value-type="float">
            <text:p>17107</text:p>
          </table:table-cell>
          <table:table-cell office:value-type="float" office:value="8009.4295733836" calcext:value-type="float">
            <text:p>8009.429573383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.4375" calcext:value-type="float">
            <text:p>1.4375</text:p>
          </table:table-cell>
          <table:table-cell office:value-type="float" office:value="-37575.935648779" calcext:value-type="float">
            <text:p>-37575.935648779</text:p>
          </table:table-cell>
        </table:table-row>
        <table:table-row table:style-name="ro1">
          <table:table-cell office:value-type="float" office:value="4.7117284400543" calcext:value-type="float">
            <text:p>4.7117284400543</text:p>
          </table:table-cell>
          <table:table-cell office:value-type="float" office:value="101.07899970137" calcext:value-type="float">
            <text:p>101.07899970137</text:p>
          </table:table-cell>
          <table:table-cell office:value-type="float" office:value="0.000031783775325669" calcext:value-type="float">
            <text:p>3.1783775325669E-05</text:p>
          </table:table-cell>
          <table:table-cell office:value-type="float" office:value="17077" calcext:value-type="float">
            <text:p>17077</text:p>
          </table:table-cell>
          <table:table-cell office:value-type="float" office:value="8009.8216008866" calcext:value-type="float">
            <text:p>8009.821600886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.6875" calcext:value-type="float">
            <text:p>1.6875</text:p>
          </table:table-cell>
          <table:table-cell office:value-type="float" office:value="-92341.235181408" calcext:value-type="float">
            <text:p>-92341.235181408</text:p>
          </table:table-cell>
        </table:table-row>
        <table:table-row table:style-name="ro1">
          <table:table-cell office:value-type="float" office:value="4.7117522778858" calcext:value-type="float">
            <text:p>4.7117522778858</text:p>
          </table:table-cell>
          <table:table-cell office:value-type="float" office:value="100.97848255253" calcext:value-type="float">
            <text:p>100.97848255253</text:p>
          </table:table-cell>
          <table:table-cell office:value-type="float" office:value="0.000023837831494252" calcext:value-type="float">
            <text:p>2.3837831494252E-05</text:p>
          </table:table-cell>
          <table:table-cell office:value-type="float" office:value="17047" calcext:value-type="float">
            <text:p>17047</text:p>
          </table:table-cell>
          <table:table-cell office:value-type="float" office:value="8010.7309623972" calcext:value-type="float">
            <text:p>8010.730962397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.9375" calcext:value-type="float">
            <text:p>1.9375</text:p>
          </table:table-cell>
          <table:table-cell office:value-type="float" office:value="-234661.04778146" calcext:value-type="float">
            <text:p>-234661.04778146</text:p>
          </table:table-cell>
        </table:table-row>
        <table:table-row table:style-name="ro1">
          <table:table-cell office:value-type="float" office:value="4.7117701562594" calcext:value-type="float">
            <text:p>4.7117701562594</text:p>
          </table:table-cell>
          <table:table-cell office:value-type="float" office:value="100.98079651984" calcext:value-type="float">
            <text:p>100.98079651984</text:p>
          </table:table-cell>
          <table:table-cell office:value-type="float" office:value="0.000017878373620689" calcext:value-type="float">
            <text:p>1.7878373620689E-05</text:p>
          </table:table-cell>
          <table:table-cell office:value-type="float" office:value="17047" calcext:value-type="float">
            <text:p>17047</text:p>
          </table:table-cell>
          <table:table-cell office:value-type="float" office:value="8012.2218078515" calcext:value-type="float">
            <text:p>8012.221807851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796110.39306277" calcext:value-type="float">
            <text:p>-796110.39306277</text:p>
          </table:table-cell>
        </table:table-row>
        <table:table-row table:style-name="ro1">
          <table:table-cell office:value-type="float" office:value="4.7117776986983" calcext:value-type="float">
            <text:p>4.7117776986983</text:p>
          </table:table-cell>
          <table:table-cell office:value-type="float" office:value="100.98131716246" calcext:value-type="float">
            <text:p>100.98131716246</text:p>
          </table:table-cell>
          <table:table-cell office:value-type="float" office:value="0.0000075424388712281" calcext:value-type="float">
            <text:p>7.5424388712281E-06</text:p>
          </table:table-cell>
          <table:table-cell office:value-type="float" office:value="17047" calcext:value-type="float">
            <text:p>17047</text:p>
          </table:table-cell>
          <table:table-cell office:value-type="float" office:value="8013.6036330425" calcext:value-type="float">
            <text:p>8013.603633042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.125" calcext:value-type="float">
            <text:p>3.125</text:p>
          </table:table-cell>
          <table:table-cell office:value-type="float" office:value="-1883618.910285" calcext:value-type="float">
            <text:p>-1883618.910285</text:p>
          </table:table-cell>
        </table:table-row>
        <table:table-row table:style-name="ro1">
          <table:table-cell office:value-type="float" office:value="4.7117833555274" calcext:value-type="float">
            <text:p>4.7117833555274</text:p>
          </table:table-cell>
          <table:table-cell office:value-type="float" office:value="100.98143430704" calcext:value-type="float">
            <text:p>100.98143430704</text:p>
          </table:table-cell>
          <table:table-cell office:value-type="float" office:value="0.0000056568291534211" calcext:value-type="float">
            <text:p>5.6568291534211E-06</text:p>
          </table:table-cell>
          <table:table-cell office:value-type="float" office:value="17047" calcext:value-type="float">
            <text:p>17047</text:p>
          </table:table-cell>
          <table:table-cell office:value-type="float" office:value="8015.4914554349" calcext:value-type="float">
            <text:p>8015.4914554349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-4789142.1643874" calcext:value-type="float">
            <text:p>-4789142.1643874</text:p>
          </table:table-cell>
        </table:table-row>
        <table:table-row table:style-name="ro1">
          <table:table-cell office:value-type="float" office:value="4.7117865374938" calcext:value-type="float">
            <text:p>4.7117865374938</text:p>
          </table:table-cell>
          <table:table-cell office:value-type="float" office:value="100.98146066454" calcext:value-type="float">
            <text:p>100.98146066454</text:p>
          </table:table-cell>
          <table:table-cell office:value-type="float" office:value="0.0000031819663987994" calcext:value-type="float">
            <text:p>3.1819663987994E-06</text:p>
          </table:table-cell>
          <table:table-cell office:value-type="float" office:value="17047" calcext:value-type="float">
            <text:p>17047</text:p>
          </table:table-cell>
          <table:table-cell office:value-type="float" office:value="8017.5479287921" calcext:value-type="float">
            <text:p>8017.547928792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-10815479.010751" calcext:value-type="float">
            <text:p>-10815479.010751</text:p>
          </table:table-cell>
        </table:table-row>
        <table:table-row table:style-name="ro1">
          <table:table-cell office:value-type="float" office:value="4.7117889239686" calcext:value-type="float">
            <text:p>4.7117889239686</text:p>
          </table:table-cell>
          <table:table-cell office:value-type="float" office:value="100.98146659496" calcext:value-type="float">
            <text:p>100.98146659496</text:p>
          </table:table-cell>
          <table:table-cell office:value-type="float" office:value="0.0000023864747990995" calcext:value-type="float">
            <text:p>2.3864747990995E-06</text:p>
          </table:table-cell>
          <table:table-cell office:value-type="float" office:value="17047" calcext:value-type="float">
            <text:p>17047</text:p>
          </table:table-cell>
          <table:table-cell office:value-type="float" office:value="8020.4550854352" calcext:value-type="float">
            <text:p>8020.455085435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.75</text:p>
          </table:table-cell>
          <table:table-cell office:value-type="float" office:value="-27259264.033061" calcext:value-type="float">
            <text:p>-27259264.033061</text:p>
          </table:table-cell>
        </table:table-row>
        <table:table-row table:style-name="ro1">
          <table:table-cell office:value-type="float" office:value="4.7117902663607" calcext:value-type="float">
            <text:p>4.7117902663607</text:p>
          </table:table-cell>
          <table:table-cell office:value-type="float" office:value="100.98146792925" calcext:value-type="float">
            <text:p>100.98146792925</text:p>
          </table:table-cell>
          <table:table-cell office:value-type="float" office:value="0.0000013423920744935" calcext:value-type="float">
            <text:p>1.3423920744935E-06</text:p>
          </table:table-cell>
          <table:table-cell office:value-type="float" office:value="17047" calcext:value-type="float">
            <text:p>17047</text:p>
          </table:table-cell>
          <table:table-cell office:value-type="float" office:value="8023.6387053861" calcext:value-type="float">
            <text:p>8023.638705386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office:value-type="float" office:value="-61534722.445483" calcext:value-type="float">
            <text:p>-61534722.445483</text:p>
          </table:table-cell>
        </table:table-row>
        <table:table-row table:style-name="ro1">
          <table:table-cell office:value-type="float" office:value="4.7117912731548" calcext:value-type="float">
            <text:p>4.7117912731548</text:p>
          </table:table-cell>
          <table:table-cell office:value-type="float" office:value="100.98146822944" calcext:value-type="float">
            <text:p>100.98146822944</text:p>
          </table:table-cell>
          <table:table-cell office:value-type="float" office:value="0.0000010067940558701" calcext:value-type="float">
            <text:p>1.0067940558701E-06</text:p>
          </table:table-cell>
          <table:table-cell office:value-type="float" office:value="17047" calcext:value-type="float">
            <text:p>17047</text:p>
          </table:table-cell>
          <table:table-cell office:value-type="float" office:value="8028.1580074941" calcext:value-type="float">
            <text:p>8028.158007494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8.875" calcext:value-type="float">
            <text:p>8.875</text:p>
          </table:table-cell>
          <table:table-cell office:value-type="float" office:value="-155763915.995" calcext:value-type="float">
            <text:p>-155763915.995</text:p>
          </table:table-cell>
        </table:table-row>
        <table:table-row table:style-name="ro1">
          <table:table-cell office:value-type="float" office:value="4.7117918394764" calcext:value-type="float">
            <text:p>4.7117918394764</text:p>
          </table:table-cell>
          <table:table-cell office:value-type="float" office:value="100.98146829689" calcext:value-type="float">
            <text:p>100.98146829689</text:p>
          </table:table-cell>
          <table:table-cell office:value-type="float" office:value="0.00000056632165642694" calcext:value-type="float">
            <text:p>5.6632165642694E-07</text:p>
          </table:table-cell>
          <table:table-cell office:value-type="float" office:value="17047" calcext:value-type="float">
            <text:p>17047</text:p>
          </table:table-cell>
          <table:table-cell office:value-type="float" office:value="8033.1339871241" calcext:value-type="float">
            <text:p>8033.133987124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-354346474.38859" calcext:value-type="float">
            <text:p>-354346474.38859</text:p>
          </table:table-cell>
        </table:table-row>
        <table:table-row table:style-name="ro1">
          <table:table-cell office:value-type="float" office:value="4.7117922642177" calcext:value-type="float">
            <text:p>4.7117922642177</text:p>
          </table:table-cell>
          <table:table-cell office:value-type="float" office:value="100.98146831201" calcext:value-type="float">
            <text:p>100.98146831201</text:p>
          </table:table-cell>
          <table:table-cell office:value-type="float" office:value="0.0000004247412423202" calcext:value-type="float">
            <text:p>4.247412423202E-07</text:p>
          </table:table-cell>
          <table:table-cell office:value-type="float" office:value="17047" calcext:value-type="float">
            <text:p>17047</text:p>
          </table:table-cell>
          <table:table-cell office:value-type="float" office:value="8040.2906892604" calcext:value-type="float">
            <text:p>8040.290689260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-913739628.53077" calcext:value-type="float">
            <text:p>-913739628.53077</text:p>
          </table:table-cell>
        </table:table-row>
        <table:table-row table:style-name="ro1">
          <table:table-cell office:value-type="float" office:value="4.7117925031346" calcext:value-type="float">
            <text:p>4.7117925031346</text:p>
          </table:table-cell>
          <table:table-cell office:value-type="float" office:value="100.98146831516" calcext:value-type="float">
            <text:p>100.98146831516</text:p>
          </table:table-cell>
          <table:table-cell office:value-type="float" office:value="0.00000023891694880511" calcext:value-type="float">
            <text:p>2.3891694880511E-07</text:p>
          </table:table-cell>
          <table:table-cell office:value-type="float" office:value="17047" calcext:value-type="float">
            <text:p>17047</text:p>
          </table:table-cell>
          <table:table-cell office:value-type="float" office:value="8048.3175847088" calcext:value-type="float">
            <text:p>8048.3175847088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2.75" calcext:value-type="float">
            <text:p>12.75</text:p>
          </table:table-cell>
          <table:table-cell office:value-type="float" office:value="-2136417371.4258" calcext:value-type="float">
            <text:p>-2136417371.4258</text:p>
          </table:table-cell>
        </table:table-row>
        <table:table-row table:style-name="ro1">
          <table:table-cell office:value-type="float" office:value="4.7117926823223" calcext:value-type="float">
            <text:p>4.7117926823223</text:p>
          </table:table-cell>
          <table:table-cell office:value-type="float" office:value="100.9814683158" calcext:value-type="float">
            <text:p>100.9814683158</text:p>
          </table:table-cell>
          <table:table-cell office:value-type="float" office:value="0.00000017918771160384" calcext:value-type="float">
            <text:p>1.7918771160384E-07</text:p>
          </table:table-cell>
          <table:table-cell office:value-type="float" office:value="17047" calcext:value-type="float">
            <text:p>17047</text:p>
          </table:table-cell>
          <table:table-cell office:value-type="float" office:value="8060.4031201217" calcext:value-type="float">
            <text:p>8060.403120121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3.75" calcext:value-type="float">
            <text:p>13.75</text:p>
          </table:table-cell>
          <table:table-cell office:value-type="float" office:value="-5882523345.8671" calcext:value-type="float">
            <text:p>-5882523345.8671</text:p>
          </table:table-cell>
        </table:table-row>
        <table:table-row table:style-name="ro1">
          <table:table-cell office:value-type="float" office:value="4.7117927831154" calcext:value-type="float">
            <text:p>4.7117927831154</text:p>
          </table:table-cell>
          <table:table-cell office:value-type="float" office:value="100.98146831556" calcext:value-type="float">
            <text:p>100.98146831556</text:p>
          </table:table-cell>
          <table:table-cell office:value-type="float" office:value="0.00000010079308777716" calcext:value-type="float">
            <text:p>1.0079308777716E-07</text:p>
          </table:table-cell>
          <table:table-cell office:value-type="float" office:value="17047" calcext:value-type="float">
            <text:p>17047</text:p>
          </table:table-cell>
          <table:table-cell office:value-type="float" office:value="8074.9332317774" calcext:value-type="float">
            <text:p>8074.933231777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-15257049758.311" calcext:value-type="float">
            <text:p>-15257049758.311</text:p>
          </table:table-cell>
        </table:table-row>
        <table:table-row table:style-name="ro1">
          <table:table-cell office:value-type="float" office:value="4.7117928398115" calcext:value-type="float">
            <text:p>4.7117928398115</text:p>
          </table:table-cell>
          <table:table-cell office:value-type="float" office:value="100.98146831526" calcext:value-type="float">
            <text:p>100.98146831526</text:p>
          </table:table-cell>
          <table:table-cell office:value-type="float" office:value="0.000000056696111874651" calcext:value-type="float">
            <text:p>5.6696111874651E-08</text:p>
          </table:table-cell>
          <table:table-cell office:value-type="float" office:value="17047" calcext:value-type="float">
            <text:p>17047</text:p>
          </table:table-cell>
          <table:table-cell office:value-type="float" office:value="8090.4576333709" calcext:value-type="float">
            <text:p>8090.457633370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5.1875" calcext:value-type="float">
            <text:p>15.1875</text:p>
          </table:table-cell>
          <table:table-cell office:value-type="float" office:value="-34534936370.302" calcext:value-type="float">
            <text:p>-34534936370.302</text:p>
          </table:table-cell>
        </table:table-row>
        <table:table-row table:style-name="ro1">
          <table:table-cell office:value-type="float" office:value="4.7117928823336" calcext:value-type="float">
            <text:p>4.7117928823336</text:p>
          </table:table-cell>
          <table:table-cell office:value-type="float" office:value="100.98146831488" calcext:value-type="float">
            <text:p>100.98146831488</text:p>
          </table:table-cell>
          <table:table-cell office:value-type="float" office:value="0.000000042522083905988" calcext:value-type="float">
            <text:p>4.2522083905988E-08</text:p>
          </table:table-cell>
          <table:table-cell office:value-type="float" office:value="17047" calcext:value-type="float">
            <text:p>17047</text:p>
          </table:table-cell>
          <table:table-cell office:value-type="float" office:value="8112.361114178" calcext:value-type="float">
            <text:p>8112.36111417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9.25" calcext:value-type="float">
            <text:p>19.25</text:p>
          </table:table-cell>
          <table:table-cell office:value-type="float" office:value="-87244899061.36" calcext:value-type="float">
            <text:p>-87244899061.36</text:p>
          </table:table-cell>
        </table:table-row>
        <table:table-row table:style-name="ro1">
          <table:table-cell office:value-type="float" office:value="4.7117929062523" calcext:value-type="float">
            <text:p>4.7117929062523</text:p>
          </table:table-cell>
          <table:table-cell office:value-type="float" office:value="100.98146831421" calcext:value-type="float">
            <text:p>100.98146831421</text:p>
          </table:table-cell>
          <table:table-cell office:value-type="float" office:value="0.000000023918672197118" calcext:value-type="float">
            <text:p>2.3918672197118E-08</text:p>
          </table:table-cell>
          <table:table-cell office:value-type="float" office:value="17047" calcext:value-type="float">
            <text:p>17047</text:p>
          </table:table-cell>
          <table:table-cell office:value-type="float" office:value="8136.427109616" calcext:value-type="float">
            <text:p>8136.42710961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float" office:value="-197932555894.4" calcext:value-type="float">
            <text:p>-197932555894.4</text:p>
          </table:table-cell>
        </table:table-row>
        <table:table-row table:style-name="ro1">
          <table:table-cell office:value-type="float" office:value="4.7117929241913" calcext:value-type="float">
            <text:p>4.7117929241913</text:p>
          </table:table-cell>
          <table:table-cell office:value-type="float" office:value="100.9814683131" calcext:value-type="float">
            <text:p>100.9814683131</text:p>
          </table:table-cell>
          <table:table-cell office:value-type="float" office:value="0.000000017939004147839" calcext:value-type="float">
            <text:p>1.7939004147839E-08</text:p>
          </table:table-cell>
          <table:table-cell office:value-type="float" office:value="17047" calcext:value-type="float">
            <text:p>17047</text:p>
          </table:table-cell>
          <table:table-cell office:value-type="float" office:value="8170.9266622523" calcext:value-type="float">
            <text:p>8170.9266622523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0.75" calcext:value-type="float">
            <text:p>20.75</text:p>
          </table:table-cell>
          <table:table-cell office:value-type="float" office:value="-507737512512.14" calcext:value-type="float">
            <text:p>-507737512512.14</text:p>
          </table:table-cell>
        </table:table-row>
        <table:table-row table:style-name="ro1">
          <table:table-cell office:value-type="float" office:value="4.7117929317593" calcext:value-type="float">
            <text:p>4.7117929317593</text:p>
          </table:table-cell>
          <table:table-cell office:value-type="float" office:value="100.98146831175" calcext:value-type="float">
            <text:p>100.98146831175</text:p>
          </table:table-cell>
          <table:table-cell office:value-type="float" office:value="0.0000000075680173748695" calcext:value-type="float">
            <text:p>7.5680173748695E-09</text:p>
          </table:table-cell>
          <table:table-cell office:value-type="float" office:value="17047" calcext:value-type="float">
            <text:p>17047</text:p>
          </table:table-cell>
          <table:table-cell office:value-type="float" office:value="8198.102577504" calcext:value-type="float">
            <text:p>8198.102577504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0.75" calcext:value-type="float">
            <text:p>20.75</text:p>
          </table:table-cell>
          <table:table-cell office:value-type="float" office:value="-936284032743.2" calcext:value-type="float">
            <text:p>-936284032743.2</text:p>
          </table:table-cell>
        </table:table-row>
        <table:table-row table:style-name="ro1">
          <table:table-cell office:value-type="float" office:value="4.7117929360163" calcext:value-type="float">
            <text:p>4.7117929360163</text:p>
          </table:table-cell>
          <table:table-cell office:value-type="float" office:value="100.98146830823" calcext:value-type="float">
            <text:p>100.98146830823</text:p>
          </table:table-cell>
          <table:table-cell office:value-type="float" office:value="0.0000000042570097733641" calcext:value-type="float">
            <text:p>4.2570097733641E-09</text:p>
          </table:table-cell>
          <table:table-cell office:value-type="float" office:value="17047" calcext:value-type="float">
            <text:p>17047</text:p>
          </table:table-cell>
          <table:table-cell office:value-type="float" office:value="8219.1443424656" calcext:value-type="float">
            <text:p>8219.1443424656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0.75" calcext:value-type="float">
            <text:p>20.75</text:p>
          </table:table-cell>
          <table:table-cell office:value-type="float" office:value="-1420584119550.4" calcext:value-type="float">
            <text:p>-1420584119550.4</text:p>
          </table:table-cell>
        </table:table-row>
        <table:table-row table:style-name="ro1">
          <table:table-cell office:value-type="float" office:value="4.7117929392091" calcext:value-type="float">
            <text:p>4.7117929392091</text:p>
          </table:table-cell>
          <table:table-cell office:value-type="float" office:value="100.98146830595" calcext:value-type="float">
            <text:p>100.98146830595</text:p>
          </table:table-cell>
          <table:table-cell office:value-type="float" office:value="0.0000000031927573300231" calcext:value-type="float">
            <text:p>3.1927573300231E-09</text:p>
          </table:table-cell>
          <table:table-cell office:value-type="float" office:value="17047" calcext:value-type="float">
            <text:p>17047</text:p>
          </table:table-cell>
          <table:table-cell office:value-type="float" office:value="8238.3991599088" calcext:value-type="float">
            <text:p>8238.399159908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0.75" calcext:value-type="float">
            <text:p>20.75</text:p>
          </table:table-cell>
          <table:table-cell office:value-type="float" office:value="-2009547916010.8" calcext:value-type="float">
            <text:p>-2009547916010.8</text:p>
          </table:table-cell>
        </table:table-row>
        <table:table-row table:style-name="ro1">
          <table:table-cell office:value-type="float" office:value="4.7117929416036" calcext:value-type="float">
            <text:p>4.7117929416036</text:p>
          </table:table-cell>
          <table:table-cell office:value-type="float" office:value="100.98146830481" calcext:value-type="float">
            <text:p>100.98146830481</text:p>
          </table:table-cell>
          <table:table-cell office:value-type="float" office:value="0.0000000023945679975173" calcext:value-type="float">
            <text:p>2.3945679975173E-09</text:p>
          </table:table-cell>
          <table:table-cell office:value-type="float" office:value="17047" calcext:value-type="float">
            <text:p>17047</text:p>
          </table:table-cell>
          <table:table-cell office:value-type="float" office:value="8256.3522668983" calcext:value-type="float">
            <text:p>8256.3522668983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0.75" calcext:value-type="float">
            <text:p>20.75</text:p>
          </table:table-cell>
          <table:table-cell office:value-type="float" office:value="-2708213146273.9" calcext:value-type="float">
            <text:p>-2708213146273.9</text:p>
          </table:table-cell>
        </table:table-row>
        <table:table-row table:style-name="ro1">
          <table:table-cell office:value-type="float" office:value="4.7117929433996" calcext:value-type="float">
            <text:p>4.7117929433996</text:p>
          </table:table-cell>
          <table:table-cell office:value-type="float" office:value="100.98146830397" calcext:value-type="float">
            <text:p>100.98146830397</text:p>
          </table:table-cell>
          <table:table-cell office:value-type="float" office:value="0.000000001795925998138" calcext:value-type="float">
            <text:p>1.795925998138E-09</text:p>
          </table:table-cell>
          <table:table-cell office:value-type="float" office:value="17047" calcext:value-type="float">
            <text:p>17047</text:p>
          </table:table-cell>
          <table:table-cell office:value-type="float" office:value="8272.7544577747" calcext:value-type="float">
            <text:p>8272.7544577747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0.75" calcext:value-type="float">
            <text:p>20.75</text:p>
          </table:table-cell>
          <table:table-cell office:value-type="float" office:value="-3492858219406.1" calcext:value-type="float">
            <text:p>-3492858219406.1</text:p>
          </table:table-cell>
        </table:table-row>
        <table:table-row table:style-name="ro1">
          <table:table-cell office:value-type="float" office:value="4.7117929447465" calcext:value-type="float">
            <text:p>4.7117929447465</text:p>
          </table:table-cell>
          <table:table-cell office:value-type="float" office:value="100.98146830357" calcext:value-type="float">
            <text:p>100.98146830357</text:p>
          </table:table-cell>
          <table:table-cell office:value-type="float" office:value="0.0000000013469444986035" calcext:value-type="float">
            <text:p>1.3469444986035E-09</text:p>
          </table:table-cell>
          <table:table-cell office:value-type="float" office:value="17047" calcext:value-type="float">
            <text:p>17047</text:p>
          </table:table-cell>
          <table:table-cell office:value-type="float" office:value="8287.3242384043" calcext:value-type="float">
            <text:p>8287.3242384043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0.75" calcext:value-type="float">
            <text:p>20.75</text:p>
          </table:table-cell>
          <table:table-cell office:value-type="float" office:value="-4322848771928.8" calcext:value-type="float">
            <text:p>-4322848771928.8</text:p>
          </table:table-cell>
        </table:table-row>
        <table:table-row table:style-name="ro1">
          <table:table-cell office:value-type="float" office:value="4.7117929457567" calcext:value-type="float">
            <text:p>4.7117929457567</text:p>
          </table:table-cell>
          <table:table-cell office:value-type="float" office:value="100.98146829605" calcext:value-type="float">
            <text:p>100.98146829605</text:p>
          </table:table-cell>
          <table:table-cell office:value-type="float" office:value="0.0000000010102083739526" calcext:value-type="float">
            <text:p>1.0102083739526E-09</text:p>
          </table:table-cell>
          <table:table-cell office:value-type="float" office:value="17047" calcext:value-type="float">
            <text:p>17047</text:p>
          </table:table-cell>
          <table:table-cell office:value-type="float" office:value="8299.9089901649" calcext:value-type="float">
            <text:p>8299.9089901649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20.75" calcext:value-type="float">
            <text:p>20.75</text:p>
          </table:table-cell>
          <table:table-cell office:value-type="float" office:value="-5151785672437.4" calcext:value-type="float">
            <text:p>-5151785672437.4</text:p>
          </table:table-cell>
        </table:table-row>
        <table:table-row table:style-name="ro1">
          <table:table-cell office:value-type="float" office:value="4.7117929465144" calcext:value-type="float">
            <text:p>4.7117929465144</text:p>
          </table:table-cell>
          <table:table-cell office:value-type="float" office:value="100.9814682908" calcext:value-type="float">
            <text:p>100.9814682908</text:p>
          </table:table-cell>
          <table:table-cell office:value-type="float" office:value="0.00000000075765628046446" calcext:value-type="float">
            <text:p>7.5765628046446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10.5044404605" calcext:value-type="float">
            <text:p>8310.504440460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0.75" calcext:value-type="float">
            <text:p>20.75</text:p>
          </table:table-cell>
          <table:table-cell office:value-type="float" office:value="-5937595673261.6" calcext:value-type="float">
            <text:p>-5937595673261.6</text:p>
          </table:table-cell>
        </table:table-row>
        <table:table-row table:style-name="ro1">
          <table:table-cell office:value-type="float" office:value="4.7117929470826" calcext:value-type="float">
            <text:p>4.7117929470826</text:p>
          </table:table-cell>
          <table:table-cell office:value-type="float" office:value="100.98146828921" calcext:value-type="float">
            <text:p>100.98146828921</text:p>
          </table:table-cell>
          <table:table-cell office:value-type="float" office:value="0.00000000056824221034835" calcext:value-type="float">
            <text:p>5.6824221034835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19.2271894088" calcext:value-type="float">
            <text:p>8319.2271894088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8.75" calcext:value-type="float">
            <text:p>28.75</text:p>
          </table:table-cell>
          <table:table-cell office:value-type="float" office:value="-6649288161472.2" calcext:value-type="float">
            <text:p>-6649288161472.2</text:p>
          </table:table-cell>
        </table:table-row>
        <table:table-row table:style-name="ro1">
          <table:table-cell office:value-type="float" office:value="4.7117929475088" calcext:value-type="float">
            <text:p>4.7117929475088</text:p>
          </table:table-cell>
          <table:table-cell office:value-type="float" office:value="100.98146828729" calcext:value-type="float">
            <text:p>100.98146828729</text:p>
          </table:table-cell>
          <table:table-cell office:value-type="float" office:value="0.00000000042618165776126" calcext:value-type="float">
            <text:p>4.2618165776126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26.2725680025" calcext:value-type="float">
            <text:p>8326.272568002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8.75" calcext:value-type="float">
            <text:p>28.75</text:p>
          </table:table-cell>
          <table:table-cell office:value-type="float" office:value="-7269334520028" calcext:value-type="float">
            <text:p>-7269334520028</text:p>
          </table:table-cell>
        </table:table-row>
        <table:table-row table:style-name="ro1">
          <table:table-cell office:value-type="float" office:value="4.7117929478284" calcext:value-type="float">
            <text:p>4.7117929478284</text:p>
          </table:table-cell>
          <table:table-cell office:value-type="float" office:value="100.98146828649" calcext:value-type="float">
            <text:p>100.98146828649</text:p>
          </table:table-cell>
          <table:table-cell office:value-type="float" office:value="0.00000000031963624332094" calcext:value-type="float">
            <text:p>3.1963624332094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31.8737438005" calcext:value-type="float">
            <text:p>8331.873743800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8.75" calcext:value-type="float">
            <text:p>28.75</text:p>
          </table:table-cell>
          <table:table-cell office:value-type="float" office:value="-7792438776393.2" calcext:value-type="float">
            <text:p>-7792438776393.2</text:p>
          </table:table-cell>
        </table:table-row>
        <table:table-row table:style-name="ro1">
          <table:table-cell office:value-type="float" office:value="4.7117929480682" calcext:value-type="float">
            <text:p>4.7117929480682</text:p>
          </table:table-cell>
          <table:table-cell office:value-type="float" office:value="100.98146828624" calcext:value-type="float">
            <text:p>100.98146828624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36.2697502074" calcext:value-type="float">
            <text:p>8336.269750207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-8222372888697.6" calcext:value-type="float">
            <text:p>-8222372888697.6</text:p>
          </table:table-cell>
        </table:table-row>
        <table:table-row table:style-name="ro1">
          <table:table-cell office:value-type="float" office:value="4.7117929483079" calcext:value-type="float">
            <text:p>4.7117929483079</text:p>
          </table:table-cell>
          <table:table-cell office:value-type="float" office:value="100.98146828597" calcext:value-type="float">
            <text:p>100.98146828597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40.8476453111" calcext:value-type="float">
            <text:p>8340.847645311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-8688760950317.8" calcext:value-type="float">
            <text:p>-8688760950317.8</text:p>
          </table:table-cell>
        </table:table-row>
        <table:table-row table:style-name="ro1">
          <table:table-cell office:value-type="float" office:value="4.7117929485476" calcext:value-type="float">
            <text:p>4.7117929485476</text:p>
          </table:table-cell>
          <table:table-cell office:value-type="float" office:value="100.98146828551" calcext:value-type="float">
            <text:p>100.98146828551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45.6214392251" calcext:value-type="float">
            <text:p>8345.621439225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-9195958169528.6" calcext:value-type="float">
            <text:p>-9195958169528.6</text:p>
          </table:table-cell>
        </table:table-row>
        <table:table-row table:style-name="ro1">
          <table:table-cell office:value-type="float" office:value="4.7117929487873" calcext:value-type="float">
            <text:p>4.7117929487873</text:p>
          </table:table-cell>
          <table:table-cell office:value-type="float" office:value="100.9814682852" calcext:value-type="float">
            <text:p>100.9814682852</text:p>
          </table:table-cell>
          <table:table-cell office:value-type="float" office:value="0.00000000023972718249071" calcext:value-type="float">
            <text:p>2.3972718249071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50.6058962828" calcext:value-type="float">
            <text:p>8350.605896282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-9748910140984.4" calcext:value-type="float">
            <text:p>-9748910140984.4</text:p>
          </table:table-cell>
        </table:table-row>
        <table:table-row table:style-name="ro1">
          <table:table-cell office:value-type="float" office:value="4.7117929489671" calcext:value-type="float">
            <text:p>4.7117929489671</text:p>
          </table:table-cell>
          <table:table-cell office:value-type="float" office:value="100.98146824051" calcext:value-type="float">
            <text:p>100.98146824051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54.4910986359" calcext:value-type="float">
            <text:p>8354.491098635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-10196922460523" calcext:value-type="float">
            <text:p>-10196922460523</text:p>
          </table:table-cell>
        </table:table-row>
        <table:table-row table:style-name="ro1">
          <table:table-cell office:value-type="float" office:value="4.7117929491469" calcext:value-type="float">
            <text:p>4.7117929491469</text:p>
          </table:table-cell>
          <table:table-cell office:value-type="float" office:value="100.98146822555" calcext:value-type="float">
            <text:p>100.98146822555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58.5105480489" calcext:value-type="float">
            <text:p>8358.510548048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25" calcext:value-type="float">
            <text:p>29.25</text:p>
          </table:table-cell>
          <table:table-cell office:value-type="float" office:value="-10676489748391" calcext:value-type="float">
            <text:p>-10676489748391</text:p>
          </table:table-cell>
        </table:table-row>
        <table:table-row table:style-name="ro1">
          <table:table-cell office:value-type="float" office:value="4.7117929493267" calcext:value-type="float">
            <text:p>4.7117929493267</text:p>
          </table:table-cell>
          <table:table-cell office:value-type="float" office:value="100.98146822043" calcext:value-type="float">
            <text:p>100.98146822043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62.6725549094" calcext:value-type="float">
            <text:p>8362.672554909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25" calcext:value-type="float">
            <text:p>29.25</text:p>
          </table:table-cell>
          <table:table-cell office:value-type="float" office:value="-11190694302135" calcext:value-type="float">
            <text:p>-11190694302135</text:p>
          </table:table-cell>
        </table:table-row>
        <table:table-row table:style-name="ro1">
          <table:table-cell office:value-type="float" office:value="4.7117929495065" calcext:value-type="float">
            <text:p>4.7117929495065</text:p>
          </table:table-cell>
          <table:table-cell office:value-type="float" office:value="100.98146818883" calcext:value-type="float">
            <text:p>100.98146818883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66.9858876589" calcext:value-type="float">
            <text:p>8366.985887658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9.25" calcext:value-type="float">
            <text:p>29.25</text:p>
          </table:table-cell>
          <table:table-cell office:value-type="float" office:value="-11742971338124" calcext:value-type="float">
            <text:p>-11742971338124</text:p>
          </table:table-cell>
        </table:table-row>
        <table:table-row table:style-name="ro1">
          <table:table-cell office:value-type="float" office:value="4.7117929496863" calcext:value-type="float">
            <text:p>4.7117929496863</text:p>
          </table:table-cell>
          <table:table-cell office:value-type="float" office:value="100.98146817821" calcext:value-type="float">
            <text:p>100.98146817821</text:p>
          </table:table-cell>
          <table:table-cell office:value-type="float" office:value="0.00000000017979538686803" calcext:value-type="float">
            <text:p>1.7979538686803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71.4599967198" calcext:value-type="float">
            <text:p>8371.459996719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.25" calcext:value-type="float">
            <text:p>29.25</text:p>
          </table:table-cell>
          <table:table-cell office:value-type="float" office:value="-12337181703698" calcext:value-type="float">
            <text:p>-12337181703698</text:p>
          </table:table-cell>
        </table:table-row>
        <table:table-row table:style-name="ro1">
          <table:table-cell office:value-type="float" office:value="4.7117929498212" calcext:value-type="float">
            <text:p>4.7117929498212</text:p>
          </table:table-cell>
          <table:table-cell office:value-type="float" office:value="100.98146814" calcext:value-type="float">
            <text:p>100.98146814</text:p>
          </table:table-cell>
          <table:table-cell office:value-type="float" office:value="0.00000000013484654015102" calcext:value-type="float">
            <text:p>1.3484654015102E-10</text:p>
          </table:table-cell>
          <table:table-cell office:value-type="float" office:value="17047" calcext:value-type="float">
            <text:p>17047</text:p>
          </table:table-cell>
          <table:table-cell office:value-type="float" office:value="8374.9265866435" calcext:value-type="float">
            <text:p>8374.926586643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.25" calcext:value-type="float">
            <text:p>29.25</text:p>
          </table:table-cell>
          <table:table-cell office:value-type="float" office:value="-12812869929114" calcext:value-type="float">
            <text:p>-12812869929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00:53:31.265429445</dc:date>
    <meta:editing-duration>PT6M44S</meta:editing-duration>
    <meta:editing-cycles>1</meta:editing-cycles>
    <meta:document-statistic meta:table-count="3" meta:cell-count="5454" meta:object-count="8"/>
    <meta:generator>LibreOffice/6.2.2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6.501cm" svg:y="0.18cm" chart:style-name="ch2">
          <text:p>Body Force: 100</text:p>
        </chart:subtitle>
        <chart:legend chart:legend-position="end" svg:x="12.811cm" svg:y="4.201cm" style:legend-expansion="high" chart:style-name="ch3"/>
        <chart:plot-area chart:style-name="ch4" table:cell-range-address="'nucleation_edit2 + 100'.A1:'nucleation_edit2 + 100'.A202 'nucleation_edit2 + 100'.E1:'nucleation_edit2 + 100'.E202" chart:data-source-has-labels="row" svg:x="0.32cm" svg:y="1.043cm" svg:width="12.171cm" svg:height="6.796cm">
          <chartooo:coordinate-region svg:x="1.312cm" svg:y="1.242cm" svg:width="10.755cm" svg:height="5.95cm"/>
          <chart:axis chart:dimension="x" chart:name="primary-x" chart:style-name="ch5">
            <chart:title svg:x="6.043cm" svg:y="8.019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nucleation_edit2 + 100'.E2:'nucleation_edit2 + 100'.E202" chart:label-cell-address="'nucleation_edit2 + 100'.E1:'nucleation_edit2 + 100'.E1" chart:class="chart:scatter">
            <chart:domain table:cell-range-address="'nucleation_edit2 + 100'.A2:'nucleation_edit2 + 100'.A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ta_precip_area</text:p>
                <draw:g>
                  <svg:desc>'nucleation_edit2 + 100'.E1:'nucleation_edit2 + 10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ucleation_edit2 + 100'.A2:'nucleation_edit2 + 100'.A202</svg:desc>
                </draw:g>
              </table:table-cell>
              <table:table-cell office:value-type="float" office:value="0">
                <text:p>0</text:p>
                <draw:g>
                  <svg:desc>'nucleation_edit2 + 100'.E2:'nucleation_edit2 + 100'.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48388671875">
                <text:p>0.13348388671875</text:p>
              </table:table-cell>
              <table:table-cell office:value-type="float" office:value="12764.25602949">
                <text:p>12764.25602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69677734375">
                <text:p>0.2669677734375</text:p>
              </table:table-cell>
              <table:table-cell office:value-type="float" office:value="12649.879006498">
                <text:p>12649.879006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045166015625">
                <text:p>0.40045166015625</text:p>
              </table:table-cell>
              <table:table-cell office:value-type="float" office:value="12520.264102588">
                <text:p>12520.264102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3935546875">
                <text:p>0.533935546875</text:p>
              </table:table-cell>
              <table:table-cell office:value-type="float" office:value="12383.432965079">
                <text:p>12383.432965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41943359375">
                <text:p>0.66741943359375</text:p>
              </table:table-cell>
              <table:table-cell office:value-type="float" office:value="12244.638242913">
                <text:p>12244.638242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09033203125">
                <text:p>0.8009033203125</text:p>
              </table:table-cell>
              <table:table-cell office:value-type="float" office:value="12106.291609963">
                <text:p>12106.291609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438720703125">
                <text:p>0.93438720703125</text:p>
              </table:table-cell>
              <table:table-cell office:value-type="float" office:value="11969.122550515">
                <text:p>11969.122550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6787109375">
                <text:p>1.06787109375</text:p>
              </table:table-cell>
              <table:table-cell office:value-type="float" office:value="11833.082252282">
                <text:p>11833.082252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013549804688">
                <text:p>1.2013549804688</text:p>
              </table:table-cell>
              <table:table-cell office:value-type="float" office:value="11697.796224182">
                <text:p>11697.796224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348388671875">
                <text:p>1.3348388671875</text:p>
              </table:table-cell>
              <table:table-cell office:value-type="float" office:value="11562.73812912">
                <text:p>11562.738129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683227539062">
                <text:p>1.4683227539062</text:p>
              </table:table-cell>
              <table:table-cell office:value-type="float" office:value="11427.28773839">
                <text:p>11427.28773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01806640625">
                <text:p>1.601806640625</text:p>
              </table:table-cell>
              <table:table-cell office:value-type="float" office:value="11290.711468472">
                <text:p>11290.711468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52905273438">
                <text:p>1.7352905273438</text:p>
              </table:table-cell>
              <table:table-cell office:value-type="float" office:value="11152.129180817">
                <text:p>11152.1291808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687744140625">
                <text:p>1.8687744140625</text:p>
              </table:table-cell>
              <table:table-cell office:value-type="float" office:value="11010.451424701">
                <text:p>11010.451424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22583007812">
                <text:p>2.0022583007812</text:p>
              </table:table-cell>
              <table:table-cell office:value-type="float" office:value="10864.303091197">
                <text:p>10864.303091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357421875">
                <text:p>2.1357421875</text:p>
              </table:table-cell>
              <table:table-cell office:value-type="float" office:value="10711.932229504">
                <text:p>10711.932229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692260742188">
                <text:p>2.2692260742188</text:p>
              </table:table-cell>
              <table:table-cell office:value-type="float" office:value="10551.060620785">
                <text:p>10551.060620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27099609375">
                <text:p>2.4027099609375</text:p>
              </table:table-cell>
              <table:table-cell office:value-type="float" office:value="10378.775106861">
                <text:p>10378.775106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361938476562">
                <text:p>2.5361938476562</text:p>
              </table:table-cell>
              <table:table-cell office:value-type="float" office:value="10191.444489587">
                <text:p>10191.444489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69677734375">
                <text:p>2.669677734375</text:p>
              </table:table-cell>
              <table:table-cell office:value-type="float" office:value="9984.8874157932">
                <text:p>9984.88741579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031616210938">
                <text:p>2.8031616210938</text:p>
              </table:table-cell>
              <table:table-cell office:value-type="float" office:value="9755.0916075453">
                <text:p>9755.0916075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366455078125">
                <text:p>2.9366455078125</text:p>
              </table:table-cell>
              <table:table-cell office:value-type="float" office:value="9499.5336153177">
                <text:p>9499.5336153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701293945312">
                <text:p>3.0701293945312</text:p>
              </table:table-cell>
              <table:table-cell office:value-type="float" office:value="9218.5662147832">
                <text:p>9218.5662147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0361328125">
                <text:p>3.20361328125</text:p>
              </table:table-cell>
              <table:table-cell office:value-type="float" office:value="8916.3076998894">
                <text:p>8916.30769988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370971679688">
                <text:p>3.3370971679688</text:p>
              </table:table-cell>
              <table:table-cell office:value-type="float" office:value="8602.287264628">
                <text:p>8602.2872646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705810546875">
                <text:p>3.4705810546875</text:p>
              </table:table-cell>
              <table:table-cell office:value-type="float" office:value="8293.4073293387">
                <text:p>8293.40732933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040649414062">
                <text:p>3.6040649414062</text:p>
              </table:table-cell>
              <table:table-cell office:value-type="float" office:value="8011.7744295413">
                <text:p>8011.77442954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041778564453">
                <text:p>3.7041778564453</text:p>
              </table:table-cell>
              <table:table-cell office:value-type="float" office:value="7830.8630623083">
                <text:p>7830.86306230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792625427246">
                <text:p>3.7792625427246</text:p>
              </table:table-cell>
              <table:table-cell office:value-type="float" office:value="7718.6285896411">
                <text:p>7718.6285896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214976787567">
                <text:p>3.8214976787567</text:p>
              </table:table-cell>
              <table:table-cell office:value-type="float" office:value="7660.2065818031">
                <text:p>7660.2065818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452549427748">
                <text:p>3.8452549427748</text:p>
              </table:table-cell>
              <table:table-cell office:value-type="float" office:value="7631.2374208526">
                <text:p>7631.2374208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586184037849">
                <text:p>3.8586184037849</text:p>
              </table:table-cell>
              <table:table-cell office:value-type="float" office:value="7617.3360254751">
                <text:p>7617.33602547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661353506031">
                <text:p>3.8661353506031</text:p>
              </table:table-cell>
              <table:table-cell office:value-type="float" office:value="7611.4429006439">
                <text:p>7611.4429006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717730607168">
                <text:p>3.8717730607168</text:p>
              </table:table-cell>
              <table:table-cell office:value-type="float" office:value="7609.8282150557">
                <text:p>7609.82821505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760013433021">
                <text:p>3.8760013433021</text:p>
              </table:table-cell>
              <table:table-cell office:value-type="float" office:value="7611.9319103769">
                <text:p>7611.9319103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783797522563">
                <text:p>3.8783797522563</text:p>
              </table:table-cell>
              <table:table-cell office:value-type="float" office:value="7613.1430865164">
                <text:p>7613.1430865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79717607293">
                <text:p>3.879717607293</text:p>
              </table:table-cell>
              <table:table-cell office:value-type="float" office:value="7621.7881007123">
                <text:p>7621.78810071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807209985705">
                <text:p>3.8807209985705</text:p>
              </table:table-cell>
              <table:table-cell office:value-type="float" office:value="7621.2088192819">
                <text:p>7621.20881928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812854061642">
                <text:p>3.8812854061642</text:p>
              </table:table-cell>
              <table:table-cell office:value-type="float" office:value="7628.8163696635">
                <text:p>7628.81636966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816028854356">
                <text:p>3.8816028854356</text:p>
              </table:table-cell>
              <table:table-cell office:value-type="float" office:value="7586.281079278">
                <text:p>7586.2810792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818409948891">
                <text:p>3.8818409948891</text:p>
              </table:table-cell>
              <table:table-cell office:value-type="float" office:value="7581.8836636331">
                <text:p>7581.88366363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819749314568">
                <text:p>3.8819749314568</text:p>
              </table:table-cell>
              <table:table-cell office:value-type="float" office:value="7582.0666518057">
                <text:p>7582.06665180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820502707761">
                <text:p>3.8820502707761</text:p>
              </table:table-cell>
              <table:table-cell office:value-type="float" office:value="7582.331335744">
                <text:p>7582.33133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821067752655">
                <text:p>3.8821067752655</text:p>
              </table:table-cell>
              <table:table-cell office:value-type="float" office:value="7582.6155868505">
                <text:p>7582.61558685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821385590409">
                <text:p>3.8821385590409</text:p>
              </table:table-cell>
              <table:table-cell office:value-type="float" office:value="7582.9466212753">
                <text:p>7582.9466212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821623968723">
                <text:p>3.8821623968723</text:p>
              </table:table-cell>
              <table:table-cell office:value-type="float" office:value="7583.7420645519">
                <text:p>7583.7420645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82180275246">
                <text:p>3.882180275246</text:p>
              </table:table-cell>
              <table:table-cell office:value-type="float" office:value="7584.8208541088">
                <text:p>7584.82085410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821903318311">
                <text:p>3.8821903318311</text:p>
              </table:table-cell>
              <table:table-cell office:value-type="float" office:value="7584.0766767913">
                <text:p>7584.0766767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821959886603">
                <text:p>3.8821959886603</text:p>
              </table:table-cell>
              <table:table-cell office:value-type="float" office:value="7585.6744890107">
                <text:p>7585.6744890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822002312821">
                <text:p>3.8822002312821</text:p>
              </table:table-cell>
              <table:table-cell office:value-type="float" office:value="7588.0120714647">
                <text:p>7588.01207146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822026177569">
                <text:p>3.8822026177569</text:p>
              </table:table-cell>
              <table:table-cell office:value-type="float" office:value="7590.7013016915">
                <text:p>7590.70130169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82204407613">
                <text:p>3.882204407613</text:p>
              </table:table-cell>
              <table:table-cell office:value-type="float" office:value="7595.0335558468">
                <text:p>7595.0335558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822054144071">
                <text:p>3.8822054144071</text:p>
              </table:table-cell>
              <table:table-cell office:value-type="float" office:value="7600.9343929695">
                <text:p>7600.9343929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822059807288">
                <text:p>3.8822059807288</text:p>
              </table:table-cell>
              <table:table-cell office:value-type="float" office:value="7608.7583734764">
                <text:p>7608.7583734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822062992847">
                <text:p>3.8822062992847</text:p>
              </table:table-cell>
              <table:table-cell office:value-type="float" office:value="7618.984129196">
                <text:p>7618.984129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822064784724">
                <text:p>3.8822064784724</text:p>
              </table:table-cell>
              <table:table-cell office:value-type="float" office:value="7632.0337130461">
                <text:p>7632.03371304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822065792655">
                <text:p>3.8822065792655</text:p>
              </table:table-cell>
              <table:table-cell office:value-type="float" office:value="7647.9481662464">
                <text:p>7647.9481662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822066359616">
                <text:p>3.8822066359616</text:p>
              </table:table-cell>
              <table:table-cell office:value-type="float" office:value="7665.9243793177">
                <text:p>7665.9243793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822066784837">
                <text:p>3.8822066784837</text:p>
              </table:table-cell>
              <table:table-cell office:value-type="float" office:value="7695.6833192494">
                <text:p>7695.6833192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822066964227">
                <text:p>3.8822066964227</text:p>
              </table:table-cell>
              <table:table-cell office:value-type="float" office:value="7722.312530404">
                <text:p>7722.312530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822067065134">
                <text:p>3.8822067065134</text:p>
              </table:table-cell>
              <table:table-cell office:value-type="float" office:value="7745.9359494527">
                <text:p>7745.93594945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822067140814">
                <text:p>3.8822067140814</text:p>
              </table:table-cell>
              <table:table-cell office:value-type="float" office:value="7771.4223891686">
                <text:p>7771.42238916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822067183384">
                <text:p>3.8822067183384</text:p>
              </table:table-cell>
              <table:table-cell office:value-type="float" office:value="7792.6469056014">
                <text:p>7792.64690560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822067215312">
                <text:p>3.8822067215312</text:p>
              </table:table-cell>
              <table:table-cell office:value-type="float" office:value="7812.5731749907">
                <text:p>7812.57317499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822067233271">
                <text:p>3.8822067233271</text:p>
              </table:table-cell>
              <table:table-cell office:value-type="float" office:value="7827.2793369599">
                <text:p>7827.27933695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82206724674">
                <text:p>3.882206724674</text:p>
              </table:table-cell>
              <table:table-cell office:value-type="float" office:value="7839.4286867513">
                <text:p>7839.4286867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822067256842">
                <text:p>3.8822067256842</text:p>
              </table:table-cell>
              <table:table-cell office:value-type="float" office:value="7849.5945795376">
                <text:p>7849.5945795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822067264419">
                <text:p>3.8822067264419</text:p>
              </table:table-cell>
              <table:table-cell office:value-type="float" office:value="7857.9877883273">
                <text:p>7857.98778832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822067270101">
                <text:p>3.8822067270101</text:p>
              </table:table-cell>
              <table:table-cell office:value-type="float" office:value="7864.7972133675">
                <text:p>7864.7972133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822067275784">
                <text:p>3.8822067275784</text:p>
              </table:table-cell>
              <table:table-cell office:value-type="float" office:value="7872.1211328318">
                <text:p>7872.12113283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822067280046">
                <text:p>3.8822067280046</text:p>
              </table:table-cell>
              <table:table-cell office:value-type="float" office:value="7877.9917321878">
                <text:p>7877.99173218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822067284307">
                <text:p>3.8822067284307</text:p>
              </table:table-cell>
              <table:table-cell office:value-type="float" office:value="7884.2256700921">
                <text:p>7884.2256700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822067287504">
                <text:p>3.8822067287504</text:p>
              </table:table-cell>
              <table:table-cell office:value-type="float" office:value="7889.1616860314">
                <text:p>7889.1616860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8220672907">
                <text:p>3.88220672907</text:p>
              </table:table-cell>
              <table:table-cell office:value-type="float" office:value="7894.3427257853">
                <text:p>7894.3427257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822067293897">
                <text:p>3.8822067293897</text:p>
              </table:table-cell>
              <table:table-cell office:value-type="float" office:value="7899.7909326802">
                <text:p>7899.79093268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822067296294">
                <text:p>3.8822067296294</text:p>
              </table:table-cell>
              <table:table-cell office:value-type="float" office:value="7904.0653353461">
                <text:p>7904.0653353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822067298691">
                <text:p>3.8822067298691</text:p>
              </table:table-cell>
              <table:table-cell office:value-type="float" office:value="7908.513763668">
                <text:p>7908.5137636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822067301088">
                <text:p>3.8822067301088</text:p>
              </table:table-cell>
              <table:table-cell office:value-type="float" office:value="7913.1489757366">
                <text:p>7913.1489757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822067303486">
                <text:p>3.8822067303486</text:p>
              </table:table-cell>
              <table:table-cell office:value-type="float" office:value="7917.9846378709">
                <text:p>7917.98463787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822067305883">
                <text:p>3.8822067305883</text:p>
              </table:table-cell>
              <table:table-cell office:value-type="float" office:value="7923.0357142714">
                <text:p>7923.03571427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822067307681">
                <text:p>3.8822067307681</text:p>
              </table:table-cell>
              <table:table-cell office:value-type="float" office:value="7926.9742195817">
                <text:p>7926.97421958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822067309479">
                <text:p>3.8822067309479</text:p>
              </table:table-cell>
              <table:table-cell office:value-type="float" office:value="7931.0500827397">
                <text:p>7931.05008273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822067311277">
                <text:p>3.8822067311277</text:p>
              </table:table-cell>
              <table:table-cell office:value-type="float" office:value="7935.2718807537">
                <text:p>7935.2718807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822067313075">
                <text:p>3.8822067313075</text:p>
              </table:table-cell>
              <table:table-cell office:value-type="float" office:value="7939.6486751586">
                <text:p>7939.64867515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822067314423">
                <text:p>3.8822067314423</text:p>
              </table:table-cell>
              <table:table-cell office:value-type="float" office:value="7943.0382247588">
                <text:p>7943.03822475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8822067315772">
                <text:p>3.8822067315772</text:p>
              </table:table-cell>
              <table:table-cell office:value-type="float" office:value="7946.5244775024">
                <text:p>7946.52447750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82206731712">
                <text:p>3.882206731712</text:p>
              </table:table-cell>
              <table:table-cell office:value-type="float" office:value="7950.1123553767">
                <text:p>7950.11235537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822067318469">
                <text:p>3.8822067318469</text:p>
              </table:table-cell>
              <table:table-cell office:value-type="float" office:value="7953.806973899">
                <text:p>7953.8069738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822067319817">
                <text:p>3.8822067319817</text:p>
              </table:table-cell>
              <table:table-cell office:value-type="float" office:value="7957.6137622915">
                <text:p>7957.6137622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822067321165">
                <text:p>3.8822067321165</text:p>
              </table:table-cell>
              <table:table-cell office:value-type="float" office:value="7961.5385266514">
                <text:p>7961.53852665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8822067322177">
                <text:p>3.8822067322177</text:p>
              </table:table-cell>
              <table:table-cell office:value-type="float" office:value="7964.5628640823">
                <text:p>7964.56286408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822067323188">
                <text:p>3.8822067323188</text:p>
              </table:table-cell>
              <table:table-cell office:value-type="float" office:value="7967.6596108398">
                <text:p>7967.6596108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88220673242">
                <text:p>3.88220673242</text:p>
              </table:table-cell>
              <table:table-cell office:value-type="float" office:value="7970.8318492372">
                <text:p>7970.8318492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822067325211">
                <text:p>3.8822067325211</text:p>
              </table:table-cell>
              <table:table-cell office:value-type="float" office:value="7974.0827467439">
                <text:p>7974.08274674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822067326222">
                <text:p>3.8822067326222</text:p>
              </table:table-cell>
              <table:table-cell office:value-type="float" office:value="7977.415626479">
                <text:p>7977.4156264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822067327234">
                <text:p>3.8822067327234</text:p>
              </table:table-cell>
              <table:table-cell office:value-type="float" office:value="7980.8340004266">
                <text:p>7980.83400042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22067328245">
                <text:p>3.8822067328245</text:p>
              </table:table-cell>
              <table:table-cell office:value-type="float" office:value="7984.3415912799">
                <text:p>7984.34159127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822067329003">
                <text:p>3.8822067329003</text:p>
              </table:table-cell>
              <table:table-cell office:value-type="float" office:value="7987.0329566257">
                <text:p>7987.0329566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8822067329762">
                <text:p>3.8822067329762</text:p>
              </table:table-cell>
              <table:table-cell office:value-type="float" office:value="7989.778331436">
                <text:p>7989.7783314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882206733052">
                <text:p>3.882206733052</text:p>
              </table:table-cell>
              <table:table-cell office:value-type="float" office:value="7992.5796380846">
                <text:p>7992.57963808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822067331279">
                <text:p>3.8822067331279</text:p>
              </table:table-cell>
              <table:table-cell office:value-type="float" office:value="7995.4388327984">
                <text:p>7995.43883279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8822067332038">
                <text:p>3.8822067332038</text:p>
              </table:table-cell>
              <table:table-cell office:value-type="float" office:value="7998.3579480018">
                <text:p>7998.35794800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822067332796">
                <text:p>3.8822067332796</text:p>
              </table:table-cell>
              <table:table-cell office:value-type="float" office:value="8001.3391105237">
                <text:p>8001.33911052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822067333555">
                <text:p>3.8822067333555</text:p>
              </table:table-cell>
              <table:table-cell office:value-type="float" office:value="8004.3845521329">
                <text:p>8004.38455213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822067334313">
                <text:p>3.8822067334313</text:p>
              </table:table-cell>
              <table:table-cell office:value-type="float" office:value="8007.4966178969">
                <text:p>8007.49661789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8822067335072">
                <text:p>3.8822067335072</text:p>
              </table:table-cell>
              <table:table-cell office:value-type="float" office:value="8010.6777742317">
                <text:p>8010.67777423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882206733564">
                <text:p>3.882206733564</text:p>
              </table:table-cell>
              <table:table-cell office:value-type="float" office:value="8013.1103786196">
                <text:p>8013.1103786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8822067336209">
                <text:p>3.8822067336209</text:p>
              </table:table-cell>
              <table:table-cell office:value-type="float" office:value="8015.5843524835">
                <text:p>8015.58435248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8822067336778">
                <text:p>3.8822067336778</text:p>
              </table:table-cell>
              <table:table-cell office:value-type="float" office:value="8018.1009413448">
                <text:p>8018.1009413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8822067337347">
                <text:p>3.8822067337347</text:p>
              </table:table-cell>
              <table:table-cell office:value-type="float" office:value="8020.6614028722">
                <text:p>8020.66140287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8822067337916">
                <text:p>3.8822067337916</text:p>
              </table:table-cell>
              <table:table-cell office:value-type="float" office:value="8023.2670337524">
                <text:p>8023.26703375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8822067338485">
                <text:p>3.8822067338485</text:p>
              </table:table-cell>
              <table:table-cell office:value-type="float" office:value="8025.9191804674">
                <text:p>8025.91918046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822067339054">
                <text:p>3.8822067339054</text:p>
              </table:table-cell>
              <table:table-cell office:value-type="float" office:value="8028.6192448918">
                <text:p>8028.61924489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822067339623">
                <text:p>3.8822067339623</text:p>
              </table:table-cell>
              <table:table-cell office:value-type="float" office:value="8031.3686882892">
                <text:p>8031.36868828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822067340192">
                <text:p>3.8822067340192</text:p>
              </table:table-cell>
              <table:table-cell office:value-type="float" office:value="8034.1690349336">
                <text:p>8034.16903493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82206734076">
                <text:p>3.882206734076</text:p>
              </table:table-cell>
              <table:table-cell office:value-type="float" office:value="8037.0218757662">
                <text:p>8037.02187576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8822067341187">
                <text:p>3.8822067341187</text:p>
              </table:table-cell>
              <table:table-cell office:value-type="float" office:value="8039.1968502975">
                <text:p>8039.19685029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8822067341614">
                <text:p>3.8822067341614</text:p>
              </table:table-cell>
              <table:table-cell office:value-type="float" office:value="8041.4029529927">
                <text:p>8041.40295299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82206734204">
                <text:p>3.882206734204</text:p>
              </table:table-cell>
              <table:table-cell office:value-type="float" office:value="8043.640971297">
                <text:p>8043.6409712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822067342467">
                <text:p>3.8822067342467</text:p>
              </table:table-cell>
              <table:table-cell office:value-type="float" office:value="8045.9116949252">
                <text:p>8045.9116949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822067342894">
                <text:p>3.8822067342894</text:p>
              </table:table-cell>
              <table:table-cell office:value-type="float" office:value="8048.215932637">
                <text:p>8048.2159326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82206734332">
                <text:p>3.882206734332</text:p>
              </table:table-cell>
              <table:table-cell office:value-type="float" office:value="8050.5545186318">
                <text:p>8050.55451863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822067343747">
                <text:p>3.8822067343747</text:p>
              </table:table-cell>
              <table:table-cell office:value-type="float" office:value="8052.9283155206">
                <text:p>8052.92831552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8822067344174">
                <text:p>3.8822067344174</text:p>
              </table:table-cell>
              <table:table-cell office:value-type="float" office:value="8055.3382162446">
                <text:p>8055.3382162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8220673446">
                <text:p>3.88220673446</text:p>
              </table:table-cell>
              <table:table-cell office:value-type="float" office:value="8057.7851456742">
                <text:p>8057.78514567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8822067345027">
                <text:p>3.8822067345027</text:p>
              </table:table-cell>
              <table:table-cell office:value-type="float" office:value="8060.2700621658">
                <text:p>8060.27006216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822067345454">
                <text:p>3.8822067345454</text:p>
              </table:table-cell>
              <table:table-cell office:value-type="float" office:value="8062.7939591601">
                <text:p>8062.7939591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82206734588">
                <text:p>3.882206734588</text:p>
              </table:table-cell>
              <table:table-cell office:value-type="float" office:value="8065.3578668594">
                <text:p>8065.35786685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8822067346307">
                <text:p>3.8822067346307</text:p>
              </table:table-cell>
              <table:table-cell office:value-type="float" office:value="8067.9628540044">
                <text:p>8067.96285400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8822067346627">
                <text:p>3.8822067346627</text:p>
              </table:table-cell>
              <table:table-cell office:value-type="float" office:value="8069.9441504426">
                <text:p>8069.94415044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822067346947">
                <text:p>3.8822067346947</text:p>
              </table:table-cell>
              <table:table-cell office:value-type="float" office:value="8071.9496204365">
                <text:p>8071.94962043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8822067347267">
                <text:p>3.8822067347267</text:p>
              </table:table-cell>
              <table:table-cell office:value-type="float" office:value="8073.979784654">
                <text:p>8073.9797846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8822067347587">
                <text:p>3.8822067347587</text:p>
              </table:table-cell>
              <table:table-cell office:value-type="float" office:value="8076.035162477">
                <text:p>8076.035162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822067347907">
                <text:p>3.8822067347907</text:p>
              </table:table-cell>
              <table:table-cell office:value-type="float" office:value="8078.1162830316">
                <text:p>8078.11628303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822067348227">
                <text:p>3.8822067348227</text:p>
              </table:table-cell>
              <table:table-cell office:value-type="float" office:value="8080.223689243">
                <text:p>8080.223689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822067348547">
                <text:p>3.8822067348547</text:p>
              </table:table-cell>
              <table:table-cell office:value-type="float" office:value="8082.3579395693">
                <text:p>8082.35793956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822067348867">
                <text:p>3.8822067348867</text:p>
              </table:table-cell>
              <table:table-cell office:value-type="float" office:value="8084.5196090177">
                <text:p>8084.51960901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822067349187">
                <text:p>3.8822067349187</text:p>
              </table:table-cell>
              <table:table-cell office:value-type="float" office:value="8086.7092899225">
                <text:p>8086.70928992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822067349507">
                <text:p>3.8822067349507</text:p>
              </table:table-cell>
              <table:table-cell office:value-type="float" office:value="8088.9275926692">
                <text:p>8088.92759266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8822067349827">
                <text:p>3.8822067349827</text:p>
              </table:table-cell>
              <table:table-cell office:value-type="float" office:value="8091.1751464234">
                <text:p>8091.17514642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8822067350147">
                <text:p>3.8822067350147</text:p>
              </table:table-cell>
              <table:table-cell office:value-type="float" office:value="8093.4525998856">
                <text:p>8093.45259988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8822067350467">
                <text:p>3.8822067350467</text:p>
              </table:table-cell>
              <table:table-cell office:value-type="float" office:value="8095.7606220798">
                <text:p>8095.76062207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8822067350787">
                <text:p>3.8822067350787</text:p>
              </table:table-cell>
              <table:table-cell office:value-type="float" office:value="8098.0999031868">
                <text:p>8098.0999031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8822067351027">
                <text:p>3.8822067351027</text:p>
              </table:table-cell>
              <table:table-cell office:value-type="float" office:value="8099.8752617429">
                <text:p>8099.87526174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8822067351267">
                <text:p>3.8822067351267</text:p>
              </table:table-cell>
              <table:table-cell office:value-type="float" office:value="8101.6688870664">
                <text:p>8101.66888706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822067351507">
                <text:p>3.8822067351507</text:p>
              </table:table-cell>
              <table:table-cell office:value-type="float" office:value="8103.4811105811">
                <text:p>8103.4811105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822067351747">
                <text:p>3.8822067351747</text:p>
              </table:table-cell>
              <table:table-cell office:value-type="float" office:value="8105.3122612946">
                <text:p>8105.31226129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22067351987">
                <text:p>3.8822067351987</text:p>
              </table:table-cell>
              <table:table-cell office:value-type="float" office:value="8107.1626728037">
                <text:p>8107.1626728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822067352227">
                <text:p>3.8822067352227</text:p>
              </table:table-cell>
              <table:table-cell office:value-type="float" office:value="8109.0326857945">
                <text:p>8109.03268579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822067352467">
                <text:p>3.8822067352467</text:p>
              </table:table-cell>
              <table:table-cell office:value-type="float" office:value="8110.9226490571">
                <text:p>8110.92264905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8822067352707">
                <text:p>3.8822067352707</text:p>
              </table:table-cell>
              <table:table-cell office:value-type="float" office:value="8112.8329199913">
                <text:p>8112.83291999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8822067352947">
                <text:p>3.8822067352947</text:p>
              </table:table-cell>
              <table:table-cell office:value-type="float" office:value="8114.7638649843">
                <text:p>8114.76386498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822067353187">
                <text:p>3.8822067353187</text:p>
              </table:table-cell>
              <table:table-cell office:value-type="float" office:value="8116.7158597323">
                <text:p>8116.71585973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822067353427">
                <text:p>3.8822067353427</text:p>
              </table:table-cell>
              <table:table-cell office:value-type="float" office:value="8118.6892895565">
                <text:p>8118.6892895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822067353667">
                <text:p>3.8822067353667</text:p>
              </table:table-cell>
              <table:table-cell office:value-type="float" office:value="8120.6845497255">
                <text:p>8120.6845497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8822067353907">
                <text:p>3.8822067353907</text:p>
              </table:table-cell>
              <table:table-cell office:value-type="float" office:value="8122.7020457889">
                <text:p>8122.70204578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822067354147">
                <text:p>3.8822067354147</text:p>
              </table:table-cell>
              <table:table-cell office:value-type="float" office:value="8124.742193924">
                <text:p>8124.7421939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822067354387">
                <text:p>3.8822067354387</text:p>
              </table:table-cell>
              <table:table-cell office:value-type="float" office:value="8126.8054212966">
                <text:p>8126.80542129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822067354627">
                <text:p>3.8822067354627</text:p>
              </table:table-cell>
              <table:table-cell office:value-type="float" office:value="8128.8921664374">
                <text:p>8128.89216643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822067354867">
                <text:p>3.8822067354867</text:p>
              </table:table-cell>
              <table:table-cell office:value-type="float" office:value="8131.0028796396">
                <text:p>8131.00287963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8822067355047">
                <text:p>3.8822067355047</text:p>
              </table:table-cell>
              <table:table-cell office:value-type="float" office:value="8132.6018931174">
                <text:p>8132.60189311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8822067355227">
                <text:p>3.8822067355227</text:p>
              </table:table-cell>
              <table:table-cell office:value-type="float" office:value="8134.2148319434">
                <text:p>8134.21483194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8822067355407">
                <text:p>3.8822067355407</text:p>
              </table:table-cell>
              <table:table-cell office:value-type="float" office:value="8135.8419097716">
                <text:p>8135.8419097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8822067355587">
                <text:p>3.8822067355587</text:p>
              </table:table-cell>
              <table:table-cell office:value-type="float" office:value="8137.4833378502">
                <text:p>8137.48333785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8822067355767">
                <text:p>3.8822067355767</text:p>
              </table:table-cell>
              <table:table-cell office:value-type="float" office:value="8139.1393295401">
                <text:p>8139.13932954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822067355947">
                <text:p>3.8822067355947</text:p>
              </table:table-cell>
              <table:table-cell office:value-type="float" office:value="8140.8101018945">
                <text:p>8140.81010189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8822067356127">
                <text:p>3.8822067356127</text:p>
              </table:table-cell>
              <table:table-cell office:value-type="float" office:value="8142.4958762658">
                <text:p>8142.49587626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822067356307">
                <text:p>3.8822067356307</text:p>
              </table:table-cell>
              <table:table-cell office:value-type="float" office:value="8144.1968785895">
                <text:p>8144.19687858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822067356487">
                <text:p>3.8822067356487</text:p>
              </table:table-cell>
              <table:table-cell office:value-type="float" office:value="8145.9133395716">
                <text:p>8145.91333957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822067356667">
                <text:p>3.8822067356667</text:p>
              </table:table-cell>
              <table:table-cell office:value-type="float" office:value="8147.6454948222">
                <text:p>8147.6454948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8822067356847">
                <text:p>3.8822067356847</text:p>
              </table:table-cell>
              <table:table-cell office:value-type="float" office:value="8149.3935850098">
                <text:p>8149.39358500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822067357027">
                <text:p>3.8822067357027</text:p>
              </table:table-cell>
              <table:table-cell office:value-type="float" office:value="8151.157856002">
                <text:p>8151.1578560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8822067357207">
                <text:p>3.8822067357207</text:p>
              </table:table-cell>
              <table:table-cell office:value-type="float" office:value="8152.9385590108">
                <text:p>8152.93855901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8822067357387">
                <text:p>3.8822067357387</text:p>
              </table:table-cell>
              <table:table-cell office:value-type="float" office:value="8154.7359507431">
                <text:p>8154.73595074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8822067357567">
                <text:p>3.8822067357567</text:p>
              </table:table-cell>
              <table:table-cell office:value-type="float" office:value="8156.5502935562">
                <text:p>8156.55029355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8822067357747">
                <text:p>3.8822067357747</text:p>
              </table:table-cell>
              <table:table-cell office:value-type="float" office:value="8158.3818556186">
                <text:p>8158.38185561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8822067357927">
                <text:p>3.8822067357927</text:p>
              </table:table-cell>
              <table:table-cell office:value-type="float" office:value="8160.2309110765">
                <text:p>8160.23091107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8822067358107">
                <text:p>3.8822067358107</text:p>
              </table:table-cell>
              <table:table-cell office:value-type="float" office:value="8162.0977402267">
                <text:p>8162.09774022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822067358287">
                <text:p>3.8822067358287</text:p>
              </table:table-cell>
              <table:table-cell office:value-type="float" office:value="8163.9826297">
                <text:p>8163.98262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822067358422">
                <text:p>3.8822067358422</text:p>
              </table:table-cell>
              <table:table-cell office:value-type="float" office:value="8165.4083071511">
                <text:p>8165.40830715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8822067358557">
                <text:p>3.8822067358557</text:p>
              </table:table-cell>
              <table:table-cell office:value-type="float" office:value="8166.8444242128">
                <text:p>8166.84442421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8822067358692">
                <text:p>3.8822067358692</text:p>
              </table:table-cell>
              <table:table-cell office:value-type="float" office:value="8168.2911154569">
                <text:p>8168.29111545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822067358827">
                <text:p>3.8822067358827</text:p>
              </table:table-cell>
              <table:table-cell office:value-type="float" office:value="8169.7485134732">
                <text:p>8169.74851347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822067358962">
                <text:p>3.8822067358962</text:p>
              </table:table-cell>
              <table:table-cell office:value-type="float" office:value="8171.2167517206">
                <text:p>8171.21675172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822067359097">
                <text:p>3.8822067359097</text:p>
              </table:table-cell>
              <table:table-cell office:value-type="float" office:value="8172.6959655104">
                <text:p>8172.69596551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8822067359232">
                <text:p>3.8822067359232</text:p>
              </table:table-cell>
              <table:table-cell office:value-type="float" office:value="8174.1862923677">
                <text:p>8174.18629236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822067359367">
                <text:p>3.8822067359367</text:p>
              </table:table-cell>
              <table:table-cell office:value-type="float" office:value="8175.6878721884">
                <text:p>8175.68787218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8822067359502">
                <text:p>3.8822067359502</text:p>
              </table:table-cell>
              <table:table-cell office:value-type="float" office:value="8177.2008473286">
                <text:p>8177.20084732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8822067359637">
                <text:p>3.8822067359637</text:p>
              </table:table-cell>
              <table:table-cell office:value-type="float" office:value="8178.7253626773">
                <text:p>8178.72536267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822067359772">
                <text:p>3.8822067359772</text:p>
              </table:table-cell>
              <table:table-cell office:value-type="float" office:value="8180.261565706">
                <text:p>8180.2615657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822067359907">
                <text:p>3.8822067359907</text:p>
              </table:table-cell>
              <table:table-cell office:value-type="float" office:value="8181.8096065398">
                <text:p>8181.8096065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822067360042">
                <text:p>3.8822067360042</text:p>
              </table:table-cell>
              <table:table-cell office:value-type="float" office:value="8183.369638018">
                <text:p>8183.3696380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822067360177">
                <text:p>3.8822067360177</text:p>
              </table:table-cell>
              <table:table-cell office:value-type="float" office:value="8184.9418157575">
                <text:p>8184.94181575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22067360312">
                <text:p>3.8822067360312</text:p>
              </table:table-cell>
              <table:table-cell office:value-type="float" office:value="8186.5262982176">
                <text:p>8186.52629821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8822067360447">
                <text:p>3.8822067360447</text:p>
              </table:table-cell>
              <table:table-cell office:value-type="float" office:value="8188.1232467671">
                <text:p>8188.12324676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8822067360582">
                <text:p>3.8822067360582</text:p>
              </table:table-cell>
              <table:table-cell office:value-type="float" office:value="8189.7328257536">
                <text:p>8189.73282575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822067360717">
                <text:p>3.8822067360717</text:p>
              </table:table-cell>
              <table:table-cell office:value-type="float" office:value="8191.3552025742">
                <text:p>8191.35520257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8822067360852">
                <text:p>3.8822067360852</text:p>
              </table:table-cell>
              <table:table-cell office:value-type="float" office:value="8192.9905477488">
                <text:p>8192.99054774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8822067360987">
                <text:p>3.8822067360987</text:p>
              </table:table-cell>
              <table:table-cell office:value-type="float" office:value="8194.6390349955">
                <text:p>8194.63903499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8822067361122">
                <text:p>3.8822067361122</text:p>
              </table:table-cell>
              <table:table-cell office:value-type="float" office:value="8196.300841308">
                <text:p>8196.300841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scatter" chart:style-name="ch1">
        <chart:legend chart:legend-position="end" svg:x="13.223cm" svg:y="4.203cm" style:legend-expansion="high" chart:style-name="ch2"/>
        <chart:plot-area chart:style-name="ch3" table:cell-range-address="'nucleation_edit2 + 100'.A1:'nucleation_edit2 + 100'.B202" chart:data-source-has-labels="row" svg:x="0.32cm" svg:y="0.18cm" svg:width="12.583cm" svg:height="8.645cm">
          <chartooo:coordinate-region svg:x="1.047cm" svg:y="0.38cm" svg:width="11.616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ucleation_edit2 + 100'.B2:'nucleation_edit2 + 100'.B202" chart:label-cell-address="'nucleation_edit2 + 100'.B1:'nucleation_edit2 + 100'.B1" chart:class="chart:scatter">
            <chart:domain table:cell-range-address="'nucleation_edit2 + 100'.A2:'nucleation_edit2 + 100'.A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lementInt_c</text:p>
                <draw:g>
                  <svg:desc>'nucleation_edit2 + 100'.B1:'nucleation_edit2 + 1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ucleation_edit2 + 100'.A2:'nucleation_edit2 + 100'.A202</svg:desc>
                </draw:g>
              </table:table-cell>
              <table:table-cell office:value-type="float" office:value="0">
                <text:p>0</text:p>
                <draw:g>
                  <svg:desc>'nucleation_edit2 + 100'.B2:'nucleation_edit2 + 100'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48388671875">
                <text:p>0.13348388671875</text:p>
              </table:table-cell>
              <table:table-cell office:value-type="float" office:value="-0.00000003873192111481">
                <text:p>-0.00000003873192111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69677734375">
                <text:p>0.2669677734375</text:p>
              </table:table-cell>
              <table:table-cell office:value-type="float" office:value="-0.00000005703339195362">
                <text:p>-0.00000005703339195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045166015625">
                <text:p>0.40045166015625</text:p>
              </table:table-cell>
              <table:table-cell office:value-type="float" office:value="-0.000000062992720262223">
                <text:p>-0.00000006299272026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3935546875">
                <text:p>0.533935546875</text:p>
              </table:table-cell>
              <table:table-cell office:value-type="float" office:value="-0.00000006521989559527">
                <text:p>-0.00000006521989559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741943359375">
                <text:p>0.66741943359375</text:p>
              </table:table-cell>
              <table:table-cell office:value-type="float" office:value="-0.000000067098469169746">
                <text:p>-0.000000067098469169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09033203125">
                <text:p>0.8009033203125</text:p>
              </table:table-cell>
              <table:table-cell office:value-type="float" office:value="-0.000000068495658145373">
                <text:p>-0.000000068495658145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438720703125">
                <text:p>0.93438720703125</text:p>
              </table:table-cell>
              <table:table-cell office:value-type="float" office:value="-0.000000068243409589996">
                <text:p>-0.00000006824340958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6787109375">
                <text:p>1.06787109375</text:p>
              </table:table-cell>
              <table:table-cell office:value-type="float" office:value="-0.000000068686711152122">
                <text:p>-0.000000068686711152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013549804688">
                <text:p>1.2013549804688</text:p>
              </table:table-cell>
              <table:table-cell office:value-type="float" office:value="-0.000000068172159917168">
                <text:p>-0.000000068172159917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348388671875">
                <text:p>1.3348388671875</text:p>
              </table:table-cell>
              <table:table-cell office:value-type="float" office:value="-0.000000067030944794766">
                <text:p>-0.000000067030944794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683227539062">
                <text:p>1.4683227539062</text:p>
              </table:table-cell>
              <table:table-cell office:value-type="float" office:value="-0.000000065662078441164">
                <text:p>-0.000000065662078441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01806640625">
                <text:p>1.601806640625</text:p>
              </table:table-cell>
              <table:table-cell office:value-type="float" office:value="-0.0000000642525845862">
                <text:p>-0.00000006425258458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52905273438">
                <text:p>1.7352905273438</text:p>
              </table:table-cell>
              <table:table-cell office:value-type="float" office:value="-0.000000064256668874663">
                <text:p>-0.000000064256668874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687744140625">
                <text:p>1.8687744140625</text:p>
              </table:table-cell>
              <table:table-cell office:value-type="float" office:value="-0.000000064764033691489">
                <text:p>-0.000000064764033691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22583007812">
                <text:p>2.0022583007812</text:p>
              </table:table-cell>
              <table:table-cell office:value-type="float" office:value="-0.000000065585626041198">
                <text:p>-0.000000065585626041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357421875">
                <text:p>2.1357421875</text:p>
              </table:table-cell>
              <table:table-cell office:value-type="float" office:value="-0.000000066811779220188">
                <text:p>-0.000000066811779220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692260742188">
                <text:p>2.2692260742188</text:p>
              </table:table-cell>
              <table:table-cell office:value-type="float" office:value="-0.000000068396192709486">
                <text:p>-0.000000068396192709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027099609375">
                <text:p>2.4027099609375</text:p>
              </table:table-cell>
              <table:table-cell office:value-type="float" office:value="-0.000000070489637238325">
                <text:p>-0.000000070489637238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361938476562">
                <text:p>2.5361938476562</text:p>
              </table:table-cell>
              <table:table-cell office:value-type="float" office:value="-0.000000071037602467072">
                <text:p>-0.000000071037602467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69677734375">
                <text:p>2.669677734375</text:p>
              </table:table-cell>
              <table:table-cell office:value-type="float" office:value="0.00063534171565793">
                <text:p>0.00063534171565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031616210938">
                <text:p>2.8031616210938</text:p>
              </table:table-cell>
              <table:table-cell office:value-type="float" office:value="0.00061955443118755">
                <text:p>0.00061955443118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366455078125">
                <text:p>2.9366455078125</text:p>
              </table:table-cell>
              <table:table-cell office:value-type="float" office:value="0.00083606253249058">
                <text:p>0.00083606253249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701293945312">
                <text:p>3.0701293945312</text:p>
              </table:table-cell>
              <table:table-cell office:value-type="float" office:value="0.0008283699237488">
                <text:p>0.0008283699237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0361328125">
                <text:p>3.20361328125</text:p>
              </table:table-cell>
              <table:table-cell office:value-type="float" office:value="0.0011982390993541">
                <text:p>0.00119823909935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370971679688">
                <text:p>3.3370971679688</text:p>
              </table:table-cell>
              <table:table-cell office:value-type="float" office:value="0.0018054764841402">
                <text:p>0.0018054764841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705810546875">
                <text:p>3.4705810546875</text:p>
              </table:table-cell>
              <table:table-cell office:value-type="float" office:value="0.0041545566740144">
                <text:p>0.0041545566740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040649414062">
                <text:p>3.6040649414062</text:p>
              </table:table-cell>
              <table:table-cell office:value-type="float" office:value="0.0068421536011085">
                <text:p>0.0068421536011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041778564453">
                <text:p>3.7041778564453</text:p>
              </table:table-cell>
              <table:table-cell office:value-type="float" office:value="0.011769192859645">
                <text:p>0.011769192859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792625427246">
                <text:p>3.7792625427246</text:p>
              </table:table-cell>
              <table:table-cell office:value-type="float" office:value="0.015369841701643">
                <text:p>0.015369841701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214976787567">
                <text:p>3.8214976787567</text:p>
              </table:table-cell>
              <table:table-cell office:value-type="float" office:value="0.414944134333">
                <text:p>0.414944134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452549427748">
                <text:p>3.8452549427748</text:p>
              </table:table-cell>
              <table:table-cell office:value-type="float" office:value="0.54937657917574">
                <text:p>0.54937657917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586184037849">
                <text:p>3.8586184037849</text:p>
              </table:table-cell>
              <table:table-cell office:value-type="float" office:value="2.8529308460407">
                <text:p>2.8529308460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661353506031">
                <text:p>3.8661353506031</text:p>
              </table:table-cell>
              <table:table-cell office:value-type="float" office:value="2.96921457904">
                <text:p>2.96921457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717730607168">
                <text:p>3.8717730607168</text:p>
              </table:table-cell>
              <table:table-cell office:value-type="float" office:value="12.563863931636">
                <text:p>12.5638639316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760013433021">
                <text:p>3.8760013433021</text:p>
              </table:table-cell>
              <table:table-cell office:value-type="float" office:value="8.9686836543635">
                <text:p>8.9686836543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783797522563">
                <text:p>3.8783797522563</text:p>
              </table:table-cell>
              <table:table-cell office:value-type="float" office:value="6.5959583987461">
                <text:p>6.59595839874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79717607293">
                <text:p>3.879717607293</text:p>
              </table:table-cell>
              <table:table-cell office:value-type="float" office:value="3.5136832578738">
                <text:p>3.5136832578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807209985705">
                <text:p>3.8807209985705</text:p>
              </table:table-cell>
              <table:table-cell office:value-type="float" office:value="2.9171193174245">
                <text:p>2.91711931742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812854061642">
                <text:p>3.8812854061642</text:p>
              </table:table-cell>
              <table:table-cell office:value-type="float" office:value="28.529334532736">
                <text:p>28.529334532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816028854356">
                <text:p>3.8816028854356</text:p>
              </table:table-cell>
              <table:table-cell office:value-type="float" office:value="61.093459729925">
                <text:p>61.093459729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818409948891">
                <text:p>3.8818409948891</text:p>
              </table:table-cell>
              <table:table-cell office:value-type="float" office:value="70.814807295617">
                <text:p>70.814807295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819749314568">
                <text:p>3.8819749314568</text:p>
              </table:table-cell>
              <table:table-cell office:value-type="float" office:value="70.826025516342">
                <text:p>70.8260255163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820502707761">
                <text:p>3.8820502707761</text:p>
              </table:table-cell>
              <table:table-cell office:value-type="float" office:value="70.636716328873">
                <text:p>70.636716328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821067752655">
                <text:p>3.8821067752655</text:p>
              </table:table-cell>
              <table:table-cell office:value-type="float" office:value="70.79252505261">
                <text:p>70.79252505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821385590409">
                <text:p>3.8821385590409</text:p>
              </table:table-cell>
              <table:table-cell office:value-type="float" office:value="70.929202731091">
                <text:p>70.9292027310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821623968723">
                <text:p>3.8821623968723</text:p>
              </table:table-cell>
              <table:table-cell office:value-type="float" office:value="70.678463757642">
                <text:p>70.678463757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82180275246">
                <text:p>3.882180275246</text:p>
              </table:table-cell>
              <table:table-cell office:value-type="float" office:value="70.714351046389">
                <text:p>70.714351046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821903318311">
                <text:p>3.8821903318311</text:p>
              </table:table-cell>
              <table:table-cell office:value-type="float" office:value="71.538024530451">
                <text:p>71.5380245304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821959886603">
                <text:p>3.8821959886603</text:p>
              </table:table-cell>
              <table:table-cell office:value-type="float" office:value="71.542193734771">
                <text:p>71.542193734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822002312821">
                <text:p>3.8822002312821</text:p>
              </table:table-cell>
              <table:table-cell office:value-type="float" office:value="71.543131805709">
                <text:p>71.5431318057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822026177569">
                <text:p>3.8822026177569</text:p>
              </table:table-cell>
              <table:table-cell office:value-type="float" office:value="71.543342871648">
                <text:p>71.543342871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82204407613">
                <text:p>3.882204407613</text:p>
              </table:table-cell>
              <table:table-cell office:value-type="float" office:value="71.543390361439">
                <text:p>71.543390361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822054144071">
                <text:p>3.8822054144071</text:p>
              </table:table-cell>
              <table:table-cell office:value-type="float" office:value="71.543401046592">
                <text:p>71.543401046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822059807288">
                <text:p>3.8822059807288</text:p>
              </table:table-cell>
              <table:table-cell office:value-type="float" office:value="71.543403450697">
                <text:p>71.543403450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822062992847">
                <text:p>3.8822062992847</text:p>
              </table:table-cell>
              <table:table-cell office:value-type="float" office:value="71.543403991402">
                <text:p>71.5434039914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822064784724">
                <text:p>3.8822064784724</text:p>
              </table:table-cell>
              <table:table-cell office:value-type="float" office:value="71.543404112927">
                <text:p>71.543404112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8822065792655">
                <text:p>3.8822065792655</text:p>
              </table:table-cell>
              <table:table-cell office:value-type="float" office:value="71.543404140052">
                <text:p>71.5434041400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822066359616">
                <text:p>3.8822066359616</text:p>
              </table:table-cell>
              <table:table-cell office:value-type="float" office:value="71.543404145967">
                <text:p>71.5434041459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8822066784837">
                <text:p>3.8822066784837</text:p>
              </table:table-cell>
              <table:table-cell office:value-type="float" office:value="71.543404146969">
                <text:p>71.5434041469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822066964227">
                <text:p>3.8822066964227</text:p>
              </table:table-cell>
              <table:table-cell office:value-type="float" office:value="71.543404146841">
                <text:p>71.5434041468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822067065134">
                <text:p>3.8822067065134</text:p>
              </table:table-cell>
              <table:table-cell office:value-type="float" office:value="71.543404145343">
                <text:p>71.543404145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822067140814">
                <text:p>3.8822067140814</text:p>
              </table:table-cell>
              <table:table-cell office:value-type="float" office:value="71.543404144538">
                <text:p>71.5434041445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822067183384">
                <text:p>3.8822067183384</text:p>
              </table:table-cell>
              <table:table-cell office:value-type="float" office:value="71.543404137765">
                <text:p>71.543404137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822067215312">
                <text:p>3.8822067215312</text:p>
              </table:table-cell>
              <table:table-cell office:value-type="float" office:value="71.543404135991">
                <text:p>71.543404135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822067233271">
                <text:p>3.8822067233271</text:p>
              </table:table-cell>
              <table:table-cell office:value-type="float" office:value="71.543404135409">
                <text:p>71.543404135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82206724674">
                <text:p>3.882206724674</text:p>
              </table:table-cell>
              <table:table-cell office:value-type="float" office:value="71.543404112172">
                <text:p>71.5434041121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822067256842">
                <text:p>3.8822067256842</text:p>
              </table:table-cell>
              <table:table-cell office:value-type="float" office:value="71.543404092024">
                <text:p>71.5434040920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822067264419">
                <text:p>3.8822067264419</text:p>
              </table:table-cell>
              <table:table-cell office:value-type="float" office:value="71.54340408733">
                <text:p>71.543404087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822067270101">
                <text:p>3.8822067270101</text:p>
              </table:table-cell>
              <table:table-cell office:value-type="float" office:value="71.543404061543">
                <text:p>71.5434040615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822067275784">
                <text:p>3.8822067275784</text:p>
              </table:table-cell>
              <table:table-cell office:value-type="float" office:value="71.543404050256">
                <text:p>71.54340405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822067280046">
                <text:p>3.8822067280046</text:p>
              </table:table-cell>
              <table:table-cell office:value-type="float" office:value="71.543404046533">
                <text:p>71.543404046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822067284307">
                <text:p>3.8822067284307</text:p>
              </table:table-cell>
              <table:table-cell office:value-type="float" office:value="71.543404044806">
                <text:p>71.543404044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822067287504">
                <text:p>3.8822067287504</text:p>
              </table:table-cell>
              <table:table-cell office:value-type="float" office:value="71.543404044283">
                <text:p>71.543404044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8220672907">
                <text:p>3.88220672907</text:p>
              </table:table-cell>
              <table:table-cell office:value-type="float" office:value="71.543404043662">
                <text:p>71.5434040436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822067293897">
                <text:p>3.8822067293897</text:p>
              </table:table-cell>
              <table:table-cell office:value-type="float" office:value="71.543404043377">
                <text:p>71.5434040433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822067296294">
                <text:p>3.8822067296294</text:p>
              </table:table-cell>
              <table:table-cell office:value-type="float" office:value="71.543404042987">
                <text:p>71.5434040429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822067298691">
                <text:p>3.8822067298691</text:p>
              </table:table-cell>
              <table:table-cell office:value-type="float" office:value="71.54340404277">
                <text:p>71.54340404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822067301088">
                <text:p>3.8822067301088</text:p>
              </table:table-cell>
              <table:table-cell office:value-type="float" office:value="71.543404042471">
                <text:p>71.5434040424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822067303486">
                <text:p>3.8822067303486</text:p>
              </table:table-cell>
              <table:table-cell office:value-type="float" office:value="71.543404006247">
                <text:p>71.5434040062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822067305883">
                <text:p>3.8822067305883</text:p>
              </table:table-cell>
              <table:table-cell office:value-type="float" office:value="71.543403993961">
                <text:p>71.5434039939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822067307681">
                <text:p>3.8822067307681</text:p>
              </table:table-cell>
              <table:table-cell office:value-type="float" office:value="71.543403991162">
                <text:p>71.5434039911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822067309479">
                <text:p>3.8822067309479</text:p>
              </table:table-cell>
              <table:table-cell office:value-type="float" office:value="71.543403990152">
                <text:p>71.543403990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822067311277">
                <text:p>3.8822067311277</text:p>
              </table:table-cell>
              <table:table-cell office:value-type="float" office:value="71.543403989677">
                <text:p>71.5434039896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822067313075">
                <text:p>3.8822067313075</text:p>
              </table:table-cell>
              <table:table-cell office:value-type="float" office:value="71.543403989482">
                <text:p>71.5434039894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822067314423">
                <text:p>3.8822067314423</text:p>
              </table:table-cell>
              <table:table-cell office:value-type="float" office:value="71.543403989384">
                <text:p>71.543403989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8822067315772">
                <text:p>3.8822067315772</text:p>
              </table:table-cell>
              <table:table-cell office:value-type="float" office:value="71.543403937406">
                <text:p>71.5434039374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82206731712">
                <text:p>3.882206731712</text:p>
              </table:table-cell>
              <table:table-cell office:value-type="float" office:value="71.543403920057">
                <text:p>71.5434039200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822067318469">
                <text:p>3.8822067318469</text:p>
              </table:table-cell>
              <table:table-cell office:value-type="float" office:value="71.543403914233">
                <text:p>71.543403914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822067319817">
                <text:p>3.8822067319817</text:p>
              </table:table-cell>
              <table:table-cell office:value-type="float" office:value="71.543403912228">
                <text:p>71.5434039122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822067321165">
                <text:p>3.8822067321165</text:p>
              </table:table-cell>
              <table:table-cell office:value-type="float" office:value="71.543403911539">
                <text:p>71.5434039115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8822067322177">
                <text:p>3.8822067322177</text:p>
              </table:table-cell>
              <table:table-cell office:value-type="float" office:value="71.543403911365">
                <text:p>71.5434039113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822067323188">
                <text:p>3.8822067323188</text:p>
              </table:table-cell>
              <table:table-cell office:value-type="float" office:value="71.543403880356">
                <text:p>71.5434038803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88220673242">
                <text:p>3.88220673242</text:p>
              </table:table-cell>
              <table:table-cell office:value-type="float" office:value="71.543403870013">
                <text:p>71.543403870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822067325211">
                <text:p>3.8822067325211</text:p>
              </table:table-cell>
              <table:table-cell office:value-type="float" office:value="71.543403866553">
                <text:p>71.5434038665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822067326222">
                <text:p>3.8822067326222</text:p>
              </table:table-cell>
              <table:table-cell office:value-type="float" office:value="71.543403865381">
                <text:p>71.5434038653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822067327234">
                <text:p>3.8822067327234</text:p>
              </table:table-cell>
              <table:table-cell office:value-type="float" office:value="71.543403853918">
                <text:p>71.5434038539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22067328245">
                <text:p>3.8822067328245</text:p>
              </table:table-cell>
              <table:table-cell office:value-type="float" office:value="71.543403850088">
                <text:p>71.5434038500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822067329003">
                <text:p>3.8822067329003</text:p>
              </table:table-cell>
              <table:table-cell office:value-type="float" office:value="71.543403849219">
                <text:p>71.5434038492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8822067329762">
                <text:p>3.8822067329762</text:p>
              </table:table-cell>
              <table:table-cell office:value-type="float" office:value="71.543403834471">
                <text:p>71.5434038344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882206733052">
                <text:p>3.882206733052</text:p>
              </table:table-cell>
              <table:table-cell office:value-type="float" office:value="71.543403784215">
                <text:p>71.5434037842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822067331279">
                <text:p>3.8822067331279</text:p>
              </table:table-cell>
              <table:table-cell office:value-type="float" office:value="71.54340376746">
                <text:p>71.54340376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8822067332038">
                <text:p>3.8822067332038</text:p>
              </table:table-cell>
              <table:table-cell office:value-type="float" office:value="71.543403761868">
                <text:p>71.5434037618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822067332796">
                <text:p>3.8822067332796</text:p>
              </table:table-cell>
              <table:table-cell office:value-type="float" office:value="71.543403759996">
                <text:p>71.543403759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822067333555">
                <text:p>3.8822067333555</text:p>
              </table:table-cell>
              <table:table-cell office:value-type="float" office:value="71.543403752012">
                <text:p>71.5434037520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822067334313">
                <text:p>3.8822067334313</text:p>
              </table:table-cell>
              <table:table-cell office:value-type="float" office:value="71.543403702059">
                <text:p>71.5434037020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8822067335072">
                <text:p>3.8822067335072</text:p>
              </table:table-cell>
              <table:table-cell office:value-type="float" office:value="71.543403685402">
                <text:p>71.5434036854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882206733564">
                <text:p>3.882206733564</text:p>
              </table:table-cell>
              <table:table-cell office:value-type="float" office:value="71.543403677258">
                <text:p>71.5434036772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8822067336209">
                <text:p>3.8822067336209</text:p>
              </table:table-cell>
              <table:table-cell office:value-type="float" office:value="71.543403652028">
                <text:p>71.5434036520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8822067336778">
                <text:p>3.8822067336778</text:p>
              </table:table-cell>
              <table:table-cell office:value-type="float" office:value="71.543403601871">
                <text:p>71.543403601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8822067337347">
                <text:p>3.8822067337347</text:p>
              </table:table-cell>
              <table:table-cell office:value-type="float" office:value="71.543403523254">
                <text:p>71.5434035232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8822067337916">
                <text:p>3.8822067337916</text:p>
              </table:table-cell>
              <table:table-cell office:value-type="float" office:value="71.543403497045">
                <text:p>71.5434034970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8822067338485">
                <text:p>3.8822067338485</text:p>
              </table:table-cell>
              <table:table-cell office:value-type="float" office:value="71.543403488304">
                <text:p>71.5434034883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822067339054">
                <text:p>3.8822067339054</text:p>
              </table:table-cell>
              <table:table-cell office:value-type="float" office:value="71.543403485385">
                <text:p>71.5434034853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822067339623">
                <text:p>3.8822067339623</text:p>
              </table:table-cell>
              <table:table-cell office:value-type="float" office:value="71.54340346205">
                <text:p>71.543403462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822067340192">
                <text:p>3.8822067340192</text:p>
              </table:table-cell>
              <table:table-cell office:value-type="float" office:value="71.543403406858">
                <text:p>71.543403406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82206734076">
                <text:p>3.882206734076</text:p>
              </table:table-cell>
              <table:table-cell office:value-type="float" office:value="71.543403388458">
                <text:p>71.5434033884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8822067341187">
                <text:p>3.8822067341187</text:p>
              </table:table-cell>
              <table:table-cell office:value-type="float" office:value="71.543403378541">
                <text:p>71.5434033785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8822067341614">
                <text:p>3.8822067341614</text:p>
              </table:table-cell>
              <table:table-cell office:value-type="float" office:value="71.543403358615">
                <text:p>71.543403358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82206734204">
                <text:p>3.882206734204</text:p>
              </table:table-cell>
              <table:table-cell office:value-type="float" office:value="71.543403323708">
                <text:p>71.5434033237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822067342467">
                <text:p>3.8822067342467</text:p>
              </table:table-cell>
              <table:table-cell office:value-type="float" office:value="71.543403271801">
                <text:p>71.5434032718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822067342894">
                <text:p>3.8822067342894</text:p>
              </table:table-cell>
              <table:table-cell office:value-type="float" office:value="71.543403201707">
                <text:p>71.5434032017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82206734332">
                <text:p>3.882206734332</text:p>
              </table:table-cell>
              <table:table-cell office:value-type="float" office:value="71.543403178273">
                <text:p>71.5434031782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822067343747">
                <text:p>3.8822067343747</text:p>
              </table:table-cell>
              <table:table-cell office:value-type="float" office:value="71.54340317037">
                <text:p>71.543403170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8822067344174">
                <text:p>3.8822067344174</text:p>
              </table:table-cell>
              <table:table-cell office:value-type="float" office:value="71.543403167483">
                <text:p>71.543403167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8220673446">
                <text:p>3.88220673446</text:p>
              </table:table-cell>
              <table:table-cell office:value-type="float" office:value="71.543403151824">
                <text:p>71.543403151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8822067345027">
                <text:p>3.8822067345027</text:p>
              </table:table-cell>
              <table:table-cell office:value-type="float" office:value="71.543403116848">
                <text:p>71.5434031168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822067345454">
                <text:p>3.8822067345454</text:p>
              </table:table-cell>
              <table:table-cell office:value-type="float" office:value="71.543403059792">
                <text:p>71.5434030597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82206734588">
                <text:p>3.882206734588</text:p>
              </table:table-cell>
              <table:table-cell office:value-type="float" office:value="71.543402978982">
                <text:p>71.5434029789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8822067346307">
                <text:p>3.8822067346307</text:p>
              </table:table-cell>
              <table:table-cell office:value-type="float" office:value="71.543402951897">
                <text:p>71.5434029518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8822067346627">
                <text:p>3.8822067346627</text:p>
              </table:table-cell>
              <table:table-cell office:value-type="float" office:value="71.543402928447">
                <text:p>71.5434029284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822067346947">
                <text:p>3.8822067346947</text:p>
              </table:table-cell>
              <table:table-cell office:value-type="float" office:value="71.543402897203">
                <text:p>71.5434028972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8822067347267">
                <text:p>3.8822067347267</text:p>
              </table:table-cell>
              <table:table-cell office:value-type="float" office:value="71.543402855888">
                <text:p>71.5434028558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8822067347587">
                <text:p>3.8822067347587</text:p>
              </table:table-cell>
              <table:table-cell office:value-type="float" office:value="71.543402803605">
                <text:p>71.5434028036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822067347907">
                <text:p>3.8822067347907</text:p>
              </table:table-cell>
              <table:table-cell office:value-type="float" office:value="71.543402739811">
                <text:p>71.5434027398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822067348227">
                <text:p>3.8822067348227</text:p>
              </table:table-cell>
              <table:table-cell office:value-type="float" office:value="71.543402718513">
                <text:p>71.5434027185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822067348547">
                <text:p>3.8822067348547</text:p>
              </table:table-cell>
              <table:table-cell office:value-type="float" office:value="71.543402711372">
                <text:p>71.5434027113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822067348867">
                <text:p>3.8822067348867</text:p>
              </table:table-cell>
              <table:table-cell office:value-type="float" office:value="71.543402704485">
                <text:p>71.5434027044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822067349187">
                <text:p>3.8822067349187</text:p>
              </table:table-cell>
              <table:table-cell office:value-type="float" office:value="71.543402688804">
                <text:p>71.5434026888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8822067349507">
                <text:p>3.8822067349507</text:p>
              </table:table-cell>
              <table:table-cell office:value-type="float" office:value="71.543402661026">
                <text:p>71.5434026610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8822067349827">
                <text:p>3.8822067349827</text:p>
              </table:table-cell>
              <table:table-cell office:value-type="float" office:value="71.5434026197">
                <text:p>71.54340261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8822067350147">
                <text:p>3.8822067350147</text:p>
              </table:table-cell>
              <table:table-cell office:value-type="float" office:value="71.543402564088">
                <text:p>71.5434025640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8822067350467">
                <text:p>3.8822067350467</text:p>
              </table:table-cell>
              <table:table-cell office:value-type="float" office:value="71.543402493468">
                <text:p>71.5434024934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8822067350787">
                <text:p>3.8822067350787</text:p>
              </table:table-cell>
              <table:table-cell office:value-type="float" office:value="71.543402469907">
                <text:p>71.5434024699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8822067351027">
                <text:p>3.8822067351027</text:p>
              </table:table-cell>
              <table:table-cell office:value-type="float" office:value="71.543402449661">
                <text:p>71.5434024496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8822067351267">
                <text:p>3.8822067351267</text:p>
              </table:table-cell>
              <table:table-cell office:value-type="float" office:value="71.543402424418">
                <text:p>71.5434024244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822067351507">
                <text:p>3.8822067351507</text:p>
              </table:table-cell>
              <table:table-cell office:value-type="float" office:value="71.543402393023">
                <text:p>71.5434023930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822067351747">
                <text:p>3.8822067351747</text:p>
              </table:table-cell>
              <table:table-cell office:value-type="float" office:value="71.543402354899">
                <text:p>71.5434023548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22067351987">
                <text:p>3.8822067351987</text:p>
              </table:table-cell>
              <table:table-cell office:value-type="float" office:value="71.543402309807">
                <text:p>71.5434023098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822067352227">
                <text:p>3.8822067352227</text:p>
              </table:table-cell>
              <table:table-cell office:value-type="float" office:value="71.543402257462">
                <text:p>71.543402257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822067352467">
                <text:p>3.8822067352467</text:p>
              </table:table-cell>
              <table:table-cell office:value-type="float" office:value="71.543402240027">
                <text:p>71.5434022400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8822067352707">
                <text:p>3.8822067352707</text:p>
              </table:table-cell>
              <table:table-cell office:value-type="float" office:value="71.543402234229">
                <text:p>71.5434022342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8822067352947">
                <text:p>3.8822067352947</text:p>
              </table:table-cell>
              <table:table-cell office:value-type="float" office:value="71.543402227947">
                <text:p>71.5434022279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822067353187">
                <text:p>3.8822067353187</text:p>
              </table:table-cell>
              <table:table-cell office:value-type="float" office:value="71.543402216122">
                <text:p>71.5434022161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822067353427">
                <text:p>3.8822067353427</text:p>
              </table:table-cell>
              <table:table-cell office:value-type="float" office:value="71.543402196869">
                <text:p>71.5434021968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822067353667">
                <text:p>3.8822067353667</text:p>
              </table:table-cell>
              <table:table-cell office:value-type="float" office:value="71.543402169409">
                <text:p>71.5434021694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8822067353907">
                <text:p>3.8822067353907</text:p>
              </table:table-cell>
              <table:table-cell office:value-type="float" office:value="71.543402133405">
                <text:p>71.5434021334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822067354147">
                <text:p>3.8822067354147</text:p>
              </table:table-cell>
              <table:table-cell office:value-type="float" office:value="71.543402088471">
                <text:p>71.5434020884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822067354387">
                <text:p>3.8822067354387</text:p>
              </table:table-cell>
              <table:table-cell office:value-type="float" office:value="71.543402034256">
                <text:p>71.5434020342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822067354627">
                <text:p>3.8822067354627</text:p>
              </table:table-cell>
              <table:table-cell office:value-type="float" office:value="71.543401970645">
                <text:p>71.5434019706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822067354867">
                <text:p>3.8822067354867</text:p>
              </table:table-cell>
              <table:table-cell office:value-type="float" office:value="71.543401946299">
                <text:p>71.5434019462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8822067355047">
                <text:p>3.8822067355047</text:p>
              </table:table-cell>
              <table:table-cell office:value-type="float" office:value="71.543401926543">
                <text:p>71.5434019265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8822067355227">
                <text:p>3.8822067355227</text:p>
              </table:table-cell>
              <table:table-cell office:value-type="float" office:value="71.543401903759">
                <text:p>71.5434019037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8822067355407">
                <text:p>3.8822067355407</text:p>
              </table:table-cell>
              <table:table-cell office:value-type="float" office:value="71.54340187711">
                <text:p>71.543401877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8822067355587">
                <text:p>3.8822067355587</text:p>
              </table:table-cell>
              <table:table-cell office:value-type="float" office:value="71.543401846213">
                <text:p>71.543401846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8822067355767">
                <text:p>3.8822067355767</text:p>
              </table:table-cell>
              <table:table-cell office:value-type="float" office:value="71.543401811016">
                <text:p>71.5434018110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822067355947">
                <text:p>3.8822067355947</text:p>
              </table:table-cell>
              <table:table-cell office:value-type="float" office:value="71.543401771353">
                <text:p>71.5434017713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8822067356127">
                <text:p>3.8822067356127</text:p>
              </table:table-cell>
              <table:table-cell office:value-type="float" office:value="71.543401727162">
                <text:p>71.5434017271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8822067356307">
                <text:p>3.8822067356307</text:p>
              </table:table-cell>
              <table:table-cell office:value-type="float" office:value="71.543401678375">
                <text:p>71.543401678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822067356487">
                <text:p>3.8822067356487</text:p>
              </table:table-cell>
              <table:table-cell office:value-type="float" office:value="71.5434016599">
                <text:p>71.54340165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822067356667">
                <text:p>3.8822067356667</text:p>
              </table:table-cell>
              <table:table-cell office:value-type="float" office:value="71.54340164826">
                <text:p>71.543401648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8822067356847">
                <text:p>3.8822067356847</text:p>
              </table:table-cell>
              <table:table-cell office:value-type="float" office:value="71.543401635541">
                <text:p>71.5434016355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822067357027">
                <text:p>3.8822067357027</text:p>
              </table:table-cell>
              <table:table-cell office:value-type="float" office:value="71.54340161906">
                <text:p>71.543401619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8822067357207">
                <text:p>3.8822067357207</text:p>
              </table:table-cell>
              <table:table-cell office:value-type="float" office:value="71.543401597841">
                <text:p>71.5434015978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8822067357387">
                <text:p>3.8822067357387</text:p>
              </table:table-cell>
              <table:table-cell office:value-type="float" office:value="71.543401571387">
                <text:p>71.5434015713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8822067357567">
                <text:p>3.8822067357567</text:p>
              </table:table-cell>
              <table:table-cell office:value-type="float" office:value="71.543401539593">
                <text:p>71.5434015395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8822067357747">
                <text:p>3.8822067357747</text:p>
              </table:table-cell>
              <table:table-cell office:value-type="float" office:value="71.543401502424">
                <text:p>71.5434015024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8822067357927">
                <text:p>3.8822067357927</text:p>
              </table:table-cell>
              <table:table-cell office:value-type="float" office:value="71.543401459388">
                <text:p>71.5434014593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8822067358107">
                <text:p>3.8822067358107</text:p>
              </table:table-cell>
              <table:table-cell office:value-type="float" office:value="71.543401410532">
                <text:p>71.5434014105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822067358287">
                <text:p>3.8822067358287</text:p>
              </table:table-cell>
              <table:table-cell office:value-type="float" office:value="71.543401391156">
                <text:p>71.543401391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822067358422">
                <text:p>3.8822067358422</text:p>
              </table:table-cell>
              <table:table-cell office:value-type="float" office:value="71.543401376252">
                <text:p>71.5434013762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8822067358557">
                <text:p>3.8822067358557</text:p>
              </table:table-cell>
              <table:table-cell office:value-type="float" office:value="71.543401359545">
                <text:p>71.5434013595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8822067358692">
                <text:p>3.8822067358692</text:p>
              </table:table-cell>
              <table:table-cell office:value-type="float" office:value="71.543401340528">
                <text:p>71.5434013405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822067358827">
                <text:p>3.8822067358827</text:p>
              </table:table-cell>
              <table:table-cell office:value-type="float" office:value="71.543401318999">
                <text:p>71.5434013189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822067358962">
                <text:p>3.8822067358962</text:p>
              </table:table-cell>
              <table:table-cell office:value-type="float" office:value="71.543401294831">
                <text:p>71.5434012948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822067359097">
                <text:p>3.8822067359097</text:p>
              </table:table-cell>
              <table:table-cell office:value-type="float" office:value="71.543401268018">
                <text:p>71.5434012680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8822067359232">
                <text:p>3.8822067359232</text:p>
              </table:table-cell>
              <table:table-cell office:value-type="float" office:value="71.543401238337">
                <text:p>71.5434012383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822067359367">
                <text:p>3.8822067359367</text:p>
              </table:table-cell>
              <table:table-cell office:value-type="float" office:value="71.543401205832">
                <text:p>71.5434012058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8822067359502">
                <text:p>3.8822067359502</text:p>
              </table:table-cell>
              <table:table-cell office:value-type="float" office:value="71.543401170595">
                <text:p>71.5434011705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8822067359637">
                <text:p>3.8822067359637</text:p>
              </table:table-cell>
              <table:table-cell office:value-type="float" office:value="71.543401158127">
                <text:p>71.5434011581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822067359772">
                <text:p>3.8822067359772</text:p>
              </table:table-cell>
              <table:table-cell office:value-type="float" office:value="71.543401151236">
                <text:p>71.5434011512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822067359907">
                <text:p>3.8822067359907</text:p>
              </table:table-cell>
              <table:table-cell office:value-type="float" office:value="71.543401144195">
                <text:p>71.5434011441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822067360042">
                <text:p>3.8822067360042</text:p>
              </table:table-cell>
              <table:table-cell office:value-type="float" office:value="71.543401135026">
                <text:p>71.5434011350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822067360177">
                <text:p>3.8822067360177</text:p>
              </table:table-cell>
              <table:table-cell office:value-type="float" office:value="71.543401123017">
                <text:p>71.543401123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22067360312">
                <text:p>3.8822067360312</text:p>
              </table:table-cell>
              <table:table-cell office:value-type="float" office:value="71.543401107929">
                <text:p>71.5434011079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8822067360447">
                <text:p>3.8822067360447</text:p>
              </table:table-cell>
              <table:table-cell office:value-type="float" office:value="71.543401089677">
                <text:p>71.5434010896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8822067360582">
                <text:p>3.8822067360582</text:p>
              </table:table-cell>
              <table:table-cell office:value-type="float" office:value="71.543401068074">
                <text:p>71.5434010680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822067360717">
                <text:p>3.8822067360717</text:p>
              </table:table-cell>
              <table:table-cell office:value-type="float" office:value="71.543401043104">
                <text:p>71.5434010431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8822067360852">
                <text:p>3.8822067360852</text:p>
              </table:table-cell>
              <table:table-cell office:value-type="float" office:value="71.543401014553">
                <text:p>71.5434010145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8822067360987">
                <text:p>3.8822067360987</text:p>
              </table:table-cell>
              <table:table-cell office:value-type="float" office:value="71.543400982537">
                <text:p>71.5434009825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8822067361122">
                <text:p>3.8822067361122</text:p>
              </table:table-cell>
              <table:table-cell office:value-type="float" office:value="71.543400947015">
                <text:p>71.543400947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subtitle svg:x="6.452cm" svg:y="0.18cm" chart:style-name="ch2">
          <text:p>BodyForce: 1000</text:p>
        </chart:subtitle>
        <chart:legend chart:legend-position="end" svg:x="14.195cm" svg:y="4.204cm" style:legend-expansion="high" chart:style-name="ch3"/>
        <chart:plot-area chart:style-name="ch4" table:cell-range-address="nucleation_edit2_BodyForce_1000.A1:nucleation_edit2_BodyForce_1000.A202 nucleation_edit2_BodyForce_1000.I1:nucleation_edit2_BodyForce_1000.I202" chart:data-source-has-labels="row" svg:x="0.32cm" svg:y="1.043cm" svg:width="13.555cm" svg:height="6.802cm">
          <chartooo:coordinate-region svg:x="3.27cm" svg:y="1.242cm" svg:width="10.511cm" svg:height="6.404cm"/>
          <chart:axis chart:dimension="x" chart:name="primary-x" chart:style-name="ch5">
            <chart:title svg:x="6.735cm" svg:y="8.025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nucleation_edit2_BodyForce_1000.I2:nucleation_edit2_BodyForce_1000.I202" chart:label-cell-address="nucleation_edit2_BodyForce_1000.I1:nucleation_edit2_BodyForce_1000.I1" chart:class="chart:scatter">
            <chart:domain table:cell-range-address="nucleation_edit2_BodyForce_1000.A2:nucleation_edit2_BodyForce_1000.A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_F</text:p>
                <draw:g>
                  <svg:desc>nucleation_edit2_BodyForce_1000.I1:nucleation_edit2_BodyForce_1000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cleation_edit2_BodyForce_1000.A2:nucleation_edit2_BodyForce_1000.A202</svg:desc>
                </draw:g>
              </table:table-cell>
              <table:table-cell office:value-type="float" office:value="0">
                <text:p>0</text:p>
                <draw:g>
                  <svg:desc>nucleation_edit2_BodyForce_1000.I2:nucleation_edit2_BodyForce_1000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313514709473">
                <text:p>0.056313514709473</text:p>
              </table:table-cell>
              <table:table-cell office:value-type="float" office:value="12981.314333976">
                <text:p>12981.314333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262702941895">
                <text:p>0.11262702941895</text:p>
              </table:table-cell>
              <table:table-cell office:value-type="float" office:value="12866.160938196">
                <text:p>12866.16093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894054412842">
                <text:p>0.16894054412842</text:p>
              </table:table-cell>
              <table:table-cell office:value-type="float" office:value="12784.886548199">
                <text:p>12784.886548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525405883789">
                <text:p>0.22525405883789</text:p>
              </table:table-cell>
              <table:table-cell office:value-type="float" office:value="12711.642693544">
                <text:p>12711.642693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156757354736">
                <text:p>0.28156757354736</text:p>
              </table:table-cell>
              <table:table-cell office:value-type="float" office:value="12640.929190279">
                <text:p>12640.929190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788108825684">
                <text:p>0.33788108825684</text:p>
              </table:table-cell>
              <table:table-cell office:value-type="float" office:value="12571.725608179">
                <text:p>12571.725608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419460296631">
                <text:p>0.39419460296631</text:p>
              </table:table-cell>
              <table:table-cell office:value-type="float" office:value="12503.873235981">
                <text:p>12503.873235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050811767578">
                <text:p>0.45050811767578</text:p>
              </table:table-cell>
              <table:table-cell office:value-type="float" office:value="12436.969576208">
                <text:p>12436.969576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682163238525">
                <text:p>0.50682163238525</text:p>
              </table:table-cell>
              <table:table-cell office:value-type="float" office:value="12370.460624832">
                <text:p>12370.460624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313514709473">
                <text:p>0.56313514709473</text:p>
              </table:table-cell>
              <table:table-cell office:value-type="float" office:value="12304.955499239">
                <text:p>12304.955499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94486618042">
                <text:p>0.6194486618042</text:p>
              </table:table-cell>
              <table:table-cell office:value-type="float" office:value="12240.28594158">
                <text:p>12240.28594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576217651367">
                <text:p>0.67576217651367</text:p>
              </table:table-cell>
              <table:table-cell office:value-type="float" office:value="12176.80900258">
                <text:p>12176.80900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207569122314">
                <text:p>0.73207569122314</text:p>
              </table:table-cell>
              <table:table-cell office:value-type="float" office:value="12114.78503676">
                <text:p>12114.78503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838920593262">
                <text:p>0.78838920593262</text:p>
              </table:table-cell>
              <table:table-cell office:value-type="float" office:value="12053.420023386">
                <text:p>12053.420023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470272064209">
                <text:p>0.84470272064209</text:p>
              </table:table-cell>
              <table:table-cell office:value-type="float" office:value="11993.149852361">
                <text:p>11993.1498523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101623535156">
                <text:p>0.90101623535156</text:p>
              </table:table-cell>
              <table:table-cell office:value-type="float" office:value="11933.247274245">
                <text:p>11933.247274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732975006104">
                <text:p>0.95732975006104</text:p>
              </table:table-cell>
              <table:table-cell office:value-type="float" office:value="11874.79173147">
                <text:p>11874.79173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36432647705">
                <text:p>1.0136432647705</text:p>
              </table:table-cell>
              <table:table-cell office:value-type="float" office:value="11816.739017054">
                <text:p>11816.7390170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995677948">
                <text:p>1.06995677948</text:p>
              </table:table-cell>
              <table:table-cell office:value-type="float" office:value="11758.638757062">
                <text:p>11758.6387570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62702941895">
                <text:p>1.1262702941895</text:p>
              </table:table-cell>
              <table:table-cell office:value-type="float" office:value="11701.308988433">
                <text:p>11701.308988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825838088989">
                <text:p>1.1825838088989</text:p>
              </table:table-cell>
              <table:table-cell office:value-type="float" office:value="11644.694543916">
                <text:p>11644.694543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388973236084">
                <text:p>1.2388973236084</text:p>
              </table:table-cell>
              <table:table-cell office:value-type="float" office:value="11589.055103615">
                <text:p>11589.055103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952108383179">
                <text:p>1.2952108383179</text:p>
              </table:table-cell>
              <table:table-cell office:value-type="float" office:value="11534.305975646">
                <text:p>11534.3059756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15243530273">
                <text:p>1.3515243530273</text:p>
              </table:table-cell>
              <table:table-cell office:value-type="float" office:value="11479.314210666">
                <text:p>11479.314210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078378677368">
                <text:p>1.4078378677368</text:p>
              </table:table-cell>
              <table:table-cell office:value-type="float" office:value="11424.661591451">
                <text:p>11424.661591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641513824463">
                <text:p>1.4641513824463</text:p>
              </table:table-cell>
              <table:table-cell office:value-type="float" office:value="11371.095270809">
                <text:p>11371.0952708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204648971558">
                <text:p>1.5204648971558</text:p>
              </table:table-cell>
              <table:table-cell office:value-type="float" office:value="11317.880349036">
                <text:p>11317.8803490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767784118652">
                <text:p>1.5767784118652</text:p>
              </table:table-cell>
              <table:table-cell office:value-type="float" office:value="11265.244937009">
                <text:p>11265.244937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330919265747">
                <text:p>1.6330919265747</text:p>
              </table:table-cell>
              <table:table-cell office:value-type="float" office:value="11213.283514697">
                <text:p>11213.2835146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894054412842">
                <text:p>1.6894054412842</text:p>
              </table:table-cell>
              <table:table-cell office:value-type="float" office:value="11161.475156688">
                <text:p>11161.475156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457189559937">
                <text:p>1.7457189559937</text:p>
              </table:table-cell>
              <table:table-cell office:value-type="float" office:value="11110.602385318">
                <text:p>11110.6023853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020324707031">
                <text:p>1.8020324707031</text:p>
              </table:table-cell>
              <table:table-cell office:value-type="float" office:value="11059.267366712">
                <text:p>11059.267366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583459854126">
                <text:p>1.8583459854126</text:p>
              </table:table-cell>
              <table:table-cell office:value-type="float" office:value="11008.496201883">
                <text:p>11008.496201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146595001221">
                <text:p>1.9146595001221</text:p>
              </table:table-cell>
              <table:table-cell office:value-type="float" office:value="10957.754876871">
                <text:p>10957.754876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709730148315">
                <text:p>1.9709730148315</text:p>
              </table:table-cell>
              <table:table-cell office:value-type="float" office:value="10907.170143461">
                <text:p>10907.170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27286529541">
                <text:p>2.027286529541</text:p>
              </table:table-cell>
              <table:table-cell office:value-type="float" office:value="10856.75903876">
                <text:p>10856.759038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836000442505">
                <text:p>2.0836000442505</text:p>
              </table:table-cell>
              <table:table-cell office:value-type="float" office:value="10806.468761647">
                <text:p>10806.4687616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3991355896">
                <text:p>2.13991355896</text:p>
              </table:table-cell>
              <table:table-cell office:value-type="float" office:value="10756.352020983">
                <text:p>10756.352020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962270736694">
                <text:p>2.1962270736694</text:p>
              </table:table-cell>
              <table:table-cell office:value-type="float" office:value="10706.64974435">
                <text:p>10706.64974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525405883789">
                <text:p>2.2525405883789</text:p>
              </table:table-cell>
              <table:table-cell office:value-type="float" office:value="10656.988072769">
                <text:p>10656.988072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088541030884">
                <text:p>2.3088541030884</text:p>
              </table:table-cell>
              <table:table-cell office:value-type="float" office:value="10607.172066941">
                <text:p>10607.172066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651676177979">
                <text:p>2.3651676177979</text:p>
              </table:table-cell>
              <table:table-cell office:value-type="float" office:value="10557.383094599">
                <text:p>10557.383094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214811325073">
                <text:p>2.4214811325073</text:p>
              </table:table-cell>
              <table:table-cell office:value-type="float" office:value="10507.428634733">
                <text:p>10507.4286347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777946472168">
                <text:p>2.4777946472168</text:p>
              </table:table-cell>
              <table:table-cell office:value-type="float" office:value="10457.570272481">
                <text:p>10457.570272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341081619263">
                <text:p>2.5341081619263</text:p>
              </table:table-cell>
              <table:table-cell office:value-type="float" office:value="10407.106272231">
                <text:p>10407.106272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904216766357">
                <text:p>2.5904216766357</text:p>
              </table:table-cell>
              <table:table-cell office:value-type="float" office:value="10356.481691507">
                <text:p>10356.4816915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467351913452">
                <text:p>2.6467351913452</text:p>
              </table:table-cell>
              <table:table-cell office:value-type="float" office:value="10305.99646374">
                <text:p>10305.996463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030487060547">
                <text:p>2.7030487060547</text:p>
              </table:table-cell>
              <table:table-cell office:value-type="float" office:value="10254.636346722">
                <text:p>10254.636346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593622207642">
                <text:p>2.7593622207642</text:p>
              </table:table-cell>
              <table:table-cell office:value-type="float" office:value="10202.61005649">
                <text:p>10202.610056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156757354736">
                <text:p>2.8156757354736</text:p>
              </table:table-cell>
              <table:table-cell office:value-type="float" office:value="10149.975968505">
                <text:p>10149.975968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719892501831">
                <text:p>2.8719892501831</text:p>
              </table:table-cell>
              <table:table-cell office:value-type="float" office:value="10095.660842372">
                <text:p>10095.6608423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283027648926">
                <text:p>2.9283027648926</text:p>
              </table:table-cell>
              <table:table-cell office:value-type="float" office:value="10040.094277966">
                <text:p>10040.094277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846162796021">
                <text:p>2.9846162796021</text:p>
              </table:table-cell>
              <table:table-cell office:value-type="float" office:value="9983.0727655192">
                <text:p>9983.0727655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09297943115">
                <text:p>3.0409297943115</text:p>
              </table:table-cell>
              <table:table-cell office:value-type="float" office:value="9924.5210598932">
                <text:p>9924.5210598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97243309021">
                <text:p>3.097243309021</text:p>
              </table:table-cell>
              <table:table-cell office:value-type="float" office:value="9863.0901582989">
                <text:p>9863.0901582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535568237305">
                <text:p>3.1535568237305</text:p>
              </table:table-cell>
              <table:table-cell office:value-type="float" office:value="9798.4347502117">
                <text:p>9798.4347502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098703384399">
                <text:p>3.2098703384399</text:p>
              </table:table-cell>
              <table:table-cell office:value-type="float" office:value="9730.4997320621">
                <text:p>9730.49973206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661838531494">
                <text:p>3.2661838531494</text:p>
              </table:table-cell>
              <table:table-cell office:value-type="float" office:value="9658.2113684701">
                <text:p>9658.21136847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224973678589">
                <text:p>3.3224973678589</text:p>
              </table:table-cell>
              <table:table-cell office:value-type="float" office:value="9580.7619263178">
                <text:p>9580.76192631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788108825684">
                <text:p>3.3788108825684</text:p>
              </table:table-cell>
              <table:table-cell office:value-type="float" office:value="9496.8246529899">
                <text:p>9496.82465298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351243972778">
                <text:p>3.4351243972778</text:p>
              </table:table-cell>
              <table:table-cell office:value-type="float" office:value="9405.9426040471">
                <text:p>9405.94260404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914379119873">
                <text:p>3.4914379119873</text:p>
              </table:table-cell>
              <table:table-cell office:value-type="float" office:value="9308.2562787848">
                <text:p>9308.2562787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477514266968">
                <text:p>3.5477514266968</text:p>
              </table:table-cell>
              <table:table-cell office:value-type="float" office:value="9204.4675314803">
                <text:p>9204.4675314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040649414062">
                <text:p>3.6040649414062</text:p>
              </table:table-cell>
              <table:table-cell office:value-type="float" office:value="9094.8775743946">
                <text:p>9094.87757439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603784561157">
                <text:p>3.6603784561157</text:p>
              </table:table-cell>
              <table:table-cell office:value-type="float" office:value="8981.1401151783">
                <text:p>8981.1401151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166919708252">
                <text:p>3.7166919708252</text:p>
              </table:table-cell>
              <table:table-cell office:value-type="float" office:value="8865.7399899181">
                <text:p>8865.7399899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730054855347">
                <text:p>3.7730054855347</text:p>
              </table:table-cell>
              <table:table-cell office:value-type="float" office:value="8750.5952915607">
                <text:p>8750.5952915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293190002441">
                <text:p>3.8293190002441</text:p>
              </table:table-cell>
              <table:table-cell office:value-type="float" office:value="8637.1904719106">
                <text:p>8637.1904719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856325149536">
                <text:p>3.8856325149536</text:p>
              </table:table-cell>
              <table:table-cell office:value-type="float" office:value="8526.8710776231">
                <text:p>8526.8710776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419460296631">
                <text:p>3.9419460296631</text:p>
              </table:table-cell>
              <table:table-cell office:value-type="float" office:value="8420.7477128638">
                <text:p>8420.74771286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982595443726">
                <text:p>3.9982595443726</text:p>
              </table:table-cell>
              <table:table-cell office:value-type="float" office:value="8318.7329807384">
                <text:p>8318.7329807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54573059082">
                <text:p>4.054573059082</text:p>
              </table:table-cell>
              <table:table-cell office:value-type="float" office:value="8220.6612749377">
                <text:p>8220.66127493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108865737915">
                <text:p>4.1108865737915</text:p>
              </table:table-cell>
              <table:table-cell office:value-type="float" office:value="8124.8051543266">
                <text:p>8124.80515432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67200088501">
                <text:p>4.167200088501</text:p>
              </table:table-cell>
              <table:table-cell office:value-type="float" office:value="8031.0013972755">
                <text:p>8031.00139727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235136032104">
                <text:p>4.2235136032104</text:p>
              </table:table-cell>
              <table:table-cell office:value-type="float" office:value="7936.8414735353">
                <text:p>7936.84147353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798271179199">
                <text:p>4.2798271179199</text:p>
              </table:table-cell>
              <table:table-cell office:value-type="float" office:value="7841.3271133682">
                <text:p>7841.3271133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361406326294">
                <text:p>4.3361406326294</text:p>
              </table:table-cell>
              <table:table-cell office:value-type="float" office:value="7741.3654753422">
                <text:p>7741.36547534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783757686615">
                <text:p>4.3783757686615</text:p>
              </table:table-cell>
              <table:table-cell office:value-type="float" office:value="7660.7312176758">
                <text:p>7660.7312176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021330326796">
                <text:p>4.4021330326796</text:p>
              </table:table-cell>
              <table:table-cell office:value-type="float" office:value="7606.1864063068">
                <text:p>7606.18640630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154964936897">
                <text:p>4.4154964936897</text:p>
              </table:table-cell>
              <table:table-cell office:value-type="float" office:value="7570.1448630226">
                <text:p>7570.14486302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4255190894473">
                <text:p>4.4255190894473</text:p>
              </table:table-cell>
              <table:table-cell office:value-type="float" office:value="7539.6629325163">
                <text:p>7539.66293251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31156799561">
                <text:p>4.431156799561</text:p>
              </table:table-cell>
              <table:table-cell office:value-type="float" office:value="7513.189273163">
                <text:p>7513.1892731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353850821462">
                <text:p>4.4353850821462</text:p>
              </table:table-cell>
              <table:table-cell office:value-type="float" office:value="7482.6623494042">
                <text:p>7482.6623494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377634911004">
                <text:p>4.4377634911004</text:p>
              </table:table-cell>
              <table:table-cell office:value-type="float" office:value="7441.3927670931">
                <text:p>7441.39276709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391013461372">
                <text:p>4.4391013461372</text:p>
              </table:table-cell>
              <table:table-cell office:value-type="float" office:value="7393.1339545503">
                <text:p>7393.13395455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401047374147">
                <text:p>4.4401047374147</text:p>
              </table:table-cell>
              <table:table-cell office:value-type="float" office:value="7311.7580699917">
                <text:p>7311.75806999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408572808729">
                <text:p>4.4408572808729</text:p>
              </table:table-cell>
              <table:table-cell office:value-type="float" office:value="7104.2847202678">
                <text:p>7104.28472026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412805865681">
                <text:p>4.4412805865681</text:p>
              </table:table-cell>
              <table:table-cell office:value-type="float" office:value="6792.4910166828">
                <text:p>6792.4910166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15980658395">
                <text:p>4.4415980658395</text:p>
              </table:table-cell>
              <table:table-cell office:value-type="float" office:value="6172.1839435738">
                <text:p>6172.1839435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418361752931">
                <text:p>4.4418361752931</text:p>
              </table:table-cell>
              <table:table-cell office:value-type="float" office:value="4694.4942899772">
                <text:p>4694.49428997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420147573833">
                <text:p>4.4420147573833</text:p>
              </table:table-cell>
              <table:table-cell office:value-type="float" office:value="-292.56219722949">
                <text:p>-292.562197229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42115209809">
                <text:p>4.442115209809</text:p>
              </table:table-cell>
              <table:table-cell office:value-type="float" office:value="-17014.57749208">
                <text:p>-17014.57749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421575881761">
                <text:p>4.4421575881761</text:p>
              </table:table-cell>
              <table:table-cell office:value-type="float" office:value="-47806.647578156">
                <text:p>-47806.647578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421893719514">
                <text:p>4.4421893719514</text:p>
              </table:table-cell>
              <table:table-cell office:value-type="float" office:value="-124109.51001501">
                <text:p>-124109.510015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422132097829">
                <text:p>4.4422132097829</text:p>
              </table:table-cell>
              <table:table-cell office:value-type="float" office:value="-404500.19142115">
                <text:p>-404500.19142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422266185631">
                <text:p>4.4422266185631</text:p>
              </table:table-cell>
              <table:table-cell office:value-type="float" office:value="-1403101.8150755">
                <text:p>-1403101.81507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422322753923">
                <text:p>4.4422322753923</text:p>
              </table:table-cell>
              <table:table-cell office:value-type="float" office:value="-3310637.1865222">
                <text:p>-3310637.18652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4422365180141">
                <text:p>4.4422365180141</text:p>
              </table:table-cell>
              <table:table-cell office:value-type="float" office:value="-8327313.9614798">
                <text:p>-8327313.9614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4422389044889">
                <text:p>4.4422389044889</text:p>
              </table:table-cell>
              <table:table-cell office:value-type="float" office:value="-18548505.877295">
                <text:p>-18548505.877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442240694345">
                <text:p>4.442240694345</text:p>
              </table:table-cell>
              <table:table-cell office:value-type="float" office:value="-45477846.230529">
                <text:p>-45477846.2305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4422420367371">
                <text:p>4.4422420367371</text:p>
              </table:table-cell>
              <table:table-cell office:value-type="float" office:value="-158731353.82246">
                <text:p>-158731353.822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4422426030588">
                <text:p>4.4422426030588</text:p>
              </table:table-cell>
              <table:table-cell office:value-type="float" office:value="-397137561.31241">
                <text:p>-397137561.31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4422430278">
                <text:p>4.4422430278</text:p>
              </table:table-cell>
              <table:table-cell office:value-type="float" office:value="-1173725361.2288">
                <text:p>-1173725361.22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442243266717">
                <text:p>4.442243266717</text:p>
              </table:table-cell>
              <table:table-cell office:value-type="float" office:value="-3429725535.1709">
                <text:p>-3429725535.17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4422434011077">
                <text:p>4.4422434011077</text:p>
              </table:table-cell>
              <table:table-cell office:value-type="float" office:value="-9336780364.6173">
                <text:p>-9336780364.61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4422434767026">
                <text:p>4.4422434767026</text:p>
              </table:table-cell>
              <table:table-cell office:value-type="float" office:value="-22504023683.345">
                <text:p>-22504023683.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422435333987">
                <text:p>4.4422435333987</text:p>
              </table:table-cell>
              <table:table-cell office:value-type="float" office:value="-66191900197.339">
                <text:p>-66191900197.3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422435652902">
                <text:p>4.4422435652902</text:p>
              </table:table-cell>
              <table:table-cell office:value-type="float" office:value="-193828171760.97">
                <text:p>-193828171760.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422435787445">
                <text:p>4.4422435787445</text:p>
              </table:table-cell>
              <table:table-cell office:value-type="float" office:value="-391815915765.78">
                <text:p>-391815915765.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422435888352">
                <text:p>4.4422435888352</text:p>
              </table:table-cell>
              <table:table-cell office:value-type="float" office:value="-761061672802.24">
                <text:p>-761061672802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22435945112">
                <text:p>4.4422435945112</text:p>
              </table:table-cell>
              <table:table-cell office:value-type="float" office:value="-1262410217961.6">
                <text:p>-1262410217961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422435977039">
                <text:p>4.4422435977039</text:p>
              </table:table-cell>
              <table:table-cell office:value-type="float" office:value="-1791718922638.3">
                <text:p>-1791718922638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4422436000985">
                <text:p>4.4422436000985</text:p>
              </table:table-cell>
              <table:table-cell office:value-type="float" office:value="-2383606503761.8">
                <text:p>-2383606503761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4422436018944">
                <text:p>4.4422436018944</text:p>
              </table:table-cell>
              <table:table-cell office:value-type="float" office:value="-3026679261658.9">
                <text:p>-3026679261658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422436032414">
                <text:p>4.4422436032414</text:p>
              </table:table-cell>
              <table:table-cell office:value-type="float" office:value="-3689858214661">
                <text:p>-36898582146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4422436042516">
                <text:p>4.4422436042516</text:p>
              </table:table-cell>
              <table:table-cell office:value-type="float" office:value="-4337937300261.1">
                <text:p>-4337937300261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4422436050092">
                <text:p>4.4422436050092</text:p>
              </table:table-cell>
              <table:table-cell office:value-type="float" office:value="-4940826969338.9">
                <text:p>-4940826969338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4422436055775">
                <text:p>4.4422436055775</text:p>
              </table:table-cell>
              <table:table-cell office:value-type="float" office:value="-5478157961806.2">
                <text:p>-5478157961806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4422436060037">
                <text:p>4.4422436060037</text:p>
              </table:table-cell>
              <table:table-cell office:value-type="float" office:value="-5940076534182.7">
                <text:p>-5940076534182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4422436063233">
                <text:p>4.4422436063233</text:p>
              </table:table-cell>
              <table:table-cell office:value-type="float" office:value="-6325543266862.6">
                <text:p>-632554326686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4422436066429">
                <text:p>4.4422436066429</text:p>
              </table:table-cell>
              <table:table-cell office:value-type="float" office:value="-6749629110744.7">
                <text:p>-6749629110744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4422436069626">
                <text:p>4.4422436069626</text:p>
              </table:table-cell>
              <table:table-cell office:value-type="float" office:value="-7217811814378.5">
                <text:p>-7217811814378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4422436072822">
                <text:p>4.4422436072822</text:p>
              </table:table-cell>
              <table:table-cell office:value-type="float" office:value="-7736477228366.3">
                <text:p>-7736477228366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4422436075219">
                <text:p>4.4422436075219</text:p>
              </table:table-cell>
              <table:table-cell office:value-type="float" office:value="-8162935189804.6">
                <text:p>-8162935189804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4422436077617">
                <text:p>4.4422436077617</text:p>
              </table:table-cell>
              <table:table-cell office:value-type="float" office:value="-8625584386096.8">
                <text:p>-8625584386096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4422436080014">
                <text:p>4.4422436080014</text:p>
              </table:table-cell>
              <table:table-cell office:value-type="float" office:value="-9128705209552.6">
                <text:p>-9128705209552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4422436082411">
                <text:p>4.4422436082411</text:p>
              </table:table-cell>
              <table:table-cell office:value-type="float" office:value="-9677184783103.1">
                <text:p>-9677184783103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4422436084209">
                <text:p>4.4422436084209</text:p>
              </table:table-cell>
              <table:table-cell office:value-type="float" office:value="-10121549315409">
                <text:p>-101215493154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4422436086007">
                <text:p>4.4422436086007</text:p>
              </table:table-cell>
              <table:table-cell office:value-type="float" office:value="-10597187202307">
                <text:p>-105971872023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4422436087805">
                <text:p>4.4422436087805</text:p>
              </table:table-cell>
              <table:table-cell office:value-type="float" office:value="-11107150344710">
                <text:p>-111071503447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422436089603">
                <text:p>4.4422436089603</text:p>
              </table:table-cell>
              <table:table-cell office:value-type="float" office:value="-11654840014792">
                <text:p>-11654840014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422436091401">
                <text:p>4.4422436091401</text:p>
              </table:table-cell>
              <table:table-cell office:value-type="float" office:value="-12244078597148">
                <text:p>-122440785971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422436092749">
                <text:p>4.4422436092749</text:p>
              </table:table-cell>
              <table:table-cell office:value-type="float" office:value="-12715760485869">
                <text:p>-127157604858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422436094098">
                <text:p>4.4422436094098</text:p>
              </table:table-cell>
              <table:table-cell office:value-type="float" office:value="-13215192818100">
                <text:p>-13215192818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4422436095446">
                <text:p>4.4422436095446</text:p>
              </table:table-cell>
              <table:table-cell office:value-type="float" office:value="-13744630399752">
                <text:p>-137446303997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4422436096795">
                <text:p>4.4422436096795</text:p>
              </table:table-cell>
              <table:table-cell office:value-type="float" office:value="-14306538138744">
                <text:p>-143065381387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4422436098143">
                <text:p>4.4422436098143</text:p>
              </table:table-cell>
              <table:table-cell office:value-type="float" office:value="-14903631351338">
                <text:p>-14903631351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4422436099155">
                <text:p>4.4422436099155</text:p>
              </table:table-cell>
              <table:table-cell office:value-type="float" office:value="-15376275253516">
                <text:p>-153762752535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4422436100166">
                <text:p>4.4422436100166</text:p>
              </table:table-cell>
              <table:table-cell office:value-type="float" office:value="-15871736074157">
                <text:p>-158717360741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422436101177">
                <text:p>4.4422436101177</text:p>
              </table:table-cell>
              <table:table-cell office:value-type="float" office:value="-16391529743691">
                <text:p>-163915297436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422436102189">
                <text:p>4.4422436102189</text:p>
              </table:table-cell>
              <table:table-cell office:value-type="float" office:value="-16937284250983">
                <text:p>-169372842509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4224361032">
                <text:p>4.44224361032</text:p>
              </table:table-cell>
              <table:table-cell office:value-type="float" office:value="-17510760659998">
                <text:p>-17510760659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422436104211">
                <text:p>4.4422436104211</text:p>
              </table:table-cell>
              <table:table-cell office:value-type="float" office:value="-18113870129003">
                <text:p>-181138701290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422436105223">
                <text:p>4.4422436105223</text:p>
              </table:table-cell>
              <table:table-cell office:value-type="float" office:value="-18748690808788">
                <text:p>-187486908087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422436105981">
                <text:p>4.4422436105981</text:p>
              </table:table-cell>
              <table:table-cell office:value-type="float" office:value="-19246925570372">
                <text:p>-192469255703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442243610674">
                <text:p>4.442243610674</text:p>
              </table:table-cell>
              <table:table-cell office:value-type="float" office:value="-19765266143269">
                <text:p>-197652661432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4422436107498">
                <text:p>4.4422436107498</text:p>
              </table:table-cell>
              <table:table-cell office:value-type="float" office:value="-20304826158104">
                <text:p>-203048261581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4422436108257">
                <text:p>4.4422436108257</text:p>
              </table:table-cell>
              <table:table-cell office:value-type="float" office:value="-20866785774963">
                <text:p>-208667857749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4422436109015">
                <text:p>4.4422436109015</text:p>
              </table:table-cell>
              <table:table-cell office:value-type="float" office:value="-21452404378449">
                <text:p>-214524043784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4422436109774">
                <text:p>4.4422436109774</text:p>
              </table:table-cell>
              <table:table-cell office:value-type="float" office:value="-22063029801208">
                <text:p>-220630298012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4422436110532">
                <text:p>4.4422436110532</text:p>
              </table:table-cell>
              <table:table-cell office:value-type="float" office:value="-22700106805631">
                <text:p>-227001068056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4422436111291">
                <text:p>4.4422436111291</text:p>
              </table:table-cell>
              <table:table-cell office:value-type="float" office:value="-23365185868807">
                <text:p>-233651858688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4422436112049">
                <text:p>4.4422436112049</text:p>
              </table:table-cell>
              <table:table-cell office:value-type="float" office:value="-24059932768188">
                <text:p>-240599327681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422436112618">
                <text:p>4.4422436112618</text:p>
              </table:table-cell>
              <table:table-cell office:value-type="float" office:value="-24601499594577">
                <text:p>-246014995945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4422436113187">
                <text:p>4.4422436113187</text:p>
              </table:table-cell>
              <table:table-cell office:value-type="float" office:value="-25161542197793">
                <text:p>-251615421977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4422436113756">
                <text:p>4.4422436113756</text:p>
              </table:table-cell>
              <table:table-cell office:value-type="float" office:value="-25740923952201">
                <text:p>-257409239522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4422436114325">
                <text:p>4.4422436114325</text:p>
              </table:table-cell>
              <table:table-cell office:value-type="float" office:value="-26340550210435">
                <text:p>-263405502104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4422436114894">
                <text:p>4.4422436114894</text:p>
              </table:table-cell>
              <table:table-cell office:value-type="float" office:value="-26961376845772">
                <text:p>-269613768457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4422436115463">
                <text:p>4.4422436115463</text:p>
              </table:table-cell>
              <table:table-cell office:value-type="float" office:value="-27604415797908">
                <text:p>-276044157979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4422436116032">
                <text:p>4.4422436116032</text:p>
              </table:table-cell>
              <table:table-cell office:value-type="float" office:value="-28270739771965">
                <text:p>-282707397719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4422436116601">
                <text:p>4.4422436116601</text:p>
              </table:table-cell>
              <table:table-cell office:value-type="float" office:value="-28961486906186">
                <text:p>-289614869061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4422436117169">
                <text:p>4.4422436117169</text:p>
              </table:table-cell>
              <table:table-cell office:value-type="float" office:value="-29677865696696">
                <text:p>-296778656966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4422436117738">
                <text:p>4.4422436117738</text:p>
              </table:table-cell>
              <table:table-cell office:value-type="float" office:value="-30421160358342">
                <text:p>-30421160358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4422436118165">
                <text:p>4.4422436118165</text:p>
              </table:table-cell>
              <table:table-cell office:value-type="float" office:value="-30997086328216">
                <text:p>-30997086328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422436118592">
                <text:p>4.4422436118592</text:p>
              </table:table-cell>
              <table:table-cell office:value-type="float" office:value="-31589509996966">
                <text:p>-315895099969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422436119018">
                <text:p>4.4422436119018</text:p>
              </table:table-cell>
              <table:table-cell office:value-type="float" office:value="-32199077546603">
                <text:p>-321990775466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422436119445">
                <text:p>4.4422436119445</text:p>
              </table:table-cell>
              <table:table-cell office:value-type="float" office:value="-32826460308541">
                <text:p>-328264603085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4422436119872">
                <text:p>4.4422436119872</text:p>
              </table:table-cell>
              <table:table-cell office:value-type="float" office:value="-33472360531174">
                <text:p>-334723605311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4422436120298">
                <text:p>4.4422436120298</text:p>
              </table:table-cell>
              <table:table-cell office:value-type="float" office:value="-34137514613495">
                <text:p>-34137514613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4422436120725">
                <text:p>4.4422436120725</text:p>
              </table:table-cell>
              <table:table-cell office:value-type="float" office:value="-34822695676323">
                <text:p>-348226956763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4422436121152">
                <text:p>4.4422436121152</text:p>
              </table:table-cell>
              <table:table-cell office:value-type="float" office:value="-35528715955846">
                <text:p>-355287159558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4422436121578">
                <text:p>4.4422436121578</text:p>
              </table:table-cell>
              <table:table-cell office:value-type="float" office:value="-36256429260847">
                <text:p>-362564292608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4422436122005">
                <text:p>4.4422436122005</text:p>
              </table:table-cell>
              <table:table-cell office:value-type="float" office:value="-37006733566804">
                <text:p>-370067335668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4422436122432">
                <text:p>4.4422436122432</text:p>
              </table:table-cell>
              <table:table-cell office:value-type="float" office:value="-37780573804174">
                <text:p>-377805738041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4422436122858">
                <text:p>4.4422436122858</text:p>
              </table:table-cell>
              <table:table-cell office:value-type="float" office:value="-38578944861893">
                <text:p>-385789448618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4422436123178">
                <text:p>4.4422436123178</text:p>
              </table:table-cell>
              <table:table-cell office:value-type="float" office:value="-39194429386152">
                <text:p>-391944293861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422436123498">
                <text:p>4.4422436123498</text:p>
              </table:table-cell>
              <table:table-cell office:value-type="float" office:value="-39824750965467">
                <text:p>-398247509654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422436123818">
                <text:p>4.4422436123818</text:p>
              </table:table-cell>
              <table:table-cell office:value-type="float" office:value="-40470397934243">
                <text:p>-404703979342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4422436124138">
                <text:p>4.4422436124138</text:p>
              </table:table-cell>
              <table:table-cell office:value-type="float" office:value="-41131873737950">
                <text:p>-411318737379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4422436124458">
                <text:p>4.4422436124458</text:p>
              </table:table-cell>
              <table:table-cell office:value-type="float" office:value="-41809700949105">
                <text:p>-41809700949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4422436124778">
                <text:p>4.4422436124778</text:p>
              </table:table-cell>
              <table:table-cell office:value-type="float" office:value="-42504423288051">
                <text:p>-425044232880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4422436125098">
                <text:p>4.4422436125098</text:p>
              </table:table-cell>
              <table:table-cell office:value-type="float" office:value="-43216607073123">
                <text:p>-432166070731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4422436125418">
                <text:p>4.4422436125418</text:p>
              </table:table-cell>
              <table:table-cell office:value-type="float" office:value="-43946842488368">
                <text:p>-439468424883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422436125738">
                <text:p>4.4422436125738</text:p>
              </table:table-cell>
              <table:table-cell office:value-type="float" office:value="-44695744844410">
                <text:p>-446957448444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4422436126058">
                <text:p>4.4422436126058</text:p>
              </table:table-cell>
              <table:table-cell office:value-type="float" office:value="-45463955888405">
                <text:p>-454639558884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4422436126378">
                <text:p>4.4422436126378</text:p>
              </table:table-cell>
              <table:table-cell office:value-type="float" office:value="-46252145179321">
                <text:p>-462521451793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4422436126698">
                <text:p>4.4422436126698</text:p>
              </table:table-cell>
              <table:table-cell office:value-type="float" office:value="-47061011555828">
                <text:p>-470610115558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4422436127018">
                <text:p>4.4422436127018</text:p>
              </table:table-cell>
              <table:table-cell office:value-type="float" office:value="-47891284685467">
                <text:p>-478912846854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4422436127338">
                <text:p>4.4422436127338</text:p>
              </table:table-cell>
              <table:table-cell office:value-type="float" office:value="-48743726730304">
                <text:p>-487437267303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4422436127578">
                <text:p>4.4422436127578</text:p>
              </table:table-cell>
              <table:table-cell office:value-type="float" office:value="-49398068883064">
                <text:p>-49398068883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4422436127818">
                <text:p>4.4422436127818</text:p>
              </table:table-cell>
              <table:table-cell office:value-type="float" office:value="-50065668052216">
                <text:p>-500656680522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4422436128058">
                <text:p>4.4422436128058</text:p>
              </table:table-cell>
              <table:table-cell office:value-type="float" office:value="-50746890497608">
                <text:p>-50746890497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4422436128298">
                <text:p>4.4422436128298</text:p>
              </table:table-cell>
              <table:table-cell office:value-type="float" office:value="-51442111351341">
                <text:p>-514421113513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4422436128538">
                <text:p>4.4422436128538</text:p>
              </table:table-cell>
              <table:table-cell office:value-type="float" office:value="-52151717450529">
                <text:p>-521517174505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4422436128778">
                <text:p>4.4422436128778</text:p>
              </table:table-cell>
              <table:table-cell office:value-type="float" office:value="-52876108652796">
                <text:p>-528761086527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4422436129018">
                <text:p>4.4422436129018</text:p>
              </table:table-cell>
              <table:table-cell office:value-type="float" office:value="-53615698671156">
                <text:p>-536156986711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4422436129258">
                <text:p>4.4422436129258</text:p>
              </table:table-cell>
              <table:table-cell office:value-type="float" office:value="-54370915726416">
                <text:p>-543709157264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4422436129498">
                <text:p>4.4422436129498</text:p>
              </table:table-cell>
              <table:table-cell office:value-type="float" office:value="-55142203215386">
                <text:p>-551422032153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4422436129738">
                <text:p>4.4422436129738</text:p>
              </table:table-cell>
              <table:table-cell office:value-type="float" office:value="-55930020369233">
                <text:p>-559300203692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4422436129978">
                <text:p>4.4422436129978</text:p>
              </table:table-cell>
              <table:table-cell office:value-type="float" office:value="-56734842940370">
                <text:p>-567348429403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subtitle svg:x="7.509cm" svg:y="0.18cm" chart:style-name="ch2">
          <text:p>conc</text:p>
        </chart:subtitle>
        <chart:legend chart:legend-position="end" svg:x="13.215cm" svg:y="4.203cm" style:legend-expansion="high" chart:style-name="ch3"/>
        <chart:plot-area chart:style-name="ch4" table:cell-range-address="nucleation_edit2_BodyForce_1000.A1:nucleation_edit2_BodyForce_1000.B202" chart:data-source-has-labels="row" svg:x="0.32cm" svg:y="1.043cm" svg:width="12.575cm" svg:height="6.801cm">
          <chartooo:coordinate-region svg:x="0.756cm" svg:y="1.242cm" svg:width="11.86cm" svg:height="5.955cm"/>
          <chart:axis chart:dimension="x" chart:name="primary-x" chart:style-name="ch5">
            <chart:title svg:x="6.245cm" svg:y="8.024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nucleation_edit2_BodyForce_1000.B2:nucleation_edit2_BodyForce_1000.B202" chart:label-cell-address="nucleation_edit2_BodyForce_1000.B1:nucleation_edit2_BodyForce_1000.B1" chart:class="chart:scatter">
            <chart:domain table:cell-range-address="nucleation_edit2_BodyForce_1000.A2:nucleation_edit2_BodyForce_1000.A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lementInt_c</text:p>
                <draw:g>
                  <svg:desc>nucleation_edit2_BodyForce_1000.B1:nucleation_edit2_BodyForce_10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cleation_edit2_BodyForce_1000.A2:nucleation_edit2_BodyForce_1000.A202</svg:desc>
                </draw:g>
              </table:table-cell>
              <table:table-cell office:value-type="float" office:value="0">
                <text:p>0</text:p>
                <draw:g>
                  <svg:desc>nucleation_edit2_BodyForce_1000.B2:nucleation_edit2_BodyForce_1000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313514709473">
                <text:p>0.056313514709473</text:p>
              </table:table-cell>
              <table:table-cell office:value-type="float" office:value="0.000015018355201929">
                <text:p>0.000015018355201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262702941895">
                <text:p>0.11262702941895</text:p>
              </table:table-cell>
              <table:table-cell office:value-type="float" office:value="0.00002002420229541">
                <text:p>0.00002002420229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894054412842">
                <text:p>0.16894054412842</text:p>
              </table:table-cell>
              <table:table-cell office:value-type="float" office:value="0.000021692792914974">
                <text:p>0.000021692792914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525405883789">
                <text:p>0.22525405883789</text:p>
              </table:table-cell>
              <table:table-cell office:value-type="float" office:value="0.000022245102096308">
                <text:p>0.000022245102096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156757354736">
                <text:p>0.28156757354736</text:p>
              </table:table-cell>
              <table:table-cell office:value-type="float" office:value="0.000022427733053387">
                <text:p>0.000022427733053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788108825684">
                <text:p>0.33788108825684</text:p>
              </table:table-cell>
              <table:table-cell office:value-type="float" office:value="0.000022488648432406">
                <text:p>0.000022488648432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419460296631">
                <text:p>0.39419460296631</text:p>
              </table:table-cell>
              <table:table-cell office:value-type="float" office:value="0.000022509010702304">
                <text:p>0.000022509010702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050811767578">
                <text:p>0.45050811767578</text:p>
              </table:table-cell>
              <table:table-cell office:value-type="float" office:value="0.000022515889941399">
                <text:p>0.000022515889941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682163238525">
                <text:p>0.50682163238525</text:p>
              </table:table-cell>
              <table:table-cell office:value-type="float" office:value="0.00002251831208655">
                <text:p>0.00002251831208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313514709473">
                <text:p>0.56313514709473</text:p>
              </table:table-cell>
              <table:table-cell office:value-type="float" office:value="0.000022519264965215">
                <text:p>0.000022519264965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94486618042">
                <text:p>0.6194486618042</text:p>
              </table:table-cell>
              <table:table-cell office:value-type="float" office:value="0.000022519763617654">
                <text:p>0.000022519763617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576217651367">
                <text:p>0.67576217651367</text:p>
              </table:table-cell>
              <table:table-cell office:value-type="float" office:value="0.000022520121784386">
                <text:p>0.000022520121784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207569122314">
                <text:p>0.73207569122314</text:p>
              </table:table-cell>
              <table:table-cell office:value-type="float" office:value="0.000022520468802245">
                <text:p>0.000022520468802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838920593262">
                <text:p>0.78838920593262</text:p>
              </table:table-cell>
              <table:table-cell office:value-type="float" office:value="0.000022520828983019">
                <text:p>0.000022520828983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470272064209">
                <text:p>0.84470272064209</text:p>
              </table:table-cell>
              <table:table-cell office:value-type="float" office:value="0.000022521251318963">
                <text:p>0.000022521251318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101623535156">
                <text:p>0.90101623535156</text:p>
              </table:table-cell>
              <table:table-cell office:value-type="float" office:value="0.000022521314720469">
                <text:p>0.000022521314720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732975006104">
                <text:p>0.95732975006104</text:p>
              </table:table-cell>
              <table:table-cell office:value-type="float" office:value="0.000022521628224137">
                <text:p>0.000022521628224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36432647705">
                <text:p>1.0136432647705</text:p>
              </table:table-cell>
              <table:table-cell office:value-type="float" office:value="0.000022521646868778">
                <text:p>0.000022521646868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995677948">
                <text:p>1.06995677948</text:p>
              </table:table-cell>
              <table:table-cell office:value-type="float" office:value="0.000022521567191236">
                <text:p>0.000022521567191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62702941895">
                <text:p>1.1262702941895</text:p>
              </table:table-cell>
              <table:table-cell office:value-type="float" office:value="0.000022521456935376">
                <text:p>0.000022521456935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825838088989">
                <text:p>1.1825838088989</text:p>
              </table:table-cell>
              <table:table-cell office:value-type="float" office:value="0.00015311477533519">
                <text:p>0.00015311477533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388973236084">
                <text:p>1.2388973236084</text:p>
              </table:table-cell>
              <table:table-cell office:value-type="float" office:value="0.00036246730793277">
                <text:p>0.00036246730793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952108383179">
                <text:p>1.2952108383179</text:p>
              </table:table-cell>
              <table:table-cell office:value-type="float" office:value="0.00053061007292521">
                <text:p>0.00053061007292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15243530273">
                <text:p>1.3515243530273</text:p>
              </table:table-cell>
              <table:table-cell office:value-type="float" office:value="0.00080368572093503">
                <text:p>0.000803685720935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078378677368">
                <text:p>1.4078378677368</text:p>
              </table:table-cell>
              <table:table-cell office:value-type="float" office:value="0.0011485756201659">
                <text:p>0.0011485756201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641513824463">
                <text:p>1.4641513824463</text:p>
              </table:table-cell>
              <table:table-cell office:value-type="float" office:value="0.0028239302562092">
                <text:p>0.0028239302562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204648971558">
                <text:p>1.5204648971558</text:p>
              </table:table-cell>
              <table:table-cell office:value-type="float" office:value="0.0036592126486354">
                <text:p>0.0036592126486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767784118652">
                <text:p>1.5767784118652</text:p>
              </table:table-cell>
              <table:table-cell office:value-type="float" office:value="0.0049752654625537">
                <text:p>0.00497526546255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330919265747">
                <text:p>1.6330919265747</text:p>
              </table:table-cell>
              <table:table-cell office:value-type="float" office:value="0.005915795418673">
                <text:p>0.0059157954186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894054412842">
                <text:p>1.6894054412842</text:p>
              </table:table-cell>
              <table:table-cell office:value-type="float" office:value="0.0076498257476629">
                <text:p>0.00764982574766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457189559937">
                <text:p>1.7457189559937</text:p>
              </table:table-cell>
              <table:table-cell office:value-type="float" office:value="0.0089412070985222">
                <text:p>0.0089412070985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020324707031">
                <text:p>1.8020324707031</text:p>
              </table:table-cell>
              <table:table-cell office:value-type="float" office:value="0.0097657612724341">
                <text:p>0.00976576127243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583459854126">
                <text:p>1.8583459854126</text:p>
              </table:table-cell>
              <table:table-cell office:value-type="float" office:value="0.011012897253875">
                <text:p>0.011012897253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146595001221">
                <text:p>1.9146595001221</text:p>
              </table:table-cell>
              <table:table-cell office:value-type="float" office:value="0.011936535426626">
                <text:p>0.011936535426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709730148315">
                <text:p>1.9709730148315</text:p>
              </table:table-cell>
              <table:table-cell office:value-type="float" office:value="0.013213510751632">
                <text:p>0.013213510751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27286529541">
                <text:p>2.027286529541</text:p>
              </table:table-cell>
              <table:table-cell office:value-type="float" office:value="0.014365286865464">
                <text:p>0.014365286865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836000442505">
                <text:p>2.0836000442505</text:p>
              </table:table-cell>
              <table:table-cell office:value-type="float" office:value="0.015539025090749">
                <text:p>0.0155390250907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3991355896">
                <text:p>2.13991355896</text:p>
              </table:table-cell>
              <table:table-cell office:value-type="float" office:value="0.016277012336857">
                <text:p>0.0162770123368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962270736694">
                <text:p>2.1962270736694</text:p>
              </table:table-cell>
              <table:table-cell office:value-type="float" office:value="0.018102193812525">
                <text:p>0.018102193812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525405883789">
                <text:p>2.2525405883789</text:p>
              </table:table-cell>
              <table:table-cell office:value-type="float" office:value="0.019444304796964">
                <text:p>0.019444304796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088541030884">
                <text:p>2.3088541030884</text:p>
              </table:table-cell>
              <table:table-cell office:value-type="float" office:value="0.020023334143689">
                <text:p>0.0200233341436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651676177979">
                <text:p>2.3651676177979</text:p>
              </table:table-cell>
              <table:table-cell office:value-type="float" office:value="0.02080617132617">
                <text:p>0.020806171326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214811325073">
                <text:p>2.4214811325073</text:p>
              </table:table-cell>
              <table:table-cell office:value-type="float" office:value="0.021140766085634">
                <text:p>0.021140766085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777946472168">
                <text:p>2.4777946472168</text:p>
              </table:table-cell>
              <table:table-cell office:value-type="float" office:value="0.021721491722155">
                <text:p>0.021721491722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341081619263">
                <text:p>2.5341081619263</text:p>
              </table:table-cell>
              <table:table-cell office:value-type="float" office:value="0.021990918030309">
                <text:p>0.021990918030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904216766357">
                <text:p>2.5904216766357</text:p>
              </table:table-cell>
              <table:table-cell office:value-type="float" office:value="0.022377138286357">
                <text:p>0.022377138286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467351913452">
                <text:p>2.6467351913452</text:p>
              </table:table-cell>
              <table:table-cell office:value-type="float" office:value="0.02311326563103">
                <text:p>0.02311326563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030487060547">
                <text:p>2.7030487060547</text:p>
              </table:table-cell>
              <table:table-cell office:value-type="float" office:value="0.023867210805113">
                <text:p>0.023867210805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593622207642">
                <text:p>2.7593622207642</text:p>
              </table:table-cell>
              <table:table-cell office:value-type="float" office:value="0.024757805011526">
                <text:p>0.024757805011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156757354736">
                <text:p>2.8156757354736</text:p>
              </table:table-cell>
              <table:table-cell office:value-type="float" office:value="0.024983738622258">
                <text:p>0.0249837386222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719892501831">
                <text:p>2.8719892501831</text:p>
              </table:table-cell>
              <table:table-cell office:value-type="float" office:value="0.025954539649094">
                <text:p>0.0259545396490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283027648926">
                <text:p>2.9283027648926</text:p>
              </table:table-cell>
              <table:table-cell office:value-type="float" office:value="0.027116960634013">
                <text:p>0.027116960634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846162796021">
                <text:p>2.9846162796021</text:p>
              </table:table-cell>
              <table:table-cell office:value-type="float" office:value="0.027472409743071">
                <text:p>0.0274724097430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09297943115">
                <text:p>3.0409297943115</text:p>
              </table:table-cell>
              <table:table-cell office:value-type="float" office:value="0.027483010278833">
                <text:p>0.0274830102788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97243309021">
                <text:p>3.097243309021</text:p>
              </table:table-cell>
              <table:table-cell office:value-type="float" office:value="0.028175401014656">
                <text:p>0.028175401014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535568237305">
                <text:p>3.1535568237305</text:p>
              </table:table-cell>
              <table:table-cell office:value-type="float" office:value="0.028749188421293">
                <text:p>0.0287491884212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098703384399">
                <text:p>3.2098703384399</text:p>
              </table:table-cell>
              <table:table-cell office:value-type="float" office:value="0.029491277335051">
                <text:p>0.0294912773350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661838531494">
                <text:p>3.2661838531494</text:p>
              </table:table-cell>
              <table:table-cell office:value-type="float" office:value="0.03030366939672">
                <text:p>0.030303669396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224973678589">
                <text:p>3.3224973678589</text:p>
              </table:table-cell>
              <table:table-cell office:value-type="float" office:value="0.03065169813207">
                <text:p>0.030651698132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788108825684">
                <text:p>3.3788108825684</text:p>
              </table:table-cell>
              <table:table-cell office:value-type="float" office:value="0.031626099005658">
                <text:p>0.0316260990056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351243972778">
                <text:p>3.4351243972778</text:p>
              </table:table-cell>
              <table:table-cell office:value-type="float" office:value="0.032263179639476">
                <text:p>0.032263179639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914379119873">
                <text:p>3.4914379119873</text:p>
              </table:table-cell>
              <table:table-cell office:value-type="float" office:value="0.032832651920789">
                <text:p>0.032832651920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477514266968">
                <text:p>3.5477514266968</text:p>
              </table:table-cell>
              <table:table-cell office:value-type="float" office:value="0.034710957074112">
                <text:p>0.034710957074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040649414062">
                <text:p>3.6040649414062</text:p>
              </table:table-cell>
              <table:table-cell office:value-type="float" office:value="0.035207602010069">
                <text:p>0.0352076020100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603784561157">
                <text:p>3.6603784561157</text:p>
              </table:table-cell>
              <table:table-cell office:value-type="float" office:value="0.035277279833705">
                <text:p>0.0352772798337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166919708252">
                <text:p>3.7166919708252</text:p>
              </table:table-cell>
              <table:table-cell office:value-type="float" office:value="0.035588243344834">
                <text:p>0.0355882433448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730054855347">
                <text:p>3.7730054855347</text:p>
              </table:table-cell>
              <table:table-cell office:value-type="float" office:value="0.035981051373541">
                <text:p>0.0359810513735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293190002441">
                <text:p>3.8293190002441</text:p>
              </table:table-cell>
              <table:table-cell office:value-type="float" office:value="0.036647929635143">
                <text:p>0.036647929635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856325149536">
                <text:p>3.8856325149536</text:p>
              </table:table-cell>
              <table:table-cell office:value-type="float" office:value="0.036902759628634">
                <text:p>0.0369027596286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419460296631">
                <text:p>3.9419460296631</text:p>
              </table:table-cell>
              <table:table-cell office:value-type="float" office:value="0.037816876779346">
                <text:p>0.0378168767793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982595443726">
                <text:p>3.9982595443726</text:p>
              </table:table-cell>
              <table:table-cell office:value-type="float" office:value="0.038654116519767">
                <text:p>0.0386541165197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54573059082">
                <text:p>4.054573059082</text:p>
              </table:table-cell>
              <table:table-cell office:value-type="float" office:value="0.039696054706846">
                <text:p>0.0396960547068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108865737915">
                <text:p>4.1108865737915</text:p>
              </table:table-cell>
              <table:table-cell office:value-type="float" office:value="0.040044314661215">
                <text:p>0.0400443146612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67200088501">
                <text:p>4.167200088501</text:p>
              </table:table-cell>
              <table:table-cell office:value-type="float" office:value="0.042191770649179">
                <text:p>0.0421917706491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235136032104">
                <text:p>4.2235136032104</text:p>
              </table:table-cell>
              <table:table-cell office:value-type="float" office:value="0.045317424068645">
                <text:p>0.0453174240686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798271179199">
                <text:p>4.2798271179199</text:p>
              </table:table-cell>
              <table:table-cell office:value-type="float" office:value="0.048014992810188">
                <text:p>0.0480149928101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361406326294">
                <text:p>4.3361406326294</text:p>
              </table:table-cell>
              <table:table-cell office:value-type="float" office:value="0.14642934013876">
                <text:p>0.146429340138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783757686615">
                <text:p>4.3783757686615</text:p>
              </table:table-cell>
              <table:table-cell office:value-type="float" office:value="0.70395475208872">
                <text:p>0.703954752088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021330326796">
                <text:p>4.4021330326796</text:p>
              </table:table-cell>
              <table:table-cell office:value-type="float" office:value="1.2176508171979">
                <text:p>1.21765081719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154964936897">
                <text:p>4.4154964936897</text:p>
              </table:table-cell>
              <table:table-cell office:value-type="float" office:value="2.3547256122328">
                <text:p>2.3547256122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4255190894473">
                <text:p>4.4255190894473</text:p>
              </table:table-cell>
              <table:table-cell office:value-type="float" office:value="3.350286807517">
                <text:p>3.350286807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31156799561">
                <text:p>4.431156799561</text:p>
              </table:table-cell>
              <table:table-cell office:value-type="float" office:value="10.139026295454">
                <text:p>10.1390262954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353850821462">
                <text:p>4.4353850821462</text:p>
              </table:table-cell>
              <table:table-cell office:value-type="float" office:value="10.050338463473">
                <text:p>10.050338463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377634911004">
                <text:p>4.4377634911004</text:p>
              </table:table-cell>
              <table:table-cell office:value-type="float" office:value="7.7510871775557">
                <text:p>7.75108717755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391013461372">
                <text:p>4.4391013461372</text:p>
              </table:table-cell>
              <table:table-cell office:value-type="float" office:value="5.7016077379743">
                <text:p>5.70160773797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401047374147">
                <text:p>4.4401047374147</text:p>
              </table:table-cell>
              <table:table-cell office:value-type="float" office:value="5.9045670008889">
                <text:p>5.9045670008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408572808729">
                <text:p>4.4408572808729</text:p>
              </table:table-cell>
              <table:table-cell office:value-type="float" office:value="8.2480141446796">
                <text:p>8.24801414467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412805865681">
                <text:p>4.4412805865681</text:p>
              </table:table-cell>
              <table:table-cell office:value-type="float" office:value="7.1675882736658">
                <text:p>7.16758827366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15980658395">
                <text:p>4.4415980658395</text:p>
              </table:table-cell>
              <table:table-cell office:value-type="float" office:value="2.8753855931941">
                <text:p>2.8753855931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418361752931">
                <text:p>4.4418361752931</text:p>
              </table:table-cell>
              <table:table-cell office:value-type="float" office:value="4.8596053692594">
                <text:p>4.85960536925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420147573833">
                <text:p>4.4420147573833</text:p>
              </table:table-cell>
              <table:table-cell office:value-type="float" office:value="8.6937121555589">
                <text:p>8.6937121555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42115209809">
                <text:p>4.442115209809</text:p>
              </table:table-cell>
              <table:table-cell office:value-type="float" office:value="8.6923255511347">
                <text:p>8.69232555113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421575881761">
                <text:p>4.4421575881761</text:p>
              </table:table-cell>
              <table:table-cell office:value-type="float" office:value="8.6363616286033">
                <text:p>8.63636162860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421893719514">
                <text:p>4.4421893719514</text:p>
              </table:table-cell>
              <table:table-cell office:value-type="float" office:value="9.0108569041283">
                <text:p>9.01085690412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422132097829">
                <text:p>4.4422132097829</text:p>
              </table:table-cell>
              <table:table-cell office:value-type="float" office:value="9.2656689636433">
                <text:p>9.26566896364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422266185631">
                <text:p>4.4422266185631</text:p>
              </table:table-cell>
              <table:table-cell office:value-type="float" office:value="9.2688867441387">
                <text:p>9.26888674413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422322753923">
                <text:p>4.4422322753923</text:p>
              </table:table-cell>
              <table:table-cell office:value-type="float" office:value="9.26961074477">
                <text:p>9.269610744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4422365180141">
                <text:p>4.4422365180141</text:p>
              </table:table-cell>
              <table:table-cell office:value-type="float" office:value="9.2697736449431">
                <text:p>9.26977364494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4422389044889">
                <text:p>4.4422389044889</text:p>
              </table:table-cell>
              <table:table-cell office:value-type="float" office:value="9.2698102974924">
                <text:p>9.26981029749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442240694345">
                <text:p>4.442240694345</text:p>
              </table:table-cell>
              <table:table-cell office:value-type="float" office:value="9.2698185443302">
                <text:p>9.26981854433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4422420367371">
                <text:p>4.4422420367371</text:p>
              </table:table-cell>
              <table:table-cell office:value-type="float" office:value="9.2698203998766">
                <text:p>9.26982039987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4422426030588">
                <text:p>4.4422426030588</text:p>
              </table:table-cell>
              <table:table-cell office:value-type="float" office:value="9.2698208173772">
                <text:p>9.26982081737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4422430278">
                <text:p>4.4422430278</text:p>
              </table:table-cell>
              <table:table-cell office:value-type="float" office:value="9.2698209113251">
                <text:p>9.2698209113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442243266717">
                <text:p>4.442243266717</text:p>
              </table:table-cell>
              <table:table-cell office:value-type="float" office:value="9.2698209324668">
                <text:p>9.26982093246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4422434011077">
                <text:p>4.4422434011077</text:p>
              </table:table-cell>
              <table:table-cell office:value-type="float" office:value="9.2698209372261">
                <text:p>9.26982093722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4422434767026">
                <text:p>4.4422434767026</text:p>
              </table:table-cell>
              <table:table-cell office:value-type="float" office:value="9.2698209382978">
                <text:p>9.26982093829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422435333987">
                <text:p>4.4422435333987</text:p>
              </table:table-cell>
              <table:table-cell office:value-type="float" office:value="9.2698209385398">
                <text:p>9.26982093853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422435652902">
                <text:p>4.4422435652902</text:p>
              </table:table-cell>
              <table:table-cell office:value-type="float" office:value="9.2698209385944">
                <text:p>9.26982093859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422435787445">
                <text:p>4.4422435787445</text:p>
              </table:table-cell>
              <table:table-cell office:value-type="float" office:value="9.2698209386057">
                <text:p>9.26982093860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422435888352">
                <text:p>4.4422435888352</text:p>
              </table:table-cell>
              <table:table-cell office:value-type="float" office:value="9.2698209386064">
                <text:p>9.26982093860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22435945112">
                <text:p>4.4422435945112</text:p>
              </table:table-cell>
              <table:table-cell office:value-type="float" office:value="9.2698209385889">
                <text:p>9.2698209385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422435977039">
                <text:p>4.4422435977039</text:p>
              </table:table-cell>
              <table:table-cell office:value-type="float" office:value="9.2698209385742">
                <text:p>9.26982093857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4422436000985">
                <text:p>4.4422436000985</text:p>
              </table:table-cell>
              <table:table-cell office:value-type="float" office:value="9.2698209385643">
                <text:p>9.2698209385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4422436018944">
                <text:p>4.4422436018944</text:p>
              </table:table-cell>
              <table:table-cell office:value-type="float" office:value="9.2698209384915">
                <text:p>9.26982093849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422436032414">
                <text:p>4.4422436032414</text:p>
              </table:table-cell>
              <table:table-cell office:value-type="float" office:value="9.2698209384745">
                <text:p>9.26982093847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4422436042516">
                <text:p>4.4422436042516</text:p>
              </table:table-cell>
              <table:table-cell office:value-type="float" office:value="9.2698209384376">
                <text:p>9.26982093843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4422436050092">
                <text:p>4.4422436050092</text:p>
              </table:table-cell>
              <table:table-cell office:value-type="float" office:value="9.2698209384128">
                <text:p>9.26982093841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4422436055775">
                <text:p>4.4422436055775</text:p>
              </table:table-cell>
              <table:table-cell office:value-type="float" office:value="9.2698209384054">
                <text:p>9.26982093840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4422436060037">
                <text:p>4.4422436060037</text:p>
              </table:table-cell>
              <table:table-cell office:value-type="float" office:value="9.2698209384038">
                <text:p>9.26982093840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4422436063233">
                <text:p>4.4422436063233</text:p>
              </table:table-cell>
              <table:table-cell office:value-type="float" office:value="9.2698209384489">
                <text:p>9.26982093844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4422436066429">
                <text:p>4.4422436066429</text:p>
              </table:table-cell>
              <table:table-cell office:value-type="float" office:value="9.2698209384808">
                <text:p>9.26982093848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4422436069626">
                <text:p>4.4422436069626</text:p>
              </table:table-cell>
              <table:table-cell office:value-type="float" office:value="9.269820938526">
                <text:p>9.2698209385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4422436072822">
                <text:p>4.4422436072822</text:p>
              </table:table-cell>
              <table:table-cell office:value-type="float" office:value="9.2698209385535">
                <text:p>9.26982093855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4422436075219">
                <text:p>4.4422436075219</text:p>
              </table:table-cell>
              <table:table-cell office:value-type="float" office:value="9.2698209385676">
                <text:p>9.26982093856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4422436077617">
                <text:p>4.4422436077617</text:p>
              </table:table-cell>
              <table:table-cell office:value-type="float" office:value="9.2698209385993">
                <text:p>9.26982093859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4422436080014">
                <text:p>4.4422436080014</text:p>
              </table:table-cell>
              <table:table-cell office:value-type="float" office:value="9.2698209386549">
                <text:p>9.26982093865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4422436082411">
                <text:p>4.4422436082411</text:p>
              </table:table-cell>
              <table:table-cell office:value-type="float" office:value="9.2698209386897">
                <text:p>9.26982093868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4422436084209">
                <text:p>4.4422436084209</text:p>
              </table:table-cell>
              <table:table-cell office:value-type="float" office:value="9.2698209227444">
                <text:p>9.2698209227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4422436086007">
                <text:p>4.4422436086007</text:p>
              </table:table-cell>
              <table:table-cell office:value-type="float" office:value="9.2698209174498">
                <text:p>9.26982091744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4422436087805">
                <text:p>4.4422436087805</text:p>
              </table:table-cell>
              <table:table-cell office:value-type="float" office:value="9.2698209157229">
                <text:p>9.26982091572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422436089603">
                <text:p>4.4422436089603</text:p>
              </table:table-cell>
              <table:table-cell office:value-type="float" office:value="9.2698209081063">
                <text:p>9.26982090810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422436091401">
                <text:p>4.4422436091401</text:p>
              </table:table-cell>
              <table:table-cell office:value-type="float" office:value="9.2698209055875">
                <text:p>9.2698209055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422436092749">
                <text:p>4.4422436092749</text:p>
              </table:table-cell>
              <table:table-cell office:value-type="float" office:value="9.2698208878735">
                <text:p>9.26982088787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422436094098">
                <text:p>4.4422436094098</text:p>
              </table:table-cell>
              <table:table-cell office:value-type="float" office:value="9.269820881985">
                <text:p>9.2698208819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4422436095446">
                <text:p>4.4422436095446</text:p>
              </table:table-cell>
              <table:table-cell office:value-type="float" office:value="9.269820880052">
                <text:p>9.2698208800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4422436096795">
                <text:p>4.4422436096795</text:p>
              </table:table-cell>
              <table:table-cell office:value-type="float" office:value="9.2698208794515">
                <text:p>9.26982087945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4422436098143">
                <text:p>4.4422436098143</text:p>
              </table:table-cell>
              <table:table-cell office:value-type="float" office:value="9.2698208792603">
                <text:p>9.26982087926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4422436099155">
                <text:p>4.4422436099155</text:p>
              </table:table-cell>
              <table:table-cell office:value-type="float" office:value="9.2698208792537">
                <text:p>9.2698208792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4422436100166">
                <text:p>4.4422436100166</text:p>
              </table:table-cell>
              <table:table-cell office:value-type="float" office:value="9.2698208705602">
                <text:p>9.26982087056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422436101177">
                <text:p>4.4422436101177</text:p>
              </table:table-cell>
              <table:table-cell office:value-type="float" office:value="9.2698208676729">
                <text:p>9.26982086767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422436102189">
                <text:p>4.4422436102189</text:p>
              </table:table-cell>
              <table:table-cell office:value-type="float" office:value="9.2698208667294">
                <text:p>9.26982086672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4224361032">
                <text:p>4.44224361032</text:p>
              </table:table-cell>
              <table:table-cell office:value-type="float" office:value="9.2698208664444">
                <text:p>9.26982086644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422436104211">
                <text:p>4.4422436104211</text:p>
              </table:table-cell>
              <table:table-cell office:value-type="float" office:value="9.2698208663879">
                <text:p>9.26982086638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422436105223">
                <text:p>4.4422436105223</text:p>
              </table:table-cell>
              <table:table-cell office:value-type="float" office:value="9.2698208663769">
                <text:p>9.26982086637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422436105981">
                <text:p>4.4422436105981</text:p>
              </table:table-cell>
              <table:table-cell office:value-type="float" office:value="9.2698208664014">
                <text:p>9.26982086640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442243610674">
                <text:p>4.442243610674</text:p>
              </table:table-cell>
              <table:table-cell office:value-type="float" office:value="9.2698208664408">
                <text:p>9.26982086644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4422436107498">
                <text:p>4.4422436107498</text:p>
              </table:table-cell>
              <table:table-cell office:value-type="float" office:value="9.2698208373884">
                <text:p>9.26982083738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4422436108257">
                <text:p>4.4422436108257</text:p>
              </table:table-cell>
              <table:table-cell office:value-type="float" office:value="9.2698208277145">
                <text:p>9.26982082771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4422436109015">
                <text:p>4.4422436109015</text:p>
              </table:table-cell>
              <table:table-cell office:value-type="float" office:value="9.2698208245067">
                <text:p>9.26982082450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4422436109774">
                <text:p>4.4422436109774</text:p>
              </table:table-cell>
              <table:table-cell office:value-type="float" office:value="9.269820823459">
                <text:p>9.2698208234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4422436110532">
                <text:p>4.4422436110532</text:p>
              </table:table-cell>
              <table:table-cell office:value-type="float" office:value="9.2698208231386">
                <text:p>9.26982082313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4422436111291">
                <text:p>4.4422436111291</text:p>
              </table:table-cell>
              <table:table-cell office:value-type="float" office:value="9.2698207987263">
                <text:p>9.26982079872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4422436112049">
                <text:p>4.4422436112049</text:p>
              </table:table-cell>
              <table:table-cell office:value-type="float" office:value="9.269820790601">
                <text:p>9.2698207906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422436112618">
                <text:p>4.4422436112618</text:p>
              </table:table-cell>
              <table:table-cell office:value-type="float" office:value="9.2698207887937">
                <text:p>9.26982078879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4422436113187">
                <text:p>4.4422436113187</text:p>
              </table:table-cell>
              <table:table-cell office:value-type="float" office:value="9.2698207766021">
                <text:p>9.26982077660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4422436113756">
                <text:p>4.4422436113756</text:p>
              </table:table-cell>
              <table:table-cell office:value-type="float" office:value="9.2698207384226">
                <text:p>9.26982073842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4422436114325">
                <text:p>4.4422436114325</text:p>
              </table:table-cell>
              <table:table-cell office:value-type="float" office:value="9.2698207257038">
                <text:p>9.26982072570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4422436114894">
                <text:p>4.4422436114894</text:p>
              </table:table-cell>
              <table:table-cell office:value-type="float" office:value="9.269820721476">
                <text:p>9.2698207214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4422436115463">
                <text:p>4.4422436115463</text:p>
              </table:table-cell>
              <table:table-cell office:value-type="float" office:value="9.2698207200819">
                <text:p>9.26982072008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4422436116032">
                <text:p>4.4422436116032</text:p>
              </table:table-cell>
              <table:table-cell office:value-type="float" office:value="9.2698207196364">
                <text:p>9.26982071963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4422436116601">
                <text:p>4.4422436116601</text:p>
              </table:table-cell>
              <table:table-cell office:value-type="float" office:value="9.2698207130608">
                <text:p>9.26982071306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4422436117169">
                <text:p>4.4422436117169</text:p>
              </table:table-cell>
              <table:table-cell office:value-type="float" office:value="9.2698206770228">
                <text:p>9.26982067702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4422436117738">
                <text:p>4.4422436117738</text:p>
              </table:table-cell>
              <table:table-cell office:value-type="float" office:value="9.2698206650206">
                <text:p>9.26982066502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4422436118165">
                <text:p>4.4422436118165</text:p>
              </table:table-cell>
              <table:table-cell office:value-type="float" office:value="9.2698206623327">
                <text:p>9.26982066233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422436118592">
                <text:p>4.4422436118592</text:p>
              </table:table-cell>
              <table:table-cell office:value-type="float" office:value="9.2698206524868">
                <text:p>9.26982065248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422436119018">
                <text:p>4.4422436119018</text:p>
              </table:table-cell>
              <table:table-cell office:value-type="float" office:value="9.2698206244708">
                <text:p>9.26982062447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422436119445">
                <text:p>4.4422436119445</text:p>
              </table:table-cell>
              <table:table-cell office:value-type="float" office:value="9.2698205742242">
                <text:p>9.26982057422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4422436119872">
                <text:p>4.4422436119872</text:p>
              </table:table-cell>
              <table:table-cell office:value-type="float" office:value="9.2698205574813">
                <text:p>9.26982055748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4422436120298">
                <text:p>4.4422436120298</text:p>
              </table:table-cell>
              <table:table-cell office:value-type="float" office:value="9.269820551908">
                <text:p>9.2698205519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4422436120725">
                <text:p>4.4422436120725</text:p>
              </table:table-cell>
              <table:table-cell office:value-type="float" office:value="9.2698205500602">
                <text:p>9.2698205500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4422436121152">
                <text:p>4.4422436121152</text:p>
              </table:table-cell>
              <table:table-cell office:value-type="float" office:value="9.2698205494566">
                <text:p>9.26982054945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4422436121578">
                <text:p>4.4422436121578</text:p>
              </table:table-cell>
              <table:table-cell office:value-type="float" office:value="9.2698205472206">
                <text:p>9.26982054722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4422436122005">
                <text:p>4.4422436122005</text:p>
              </table:table-cell>
              <table:table-cell office:value-type="float" office:value="9.269820525087">
                <text:p>9.2698205250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4422436122432">
                <text:p>4.4422436122432</text:p>
              </table:table-cell>
              <table:table-cell office:value-type="float" office:value="9.2698204764401">
                <text:p>9.26982047644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4422436122858">
                <text:p>4.4422436122858</text:p>
              </table:table-cell>
              <table:table-cell office:value-type="float" office:value="9.2698204602318">
                <text:p>9.26982046023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4422436123178">
                <text:p>4.4422436123178</text:p>
              </table:table-cell>
              <table:table-cell office:value-type="float" office:value="9.2698204565943">
                <text:p>9.26982045659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422436123498">
                <text:p>4.4422436123498</text:p>
              </table:table-cell>
              <table:table-cell office:value-type="float" office:value="9.2698204460838">
                <text:p>9.26982044608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422436123818">
                <text:p>4.4422436123818</text:p>
              </table:table-cell>
              <table:table-cell office:value-type="float" office:value="9.2698204224668">
                <text:p>9.2698204224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4422436124138">
                <text:p>4.4422436124138</text:p>
              </table:table-cell>
              <table:table-cell office:value-type="float" office:value="9.2698203834146">
                <text:p>9.26982038341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4422436124458">
                <text:p>4.4422436124458</text:p>
              </table:table-cell>
              <table:table-cell office:value-type="float" office:value="9.2698203704003">
                <text:p>9.26982037040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4422436124778">
                <text:p>4.4422436124778</text:p>
              </table:table-cell>
              <table:table-cell office:value-type="float" office:value="9.2698203660658">
                <text:p>9.26982036606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4422436125098">
                <text:p>4.4422436125098</text:p>
              </table:table-cell>
              <table:table-cell office:value-type="float" office:value="9.2698203646264">
                <text:p>9.26982036462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4422436125418">
                <text:p>4.4422436125418</text:p>
              </table:table-cell>
              <table:table-cell office:value-type="float" office:value="9.2698203641529">
                <text:p>9.26982036415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422436125738">
                <text:p>4.4422436125738</text:p>
              </table:table-cell>
              <table:table-cell office:value-type="float" office:value="9.2698203640025">
                <text:p>9.26982036400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4422436126058">
                <text:p>4.4422436126058</text:p>
              </table:table-cell>
              <table:table-cell office:value-type="float" office:value="9.2698203639836">
                <text:p>9.2698203639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4422436126378">
                <text:p>4.4422436126378</text:p>
              </table:table-cell>
              <table:table-cell office:value-type="float" office:value="9.2698203507155">
                <text:p>9.26982035071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4422436126698">
                <text:p>4.4422436126698</text:p>
              </table:table-cell>
              <table:table-cell office:value-type="float" office:value="9.2698203193779">
                <text:p>9.2698203193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4422436127018">
                <text:p>4.4422436127018</text:p>
              </table:table-cell>
              <table:table-cell office:value-type="float" office:value="9.2698202680726">
                <text:p>9.26982026807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4422436127338">
                <text:p>4.4422436127338</text:p>
              </table:table-cell>
              <table:table-cell office:value-type="float" office:value="9.2698202509757">
                <text:p>9.26982025097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4422436127578">
                <text:p>4.4422436127578</text:p>
              </table:table-cell>
              <table:table-cell office:value-type="float" office:value="9.2698202468785">
                <text:p>9.26982024687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4422436127818">
                <text:p>4.4422436127818</text:p>
              </table:table-cell>
              <table:table-cell office:value-type="float" office:value="9.2698202381859">
                <text:p>9.26982023818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4422436128058">
                <text:p>4.4422436128058</text:p>
              </table:table-cell>
              <table:table-cell office:value-type="float" office:value="9.2698202207143">
                <text:p>9.26982022071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4422436128298">
                <text:p>4.4422436128298</text:p>
              </table:table-cell>
              <table:table-cell office:value-type="float" office:value="9.2698201929238">
                <text:p>9.26982019292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4422436128538">
                <text:p>4.4422436128538</text:p>
              </table:table-cell>
              <table:table-cell office:value-type="float" office:value="9.2698201541816">
                <text:p>9.26982015418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4422436128778">
                <text:p>4.4422436128778</text:p>
              </table:table-cell>
              <table:table-cell office:value-type="float" office:value="9.2698201040534">
                <text:p>9.26982010405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4422436129018">
                <text:p>4.4422436129018</text:p>
              </table:table-cell>
              <table:table-cell office:value-type="float" office:value="9.2698200873459">
                <text:p>9.26982008734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4422436129258">
                <text:p>4.4422436129258</text:p>
              </table:table-cell>
              <table:table-cell office:value-type="float" office:value="9.2698200817792">
                <text:p>9.26982008177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4422436129498">
                <text:p>4.4422436129498</text:p>
              </table:table-cell>
              <table:table-cell office:value-type="float" office:value="9.2698200799277">
                <text:p>9.2698200799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4422436129738">
                <text:p>4.4422436129738</text:p>
              </table:table-cell>
              <table:table-cell office:value-type="float" office:value="9.2698200793151">
                <text:p>9.26982007931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4422436129978">
                <text:p>4.4422436129978</text:p>
              </table:table-cell>
              <table:table-cell office:value-type="float" office:value="9.2698200791149">
                <text:p>9.26982007911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subtitle svg:x="7.443cm" svg:y="0.18cm" chart:style-name="ch2">
          <text:p>areas</text:p>
        </chart:subtitle>
        <chart:legend chart:legend-position="end" svg:x="12.818cm" svg:y="3.955cm" style:legend-expansion="high" chart:style-name="ch3"/>
        <chart:plot-area chart:style-name="ch4" table:cell-range-address="nucleation_edit2_BodyForce_1000.A1:nucleation_edit2_BodyForce_1000.A202 nucleation_edit2_BodyForce_1000.E1:nucleation_edit2_BodyForce_1000.E202 nucleation_edit2_BodyForce_1000.H1:nucleation_edit2_BodyForce_1000.H202" chart:data-source-has-labels="row" svg:x="0.32cm" svg:y="1.043cm" svg:width="12.178cm" svg:height="6.802cm">
          <chartooo:coordinate-region svg:x="1.497cm" svg:y="1.242cm" svg:width="10.379cm" svg:height="5.956cm"/>
          <chart:axis chart:dimension="x" chart:name="primary-x" chart:style-name="ch5">
            <chart:title svg:x="6.047cm" svg:y="8.025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nucleation_edit2_BodyForce_1000.E2:nucleation_edit2_BodyForce_1000.E202" chart:label-cell-address="nucleation_edit2_BodyForce_1000.E1:nucleation_edit2_BodyForce_1000.E1" chart:class="chart:scatter">
            <chart:domain table:cell-range-address="nucleation_edit2_BodyForce_1000.A2:nucleation_edit2_BodyForce_1000.A202"/>
            <chart:data-point chart:repeated="201"/>
          </chart:series>
          <chart:series chart:attached-axis="secondary-y" chart:style-name="ch10" chart:values-cell-range-address="nucleation_edit2_BodyForce_1000.H2:nucleation_edit2_BodyForce_1000.H202" chart:label-cell-address="nucleation_edit2_BodyForce_1000.H1:nucleation_edit2_BodyForce_1000.H1" chart:class="chart:scatter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ta_precip_area</text:p>
                <draw:g>
                  <svg:desc>nucleation_edit2_BodyForce_1000.E1:nucleation_edit2_BodyForce_1000.E1</svg:desc>
                </draw:g>
              </table:table-cell>
              <table:table-cell office:value-type="string">
                <text:p>precipitate_area</text:p>
                <draw:g>
                  <svg:desc>nucleation_edit2_BodyForce_1000.H1:nucleation_edit2_BodyForce_1000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cleation_edit2_BodyForce_1000.A2:nucleation_edit2_BodyForce_1000.A202</svg:desc>
                </draw:g>
              </table:table-cell>
              <table:table-cell office:value-type="float" office:value="0">
                <text:p>0</text:p>
                <draw:g>
                  <svg:desc>nucleation_edit2_BodyForce_1000.E2:nucleation_edit2_BodyForce_1000.E202</svg:desc>
                </draw:g>
              </table:table-cell>
              <table:table-cell office:value-type="float" office:value="0">
                <text:p>0</text:p>
                <draw:g>
                  <svg:desc>nucleation_edit2_BodyForce_1000.H2:nucleation_edit2_BodyForce_1000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313514709473">
                <text:p>0.056313514709473</text:p>
              </table:table-cell>
              <table:table-cell office:value-type="float" office:value="12830.418175424">
                <text:p>12830.418175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262702941895">
                <text:p>0.11262702941895</text:p>
              </table:table-cell>
              <table:table-cell office:value-type="float" office:value="12796.528502577">
                <text:p>12796.528502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894054412842">
                <text:p>0.16894054412842</text:p>
              </table:table-cell>
              <table:table-cell office:value-type="float" office:value="12756.594176004">
                <text:p>12756.59417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525405883789">
                <text:p>0.22525405883789</text:p>
              </table:table-cell>
              <table:table-cell office:value-type="float" office:value="12711.909086397">
                <text:p>12711.909086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156757354736">
                <text:p>0.28156757354736</text:p>
              </table:table-cell>
              <table:table-cell office:value-type="float" office:value="12663.802917321">
                <text:p>12663.802917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788108825684">
                <text:p>0.33788108825684</text:p>
              </table:table-cell>
              <table:table-cell office:value-type="float" office:value="12613.355038694">
                <text:p>12613.355038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419460296631">
                <text:p>0.39419460296631</text:p>
              </table:table-cell>
              <table:table-cell office:value-type="float" office:value="12561.373725754">
                <text:p>12561.373725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050811767578">
                <text:p>0.45050811767578</text:p>
              </table:table-cell>
              <table:table-cell office:value-type="float" office:value="12508.442490619">
                <text:p>12508.442490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682163238525">
                <text:p>0.50682163238525</text:p>
              </table:table-cell>
              <table:table-cell office:value-type="float" office:value="12454.975345393">
                <text:p>12454.97534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313514709473">
                <text:p>0.56313514709473</text:p>
              </table:table-cell>
              <table:table-cell office:value-type="float" office:value="12401.26241846">
                <text:p>12401.2624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94486618042">
                <text:p>0.6194486618042</text:p>
              </table:table-cell>
              <table:table-cell office:value-type="float" office:value="12347.503459706">
                <text:p>12347.503459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576217651367">
                <text:p>0.67576217651367</text:p>
              </table:table-cell>
              <table:table-cell office:value-type="float" office:value="12293.835616464">
                <text:p>12293.835616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207569122314">
                <text:p>0.73207569122314</text:p>
              </table:table-cell>
              <table:table-cell office:value-type="float" office:value="12240.350085459">
                <text:p>12240.350085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838920593262">
                <text:p>0.78838920593262</text:p>
              </table:table-cell>
              <table:table-cell office:value-type="float" office:value="12187.10644434">
                <text:p>12187.10644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470272064209">
                <text:p>0.84470272064209</text:p>
              </table:table-cell>
              <table:table-cell office:value-type="float" office:value="12134.14132717">
                <text:p>12134.14132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101623535156">
                <text:p>0.90101623535156</text:p>
              </table:table-cell>
              <table:table-cell office:value-type="float" office:value="12081.47697534">
                <text:p>12081.4769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732975006104">
                <text:p>0.95732975006104</text:p>
              </table:table-cell>
              <table:table-cell office:value-type="float" office:value="12029.123378687">
                <text:p>12029.123378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36432647705">
                <text:p>1.0136432647705</text:p>
              </table:table-cell>
              <table:table-cell office:value-type="float" office:value="11977.081191125">
                <text:p>11977.08119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995677948">
                <text:p>1.06995677948</text:p>
              </table:table-cell>
              <table:table-cell office:value-type="float" office:value="11925.345608659">
                <text:p>11925.34560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62702941895">
                <text:p>1.1262702941895</text:p>
              </table:table-cell>
              <table:table-cell office:value-type="float" office:value="11873.90612649">
                <text:p>11873.90612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825838088989">
                <text:p>1.1825838088989</text:p>
              </table:table-cell>
              <table:table-cell office:value-type="float" office:value="11822.750103596">
                <text:p>11822.750103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388973236084">
                <text:p>1.2388973236084</text:p>
              </table:table-cell>
              <table:table-cell office:value-type="float" office:value="11771.862618031">
                <text:p>11771.862618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952108383179">
                <text:p>1.2952108383179</text:p>
              </table:table-cell>
              <table:table-cell office:value-type="float" office:value="11721.226894694">
                <text:p>11721.226894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15243530273">
                <text:p>1.3515243530273</text:p>
              </table:table-cell>
              <table:table-cell office:value-type="float" office:value="11670.823711012">
                <text:p>11670.82371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078378677368">
                <text:p>1.4078378677368</text:p>
              </table:table-cell>
              <table:table-cell office:value-type="float" office:value="11620.632900377">
                <text:p>11620.632900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641513824463">
                <text:p>1.4641513824463</text:p>
              </table:table-cell>
              <table:table-cell office:value-type="float" office:value="11570.634049904">
                <text:p>11570.63404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204648971558">
                <text:p>1.5204648971558</text:p>
              </table:table-cell>
              <table:table-cell office:value-type="float" office:value="11520.80271311">
                <text:p>11520.8027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767784118652">
                <text:p>1.5767784118652</text:p>
              </table:table-cell>
              <table:table-cell office:value-type="float" office:value="11471.112001579">
                <text:p>11471.11200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330919265747">
                <text:p>1.6330919265747</text:p>
              </table:table-cell>
              <table:table-cell office:value-type="float" office:value="11421.53602792">
                <text:p>11421.5360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894054412842">
                <text:p>1.6894054412842</text:p>
              </table:table-cell>
              <table:table-cell office:value-type="float" office:value="11372.046809726">
                <text:p>11372.04680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7457189559937">
                <text:p>1.7457189559937</text:p>
              </table:table-cell>
              <table:table-cell office:value-type="float" office:value="11322.613712864">
                <text:p>11322.61371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020324707031">
                <text:p>1.8020324707031</text:p>
              </table:table-cell>
              <table:table-cell office:value-type="float" office:value="11273.203294472">
                <text:p>11273.203294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583459854126">
                <text:p>1.8583459854126</text:p>
              </table:table-cell>
              <table:table-cell office:value-type="float" office:value="11223.781343645">
                <text:p>11223.781343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146595001221">
                <text:p>1.9146595001221</text:p>
              </table:table-cell>
              <table:table-cell office:value-type="float" office:value="11174.311941745">
                <text:p>11174.31194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709730148315">
                <text:p>1.9709730148315</text:p>
              </table:table-cell>
              <table:table-cell office:value-type="float" office:value="11124.753135944">
                <text:p>11124.753135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27286529541">
                <text:p>2.027286529541</text:p>
              </table:table-cell>
              <table:table-cell office:value-type="float" office:value="11075.062218754">
                <text:p>11075.062218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836000442505">
                <text:p>2.0836000442505</text:p>
              </table:table-cell>
              <table:table-cell office:value-type="float" office:value="11025.190754414">
                <text:p>11025.190754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3991355896">
                <text:p>2.13991355896</text:p>
              </table:table-cell>
              <table:table-cell office:value-type="float" office:value="10975.086094107">
                <text:p>10975.08609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962270736694">
                <text:p>2.1962270736694</text:p>
              </table:table-cell>
              <table:table-cell office:value-type="float" office:value="10924.688116756">
                <text:p>10924.688116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525405883789">
                <text:p>2.2525405883789</text:p>
              </table:table-cell>
              <table:table-cell office:value-type="float" office:value="10873.92906494">
                <text:p>10873.92906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088541030884">
                <text:p>2.3088541030884</text:p>
              </table:table-cell>
              <table:table-cell office:value-type="float" office:value="10822.736997393">
                <text:p>10822.736997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651676177979">
                <text:p>2.3651676177979</text:p>
              </table:table-cell>
              <table:table-cell office:value-type="float" office:value="10771.031306694">
                <text:p>10771.031306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214811325073">
                <text:p>2.4214811325073</text:p>
              </table:table-cell>
              <table:table-cell office:value-type="float" office:value="10718.721723554">
                <text:p>10718.721723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777946472168">
                <text:p>2.4777946472168</text:p>
              </table:table-cell>
              <table:table-cell office:value-type="float" office:value="10665.706596553">
                <text:p>10665.706596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341081619263">
                <text:p>2.5341081619263</text:p>
              </table:table-cell>
              <table:table-cell office:value-type="float" office:value="10611.872206063">
                <text:p>10611.87220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904216766357">
                <text:p>2.5904216766357</text:p>
              </table:table-cell>
              <table:table-cell office:value-type="float" office:value="10557.091298337">
                <text:p>10557.091298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467351913452">
                <text:p>2.6467351913452</text:p>
              </table:table-cell>
              <table:table-cell office:value-type="float" office:value="10501.220364064">
                <text:p>10501.22036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030487060547">
                <text:p>2.7030487060547</text:p>
              </table:table-cell>
              <table:table-cell office:value-type="float" office:value="10444.098977209">
                <text:p>10444.098977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593622207642">
                <text:p>2.7593622207642</text:p>
              </table:table-cell>
              <table:table-cell office:value-type="float" office:value="10385.548479529">
                <text:p>10385.548479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156757354736">
                <text:p>2.8156757354736</text:p>
              </table:table-cell>
              <table:table-cell office:value-type="float" office:value="10325.366997985">
                <text:p>10325.366997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719892501831">
                <text:p>2.8719892501831</text:p>
              </table:table-cell>
              <table:table-cell office:value-type="float" office:value="10263.327710758">
                <text:p>10263.327710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283027648926">
                <text:p>2.9283027648926</text:p>
              </table:table-cell>
              <table:table-cell office:value-type="float" office:value="10199.176464339">
                <text:p>10199.176464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846162796021">
                <text:p>2.9846162796021</text:p>
              </table:table-cell>
              <table:table-cell office:value-type="float" office:value="10132.631854566">
                <text:p>10132.631854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09297943115">
                <text:p>3.0409297943115</text:p>
              </table:table-cell>
              <table:table-cell office:value-type="float" office:value="10063.386542198">
                <text:p>10063.38654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97243309021">
                <text:p>3.097243309021</text:p>
              </table:table-cell>
              <table:table-cell office:value-type="float" office:value="9991.1098970471">
                <text:p>9991.109897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535568237305">
                <text:p>3.1535568237305</text:p>
              </table:table-cell>
              <table:table-cell office:value-type="float" office:value="9915.447762795">
                <text:p>9915.44776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098703384399">
                <text:p>3.2098703384399</text:p>
              </table:table-cell>
              <table:table-cell office:value-type="float" office:value="9836.0385650756">
                <text:p>9836.0385650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661838531494">
                <text:p>3.2661838531494</text:p>
              </table:table-cell>
              <table:table-cell office:value-type="float" office:value="9752.5332673653">
                <text:p>9752.5332673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224973678589">
                <text:p>3.3224973678589</text:p>
              </table:table-cell>
              <table:table-cell office:value-type="float" office:value="9664.6272557035">
                <text:p>9664.627255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788108825684">
                <text:p>3.3788108825684</text:p>
              </table:table-cell>
              <table:table-cell office:value-type="float" office:value="9572.1123076954">
                <text:p>9572.1123076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351243972778">
                <text:p>3.4351243972778</text:p>
              </table:table-cell>
              <table:table-cell office:value-type="float" office:value="9474.9311298307">
                <text:p>9474.9311298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914379119873">
                <text:p>3.4914379119873</text:p>
              </table:table-cell>
              <table:table-cell office:value-type="float" office:value="9373.248751459">
                <text:p>9373.24875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477514266968">
                <text:p>3.5477514266968</text:p>
              </table:table-cell>
              <table:table-cell office:value-type="float" office:value="9267.511413529">
                <text:p>9267.51141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040649414062">
                <text:p>3.6040649414062</text:p>
              </table:table-cell>
              <table:table-cell office:value-type="float" office:value="9158.4762911669">
                <text:p>9158.476291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603784561157">
                <text:p>3.6603784561157</text:p>
              </table:table-cell>
              <table:table-cell office:value-type="float" office:value="9047.1879043682">
                <text:p>9047.1879043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166919708252">
                <text:p>3.7166919708252</text:p>
              </table:table-cell>
              <table:table-cell office:value-type="float" office:value="8934.8972139833">
                <text:p>8934.897213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730054855347">
                <text:p>3.7730054855347</text:p>
              </table:table-cell>
              <table:table-cell office:value-type="float" office:value="8822.9422371253">
                <text:p>8822.942237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293190002441">
                <text:p>3.8293190002441</text:p>
              </table:table-cell>
              <table:table-cell office:value-type="float" office:value="8712.6099806765">
                <text:p>8712.6099806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856325149536">
                <text:p>3.8856325149536</text:p>
              </table:table-cell>
              <table:table-cell office:value-type="float" office:value="8605.0139863147">
                <text:p>8605.013986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419460296631">
                <text:p>3.9419460296631</text:p>
              </table:table-cell>
              <table:table-cell office:value-type="float" office:value="8501.0044043179">
                <text:p>8501.0044043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982595443726">
                <text:p>3.9982595443726</text:p>
              </table:table-cell>
              <table:table-cell office:value-type="float" office:value="8401.1247781975">
                <text:p>8401.124778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054573059082">
                <text:p>4.054573059082</text:p>
              </table:table-cell>
              <table:table-cell office:value-type="float" office:value="8305.6147277309">
                <text:p>8305.614727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108865737915">
                <text:p>4.1108865737915</text:p>
              </table:table-cell>
              <table:table-cell office:value-type="float" office:value="8214.4474978493">
                <text:p>8214.4474978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67200088501">
                <text:p>4.167200088501</text:p>
              </table:table-cell>
              <table:table-cell office:value-type="float" office:value="8127.4087290236">
                <text:p>8127.4087290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235136032104">
                <text:p>4.2235136032104</text:p>
              </table:table-cell>
              <table:table-cell office:value-type="float" office:value="8044.1983388417">
                <text:p>8044.198338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798271179199">
                <text:p>4.2798271179199</text:p>
              </table:table-cell>
              <table:table-cell office:value-type="float" office:value="7964.5506822233">
                <text:p>7964.550682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361406326294">
                <text:p>4.3361406326294</text:p>
              </table:table-cell>
              <table:table-cell office:value-type="float" office:value="7888.40357953">
                <text:p>7888.40357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783757686615">
                <text:p>4.3783757686615</text:p>
              </table:table-cell>
              <table:table-cell office:value-type="float" office:value="7833.8105004612">
                <text:p>7833.8105004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4021330326796">
                <text:p>4.4021330326796</text:p>
              </table:table-cell>
              <table:table-cell office:value-type="float" office:value="7801.3048844926">
                <text:p>7801.3048844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154964936897">
                <text:p>4.4154964936897</text:p>
              </table:table-cell>
              <table:table-cell office:value-type="float" office:value="7783.1581968034">
                <text:p>7783.1581968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4255190894473">
                <text:p>4.4255190894473</text:p>
              </table:table-cell>
              <table:table-cell office:value-type="float" office:value="7771.6617070797">
                <text:p>7771.6617070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31156799561">
                <text:p>4.431156799561</text:p>
              </table:table-cell>
              <table:table-cell office:value-type="float" office:value="7766.715054297">
                <text:p>7766.715054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353850821462">
                <text:p>4.4353850821462</text:p>
              </table:table-cell>
              <table:table-cell office:value-type="float" office:value="7761.9682651157">
                <text:p>7761.968265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377634911004">
                <text:p>4.4377634911004</text:p>
              </table:table-cell>
              <table:table-cell office:value-type="float" office:value="7765.6142709224">
                <text:p>7765.6142709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391013461372">
                <text:p>4.4391013461372</text:p>
              </table:table-cell>
              <table:table-cell office:value-type="float" office:value="7760.7883748865">
                <text:p>7760.788374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401047374147">
                <text:p>4.4401047374147</text:p>
              </table:table-cell>
              <table:table-cell office:value-type="float" office:value="7783.473587388">
                <text:p>7783.473587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408572808729">
                <text:p>4.4408572808729</text:p>
              </table:table-cell>
              <table:table-cell office:value-type="float" office:value="7796.165958329">
                <text:p>7796.16595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412805865681">
                <text:p>4.4412805865681</text:p>
              </table:table-cell>
              <table:table-cell office:value-type="float" office:value="7783.3652241542">
                <text:p>7783.3652241542</text:p>
              </table:table-cell>
              <table:table-cell office:value-type="float" office:value="0.31250000000001">
                <text:p>0.3125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15980658395">
                <text:p>4.4415980658395</text:p>
              </table:table-cell>
              <table:table-cell office:value-type="float" office:value="7772.7123942956">
                <text:p>7772.7123942956</text:p>
              </table:table-cell>
              <table:table-cell office:value-type="float" office:value="0.68750000000001">
                <text:p>0.6875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418361752931">
                <text:p>4.4418361752931</text:p>
              </table:table-cell>
              <table:table-cell office:value-type="float" office:value="7772.0805660617">
                <text:p>7772.0805660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420147573833">
                <text:p>4.4420147573833</text:p>
              </table:table-cell>
              <table:table-cell office:value-type="float" office:value="7768.2439625479">
                <text:p>7768.2439625479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42115209809">
                <text:p>4.442115209809</text:p>
              </table:table-cell>
              <table:table-cell office:value-type="float" office:value="7768.7086678106">
                <text:p>7768.708667810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421575881761">
                <text:p>4.4421575881761</text:p>
              </table:table-cell>
              <table:table-cell office:value-type="float" office:value="7769.2382847965">
                <text:p>7769.2382847965</text:p>
              </table:table-cell>
              <table:table-cell office:value-type="float" office:value="1.8125">
                <text:p>1.8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421893719514">
                <text:p>4.4421893719514</text:p>
              </table:table-cell>
              <table:table-cell office:value-type="float" office:value="7769.6444831051">
                <text:p>7769.6444831051</text:p>
              </table:table-cell>
              <table:table-cell office:value-type="float" office:value="1.9375">
                <text:p>1.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422132097829">
                <text:p>4.4422132097829</text:p>
              </table:table-cell>
              <table:table-cell office:value-type="float" office:value="7773.1882199436">
                <text:p>7773.1882199436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422266185631">
                <text:p>4.4422266185631</text:p>
              </table:table-cell>
              <table:table-cell office:value-type="float" office:value="7774.9365828953">
                <text:p>7774.9365828953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422322753923">
                <text:p>4.4422322753923</text:p>
              </table:table-cell>
              <table:table-cell office:value-type="float" office:value="7776.5219047248">
                <text:p>7776.5219047248</text:p>
              </table:table-cell>
              <table:table-cell office:value-type="float" office:value="3.6875">
                <text:p>3.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4422365180141">
                <text:p>4.4422365180141</text:p>
              </table:table-cell>
              <table:table-cell office:value-type="float" office:value="7778.6647537028">
                <text:p>7778.6647537028</text:p>
              </table:table-cell>
              <table:table-cell office:value-type="float" office:value="4.9375">
                <text:p>4.9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4422389044889">
                <text:p>4.4422389044889</text:p>
              </table:table-cell>
              <table:table-cell office:value-type="float" office:value="7780.9784674829">
                <text:p>7780.9784674829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442240694345">
                <text:p>4.442240694345</text:p>
              </table:table-cell>
              <table:table-cell office:value-type="float" office:value="7784.1892283977">
                <text:p>7784.1892283977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4422420367371">
                <text:p>4.4422420367371</text:p>
              </table:table-cell>
              <table:table-cell office:value-type="float" office:value="7790.0586476283">
                <text:p>7790.0586476283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4422426030588">
                <text:p>4.4422426030588</text:p>
              </table:table-cell>
              <table:table-cell office:value-type="float" office:value="7795.6957944208">
                <text:p>7795.6957944208</text:p>
              </table:table-cell>
              <table:table-cell office:value-type="float" office:value="7.6875">
                <text:p>7.6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4422430278">
                <text:p>4.4422430278</text:p>
              </table:table-cell>
              <table:table-cell office:value-type="float" office:value="7804.2552263948">
                <text:p>7804.2552263948</text:p>
              </table:table-cell>
              <table:table-cell office:value-type="float" office:value="7.9375">
                <text:p>7.9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442243266717">
                <text:p>4.442243266717</text:p>
              </table:table-cell>
              <table:table-cell office:value-type="float" office:value="7815.3400765334">
                <text:p>7815.3400765334</text:p>
              </table:table-cell>
              <table:table-cell office:value-type="float" office:value="8.1875">
                <text:p>8.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4422434011077">
                <text:p>4.4422434011077</text:p>
              </table:table-cell>
              <table:table-cell office:value-type="float" office:value="7828.7459055688">
                <text:p>7828.74590556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4422434767026">
                <text:p>4.4422434767026</text:p>
              </table:table-cell>
              <table:table-cell office:value-type="float" office:value="7843.6294127503">
                <text:p>7843.62941275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422435333987">
                <text:p>4.4422435333987</text:p>
              </table:table-cell>
              <table:table-cell office:value-type="float" office:value="7866.9577633811">
                <text:p>7866.9577633811</text:p>
              </table:table-cell>
              <table:table-cell office:value-type="float" office:value="14.5625">
                <text:p>14.5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422435652902">
                <text:p>4.4422435652902</text:p>
              </table:table-cell>
              <table:table-cell office:value-type="float" office:value="7897.3530125678">
                <text:p>7897.3530125678</text:p>
              </table:table-cell>
              <table:table-cell office:value-type="float" office:value="16.875">
                <text:p>16.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4422435787445">
                <text:p>4.4422435787445</text:p>
              </table:table-cell>
              <table:table-cell office:value-type="float" office:value="7922.1724546607">
                <text:p>7922.1724546607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422435888352">
                <text:p>4.4422435888352</text:p>
              </table:table-cell>
              <table:table-cell office:value-type="float" office:value="7949.9402142561">
                <text:p>7949.9402142561</text:p>
              </table:table-cell>
              <table:table-cell office:value-type="float" office:value="19.6875">
                <text:p>19.6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22435945112">
                <text:p>4.4422435945112</text:p>
              </table:table-cell>
              <table:table-cell office:value-type="float" office:value="7974.4237841698">
                <text:p>7974.4237841698</text:p>
              </table:table-cell>
              <table:table-cell office:value-type="float" office:value="25.1875">
                <text:p>25.1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422435977039">
                <text:p>4.4422435977039</text:p>
              </table:table-cell>
              <table:table-cell office:value-type="float" office:value="7993.2696907978">
                <text:p>7993.2696907978</text:p>
              </table:table-cell>
              <table:table-cell office:value-type="float" office:value="26.6875">
                <text:p>26.6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4422436000985">
                <text:p>4.4422436000985</text:p>
              </table:table-cell>
              <table:table-cell office:value-type="float" office:value="8009.8998911212">
                <text:p>8009.8998911212</text:p>
              </table:table-cell>
              <table:table-cell office:value-type="float" office:value="26.6875">
                <text:p>26.6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4422436018944">
                <text:p>4.4422436018944</text:p>
              </table:table-cell>
              <table:table-cell office:value-type="float" office:value="8024.7565331423">
                <text:p>8024.7565331423</text:p>
              </table:table-cell>
              <table:table-cell office:value-type="float" office:value="27.9375">
                <text:p>27.9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422436032414">
                <text:p>4.4422436032414</text:p>
              </table:table-cell>
              <table:table-cell office:value-type="float" office:value="8037.7704379446">
                <text:p>8037.7704379446</text:p>
              </table:table-cell>
              <table:table-cell office:value-type="float" office:value="29.1875">
                <text:p>29.1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4422436042516">
                <text:p>4.4422436042516</text:p>
              </table:table-cell>
              <table:table-cell office:value-type="float" office:value="8048.88755711">
                <text:p>8048.88755711</text:p>
              </table:table-cell>
              <table:table-cell office:value-type="float" office:value="29.1875">
                <text:p>29.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4422436050092">
                <text:p>4.4422436050092</text:p>
              </table:table-cell>
              <table:table-cell office:value-type="float" office:value="8058.1601373067">
                <text:p>8058.1601373067</text:p>
              </table:table-cell>
              <table:table-cell office:value-type="float" office:value="29.4375">
                <text:p>29.4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4422436055775">
                <text:p>4.4422436055775</text:p>
              </table:table-cell>
              <table:table-cell office:value-type="float" office:value="8065.7336077379">
                <text:p>8065.7336077379</text:p>
              </table:table-cell>
              <table:table-cell office:value-type="float" office:value="30.4375">
                <text:p>30.4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4422436060037">
                <text:p>4.4422436060037</text:p>
              </table:table-cell>
              <table:table-cell office:value-type="float" office:value="8071.8105289037">
                <text:p>8071.8105289037</text:p>
              </table:table-cell>
              <table:table-cell office:value-type="float" office:value="30.4375">
                <text:p>30.4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4422436063233">
                <text:p>4.4422436063233</text:p>
              </table:table-cell>
              <table:table-cell office:value-type="float" office:value="8076.6158210625">
                <text:p>8076.6158210625</text:p>
              </table:table-cell>
              <table:table-cell office:value-type="float" office:value="30.4375">
                <text:p>30.4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4422436066429">
                <text:p>4.4422436066429</text:p>
              </table:table-cell>
              <table:table-cell office:value-type="float" office:value="8081.6551103938">
                <text:p>8081.6551103938</text:p>
              </table:table-cell>
              <table:table-cell office:value-type="float" office:value="30.4375">
                <text:p>30.4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4422436069626">
                <text:p>4.4422436069626</text:p>
              </table:table-cell>
              <table:table-cell office:value-type="float" office:value="8086.9496771056">
                <text:p>8086.9496771056</text:p>
              </table:table-cell>
              <table:table-cell office:value-type="float" office:value="30.4375">
                <text:p>30.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4422436072822">
                <text:p>4.4422436072822</text:p>
              </table:table-cell>
              <table:table-cell office:value-type="float" office:value="8092.5224055386">
                <text:p>8092.5224055386</text:p>
              </table:table-cell>
              <table:table-cell office:value-type="float" office:value="30.6875">
                <text:p>30.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4422436075219">
                <text:p>4.4422436075219</text:p>
              </table:table-cell>
              <table:table-cell office:value-type="float" office:value="8096.8980767629">
                <text:p>8096.8980767629</text:p>
              </table:table-cell>
              <table:table-cell office:value-type="float" office:value="30.6875">
                <text:p>30.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4422436077617">
                <text:p>4.4422436077617</text:p>
              </table:table-cell>
              <table:table-cell office:value-type="float" office:value="8101.4552596519">
                <text:p>8101.4552596519</text:p>
              </table:table-cell>
              <table:table-cell office:value-type="float" office:value="30.6875">
                <text:p>30.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4422436080014">
                <text:p>4.4422436080014</text:p>
              </table:table-cell>
              <table:table-cell office:value-type="float" office:value="8106.2075033969">
                <text:p>8106.2075033969</text:p>
              </table:table-cell>
              <table:table-cell office:value-type="float" office:value="30.6875">
                <text:p>30.6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4422436082411">
                <text:p>4.4422436082411</text:p>
              </table:table-cell>
              <table:table-cell office:value-type="float" office:value="8111.1693595362">
                <text:p>8111.1693595362</text:p>
              </table:table-cell>
              <table:table-cell office:value-type="float" office:value="30.6875">
                <text:p>30.6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4422436084209">
                <text:p>4.4422436084209</text:p>
              </table:table-cell>
              <table:table-cell office:value-type="float" office:value="8115.0368453509">
                <text:p>8115.0368453509</text:p>
              </table:table-cell>
              <table:table-cell office:value-type="float" office:value="30.6875">
                <text:p>30.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4422436086007">
                <text:p>4.4422436086007</text:p>
              </table:table-cell>
              <table:table-cell office:value-type="float" office:value="8119.0378614878">
                <text:p>8119.0378614878</text:p>
              </table:table-cell>
              <table:table-cell office:value-type="float" office:value="31.6875">
                <text:p>31.6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4422436087805">
                <text:p>4.4422436087805</text:p>
              </table:table-cell>
              <table:table-cell office:value-type="float" office:value="8123.1806639055">
                <text:p>8123.1806639055</text:p>
              </table:table-cell>
              <table:table-cell office:value-type="float" office:value="31.6875">
                <text:p>31.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422436089603">
                <text:p>4.4422436089603</text:p>
              </table:table-cell>
              <table:table-cell office:value-type="float" office:value="8127.4739651822">
                <text:p>8127.4739651822</text:p>
              </table:table-cell>
              <table:table-cell office:value-type="float" office:value="31.6875">
                <text:p>31.6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422436091401">
                <text:p>4.4422436091401</text:p>
              </table:table-cell>
              <table:table-cell office:value-type="float" office:value="8131.9271556015">
                <text:p>8131.9271556015</text:p>
              </table:table-cell>
              <table:table-cell office:value-type="float" office:value="31.6875">
                <text:p>31.6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422436092749">
                <text:p>4.4422436092749</text:p>
              </table:table-cell>
              <table:table-cell office:value-type="float" office:value="8135.3774391258">
                <text:p>8135.3774391258</text:p>
              </table:table-cell>
              <table:table-cell office:value-type="float" office:value="31.6875">
                <text:p>31.6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422436094098">
                <text:p>4.4422436094098</text:p>
              </table:table-cell>
              <table:table-cell office:value-type="float" office:value="8138.9276027293">
                <text:p>8138.9276027293</text:p>
              </table:table-cell>
              <table:table-cell office:value-type="float" office:value="31.6875">
                <text:p>31.6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4422436095446">
                <text:p>4.4422436095446</text:p>
              </table:table-cell>
              <table:table-cell office:value-type="float" office:value="8142.5828037614">
                <text:p>8142.5828037614</text:p>
              </table:table-cell>
              <table:table-cell office:value-type="float" office:value="31.6875">
                <text:p>31.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4422436096795">
                <text:p>4.4422436096795</text:p>
              </table:table-cell>
              <table:table-cell office:value-type="float" office:value="8146.3484094164">
                <text:p>8146.3484094164</text:p>
              </table:table-cell>
              <table:table-cell office:value-type="float" office:value="31.6875">
                <text:p>31.6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4422436098143">
                <text:p>4.4422436098143</text:p>
              </table:table-cell>
              <table:table-cell office:value-type="float" office:value="8150.2301225658">
                <text:p>8150.2301225658</text:p>
              </table:table-cell>
              <table:table-cell office:value-type="float" office:value="31.6875">
                <text:p>31.6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4422436099155">
                <text:p>4.4422436099155</text:p>
              </table:table-cell>
              <table:table-cell office:value-type="float" office:value="8153.2208790277">
                <text:p>8153.2208790277</text:p>
              </table:table-cell>
              <table:table-cell office:value-type="float" office:value="31.6875">
                <text:p>31.6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4422436100166">
                <text:p>4.4422436100166</text:p>
              </table:table-cell>
              <table:table-cell office:value-type="float" office:value="8156.282871074">
                <text:p>8156.282871074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422436101177">
                <text:p>4.4422436101177</text:p>
              </table:table-cell>
              <table:table-cell office:value-type="float" office:value="8159.4191155779">
                <text:p>8159.4191155779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422436102189">
                <text:p>4.4422436102189</text:p>
              </table:table-cell>
              <table:table-cell office:value-type="float" office:value="8162.6327115258">
                <text:p>8162.6327115258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4224361032">
                <text:p>4.44224361032</text:p>
              </table:table-cell>
              <table:table-cell office:value-type="float" office:value="8165.9269090821">
                <text:p>8165.9269090821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4422436104211">
                <text:p>4.4422436104211</text:p>
              </table:table-cell>
              <table:table-cell office:value-type="float" office:value="8169.3051420113">
                <text:p>8169.3051420113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422436105223">
                <text:p>4.4422436105223</text:p>
              </table:table-cell>
              <table:table-cell office:value-type="float" office:value="8172.7710488982">
                <text:p>8172.7710488982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4422436105981">
                <text:p>4.4422436105981</text:p>
              </table:table-cell>
              <table:table-cell office:value-type="float" office:value="8175.4300901235">
                <text:p>8175.4300901235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442243610674">
                <text:p>4.442243610674</text:p>
              </table:table-cell>
              <table:table-cell office:value-type="float" office:value="8178.1421848724">
                <text:p>8178.1421848724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4422436107498">
                <text:p>4.4422436107498</text:p>
              </table:table-cell>
              <table:table-cell office:value-type="float" office:value="8180.9092104797">
                <text:p>8180.9092104797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4422436108257">
                <text:p>4.4422436108257</text:p>
              </table:table-cell>
              <table:table-cell office:value-type="float" office:value="8183.7330767746">
                <text:p>8183.7330767746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4422436109015">
                <text:p>4.4422436109015</text:p>
              </table:table-cell>
              <table:table-cell office:value-type="float" office:value="8186.6157674058">
                <text:p>8186.6157674058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4422436109774">
                <text:p>4.4422436109774</text:p>
              </table:table-cell>
              <table:table-cell office:value-type="float" office:value="8189.5593575519">
                <text:p>8189.5593575519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4422436110532">
                <text:p>4.4422436110532</text:p>
              </table:table-cell>
              <table:table-cell office:value-type="float" office:value="8192.5660241325">
                <text:p>8192.5660241325</text:p>
              </table:table-cell>
              <table:table-cell office:value-type="float" office:value="32.6875">
                <text:p>32.6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4422436111291">
                <text:p>4.4422436111291</text:p>
              </table:table-cell>
              <table:table-cell office:value-type="float" office:value="8195.638053882">
                <text:p>8195.638053882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4422436112049">
                <text:p>4.4422436112049</text:p>
              </table:table-cell>
              <table:table-cell office:value-type="float" office:value="8198.7778511022">
                <text:p>8198.7778511022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422436112618">
                <text:p>4.4422436112618</text:p>
              </table:table-cell>
              <table:table-cell office:value-type="float" office:value="8201.1785323209">
                <text:p>8201.1785323209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4422436113187">
                <text:p>4.4422436113187</text:p>
              </table:table-cell>
              <table:table-cell office:value-type="float" office:value="8203.6197746505">
                <text:p>8203.6197746505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4422436113756">
                <text:p>4.4422436113756</text:p>
              </table:table-cell>
              <table:table-cell office:value-type="float" office:value="8206.1027912482">
                <text:p>8206.1027912482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4422436114325">
                <text:p>4.4422436114325</text:p>
              </table:table-cell>
              <table:table-cell office:value-type="float" office:value="8208.6288067584">
                <text:p>8208.6288067584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4422436114894">
                <text:p>4.4422436114894</text:p>
              </table:table-cell>
              <table:table-cell office:value-type="float" office:value="8211.1990834658">
                <text:p>8211.1990834658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4422436115463">
                <text:p>4.4422436115463</text:p>
              </table:table-cell>
              <table:table-cell office:value-type="float" office:value="8213.8149317727">
                <text:p>8213.8149317727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4422436116032">
                <text:p>4.4422436116032</text:p>
              </table:table-cell>
              <table:table-cell office:value-type="float" office:value="8216.4777156037">
                <text:p>8216.4777156037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4422436116601">
                <text:p>4.4422436116601</text:p>
              </table:table-cell>
              <table:table-cell office:value-type="float" office:value="8219.188856258">
                <text:p>8219.188856258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4422436117169">
                <text:p>4.4422436117169</text:p>
              </table:table-cell>
              <table:table-cell office:value-type="float" office:value="8221.9498358842">
                <text:p>8221.9498358842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4422436117738">
                <text:p>4.4422436117738</text:p>
              </table:table-cell>
              <table:table-cell office:value-type="float" office:value="8224.7622009844">
                <text:p>8224.7622009844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4422436118165">
                <text:p>4.4422436118165</text:p>
              </table:table-cell>
              <table:table-cell office:value-type="float" office:value="8226.9060659055">
                <text:p>8226.9060659055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422436118592">
                <text:p>4.4422436118592</text:p>
              </table:table-cell>
              <table:table-cell office:value-type="float" office:value="8229.0803900345">
                <text:p>8229.0803900345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422436119018">
                <text:p>4.4422436119018</text:p>
              </table:table-cell>
              <table:table-cell office:value-type="float" office:value="8231.2859382259">
                <text:p>8231.2859382259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422436119445">
                <text:p>4.4422436119445</text:p>
              </table:table-cell>
              <table:table-cell office:value-type="float" office:value="8233.5234773351">
                <text:p>8233.5234773351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4422436119872">
                <text:p>4.4422436119872</text:p>
              </table:table-cell>
              <table:table-cell office:value-type="float" office:value="8235.793792506">
                <text:p>8235.793792506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4422436120298">
                <text:p>4.4422436120298</text:p>
              </table:table-cell>
              <table:table-cell office:value-type="float" office:value="8238.0976933656">
                <text:p>8238.0976933656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4422436120725">
                <text:p>4.4422436120725</text:p>
              </table:table-cell>
              <table:table-cell office:value-type="float" office:value="8240.4360169042">
                <text:p>8240.4360169042</text:p>
              </table:table-cell>
              <table:table-cell office:value-type="float" office:value="33.6875">
                <text:p>33.6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4422436121152">
                <text:p>4.4422436121152</text:p>
              </table:table-cell>
              <table:table-cell office:value-type="float" office:value="8242.8096293084">
                <text:p>8242.8096293084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4422436121578">
                <text:p>4.4422436121578</text:p>
              </table:table-cell>
              <table:table-cell office:value-type="float" office:value="8245.2194274944">
                <text:p>8245.2194274944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4422436122005">
                <text:p>4.4422436122005</text:p>
              </table:table-cell>
              <table:table-cell office:value-type="float" office:value="8247.6663405937">
                <text:p>8247.6663405937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4422436122432">
                <text:p>4.4422436122432</text:p>
              </table:table-cell>
              <table:table-cell office:value-type="float" office:value="8250.1513314797">
                <text:p>8250.1513314797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4422436122858">
                <text:p>4.4422436122858</text:p>
              </table:table-cell>
              <table:table-cell office:value-type="float" office:value="8252.6753983666">
                <text:p>8252.6753983666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4422436123178">
                <text:p>4.4422436123178</text:p>
              </table:table-cell>
              <table:table-cell office:value-type="float" office:value="8254.5946500835">
                <text:p>8254.5946500835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422436123498">
                <text:p>4.4422436123498</text:p>
              </table:table-cell>
              <table:table-cell office:value-type="float" office:value="8256.5368771867">
                <text:p>8256.5368771867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422436123818">
                <text:p>4.4422436123818</text:p>
              </table:table-cell>
              <table:table-cell office:value-type="float" office:value="8258.5025651469">
                <text:p>8258.5025651469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4422436124138">
                <text:p>4.4422436124138</text:p>
              </table:table-cell>
              <table:table-cell office:value-type="float" office:value="8260.4921979539">
                <text:p>8260.4921979539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4422436124458">
                <text:p>4.4422436124458</text:p>
              </table:table-cell>
              <table:table-cell office:value-type="float" office:value="8262.5062683951">
                <text:p>8262.5062683951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4422436124778">
                <text:p>4.4422436124778</text:p>
              </table:table-cell>
              <table:table-cell office:value-type="float" office:value="8264.5452818188">
                <text:p>8264.5452818188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4422436125098">
                <text:p>4.4422436125098</text:p>
              </table:table-cell>
              <table:table-cell office:value-type="float" office:value="8266.6097577429">
                <text:p>8266.6097577429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4422436125418">
                <text:p>4.4422436125418</text:p>
              </table:table-cell>
              <table:table-cell office:value-type="float" office:value="8268.700230769">
                <text:p>8268.700230769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422436125738">
                <text:p>4.4422436125738</text:p>
              </table:table-cell>
              <table:table-cell office:value-type="float" office:value="8270.8172512839">
                <text:p>8270.8172512839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4422436126058">
                <text:p>4.4422436126058</text:p>
              </table:table-cell>
              <table:table-cell office:value-type="float" office:value="8272.9613861077">
                <text:p>8272.9613861077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4422436126378">
                <text:p>4.4422436126378</text:p>
              </table:table-cell>
              <table:table-cell office:value-type="float" office:value="8275.1332191455">
                <text:p>8275.1332191455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4422436126698">
                <text:p>4.4422436126698</text:p>
              </table:table-cell>
              <table:table-cell office:value-type="float" office:value="8277.3333520592">
                <text:p>8277.3333520592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4422436127018">
                <text:p>4.4422436127018</text:p>
              </table:table-cell>
              <table:table-cell office:value-type="float" office:value="8279.5624049703">
                <text:p>8279.5624049703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4422436127338">
                <text:p>4.4422436127338</text:p>
              </table:table-cell>
              <table:table-cell office:value-type="float" office:value="8281.8210171934">
                <text:p>8281.8210171934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4422436127578">
                <text:p>4.4422436127578</text:p>
              </table:table-cell>
              <table:table-cell office:value-type="float" office:value="8283.5347302248">
                <text:p>8283.5347302248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4422436127818">
                <text:p>4.4422436127818</text:p>
              </table:table-cell>
              <table:table-cell office:value-type="float" office:value="8285.2657030989">
                <text:p>8285.2657030989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4422436128058">
                <text:p>4.4422436128058</text:p>
              </table:table-cell>
              <table:table-cell office:value-type="float" office:value="8287.0142423127">
                <text:p>8287.0142423127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4422436128298">
                <text:p>4.4422436128298</text:p>
              </table:table-cell>
              <table:table-cell office:value-type="float" office:value="8288.7806519608">
                <text:p>8288.7806519608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4422436128538">
                <text:p>4.4422436128538</text:p>
              </table:table-cell>
              <table:table-cell office:value-type="float" office:value="8290.5652402138">
                <text:p>8290.5652402138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4422436128778">
                <text:p>4.4422436128778</text:p>
              </table:table-cell>
              <table:table-cell office:value-type="float" office:value="8292.3683216234">
                <text:p>8292.3683216234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4422436129018">
                <text:p>4.4422436129018</text:p>
              </table:table-cell>
              <table:table-cell office:value-type="float" office:value="8294.1902180439">
                <text:p>8294.1902180439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4422436129258">
                <text:p>4.4422436129258</text:p>
              </table:table-cell>
              <table:table-cell office:value-type="float" office:value="8296.0312591075">
                <text:p>8296.0312591075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4422436129498">
                <text:p>4.4422436129498</text:p>
              </table:table-cell>
              <table:table-cell office:value-type="float" office:value="8297.8917825483">
                <text:p>8297.8917825483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4422436129738">
                <text:p>4.4422436129738</text:p>
              </table:table-cell>
              <table:table-cell office:value-type="float" office:value="8299.7721344876">
                <text:p>8299.7721344876</text:p>
              </table:table-cell>
              <table:table-cell office:value-type="float" office:value="35.6875">
                <text:p>35.6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4422436129978">
                <text:p>4.4422436129978</text:p>
              </table:table-cell>
              <table:table-cell office:value-type="float" office:value="8301.6726697137">
                <text:p>8301.6726697137</text:p>
              </table:table-cell>
              <table:table-cell office:value-type="float" office:value="35.6875">
                <text:p>35.68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subtitle svg:x="6.611cm" svg:y="0.18cm" chart:style-name="ch2">
          <text:p>BodyForce:10k</text:p>
        </chart:subtitle>
        <chart:legend chart:legend-position="end" svg:x="13.216cm" svg:y="4.204cm" style:legend-expansion="high" chart:style-name="ch3"/>
        <chart:plot-area chart:style-name="ch4" table:cell-range-address="nucleation_edit2_BodyForce_10000.A1:nucleation_edit2_BodyForce_10000.B202" chart:data-source-has-labels="row" svg:x="0.32cm" svg:y="1.043cm" svg:width="12.576cm" svg:height="6.802cm">
          <chartooo:coordinate-region svg:x="0.941cm" svg:y="1.242cm" svg:width="11.675cm" svg:height="5.956cm"/>
          <chart:axis chart:dimension="x" chart:name="primary-x" chart:style-name="ch5">
            <chart:title svg:x="6.246cm" svg:y="8.025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nucleation_edit2_BodyForce_10000.B2:nucleation_edit2_BodyForce_10000.B202" chart:label-cell-address="nucleation_edit2_BodyForce_10000.B1:nucleation_edit2_BodyForce_10000.B1" chart:class="chart:scatter">
            <chart:domain table:cell-range-address="nucleation_edit2_BodyForce_10000.A2:nucleation_edit2_BodyForce_10000.A202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lementInt_c</text:p>
                <draw:g>
                  <svg:desc>nucleation_edit2_BodyForce_10000.B1:nucleation_edit2_BodyForce_10000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cleation_edit2_BodyForce_10000.A2:nucleation_edit2_BodyForce_10000.A202</svg:desc>
                </draw:g>
              </table:table-cell>
              <table:table-cell office:value-type="float" office:value="0">
                <text:p>0</text:p>
                <draw:g>
                  <svg:desc>nucleation_edit2_BodyForce_10000.B2:nucleation_edit2_BodyForce_10000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676352024078">
                <text:p>0.031676352024078</text:p>
              </table:table-cell>
              <table:table-cell office:value-type="float" office:value="0.000012877595530481">
                <text:p>0.000012877595530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352704048157">
                <text:p>0.063352704048157</text:p>
              </table:table-cell>
              <table:table-cell office:value-type="float" office:value="0.000017166815714384">
                <text:p>0.000017166815714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5029056072235">
                <text:p>0.095029056072235</text:p>
              </table:table-cell>
              <table:table-cell office:value-type="float" office:value="0.000018595517008557">
                <text:p>0.000018595517008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70540809631">
                <text:p>0.12670540809631</text:p>
              </table:table-cell>
              <table:table-cell office:value-type="float" office:value="0.00001907171092988">
                <text:p>0.00001907171092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838176012039">
                <text:p>0.15838176012039</text:p>
              </table:table-cell>
              <table:table-cell office:value-type="float" office:value="0.000019230356059663">
                <text:p>0.000019230356059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005811214447">
                <text:p>0.19005811214447</text:p>
              </table:table-cell>
              <table:table-cell office:value-type="float" office:value="0.000019283092282996">
                <text:p>0.000019283092282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173446416855">
                <text:p>0.22173446416855</text:p>
              </table:table-cell>
              <table:table-cell office:value-type="float" office:value="0.000019300451927662">
                <text:p>0.000019300451927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41081619263">
                <text:p>0.25341081619263</text:p>
              </table:table-cell>
              <table:table-cell office:value-type="float" office:value="0.000019306004996167">
                <text:p>0.000019306004996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08716821671">
                <text:p>0.28508716821671</text:p>
              </table:table-cell>
              <table:table-cell office:value-type="float" office:value="0.000019307509413147">
                <text:p>0.000019307509413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676352024078">
                <text:p>0.31676352024078</text:p>
              </table:table-cell>
              <table:table-cell office:value-type="float" office:value="0.000019307624461687">
                <text:p>0.000019307624461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843987226486">
                <text:p>0.34843987226486</text:p>
              </table:table-cell>
              <table:table-cell office:value-type="float" office:value="0.000019307216323539">
                <text:p>0.000019307216323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011622428894">
                <text:p>0.38011622428894</text:p>
              </table:table-cell>
              <table:table-cell office:value-type="float" office:value="0.000019306617430104">
                <text:p>0.000019306617430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179257631302">
                <text:p>0.41179257631302</text:p>
              </table:table-cell>
              <table:table-cell office:value-type="float" office:value="0.000019306100277339">
                <text:p>0.000019306100277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34689283371">
                <text:p>0.4434689283371</text:p>
              </table:table-cell>
              <table:table-cell office:value-type="float" office:value="0.000019305626482752">
                <text:p>0.0000193056264827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514528036118">
                <text:p>0.47514528036118</text:p>
              </table:table-cell>
              <table:table-cell office:value-type="float" office:value="0.000019305160535277">
                <text:p>0.000019305160535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682163238525">
                <text:p>0.50682163238525</text:p>
              </table:table-cell>
              <table:table-cell office:value-type="float" office:value="0.000019304624274685">
                <text:p>0.000019304624274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849798440933">
                <text:p>0.53849798440933</text:p>
              </table:table-cell>
              <table:table-cell office:value-type="float" office:value="0.000019304063348713">
                <text:p>0.000019304063348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017433643341">
                <text:p>0.57017433643341</text:p>
              </table:table-cell>
              <table:table-cell office:value-type="float" office:value="0.00001930344730261">
                <text:p>0.000019303447302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185068845749">
                <text:p>0.60185068845749</text:p>
              </table:table-cell>
              <table:table-cell office:value-type="float" office:value="0.000019302750597694">
                <text:p>0.000019302750597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352704048157">
                <text:p>0.63352704048157</text:p>
              </table:table-cell>
              <table:table-cell office:value-type="float" office:value="0.000019301920840042">
                <text:p>0.000019301920840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520339250565">
                <text:p>0.66520339250565</text:p>
              </table:table-cell>
              <table:table-cell office:value-type="float" office:value="0.000019300967847968">
                <text:p>0.0000193009678479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687974452972">
                <text:p>0.69687974452972</text:p>
              </table:table-cell>
              <table:table-cell office:value-type="float" office:value="0.00001929986716448">
                <text:p>0.0000192998671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85560965538">
                <text:p>0.7285560965538</text:p>
              </table:table-cell>
              <table:table-cell office:value-type="float" office:value="0.000019298710526527">
                <text:p>0.0000192987105265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023244857788">
                <text:p>0.76023244857788</text:p>
              </table:table-cell>
              <table:table-cell office:value-type="float" office:value="0.000019297509566751">
                <text:p>0.000019297509566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190880060196">
                <text:p>0.79190880060196</text:p>
              </table:table-cell>
              <table:table-cell office:value-type="float" office:value="0.000019296324971219">
                <text:p>0.000019296324971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2358515262604">
                <text:p>0.82358515262604</text:p>
              </table:table-cell>
              <table:table-cell office:value-type="float" office:value="0.000019295033693689">
                <text:p>0.000019295033693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526150465012">
                <text:p>0.85526150465012</text:p>
              </table:table-cell>
              <table:table-cell office:value-type="float" office:value="0.000019293788602104">
                <text:p>0.0000192937886021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693785667419">
                <text:p>0.88693785667419</text:p>
              </table:table-cell>
              <table:table-cell office:value-type="float" office:value="0.000019292700690565">
                <text:p>0.000019292700690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861420869827">
                <text:p>0.91861420869827</text:p>
              </table:table-cell>
              <table:table-cell office:value-type="float" office:value="0.000019291609208771">
                <text:p>0.0000192916092087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029056072235">
                <text:p>0.95029056072235</text:p>
              </table:table-cell>
              <table:table-cell office:value-type="float" office:value="0.000019290641732894">
                <text:p>0.000019290641732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196691274643">
                <text:p>0.98196691274643</text:p>
              </table:table-cell>
              <table:table-cell office:value-type="float" office:value="0.000019289749413121">
                <text:p>0.000019289749413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136432647705">
                <text:p>1.0136432647705</text:p>
              </table:table-cell>
              <table:table-cell office:value-type="float" office:value="0.00001928882726987">
                <text:p>0.000019288827269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53196167946">
                <text:p>1.0453196167946</text:p>
              </table:table-cell>
              <table:table-cell office:value-type="float" office:value="0.00042524736416416">
                <text:p>0.00042524736416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69959688187">
                <text:p>1.0769959688187</text:p>
              </table:table-cell>
              <table:table-cell office:value-type="float" office:value="0.0004305919682972">
                <text:p>0.0004305919682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086723208427">
                <text:p>1.1086723208427</text:p>
              </table:table-cell>
              <table:table-cell office:value-type="float" office:value="0.00043237273936547">
                <text:p>0.00043237273936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403486728668">
                <text:p>1.1403486728668</text:p>
              </table:table-cell>
              <table:table-cell office:value-type="float" office:value="0.0004329655017663">
                <text:p>0.00043296550176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20250248909">
                <text:p>1.1720250248909</text:p>
              </table:table-cell>
              <table:table-cell office:value-type="float" office:value="0.00078458222228772">
                <text:p>0.00078458222228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03701376915">
                <text:p>1.203701376915</text:p>
              </table:table-cell>
              <table:table-cell office:value-type="float" office:value="0.00078900660334069">
                <text:p>0.00078900660334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53777289391">
                <text:p>1.2353777289391</text:p>
              </table:table-cell>
              <table:table-cell office:value-type="float" office:value="0.00088771886442762">
                <text:p>0.000887718864427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70540809631">
                <text:p>1.2670540809631</text:p>
              </table:table-cell>
              <table:table-cell office:value-type="float" office:value="0.0014534949488773">
                <text:p>0.00145349494887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987304329872">
                <text:p>1.2987304329872</text:p>
              </table:table-cell>
              <table:table-cell office:value-type="float" office:value="0.0021688920437934">
                <text:p>0.0021688920437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304067850113">
                <text:p>1.3304067850113</text:p>
              </table:table-cell>
              <table:table-cell office:value-type="float" office:value="0.0027905745065355">
                <text:p>0.0027905745065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620831370354">
                <text:p>1.3620831370354</text:p>
              </table:table-cell>
              <table:table-cell office:value-type="float" office:value="0.002963155180467">
                <text:p>0.0029631551804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937594890594">
                <text:p>1.3937594890594</text:p>
              </table:table-cell>
              <table:table-cell office:value-type="float" office:value="0.003273768048078">
                <text:p>0.0032737680480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254358410835">
                <text:p>1.4254358410835</text:p>
              </table:table-cell>
              <table:table-cell office:value-type="float" office:value="0.0047583037098928">
                <text:p>0.0047583037098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571121931076">
                <text:p>1.4571121931076</text:p>
              </table:table-cell>
              <table:table-cell office:value-type="float" office:value="0.0055936954670599">
                <text:p>0.0055936954670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887885451317">
                <text:p>1.4887885451317</text:p>
              </table:table-cell>
              <table:table-cell office:value-type="float" office:value="0.0065498848836025">
                <text:p>0.0065498848836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204648971558">
                <text:p>1.5204648971558</text:p>
              </table:table-cell>
              <table:table-cell office:value-type="float" office:value="0.0065777385841725">
                <text:p>0.006577738584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521412491798">
                <text:p>1.5521412491798</text:p>
              </table:table-cell>
              <table:table-cell office:value-type="float" office:value="0.0079290462264625">
                <text:p>0.0079290462264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838176012039">
                <text:p>1.5838176012039</text:p>
              </table:table-cell>
              <table:table-cell office:value-type="float" office:value="0.008556041084681">
                <text:p>0.008556041084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5493953228">
                <text:p>1.615493953228</text:p>
              </table:table-cell>
              <table:table-cell office:value-type="float" office:value="0.0098264605837367">
                <text:p>0.0098264605837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471703052521">
                <text:p>1.6471703052521</text:p>
              </table:table-cell>
              <table:table-cell office:value-type="float" office:value="0.012569344886788">
                <text:p>0.0125693448867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788466572762">
                <text:p>1.6788466572762</text:p>
              </table:table-cell>
              <table:table-cell office:value-type="float" office:value="0.013571436305573">
                <text:p>0.0135714363055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105230093002">
                <text:p>1.7105230093002</text:p>
              </table:table-cell>
              <table:table-cell office:value-type="float" office:value="0.014887372227764">
                <text:p>0.0148873722277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421993613243">
                <text:p>1.7421993613243</text:p>
              </table:table-cell>
              <table:table-cell office:value-type="float" office:value="0.015391778436142">
                <text:p>0.015391778436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738757133484">
                <text:p>1.7738757133484</text:p>
              </table:table-cell>
              <table:table-cell office:value-type="float" office:value="0.016033001050881">
                <text:p>0.0160330010508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055520653725">
                <text:p>1.8055520653725</text:p>
              </table:table-cell>
              <table:table-cell office:value-type="float" office:value="0.017049057838373">
                <text:p>0.0170490578383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372284173965">
                <text:p>1.8372284173965</text:p>
              </table:table-cell>
              <table:table-cell office:value-type="float" office:value="0.017866901112758">
                <text:p>0.0178669011127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689047694206">
                <text:p>1.8689047694206</text:p>
              </table:table-cell>
              <table:table-cell office:value-type="float" office:value="0.018438791361292">
                <text:p>0.0184387913612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005811214447">
                <text:p>1.9005811214447</text:p>
              </table:table-cell>
              <table:table-cell office:value-type="float" office:value="0.019312784888675">
                <text:p>0.0193127848886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322574734688">
                <text:p>1.9322574734688</text:p>
              </table:table-cell>
              <table:table-cell office:value-type="float" office:value="0.019695226645372">
                <text:p>0.019695226645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39338254929">
                <text:p>1.9639338254929</text:p>
              </table:table-cell>
              <table:table-cell office:value-type="float" office:value="0.019892916723586">
                <text:p>0.019892916723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956101775169">
                <text:p>1.9956101775169</text:p>
              </table:table-cell>
              <table:table-cell office:value-type="float" office:value="0.019991766059354">
                <text:p>0.019991766059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27286529541">
                <text:p>2.027286529541</text:p>
              </table:table-cell>
              <table:table-cell office:value-type="float" office:value="0.020399342453671">
                <text:p>0.0203993424536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589628815651">
                <text:p>2.0589628815651</text:p>
              </table:table-cell>
              <table:table-cell office:value-type="float" office:value="0.021240151317697">
                <text:p>0.0212401513176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906392335892">
                <text:p>2.0906392335892</text:p>
              </table:table-cell>
              <table:table-cell office:value-type="float" office:value="0.021281696114088">
                <text:p>0.0212816961140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223155856133">
                <text:p>2.1223155856133</text:p>
              </table:table-cell>
              <table:table-cell office:value-type="float" office:value="0.021257171107042">
                <text:p>0.0212571711070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539919376373">
                <text:p>2.1539919376373</text:p>
              </table:table-cell>
              <table:table-cell office:value-type="float" office:value="0.021806061324941">
                <text:p>0.021806061324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856682896614">
                <text:p>2.1856682896614</text:p>
              </table:table-cell>
              <table:table-cell office:value-type="float" office:value="0.022365438899972">
                <text:p>0.022365438899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73446416855">
                <text:p>2.2173446416855</text:p>
              </table:table-cell>
              <table:table-cell office:value-type="float" office:value="0.022457041953918">
                <text:p>0.0224570419539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490209937096">
                <text:p>2.2490209937096</text:p>
              </table:table-cell>
              <table:table-cell office:value-type="float" office:value="0.022845435471468">
                <text:p>0.022845435471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806973457336">
                <text:p>2.2806973457336</text:p>
              </table:table-cell>
              <table:table-cell office:value-type="float" office:value="0.023040505196694">
                <text:p>0.0230405051966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123736977577">
                <text:p>2.3123736977577</text:p>
              </table:table-cell>
              <table:table-cell office:value-type="float" office:value="0.023747686353344">
                <text:p>0.0237476863533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440500497818">
                <text:p>2.3440500497818</text:p>
              </table:table-cell>
              <table:table-cell office:value-type="float" office:value="0.023942303638668">
                <text:p>0.0239423036386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757264018059">
                <text:p>2.3757264018059</text:p>
              </table:table-cell>
              <table:table-cell office:value-type="float" office:value="0.024064332426511">
                <text:p>0.0240643324265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0740275383">
                <text:p>2.40740275383</text:p>
              </table:table-cell>
              <table:table-cell office:value-type="float" office:value="0.024192183453683">
                <text:p>0.0241921834536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39079105854">
                <text:p>2.439079105854</text:p>
              </table:table-cell>
              <table:table-cell office:value-type="float" office:value="0.024494677811257">
                <text:p>0.0244946778112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707554578781">
                <text:p>2.4707554578781</text:p>
              </table:table-cell>
              <table:table-cell office:value-type="float" office:value="0.025073952531868">
                <text:p>0.0250739525318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024318099022">
                <text:p>2.5024318099022</text:p>
              </table:table-cell>
              <table:table-cell office:value-type="float" office:value="0.025466919056099">
                <text:p>0.0254669190560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341081619263">
                <text:p>2.5341081619263</text:p>
              </table:table-cell>
              <table:table-cell office:value-type="float" office:value="0.025742868891995">
                <text:p>0.0257428688919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657845139503">
                <text:p>2.5657845139503</text:p>
              </table:table-cell>
              <table:table-cell office:value-type="float" office:value="0.02588427385231">
                <text:p>0.02588427385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974608659744">
                <text:p>2.5974608659744</text:p>
              </table:table-cell>
              <table:table-cell office:value-type="float" office:value="0.026827636029334">
                <text:p>0.0268276360293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291372179985">
                <text:p>2.6291372179985</text:p>
              </table:table-cell>
              <table:table-cell office:value-type="float" office:value="0.027300404902216">
                <text:p>0.027300404902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608135700226">
                <text:p>2.6608135700226</text:p>
              </table:table-cell>
              <table:table-cell office:value-type="float" office:value="0.028435254338054">
                <text:p>0.0284352543380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924899220467">
                <text:p>2.6924899220467</text:p>
              </table:table-cell>
              <table:table-cell office:value-type="float" office:value="0.028926978983299">
                <text:p>0.028926978983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241662740707">
                <text:p>2.7241662740707</text:p>
              </table:table-cell>
              <table:table-cell office:value-type="float" office:value="0.029420308898955">
                <text:p>0.0294203088989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558426260948">
                <text:p>2.7558426260948</text:p>
              </table:table-cell>
              <table:table-cell office:value-type="float" office:value="0.029596473018475">
                <text:p>0.029596473018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875189781189">
                <text:p>2.7875189781189</text:p>
              </table:table-cell>
              <table:table-cell office:value-type="float" office:value="0.029597042169047">
                <text:p>0.0295970421690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19195330143">
                <text:p>2.819195330143</text:p>
              </table:table-cell>
              <table:table-cell office:value-type="float" office:value="0.030502821013618">
                <text:p>0.0305028210136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508716821671">
                <text:p>2.8508716821671</text:p>
              </table:table-cell>
              <table:table-cell office:value-type="float" office:value="0.030761609206537">
                <text:p>0.0307616092065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825480341911">
                <text:p>2.8825480341911</text:p>
              </table:table-cell>
              <table:table-cell office:value-type="float" office:value="0.031314943804362">
                <text:p>0.031314943804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142243862152">
                <text:p>2.9142243862152</text:p>
              </table:table-cell>
              <table:table-cell office:value-type="float" office:value="0.03181452944323">
                <text:p>0.03181452944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459007382393">
                <text:p>2.9459007382393</text:p>
              </table:table-cell>
              <table:table-cell office:value-type="float" office:value="0.032874253903074">
                <text:p>0.032874253903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775770902634">
                <text:p>2.9775770902634</text:p>
              </table:table-cell>
              <table:table-cell office:value-type="float" office:value="0.033924574797559">
                <text:p>0.0339245747975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092534422874">
                <text:p>3.0092534422874</text:p>
              </table:table-cell>
              <table:table-cell office:value-type="float" office:value="0.034202500062418">
                <text:p>0.0342025000624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409297943115">
                <text:p>3.0409297943115</text:p>
              </table:table-cell>
              <table:table-cell office:value-type="float" office:value="0.035592185672663">
                <text:p>0.0355921856726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726061463356">
                <text:p>3.0726061463356</text:p>
              </table:table-cell>
              <table:table-cell office:value-type="float" office:value="0.03696144815655">
                <text:p>0.036961448156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042824983597">
                <text:p>3.1042824983597</text:p>
              </table:table-cell>
              <table:table-cell office:value-type="float" office:value="0.037502813366084">
                <text:p>0.0375028133660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359588503838">
                <text:p>3.1359588503838</text:p>
              </table:table-cell>
              <table:table-cell office:value-type="float" office:value="0.038005417403977">
                <text:p>0.038005417403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676352024078">
                <text:p>3.1676352024078</text:p>
              </table:table-cell>
              <table:table-cell office:value-type="float" office:value="0.038326720904527">
                <text:p>0.0383267209045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1993115544319">
                <text:p>3.1993115544319</text:p>
              </table:table-cell>
              <table:table-cell office:value-type="float" office:value="0.038733780973504">
                <text:p>0.038733780973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230987906456">
                <text:p>3.230987906456</text:p>
              </table:table-cell>
              <table:table-cell office:value-type="float" office:value="0.039126858382813">
                <text:p>0.0391268583828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626642584801">
                <text:p>3.2626642584801</text:p>
              </table:table-cell>
              <table:table-cell office:value-type="float" office:value="0.039395495397406">
                <text:p>0.0393954953974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2943406105042">
                <text:p>3.2943406105042</text:p>
              </table:table-cell>
              <table:table-cell office:value-type="float" office:value="0.039393597656211">
                <text:p>0.0393935976562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3260169625282">
                <text:p>3.3260169625282</text:p>
              </table:table-cell>
              <table:table-cell office:value-type="float" office:value="0.039788994190669">
                <text:p>0.0397889941906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3576933145523">
                <text:p>3.3576933145523</text:p>
              </table:table-cell>
              <table:table-cell office:value-type="float" office:value="0.040183769370902">
                <text:p>0.0401837693709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893696665764">
                <text:p>3.3893696665764</text:p>
              </table:table-cell>
              <table:table-cell office:value-type="float" office:value="0.040959793613091">
                <text:p>0.0409597936130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210460186005">
                <text:p>3.4210460186005</text:p>
              </table:table-cell>
              <table:table-cell office:value-type="float" office:value="0.041914036685727">
                <text:p>0.041914036685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527223706245">
                <text:p>3.4527223706245</text:p>
              </table:table-cell>
              <table:table-cell office:value-type="float" office:value="0.043108517744153">
                <text:p>0.0431085177441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4843987226486">
                <text:p>3.4843987226486</text:p>
              </table:table-cell>
              <table:table-cell office:value-type="float" office:value="0.043155109176148">
                <text:p>0.043155109176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160750746727">
                <text:p>3.5160750746727</text:p>
              </table:table-cell>
              <table:table-cell office:value-type="float" office:value="0.043144657974113">
                <text:p>0.043144657974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477514266968">
                <text:p>3.5477514266968</text:p>
              </table:table-cell>
              <table:table-cell office:value-type="float" office:value="0.043911110411262">
                <text:p>0.043911110411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794277787209">
                <text:p>3.5794277787209</text:p>
              </table:table-cell>
              <table:table-cell office:value-type="float" office:value="0.044555529721464">
                <text:p>0.0445555297214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111041307449">
                <text:p>3.6111041307449</text:p>
              </table:table-cell>
              <table:table-cell office:value-type="float" office:value="0.04547650349922">
                <text:p>0.045476503499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42780482769">
                <text:p>3.642780482769</text:p>
              </table:table-cell>
              <table:table-cell office:value-type="float" office:value="0.046025351115937">
                <text:p>0.0460253511159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744568347931">
                <text:p>3.6744568347931</text:p>
              </table:table-cell>
              <table:table-cell office:value-type="float" office:value="0.046988120886765">
                <text:p>0.0469881208867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061331868172">
                <text:p>3.7061331868172</text:p>
              </table:table-cell>
              <table:table-cell office:value-type="float" office:value="0.047245222723871">
                <text:p>0.0472452227238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378095388412">
                <text:p>3.7378095388412</text:p>
              </table:table-cell>
              <table:table-cell office:value-type="float" office:value="0.047233073818274">
                <text:p>0.047233073818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7694858908653">
                <text:p>3.7694858908653</text:p>
              </table:table-cell>
              <table:table-cell office:value-type="float" office:value="0.047802505746497">
                <text:p>0.0478025057464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011622428894">
                <text:p>3.8011622428894</text:p>
              </table:table-cell>
              <table:table-cell office:value-type="float" office:value="0.047968202738164">
                <text:p>0.047968202738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328385949135">
                <text:p>3.8328385949135</text:p>
              </table:table-cell>
              <table:table-cell office:value-type="float" office:value="0.048203842535453">
                <text:p>0.0482038425354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645149469376">
                <text:p>3.8645149469376</text:p>
              </table:table-cell>
              <table:table-cell office:value-type="float" office:value="0.048194313489748">
                <text:p>0.0481943134897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961912989616">
                <text:p>3.8961912989616</text:p>
              </table:table-cell>
              <table:table-cell office:value-type="float" office:value="0.049376482647745">
                <text:p>0.0493764826477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278676509857">
                <text:p>3.9278676509857</text:p>
              </table:table-cell>
              <table:table-cell office:value-type="float" office:value="0.049485189632739">
                <text:p>0.0494851896327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595440030098">
                <text:p>3.9595440030098</text:p>
              </table:table-cell>
              <table:table-cell office:value-type="float" office:value="0.049473686046911">
                <text:p>0.0494736860469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912203550339">
                <text:p>3.9912203550339</text:p>
              </table:table-cell>
              <table:table-cell office:value-type="float" office:value="0.050606137252673">
                <text:p>0.0506061372526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22896707058">
                <text:p>4.022896707058</text:p>
              </table:table-cell>
              <table:table-cell office:value-type="float" office:value="0.050596459861076">
                <text:p>0.0505964598610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54573059082">
                <text:p>4.054573059082</text:p>
              </table:table-cell>
              <table:table-cell office:value-type="float" office:value="0.050726857390887">
                <text:p>0.0507268573908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862494111061">
                <text:p>4.0862494111061</text:p>
              </table:table-cell>
              <table:table-cell office:value-type="float" office:value="0.050881137369347">
                <text:p>0.0508811373693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179257631302">
                <text:p>4.1179257631302</text:p>
              </table:table-cell>
              <table:table-cell office:value-type="float" office:value="0.050877845445427">
                <text:p>0.0508778454454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496021151543">
                <text:p>4.1496021151543</text:p>
              </table:table-cell>
              <table:table-cell office:value-type="float" office:value="0.050876749354034">
                <text:p>0.0508767493540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812784671783">
                <text:p>4.1812784671783</text:p>
              </table:table-cell>
              <table:table-cell office:value-type="float" office:value="0.051194956936502">
                <text:p>0.0511949569365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129548192024">
                <text:p>4.2129548192024</text:p>
              </table:table-cell>
              <table:table-cell office:value-type="float" office:value="0.051465032428379">
                <text:p>0.0514650324283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2446311712265">
                <text:p>4.2446311712265</text:p>
              </table:table-cell>
              <table:table-cell office:value-type="float" office:value="0.052691545867922">
                <text:p>0.0526915458679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763075232506">
                <text:p>4.2763075232506</text:p>
              </table:table-cell>
              <table:table-cell office:value-type="float" office:value="0.053157728288463">
                <text:p>0.0531577282884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3079838752747">
                <text:p>4.3079838752747</text:p>
              </table:table-cell>
              <table:table-cell office:value-type="float" office:value="0.053259282852109">
                <text:p>0.0532592828521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3396602272987">
                <text:p>4.3396602272987</text:p>
              </table:table-cell>
              <table:table-cell office:value-type="float" office:value="0.054185658778802">
                <text:p>0.0541856587788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3713365793228">
                <text:p>4.3713365793228</text:p>
              </table:table-cell>
              <table:table-cell office:value-type="float" office:value="0.055996086522992">
                <text:p>0.0559960865229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4030129313469">
                <text:p>4.4030129313469</text:p>
              </table:table-cell>
              <table:table-cell office:value-type="float" office:value="0.0562501902551">
                <text:p>0.05625019025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34689283371">
                <text:p>4.434689283371</text:p>
              </table:table-cell>
              <table:table-cell office:value-type="float" office:value="0.060040081266593">
                <text:p>0.060040081266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663656353951">
                <text:p>4.4663656353951</text:p>
              </table:table-cell>
              <table:table-cell office:value-type="float" office:value="0.061789089266389">
                <text:p>0.0617890892663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980419874191">
                <text:p>4.4980419874191</text:p>
              </table:table-cell>
              <table:table-cell office:value-type="float" office:value="0.063548619580646">
                <text:p>0.0635486195806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297183394432">
                <text:p>4.5297183394432</text:p>
              </table:table-cell>
              <table:table-cell office:value-type="float" office:value="0.068824791352466">
                <text:p>0.0688247913524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613946914673">
                <text:p>4.5613946914673</text:p>
              </table:table-cell>
              <table:table-cell office:value-type="float" office:value="0.07543671850916">
                <text:p>0.075436718509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930710434914">
                <text:p>4.5930710434914</text:p>
              </table:table-cell>
              <table:table-cell office:value-type="float" office:value="0.14854996396691">
                <text:p>0.148549963966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247473955154">
                <text:p>4.6247473955154</text:p>
              </table:table-cell>
              <table:table-cell office:value-type="float" office:value="0.34887567016399">
                <text:p>0.34887567016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564237475395">
                <text:p>4.6564237475395</text:p>
              </table:table-cell>
              <table:table-cell office:value-type="float" office:value="0.8420650153555">
                <text:p>0.84206501535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6742416955531">
                <text:p>4.6742416955531</text:p>
              </table:table-cell>
              <table:table-cell office:value-type="float" office:value="1.278065694901">
                <text:p>1.2780656949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6876051565632">
                <text:p>4.6876051565632</text:p>
              </table:table-cell>
              <table:table-cell office:value-type="float" office:value="1.5615748843158">
                <text:p>1.56157488431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6976277523208">
                <text:p>4.6976277523208</text:p>
              </table:table-cell>
              <table:table-cell office:value-type="float" office:value="3.6060187272325">
                <text:p>3.6060187272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7032654624345">
                <text:p>4.7032654624345</text:p>
              </table:table-cell>
              <table:table-cell office:value-type="float" office:value="7.6211333055711">
                <text:p>7.62113330557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7064366743734">
                <text:p>4.7064366743734</text:p>
              </table:table-cell>
              <table:table-cell office:value-type="float" office:value="8.1666964475413">
                <text:p>8.1666964475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7082204810891">
                <text:p>4.7082204810891</text:p>
              </table:table-cell>
              <table:table-cell office:value-type="float" office:value="5.891798954548">
                <text:p>5.8917989545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7095583361258">
                <text:p>4.7095583361258</text:p>
              </table:table-cell>
              <table:table-cell office:value-type="float" office:value="10.549376082579">
                <text:p>10.5493760825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710310879584">
                <text:p>4.710310879584</text:p>
              </table:table-cell>
              <table:table-cell office:value-type="float" office:value="12.420916637343">
                <text:p>12.4209166373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7108752871776">
                <text:p>4.7108752871776</text:p>
              </table:table-cell>
              <table:table-cell office:value-type="float" office:value="11.271091576307">
                <text:p>11.271091576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711192766449">
                <text:p>4.711192766449</text:p>
              </table:table-cell>
              <table:table-cell office:value-type="float" office:value="9.9335777796053">
                <text:p>9.93357777960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7114308759026">
                <text:p>4.7114308759026</text:p>
              </table:table-cell>
              <table:table-cell office:value-type="float" office:value="22.672651729656">
                <text:p>22.6726517296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7115648124702">
                <text:p>4.7115648124702</text:p>
              </table:table-cell>
              <table:table-cell office:value-type="float" office:value="67.515174041728">
                <text:p>67.5151740417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7116401517895">
                <text:p>4.7116401517895</text:p>
              </table:table-cell>
              <table:table-cell office:value-type="float" office:value="77.302887029541">
                <text:p>77.3028870295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711696656279">
                <text:p>4.711696656279</text:p>
              </table:table-cell>
              <table:table-cell office:value-type="float" office:value="100.04357407562">
                <text:p>100.043574075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7117284400543">
                <text:p>4.7117284400543</text:p>
              </table:table-cell>
              <table:table-cell office:value-type="float" office:value="101.07899970137">
                <text:p>101.078999701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7117522778858">
                <text:p>4.7117522778858</text:p>
              </table:table-cell>
              <table:table-cell office:value-type="float" office:value="100.97848255253">
                <text:p>100.978482552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7117701562594">
                <text:p>4.7117701562594</text:p>
              </table:table-cell>
              <table:table-cell office:value-type="float" office:value="100.98079651984">
                <text:p>100.980796519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7117776986983">
                <text:p>4.7117776986983</text:p>
              </table:table-cell>
              <table:table-cell office:value-type="float" office:value="100.98131716246">
                <text:p>100.981317162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7117833555274">
                <text:p>4.7117833555274</text:p>
              </table:table-cell>
              <table:table-cell office:value-type="float" office:value="100.98143430704">
                <text:p>100.981434307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7117865374938">
                <text:p>4.7117865374938</text:p>
              </table:table-cell>
              <table:table-cell office:value-type="float" office:value="100.98146066454">
                <text:p>100.981460664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7117889239686">
                <text:p>4.7117889239686</text:p>
              </table:table-cell>
              <table:table-cell office:value-type="float" office:value="100.98146659496">
                <text:p>100.981466594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7117902663607">
                <text:p>4.7117902663607</text:p>
              </table:table-cell>
              <table:table-cell office:value-type="float" office:value="100.98146792925">
                <text:p>100.981467929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7117912731548">
                <text:p>4.7117912731548</text:p>
              </table:table-cell>
              <table:table-cell office:value-type="float" office:value="100.98146822944">
                <text:p>100.981468229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117918394764">
                <text:p>4.7117918394764</text:p>
              </table:table-cell>
              <table:table-cell office:value-type="float" office:value="100.98146829689">
                <text:p>100.981468296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7117922642177">
                <text:p>4.7117922642177</text:p>
              </table:table-cell>
              <table:table-cell office:value-type="float" office:value="100.98146831201">
                <text:p>100.981468312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7117925031346">
                <text:p>4.7117925031346</text:p>
              </table:table-cell>
              <table:table-cell office:value-type="float" office:value="100.98146831516">
                <text:p>100.981468315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7117926823223">
                <text:p>4.7117926823223</text:p>
              </table:table-cell>
              <table:table-cell office:value-type="float" office:value="100.9814683158">
                <text:p>100.98146831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7117927831154">
                <text:p>4.7117927831154</text:p>
              </table:table-cell>
              <table:table-cell office:value-type="float" office:value="100.98146831556">
                <text:p>100.981468315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7117928398115">
                <text:p>4.7117928398115</text:p>
              </table:table-cell>
              <table:table-cell office:value-type="float" office:value="100.98146831526">
                <text:p>100.981468315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7117928823336">
                <text:p>4.7117928823336</text:p>
              </table:table-cell>
              <table:table-cell office:value-type="float" office:value="100.98146831488">
                <text:p>100.981468314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7117929062523">
                <text:p>4.7117929062523</text:p>
              </table:table-cell>
              <table:table-cell office:value-type="float" office:value="100.98146831421">
                <text:p>100.981468314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7117929241913">
                <text:p>4.7117929241913</text:p>
              </table:table-cell>
              <table:table-cell office:value-type="float" office:value="100.9814683131">
                <text:p>100.98146831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7117929317593">
                <text:p>4.7117929317593</text:p>
              </table:table-cell>
              <table:table-cell office:value-type="float" office:value="100.98146831175">
                <text:p>100.98146831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7117929360163">
                <text:p>4.7117929360163</text:p>
              </table:table-cell>
              <table:table-cell office:value-type="float" office:value="100.98146830823">
                <text:p>100.981468308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7117929392091">
                <text:p>4.7117929392091</text:p>
              </table:table-cell>
              <table:table-cell office:value-type="float" office:value="100.98146830595">
                <text:p>100.981468305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7117929416036">
                <text:p>4.7117929416036</text:p>
              </table:table-cell>
              <table:table-cell office:value-type="float" office:value="100.98146830481">
                <text:p>100.981468304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7117929433996">
                <text:p>4.7117929433996</text:p>
              </table:table-cell>
              <table:table-cell office:value-type="float" office:value="100.98146830397">
                <text:p>100.981468303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7117929447465">
                <text:p>4.7117929447465</text:p>
              </table:table-cell>
              <table:table-cell office:value-type="float" office:value="100.98146830357">
                <text:p>100.981468303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7117929457567">
                <text:p>4.7117929457567</text:p>
              </table:table-cell>
              <table:table-cell office:value-type="float" office:value="100.98146829605">
                <text:p>100.981468296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7117929465144">
                <text:p>4.7117929465144</text:p>
              </table:table-cell>
              <table:table-cell office:value-type="float" office:value="100.9814682908">
                <text:p>100.9814682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7117929470826">
                <text:p>4.7117929470826</text:p>
              </table:table-cell>
              <table:table-cell office:value-type="float" office:value="100.98146828921">
                <text:p>100.981468289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117929475088">
                <text:p>4.7117929475088</text:p>
              </table:table-cell>
              <table:table-cell office:value-type="float" office:value="100.98146828729">
                <text:p>100.981468287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117929478284">
                <text:p>4.7117929478284</text:p>
              </table:table-cell>
              <table:table-cell office:value-type="float" office:value="100.98146828649">
                <text:p>100.981468286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117929480682">
                <text:p>4.7117929480682</text:p>
              </table:table-cell>
              <table:table-cell office:value-type="float" office:value="100.98146828624">
                <text:p>100.981468286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7117929483079">
                <text:p>4.7117929483079</text:p>
              </table:table-cell>
              <table:table-cell office:value-type="float" office:value="100.98146828597">
                <text:p>100.981468285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7117929485476">
                <text:p>4.7117929485476</text:p>
              </table:table-cell>
              <table:table-cell office:value-type="float" office:value="100.98146828551">
                <text:p>100.981468285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7117929487873">
                <text:p>4.7117929487873</text:p>
              </table:table-cell>
              <table:table-cell office:value-type="float" office:value="100.9814682852">
                <text:p>100.98146828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7117929489671">
                <text:p>4.7117929489671</text:p>
              </table:table-cell>
              <table:table-cell office:value-type="float" office:value="100.98146824051">
                <text:p>100.98146824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7117929491469">
                <text:p>4.7117929491469</text:p>
              </table:table-cell>
              <table:table-cell office:value-type="float" office:value="100.98146822555">
                <text:p>100.981468225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117929493267">
                <text:p>4.7117929493267</text:p>
              </table:table-cell>
              <table:table-cell office:value-type="float" office:value="100.98146822043">
                <text:p>100.981468220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117929495065">
                <text:p>4.7117929495065</text:p>
              </table:table-cell>
              <table:table-cell office:value-type="float" office:value="100.98146818883">
                <text:p>100.98146818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7117929496863">
                <text:p>4.7117929496863</text:p>
              </table:table-cell>
              <table:table-cell office:value-type="float" office:value="100.98146817821">
                <text:p>100.981468178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7117929498212">
                <text:p>4.7117929498212</text:p>
              </table:table-cell>
              <table:table-cell office:value-type="float" office:value="100.98146814">
                <text:p>100.981468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2.818cm" svg:y="3.954cm" style:legend-expansion="high" chart:style-name="ch2"/>
        <chart:plot-area chart:style-name="ch3" table:cell-range-address="nucleation_edit2_BodyForce_10000.A1:nucleation_edit2_BodyForce_10000.A202 nucleation_edit2_BodyForce_10000.E1:nucleation_edit2_BodyForce_10000.E202 nucleation_edit2_BodyForce_10000.H1:nucleation_edit2_BodyForce_10000.H202" chart:data-source-has-labels="row" svg:x="0.32cm" svg:y="0.18cm" svg:width="12.178cm" svg:height="8.645cm">
          <chartooo:coordinate-region svg:x="1.497cm" svg:y="0.38cm" svg:width="10.37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nucleation_edit2_BodyForce_10000.E2:nucleation_edit2_BodyForce_10000.E202" chart:label-cell-address="nucleation_edit2_BodyForce_10000.E1:nucleation_edit2_BodyForce_10000.E1" chart:class="chart:scatter">
            <chart:domain table:cell-range-address="nucleation_edit2_BodyForce_10000.A2:nucleation_edit2_BodyForce_10000.A202"/>
            <chart:data-point chart:repeated="201"/>
          </chart:series>
          <chart:series chart:attached-axis="secondary-y" chart:style-name="ch8" chart:values-cell-range-address="nucleation_edit2_BodyForce_10000.H2:nucleation_edit2_BodyForce_10000.H202" chart:label-cell-address="nucleation_edit2_BodyForce_10000.H1:nucleation_edit2_BodyForce_10000.H1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ta_precip_area</text:p>
                <draw:g>
                  <svg:desc>nucleation_edit2_BodyForce_10000.E1:nucleation_edit2_BodyForce_10000.E1</svg:desc>
                </draw:g>
              </table:table-cell>
              <table:table-cell office:value-type="string">
                <text:p>precipitate_area</text:p>
                <draw:g>
                  <svg:desc>nucleation_edit2_BodyForce_10000.H1:nucleation_edit2_BodyForce_10000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cleation_edit2_BodyForce_10000.A2:nucleation_edit2_BodyForce_10000.A202</svg:desc>
                </draw:g>
              </table:table-cell>
              <table:table-cell office:value-type="float" office:value="0">
                <text:p>0</text:p>
                <draw:g>
                  <svg:desc>nucleation_edit2_BodyForce_10000.E2:nucleation_edit2_BodyForce_10000.E202</svg:desc>
                </draw:g>
              </table:table-cell>
              <table:table-cell office:value-type="float" office:value="0">
                <text:p>0</text:p>
                <draw:g>
                  <svg:desc>nucleation_edit2_BodyForce_10000.H2:nucleation_edit2_BodyForce_10000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676352024078">
                <text:p>0.031676352024078</text:p>
              </table:table-cell>
              <table:table-cell office:value-type="float" office:value="12845.246000037">
                <text:p>12845.24600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352704048157">
                <text:p>0.063352704048157</text:p>
              </table:table-cell>
              <table:table-cell office:value-type="float" office:value="12829.676444133">
                <text:p>12829.676444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5029056072235">
                <text:p>0.095029056072235</text:p>
              </table:table-cell>
              <table:table-cell office:value-type="float" office:value="12811.370921837">
                <text:p>12811.37092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70540809631">
                <text:p>0.12670540809631</text:p>
              </table:table-cell>
              <table:table-cell office:value-type="float" office:value="12790.694058024">
                <text:p>12790.694058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838176012039">
                <text:p>0.15838176012039</text:p>
              </table:table-cell>
              <table:table-cell office:value-type="float" office:value="12768.067366823">
                <text:p>12768.067366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005811214447">
                <text:p>0.19005811214447</text:p>
              </table:table-cell>
              <table:table-cell office:value-type="float" office:value="12743.859817674">
                <text:p>12743.859817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173446416855">
                <text:p>0.22173446416855</text:p>
              </table:table-cell>
              <table:table-cell office:value-type="float" office:value="12718.374069827">
                <text:p>12718.374069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41081619263">
                <text:p>0.25341081619263</text:p>
              </table:table-cell>
              <table:table-cell office:value-type="float" office:value="12691.85611108">
                <text:p>12691.8561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08716821671">
                <text:p>0.28508716821671</text:p>
              </table:table-cell>
              <table:table-cell office:value-type="float" office:value="12664.507206559">
                <text:p>12664.507206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676352024078">
                <text:p>0.31676352024078</text:p>
              </table:table-cell>
              <table:table-cell office:value-type="float" office:value="12636.493336051">
                <text:p>12636.493336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843987226486">
                <text:p>0.34843987226486</text:p>
              </table:table-cell>
              <table:table-cell office:value-type="float" office:value="12607.951132846">
                <text:p>12607.95113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011622428894">
                <text:p>0.38011622428894</text:p>
              </table:table-cell>
              <table:table-cell office:value-type="float" office:value="12578.994062548">
                <text:p>12578.994062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179257631302">
                <text:p>0.41179257631302</text:p>
              </table:table-cell>
              <table:table-cell office:value-type="float" office:value="12549.7164655">
                <text:p>12549.7164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34689283371">
                <text:p>0.4434689283371</text:p>
              </table:table-cell>
              <table:table-cell office:value-type="float" office:value="12520.196793269">
                <text:p>12520.196793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514528036118">
                <text:p>0.47514528036118</text:p>
              </table:table-cell>
              <table:table-cell office:value-type="float" office:value="12490.500338776">
                <text:p>12490.500338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682163238525">
                <text:p>0.50682163238525</text:p>
              </table:table-cell>
              <table:table-cell office:value-type="float" office:value="12460.681729861">
                <text:p>12460.681729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849798440933">
                <text:p>0.53849798440933</text:p>
              </table:table-cell>
              <table:table-cell office:value-type="float" office:value="12430.785932851">
                <text:p>12430.785932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017433643341">
                <text:p>0.57017433643341</text:p>
              </table:table-cell>
              <table:table-cell office:value-type="float" office:value="12400.850167284">
                <text:p>12400.850167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185068845749">
                <text:p>0.60185068845749</text:p>
              </table:table-cell>
              <table:table-cell office:value-type="float" office:value="12370.905032124">
                <text:p>12370.90503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352704048157">
                <text:p>0.63352704048157</text:p>
              </table:table-cell>
              <table:table-cell office:value-type="float" office:value="12340.975134926">
                <text:p>12340.975134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520339250565">
                <text:p>0.66520339250565</text:p>
              </table:table-cell>
              <table:table-cell office:value-type="float" office:value="12311.080542815">
                <text:p>12311.08054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687974452972">
                <text:p>0.69687974452972</text:p>
              </table:table-cell>
              <table:table-cell office:value-type="float" office:value="12281.237932232">
                <text:p>12281.23793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85560965538">
                <text:p>0.7285560965538</text:p>
              </table:table-cell>
              <table:table-cell office:value-type="float" office:value="12251.460217158">
                <text:p>12251.460217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023244857788">
                <text:p>0.76023244857788</text:p>
              </table:table-cell>
              <table:table-cell office:value-type="float" office:value="12221.757884124">
                <text:p>12221.75788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190880060196">
                <text:p>0.79190880060196</text:p>
              </table:table-cell>
              <table:table-cell office:value-type="float" office:value="12192.139463469">
                <text:p>12192.139463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2358515262604">
                <text:p>0.82358515262604</text:p>
              </table:table-cell>
              <table:table-cell office:value-type="float" office:value="12162.611662044">
                <text:p>12162.61166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526150465012">
                <text:p>0.85526150465012</text:p>
              </table:table-cell>
              <table:table-cell office:value-type="float" office:value="12133.179281885">
                <text:p>12133.17928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693785667419">
                <text:p>0.88693785667419</text:p>
              </table:table-cell>
              <table:table-cell office:value-type="float" office:value="12103.845403975">
                <text:p>12103.84540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861420869827">
                <text:p>0.91861420869827</text:p>
              </table:table-cell>
              <table:table-cell office:value-type="float" office:value="12074.612222195">
                <text:p>12074.61222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029056072235">
                <text:p>0.95029056072235</text:p>
              </table:table-cell>
              <table:table-cell office:value-type="float" office:value="12045.481282042">
                <text:p>12045.48128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196691274643">
                <text:p>0.98196691274643</text:p>
              </table:table-cell>
              <table:table-cell office:value-type="float" office:value="12016.4531014">
                <text:p>12016.453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136432647705">
                <text:p>1.0136432647705</text:p>
              </table:table-cell>
              <table:table-cell office:value-type="float" office:value="11987.527484021">
                <text:p>11987.52748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53196167946">
                <text:p>1.0453196167946</text:p>
              </table:table-cell>
              <table:table-cell office:value-type="float" office:value="11958.70421606">
                <text:p>11958.7042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69959688187">
                <text:p>1.0769959688187</text:p>
              </table:table-cell>
              <table:table-cell office:value-type="float" office:value="11929.982475324">
                <text:p>11929.982475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086723208427">
                <text:p>1.1086723208427</text:p>
              </table:table-cell>
              <table:table-cell office:value-type="float" office:value="11901.360464557">
                <text:p>11901.360464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403486728668">
                <text:p>1.1403486728668</text:p>
              </table:table-cell>
              <table:table-cell office:value-type="float" office:value="11872.837001943">
                <text:p>11872.83700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20250248909">
                <text:p>1.1720250248909</text:p>
              </table:table-cell>
              <table:table-cell office:value-type="float" office:value="11844.410411762">
                <text:p>11844.41041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03701376915">
                <text:p>1.203701376915</text:p>
              </table:table-cell>
              <table:table-cell office:value-type="float" office:value="11816.078558703">
                <text:p>11816.078558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53777289391">
                <text:p>1.2353777289391</text:p>
              </table:table-cell>
              <table:table-cell office:value-type="float" office:value="11787.839253847">
                <text:p>11787.839253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70540809631">
                <text:p>1.2670540809631</text:p>
              </table:table-cell>
              <table:table-cell office:value-type="float" office:value="11759.689840877">
                <text:p>11759.689840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987304329872">
                <text:p>1.2987304329872</text:p>
              </table:table-cell>
              <table:table-cell office:value-type="float" office:value="11731.627840363">
                <text:p>11731.627840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304067850113">
                <text:p>1.3304067850113</text:p>
              </table:table-cell>
              <table:table-cell office:value-type="float" office:value="11703.650522658">
                <text:p>11703.650522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620831370354">
                <text:p>1.3620831370354</text:p>
              </table:table-cell>
              <table:table-cell office:value-type="float" office:value="11675.755175508">
                <text:p>11675.755175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937594890594">
                <text:p>1.3937594890594</text:p>
              </table:table-cell>
              <table:table-cell office:value-type="float" office:value="11647.938896894">
                <text:p>11647.938896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254358410835">
                <text:p>1.4254358410835</text:p>
              </table:table-cell>
              <table:table-cell office:value-type="float" office:value="11620.198634905">
                <text:p>11620.198634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571121931076">
                <text:p>1.4571121931076</text:p>
              </table:table-cell>
              <table:table-cell office:value-type="float" office:value="11592.531168513">
                <text:p>11592.531168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887885451317">
                <text:p>1.4887885451317</text:p>
              </table:table-cell>
              <table:table-cell office:value-type="float" office:value="11564.932863917">
                <text:p>11564.93286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204648971558">
                <text:p>1.5204648971558</text:p>
              </table:table-cell>
              <table:table-cell office:value-type="float" office:value="11537.400497739">
                <text:p>11537.400497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521412491798">
                <text:p>1.5521412491798</text:p>
              </table:table-cell>
              <table:table-cell office:value-type="float" office:value="11509.930729736">
                <text:p>11509.930729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838176012039">
                <text:p>1.5838176012039</text:p>
              </table:table-cell>
              <table:table-cell office:value-type="float" office:value="11482.519920811">
                <text:p>11482.519920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5493953228">
                <text:p>1.615493953228</text:p>
              </table:table-cell>
              <table:table-cell office:value-type="float" office:value="11455.164431986">
                <text:p>11455.16443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471703052521">
                <text:p>1.6471703052521</text:p>
              </table:table-cell>
              <table:table-cell office:value-type="float" office:value="11427.860197796">
                <text:p>11427.860197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788466572762">
                <text:p>1.6788466572762</text:p>
              </table:table-cell>
              <table:table-cell office:value-type="float" office:value="11400.602851731">
                <text:p>11400.60285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105230093002">
                <text:p>1.7105230093002</text:p>
              </table:table-cell>
              <table:table-cell office:value-type="float" office:value="11373.388422066">
                <text:p>11373.38842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421993613243">
                <text:p>1.7421993613243</text:p>
              </table:table-cell>
              <table:table-cell office:value-type="float" office:value="11346.213097364">
                <text:p>11346.21309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738757133484">
                <text:p>1.7738757133484</text:p>
              </table:table-cell>
              <table:table-cell office:value-type="float" office:value="11319.07284753">
                <text:p>11319.07284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055520653725">
                <text:p>1.8055520653725</text:p>
              </table:table-cell>
              <table:table-cell office:value-type="float" office:value="11291.963209079">
                <text:p>11291.963209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372284173965">
                <text:p>1.8372284173965</text:p>
              </table:table-cell>
              <table:table-cell office:value-type="float" office:value="11264.879428936">
                <text:p>11264.879428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689047694206">
                <text:p>1.8689047694206</text:p>
              </table:table-cell>
              <table:table-cell office:value-type="float" office:value="11237.816472558">
                <text:p>11237.81647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005811214447">
                <text:p>1.9005811214447</text:p>
              </table:table-cell>
              <table:table-cell office:value-type="float" office:value="11210.769478542">
                <text:p>11210.769478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322574734688">
                <text:p>1.9322574734688</text:p>
              </table:table-cell>
              <table:table-cell office:value-type="float" office:value="11183.733358452">
                <text:p>11183.733358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39338254929">
                <text:p>1.9639338254929</text:p>
              </table:table-cell>
              <table:table-cell office:value-type="float" office:value="11156.702422404">
                <text:p>11156.70242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956101775169">
                <text:p>1.9956101775169</text:p>
              </table:table-cell>
              <table:table-cell office:value-type="float" office:value="11129.671464144">
                <text:p>11129.671464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27286529541">
                <text:p>2.027286529541</text:p>
              </table:table-cell>
              <table:table-cell office:value-type="float" office:value="11102.635090833">
                <text:p>11102.635090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589628815651">
                <text:p>2.0589628815651</text:p>
              </table:table-cell>
              <table:table-cell office:value-type="float" office:value="11075.587184446">
                <text:p>11075.587184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906392335892">
                <text:p>2.0906392335892</text:p>
              </table:table-cell>
              <table:table-cell office:value-type="float" office:value="11048.521210976">
                <text:p>11048.521210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223155856133">
                <text:p>2.1223155856133</text:p>
              </table:table-cell>
              <table:table-cell office:value-type="float" office:value="11021.430754017">
                <text:p>11021.43075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539919376373">
                <text:p>2.1539919376373</text:p>
              </table:table-cell>
              <table:table-cell office:value-type="float" office:value="10994.308975579">
                <text:p>10994.308975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856682896614">
                <text:p>2.1856682896614</text:p>
              </table:table-cell>
              <table:table-cell office:value-type="float" office:value="10967.148242139">
                <text:p>10967.14824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73446416855">
                <text:p>2.2173446416855</text:p>
              </table:table-cell>
              <table:table-cell office:value-type="float" office:value="10939.940443737">
                <text:p>10939.940443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490209937096">
                <text:p>2.2490209937096</text:p>
              </table:table-cell>
              <table:table-cell office:value-type="float" office:value="10912.67766624">
                <text:p>10912.67766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806973457336">
                <text:p>2.2806973457336</text:p>
              </table:table-cell>
              <table:table-cell office:value-type="float" office:value="10885.35204132">
                <text:p>10885.3520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123736977577">
                <text:p>2.3123736977577</text:p>
              </table:table-cell>
              <table:table-cell office:value-type="float" office:value="10857.954623077">
                <text:p>10857.95462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440500497818">
                <text:p>2.3440500497818</text:p>
              </table:table-cell>
              <table:table-cell office:value-type="float" office:value="10830.475645884">
                <text:p>10830.47564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757264018059">
                <text:p>2.3757264018059</text:p>
              </table:table-cell>
              <table:table-cell office:value-type="float" office:value="10802.905017279">
                <text:p>10802.905017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0740275383">
                <text:p>2.40740275383</text:p>
              </table:table-cell>
              <table:table-cell office:value-type="float" office:value="10775.232060429">
                <text:p>10775.232060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39079105854">
                <text:p>2.439079105854</text:p>
              </table:table-cell>
              <table:table-cell office:value-type="float" office:value="10747.445364727">
                <text:p>10747.445364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707554578781">
                <text:p>2.4707554578781</text:p>
              </table:table-cell>
              <table:table-cell office:value-type="float" office:value="10719.532635163">
                <text:p>10719.532635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024318099022">
                <text:p>2.5024318099022</text:p>
              </table:table-cell>
              <table:table-cell office:value-type="float" office:value="10691.481442058">
                <text:p>10691.48144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341081619263">
                <text:p>2.5341081619263</text:p>
              </table:table-cell>
              <table:table-cell office:value-type="float" office:value="10663.278531984">
                <text:p>10663.27853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657845139503">
                <text:p>2.5657845139503</text:p>
              </table:table-cell>
              <table:table-cell office:value-type="float" office:value="10634.909963898">
                <text:p>10634.90996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974608659744">
                <text:p>2.5974608659744</text:p>
              </table:table-cell>
              <table:table-cell office:value-type="float" office:value="10606.360101576">
                <text:p>10606.36010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291372179985">
                <text:p>2.6291372179985</text:p>
              </table:table-cell>
              <table:table-cell office:value-type="float" office:value="10577.612727727">
                <text:p>10577.612727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608135700226">
                <text:p>2.6608135700226</text:p>
              </table:table-cell>
              <table:table-cell office:value-type="float" office:value="10548.651035479">
                <text:p>10548.651035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924899220467">
                <text:p>2.6924899220467</text:p>
              </table:table-cell>
              <table:table-cell office:value-type="float" office:value="10519.457054897">
                <text:p>10519.457054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241662740707">
                <text:p>2.7241662740707</text:p>
              </table:table-cell>
              <table:table-cell office:value-type="float" office:value="10490.0110081">
                <text:p>10490.0110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558426260948">
                <text:p>2.7558426260948</text:p>
              </table:table-cell>
              <table:table-cell office:value-type="float" office:value="10460.291798099">
                <text:p>10460.29179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875189781189">
                <text:p>2.7875189781189</text:p>
              </table:table-cell>
              <table:table-cell office:value-type="float" office:value="10430.276977281">
                <text:p>10430.276977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19195330143">
                <text:p>2.819195330143</text:p>
              </table:table-cell>
              <table:table-cell office:value-type="float" office:value="10399.942576976">
                <text:p>10399.942576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508716821671">
                <text:p>2.8508716821671</text:p>
              </table:table-cell>
              <table:table-cell office:value-type="float" office:value="10369.264169842">
                <text:p>10369.264169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825480341911">
                <text:p>2.8825480341911</text:p>
              </table:table-cell>
              <table:table-cell office:value-type="float" office:value="10338.215480321">
                <text:p>10338.215480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142243862152">
                <text:p>2.9142243862152</text:p>
              </table:table-cell>
              <table:table-cell office:value-type="float" office:value="10306.768669338">
                <text:p>10306.768669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459007382393">
                <text:p>2.9459007382393</text:p>
              </table:table-cell>
              <table:table-cell office:value-type="float" office:value="10274.893482942">
                <text:p>10274.89348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775770902634">
                <text:p>2.9775770902634</text:p>
              </table:table-cell>
              <table:table-cell office:value-type="float" office:value="10242.557817945">
                <text:p>10242.557817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092534422874">
                <text:p>3.0092534422874</text:p>
              </table:table-cell>
              <table:table-cell office:value-type="float" office:value="10209.727605603">
                <text:p>10209.727605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409297943115">
                <text:p>3.0409297943115</text:p>
              </table:table-cell>
              <table:table-cell office:value-type="float" office:value="10176.365990091">
                <text:p>10176.365990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726061463356">
                <text:p>3.0726061463356</text:p>
              </table:table-cell>
              <table:table-cell office:value-type="float" office:value="10142.433847895">
                <text:p>10142.433847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042824983597">
                <text:p>3.1042824983597</text:p>
              </table:table-cell>
              <table:table-cell office:value-type="float" office:value="10107.890144558">
                <text:p>10107.890144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359588503838">
                <text:p>3.1359588503838</text:p>
              </table:table-cell>
              <table:table-cell office:value-type="float" office:value="10072.691384692">
                <text:p>10072.691384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676352024078">
                <text:p>3.1676352024078</text:p>
              </table:table-cell>
              <table:table-cell office:value-type="float" office:value="10036.79148685">
                <text:p>10036.7914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1993115544319">
                <text:p>3.1993115544319</text:p>
              </table:table-cell>
              <table:table-cell office:value-type="float" office:value="10000.142305645">
                <text:p>10000.142305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230987906456">
                <text:p>3.230987906456</text:p>
              </table:table-cell>
              <table:table-cell office:value-type="float" office:value="9962.6938014822">
                <text:p>9962.693801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626642584801">
                <text:p>3.2626642584801</text:p>
              </table:table-cell>
              <table:table-cell office:value-type="float" office:value="9924.39261036">
                <text:p>9924.3926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2943406105042">
                <text:p>3.2943406105042</text:p>
              </table:table-cell>
              <table:table-cell office:value-type="float" office:value="9885.1841426455">
                <text:p>9885.1841426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3260169625282">
                <text:p>3.3260169625282</text:p>
              </table:table-cell>
              <table:table-cell office:value-type="float" office:value="9845.0117610293">
                <text:p>9845.0117610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3576933145523">
                <text:p>3.3576933145523</text:p>
              </table:table-cell>
              <table:table-cell office:value-type="float" office:value="9803.8169978706">
                <text:p>9803.8169978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893696665764">
                <text:p>3.3893696665764</text:p>
              </table:table-cell>
              <table:table-cell office:value-type="float" office:value="9761.5409464668">
                <text:p>9761.5409464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210460186005">
                <text:p>3.4210460186005</text:p>
              </table:table-cell>
              <table:table-cell office:value-type="float" office:value="9718.1244548557">
                <text:p>9718.1244548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527223706245">
                <text:p>3.4527223706245</text:p>
              </table:table-cell>
              <table:table-cell office:value-type="float" office:value="9673.5093559918">
                <text:p>9673.5093559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4843987226486">
                <text:p>3.4843987226486</text:p>
              </table:table-cell>
              <table:table-cell office:value-type="float" office:value="9627.6404227613">
                <text:p>9627.6404227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160750746727">
                <text:p>3.5160750746727</text:p>
              </table:table-cell>
              <table:table-cell office:value-type="float" office:value="9580.4676941326">
                <text:p>9580.467694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477514266968">
                <text:p>3.5477514266968</text:p>
              </table:table-cell>
              <table:table-cell office:value-type="float" office:value="9531.947967265">
                <text:p>9531.94796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794277787209">
                <text:p>3.5794277787209</text:p>
              </table:table-cell>
              <table:table-cell office:value-type="float" office:value="9482.04848159">
                <text:p>9482.04848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111041307449">
                <text:p>3.6111041307449</text:p>
              </table:table-cell>
              <table:table-cell office:value-type="float" office:value="9430.748880755">
                <text:p>9430.748880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42780482769">
                <text:p>3.642780482769</text:p>
              </table:table-cell>
              <table:table-cell office:value-type="float" office:value="9378.0452241306">
                <text:p>9378.045224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744568347931">
                <text:p>3.6744568347931</text:p>
              </table:table-cell>
              <table:table-cell office:value-type="float" office:value="9323.9546786574">
                <text:p>9323.9546786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061331868172">
                <text:p>3.7061331868172</text:p>
              </table:table-cell>
              <table:table-cell office:value-type="float" office:value="9268.5218974645">
                <text:p>9268.5218974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378095388412">
                <text:p>3.7378095388412</text:p>
              </table:table-cell>
              <table:table-cell office:value-type="float" office:value="9211.8225138324">
                <text:p>9211.822513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7694858908653">
                <text:p>3.7694858908653</text:p>
              </table:table-cell>
              <table:table-cell office:value-type="float" office:value="9153.9658550549">
                <text:p>9153.965855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011622428894">
                <text:p>3.8011622428894</text:p>
              </table:table-cell>
              <table:table-cell office:value-type="float" office:value="9095.0989663915">
                <text:p>9095.098966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328385949135">
                <text:p>3.8328385949135</text:p>
              </table:table-cell>
              <table:table-cell office:value-type="float" office:value="9035.4091500479">
                <text:p>9035.4091500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645149469376">
                <text:p>3.8645149469376</text:p>
              </table:table-cell>
              <table:table-cell office:value-type="float" office:value="8975.1232175514">
                <text:p>8975.1232175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961912989616">
                <text:p>3.8961912989616</text:p>
              </table:table-cell>
              <table:table-cell office:value-type="float" office:value="8914.5043324097">
                <text:p>8914.504332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278676509857">
                <text:p>3.9278676509857</text:p>
              </table:table-cell>
              <table:table-cell office:value-type="float" office:value="8853.8482557819">
                <text:p>8853.8482557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595440030098">
                <text:p>3.9595440030098</text:p>
              </table:table-cell>
              <table:table-cell office:value-type="float" office:value="8793.4743616548">
                <text:p>8793.4743616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912203550339">
                <text:p>3.9912203550339</text:p>
              </table:table-cell>
              <table:table-cell office:value-type="float" office:value="8733.7169345843">
                <text:p>8733.7169345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22896707058">
                <text:p>4.022896707058</text:p>
              </table:table-cell>
              <table:table-cell office:value-type="float" office:value="8674.9149422505">
                <text:p>8674.9149422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54573059082">
                <text:p>4.054573059082</text:p>
              </table:table-cell>
              <table:table-cell office:value-type="float" office:value="8617.4010405955">
                <text:p>8617.4010405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862494111061">
                <text:p>4.0862494111061</text:p>
              </table:table-cell>
              <table:table-cell office:value-type="float" office:value="8561.4903341925">
                <text:p>8561.490334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179257631302">
                <text:p>4.1179257631302</text:p>
              </table:table-cell>
              <table:table-cell office:value-type="float" office:value="8507.4736276329">
                <text:p>8507.4736276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496021151543">
                <text:p>4.1496021151543</text:p>
              </table:table-cell>
              <table:table-cell office:value-type="float" office:value="8455.609741924">
                <text:p>8455.60974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812784671783">
                <text:p>4.1812784671783</text:p>
              </table:table-cell>
              <table:table-cell office:value-type="float" office:value="8406.1205147251">
                <text:p>8406.1205147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129548192024">
                <text:p>4.2129548192024</text:p>
              </table:table-cell>
              <table:table-cell office:value-type="float" office:value="8359.1877910586">
                <text:p>8359.1877910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2446311712265">
                <text:p>4.2446311712265</text:p>
              </table:table-cell>
              <table:table-cell office:value-type="float" office:value="8314.953128555">
                <text:p>8314.953128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763075232506">
                <text:p>4.2763075232506</text:p>
              </table:table-cell>
              <table:table-cell office:value-type="float" office:value="8273.5204276794">
                <text:p>8273.5204276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3079838752747">
                <text:p>4.3079838752747</text:p>
              </table:table-cell>
              <table:table-cell office:value-type="float" office:value="8234.9602467811">
                <text:p>8234.960246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3396602272987">
                <text:p>4.3396602272987</text:p>
              </table:table-cell>
              <table:table-cell office:value-type="float" office:value="8199.3156471646">
                <text:p>8199.315647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3713365793228">
                <text:p>4.3713365793228</text:p>
              </table:table-cell>
              <table:table-cell office:value-type="float" office:value="8166.6094198546">
                <text:p>8166.6094198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4030129313469">
                <text:p>4.4030129313469</text:p>
              </table:table-cell>
              <table:table-cell office:value-type="float" office:value="8136.8513366152">
                <text:p>8136.8513366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34689283371">
                <text:p>4.434689283371</text:p>
              </table:table-cell>
              <table:table-cell office:value-type="float" office:value="8110.0462300906">
                <text:p>8110.046230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663656353951">
                <text:p>4.4663656353951</text:p>
              </table:table-cell>
              <table:table-cell office:value-type="float" office:value="8086.203240118">
                <text:p>8086.20324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980419874191">
                <text:p>4.4980419874191</text:p>
              </table:table-cell>
              <table:table-cell office:value-type="float" office:value="8065.3433734896">
                <text:p>8065.3433734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297183394432">
                <text:p>4.5297183394432</text:p>
              </table:table-cell>
              <table:table-cell office:value-type="float" office:value="8047.5115291699">
                <text:p>8047.511529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613946914673">
                <text:p>4.5613946914673</text:p>
              </table:table-cell>
              <table:table-cell office:value-type="float" office:value="8032.7922623054">
                <text:p>8032.7922623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930710434914">
                <text:p>4.5930710434914</text:p>
              </table:table-cell>
              <table:table-cell office:value-type="float" office:value="8021.3379087024">
                <text:p>8021.3379087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247473955154">
                <text:p>4.6247473955154</text:p>
              </table:table-cell>
              <table:table-cell office:value-type="float" office:value="8013.4293354295">
                <text:p>8013.4293354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564237475395">
                <text:p>4.6564237475395</text:p>
              </table:table-cell>
              <table:table-cell office:value-type="float" office:value="8009.6361192667">
                <text:p>8009.6361192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6742416955531">
                <text:p>4.6742416955531</text:p>
              </table:table-cell>
              <table:table-cell office:value-type="float" office:value="8009.5843927758">
                <text:p>8009.5843927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6876051565632">
                <text:p>4.6876051565632</text:p>
              </table:table-cell>
              <table:table-cell office:value-type="float" office:value="8011.1677127451">
                <text:p>8011.167712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6976277523208">
                <text:p>4.6976277523208</text:p>
              </table:table-cell>
              <table:table-cell office:value-type="float" office:value="8013.7031164662">
                <text:p>8013.7031164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7032654624345">
                <text:p>4.7032654624345</text:p>
              </table:table-cell>
              <table:table-cell office:value-type="float" office:value="8016.8219752625">
                <text:p>8016.821975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7064366743734">
                <text:p>4.7064366743734</text:p>
              </table:table-cell>
              <table:table-cell office:value-type="float" office:value="8025.3934696612">
                <text:p>8025.3934696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7082204810891">
                <text:p>4.7082204810891</text:p>
              </table:table-cell>
              <table:table-cell office:value-type="float" office:value="8031.2269956519">
                <text:p>8031.226995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7095583361258">
                <text:p>4.7095583361258</text:p>
              </table:table-cell>
              <table:table-cell office:value-type="float" office:value="8044.4983842868">
                <text:p>8044.498384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710310879584">
                <text:p>4.710310879584</text:p>
              </table:table-cell>
              <table:table-cell office:value-type="float" office:value="8067.4427161123">
                <text:p>8067.442716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7108752871776">
                <text:p>4.7108752871776</text:p>
              </table:table-cell>
              <table:table-cell office:value-type="float" office:value="8080.1580753536">
                <text:p>8080.1580753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711192766449">
                <text:p>4.711192766449</text:p>
              </table:table-cell>
              <table:table-cell office:value-type="float" office:value="8073.2848580622">
                <text:p>8073.2848580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7114308759026">
                <text:p>4.7114308759026</text:p>
              </table:table-cell>
              <table:table-cell office:value-type="float" office:value="8061.3283128777">
                <text:p>8061.328312877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7115648124702">
                <text:p>4.7115648124702</text:p>
              </table:table-cell>
              <table:table-cell office:value-type="float" office:value="8027.0520683391">
                <text:p>8027.0520683391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7116401517895">
                <text:p>4.7116401517895</text:p>
              </table:table-cell>
              <table:table-cell office:value-type="float" office:value="8021.1398426765">
                <text:p>8021.1398426765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711696656279">
                <text:p>4.711696656279</text:p>
              </table:table-cell>
              <table:table-cell office:value-type="float" office:value="8009.4295733836">
                <text:p>8009.4295733836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7117284400543">
                <text:p>4.7117284400543</text:p>
              </table:table-cell>
              <table:table-cell office:value-type="float" office:value="8009.8216008866">
                <text:p>8009.8216008866</text:p>
              </table:table-cell>
              <table:table-cell office:value-type="float" office:value="1.6875">
                <text:p>1.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7117522778858">
                <text:p>4.7117522778858</text:p>
              </table:table-cell>
              <table:table-cell office:value-type="float" office:value="8010.7309623972">
                <text:p>8010.7309623972</text:p>
              </table:table-cell>
              <table:table-cell office:value-type="float" office:value="1.9375">
                <text:p>1.9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7117701562594">
                <text:p>4.7117701562594</text:p>
              </table:table-cell>
              <table:table-cell office:value-type="float" office:value="8012.2218078515">
                <text:p>8012.2218078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7117776986983">
                <text:p>4.7117776986983</text:p>
              </table:table-cell>
              <table:table-cell office:value-type="float" office:value="8013.6036330425">
                <text:p>8013.60363304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7117833555274">
                <text:p>4.7117833555274</text:p>
              </table:table-cell>
              <table:table-cell office:value-type="float" office:value="8015.4914554349">
                <text:p>8015.491455434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7117865374938">
                <text:p>4.7117865374938</text:p>
              </table:table-cell>
              <table:table-cell office:value-type="float" office:value="8017.5479287921">
                <text:p>8017.547928792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7117889239686">
                <text:p>4.7117889239686</text:p>
              </table:table-cell>
              <table:table-cell office:value-type="float" office:value="8020.4550854352">
                <text:p>8020.455085435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7117902663607">
                <text:p>4.7117902663607</text:p>
              </table:table-cell>
              <table:table-cell office:value-type="float" office:value="8023.6387053861">
                <text:p>8023.638705386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7117912731548">
                <text:p>4.7117912731548</text:p>
              </table:table-cell>
              <table:table-cell office:value-type="float" office:value="8028.1580074941">
                <text:p>8028.1580074941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117918394764">
                <text:p>4.7117918394764</text:p>
              </table:table-cell>
              <table:table-cell office:value-type="float" office:value="8033.1339871241">
                <text:p>8033.133987124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7117922642177">
                <text:p>4.7117922642177</text:p>
              </table:table-cell>
              <table:table-cell office:value-type="float" office:value="8040.2906892604">
                <text:p>8040.290689260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7117925031346">
                <text:p>4.7117925031346</text:p>
              </table:table-cell>
              <table:table-cell office:value-type="float" office:value="8048.3175847088">
                <text:p>8048.3175847088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7117926823223">
                <text:p>4.7117926823223</text:p>
              </table:table-cell>
              <table:table-cell office:value-type="float" office:value="8060.4031201217">
                <text:p>8060.4031201217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7117927831154">
                <text:p>4.7117927831154</text:p>
              </table:table-cell>
              <table:table-cell office:value-type="float" office:value="8074.9332317774">
                <text:p>8074.9332317774</text:p>
              </table:table-cell>
              <table:table-cell office:value-type="float" office:value="14.0625">
                <text:p>14.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7117928398115">
                <text:p>4.7117928398115</text:p>
              </table:table-cell>
              <table:table-cell office:value-type="float" office:value="8090.4576333709">
                <text:p>8090.4576333709</text:p>
              </table:table-cell>
              <table:table-cell office:value-type="float" office:value="15.1875">
                <text:p>15.1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7117928823336">
                <text:p>4.7117928823336</text:p>
              </table:table-cell>
              <table:table-cell office:value-type="float" office:value="8112.361114178">
                <text:p>8112.361114178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7117929062523">
                <text:p>4.7117929062523</text:p>
              </table:table-cell>
              <table:table-cell office:value-type="float" office:value="8136.427109616">
                <text:p>8136.42710961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7117929241913">
                <text:p>4.7117929241913</text:p>
              </table:table-cell>
              <table:table-cell office:value-type="float" office:value="8170.9266622523">
                <text:p>8170.9266622523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7117929317593">
                <text:p>4.7117929317593</text:p>
              </table:table-cell>
              <table:table-cell office:value-type="float" office:value="8198.102577504">
                <text:p>8198.102577504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7117929360163">
                <text:p>4.7117929360163</text:p>
              </table:table-cell>
              <table:table-cell office:value-type="float" office:value="8219.1443424656">
                <text:p>8219.1443424656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7117929392091">
                <text:p>4.7117929392091</text:p>
              </table:table-cell>
              <table:table-cell office:value-type="float" office:value="8238.3991599088">
                <text:p>8238.3991599088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7117929416036">
                <text:p>4.7117929416036</text:p>
              </table:table-cell>
              <table:table-cell office:value-type="float" office:value="8256.3522668983">
                <text:p>8256.3522668983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7117929433996">
                <text:p>4.7117929433996</text:p>
              </table:table-cell>
              <table:table-cell office:value-type="float" office:value="8272.7544577747">
                <text:p>8272.7544577747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7117929447465">
                <text:p>4.7117929447465</text:p>
              </table:table-cell>
              <table:table-cell office:value-type="float" office:value="8287.3242384043">
                <text:p>8287.3242384043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7117929457567">
                <text:p>4.7117929457567</text:p>
              </table:table-cell>
              <table:table-cell office:value-type="float" office:value="8299.9089901649">
                <text:p>8299.9089901649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7117929465144">
                <text:p>4.7117929465144</text:p>
              </table:table-cell>
              <table:table-cell office:value-type="float" office:value="8310.5044404605">
                <text:p>8310.5044404605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7117929470826">
                <text:p>4.7117929470826</text:p>
              </table:table-cell>
              <table:table-cell office:value-type="float" office:value="8319.2271894088">
                <text:p>8319.2271894088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117929475088">
                <text:p>4.7117929475088</text:p>
              </table:table-cell>
              <table:table-cell office:value-type="float" office:value="8326.2725680025">
                <text:p>8326.272568002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117929478284">
                <text:p>4.7117929478284</text:p>
              </table:table-cell>
              <table:table-cell office:value-type="float" office:value="8331.8737438005">
                <text:p>8331.873743800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117929480682">
                <text:p>4.7117929480682</text:p>
              </table:table-cell>
              <table:table-cell office:value-type="float" office:value="8336.2697502074">
                <text:p>8336.26975020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7117929483079">
                <text:p>4.7117929483079</text:p>
              </table:table-cell>
              <table:table-cell office:value-type="float" office:value="8340.8476453111">
                <text:p>8340.84764531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7117929485476">
                <text:p>4.7117929485476</text:p>
              </table:table-cell>
              <table:table-cell office:value-type="float" office:value="8345.6214392251">
                <text:p>8345.62143922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7117929487873">
                <text:p>4.7117929487873</text:p>
              </table:table-cell>
              <table:table-cell office:value-type="float" office:value="8350.6058962828">
                <text:p>8350.60589628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7117929489671">
                <text:p>4.7117929489671</text:p>
              </table:table-cell>
              <table:table-cell office:value-type="float" office:value="8354.4910986359">
                <text:p>8354.49109863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7117929491469">
                <text:p>4.7117929491469</text:p>
              </table:table-cell>
              <table:table-cell office:value-type="float" office:value="8358.5105480489">
                <text:p>8358.5105480489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117929493267">
                <text:p>4.7117929493267</text:p>
              </table:table-cell>
              <table:table-cell office:value-type="float" office:value="8362.6725549094">
                <text:p>8362.6725549094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117929495065">
                <text:p>4.7117929495065</text:p>
              </table:table-cell>
              <table:table-cell office:value-type="float" office:value="8366.9858876589">
                <text:p>8366.9858876589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7117929496863">
                <text:p>4.7117929496863</text:p>
              </table:table-cell>
              <table:table-cell office:value-type="float" office:value="8371.4599967198">
                <text:p>8371.4599967198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7117929498212">
                <text:p>4.7117929498212</text:p>
              </table:table-cell>
              <table:table-cell office:value-type="float" office:value="8374.9265866435">
                <text:p>8374.9265866435</text:p>
              </table:table-cell>
              <table:table-cell office:value-type="float" office:value="29.25">
                <text:p>29.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subtitle svg:x="6.862cm" svg:y="0.18cm" chart:style-name="ch2">
          <text:p>Free Energy</text:p>
        </chart:subtitle>
        <chart:legend chart:legend-position="end" svg:x="14.195cm" svg:y="4.204cm" style:legend-expansion="high" chart:style-name="ch3"/>
        <chart:plot-area chart:style-name="ch4" table:cell-range-address="nucleation_edit2_BodyForce_10000.A1:nucleation_edit2_BodyForce_10000.A202 nucleation_edit2_BodyForce_10000.I1:nucleation_edit2_BodyForce_10000.I202" chart:data-source-has-labels="row" svg:x="0.32cm" svg:y="1.043cm" svg:width="13.555cm" svg:height="7.783cm">
          <chartooo:coordinate-region svg:x="3.27cm" svg:y="1.242cm" svg:width="10.511cm" svg:height="7.38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nucleation_edit2_BodyForce_10000.I2:nucleation_edit2_BodyForce_10000.I202" chart:label-cell-address="nucleation_edit2_BodyForce_10000.I1:nucleation_edit2_BodyForce_10000.I1" chart:class="chart:scatter">
            <chart:domain table:cell-range-address="nucleation_edit2_BodyForce_10000.A2:nucleation_edit2_BodyForce_10000.A202"/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_F</text:p>
                <draw:g>
                  <svg:desc>nucleation_edit2_BodyForce_10000.I1:nucleation_edit2_BodyForce_10000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cleation_edit2_BodyForce_10000.A2:nucleation_edit2_BodyForce_10000.A202</svg:desc>
                </draw:g>
              </table:table-cell>
              <table:table-cell office:value-type="float" office:value="0">
                <text:p>0</text:p>
                <draw:g>
                  <svg:desc>nucleation_edit2_BodyForce_10000.I2:nucleation_edit2_BodyForce_10000.I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676352024078">
                <text:p>0.031676352024078</text:p>
              </table:table-cell>
              <table:table-cell office:value-type="float" office:value="13046.850290086">
                <text:p>13046.850290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352704048157">
                <text:p>0.063352704048157</text:p>
              </table:table-cell>
              <table:table-cell office:value-type="float" office:value="12948.926816135">
                <text:p>12948.92681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5029056072235">
                <text:p>0.095029056072235</text:p>
              </table:table-cell>
              <table:table-cell office:value-type="float" office:value="12890.192340907">
                <text:p>12890.192340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70540809631">
                <text:p>0.12670540809631</text:p>
              </table:table-cell>
              <table:table-cell office:value-type="float" office:value="12842.379736362">
                <text:p>12842.379736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838176012039">
                <text:p>0.15838176012039</text:p>
              </table:table-cell>
              <table:table-cell office:value-type="float" office:value="12798.90657618">
                <text:p>12798.90657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005811214447">
                <text:p>0.19005811214447</text:p>
              </table:table-cell>
              <table:table-cell office:value-type="float" office:value="12757.434218671">
                <text:p>12757.434218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173446416855">
                <text:p>0.22173446416855</text:p>
              </table:table-cell>
              <table:table-cell office:value-type="float" office:value="12717.041867833">
                <text:p>12717.041867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41081619263">
                <text:p>0.25341081619263</text:p>
              </table:table-cell>
              <table:table-cell office:value-type="float" office:value="12677.436869197">
                <text:p>12677.436869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08716821671">
                <text:p>0.28508716821671</text:p>
              </table:table-cell>
              <table:table-cell office:value-type="float" office:value="12638.261234198">
                <text:p>12638.261234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676352024078">
                <text:p>0.31676352024078</text:p>
              </table:table-cell>
              <table:table-cell office:value-type="float" office:value="12599.505891622">
                <text:p>12599.5058916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843987226486">
                <text:p>0.34843987226486</text:p>
              </table:table-cell>
              <table:table-cell office:value-type="float" office:value="12561.121848108">
                <text:p>12561.121848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011622428894">
                <text:p>0.38011622428894</text:p>
              </table:table-cell>
              <table:table-cell office:value-type="float" office:value="12522.952236106">
                <text:p>12522.952236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179257631302">
                <text:p>0.41179257631302</text:p>
              </table:table-cell>
              <table:table-cell office:value-type="float" office:value="12485.237328021">
                <text:p>12485.237328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34689283371">
                <text:p>0.4434689283371</text:p>
              </table:table-cell>
              <table:table-cell office:value-type="float" office:value="12447.656357003">
                <text:p>12447.656357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514528036118">
                <text:p>0.47514528036118</text:p>
              </table:table-cell>
              <table:table-cell office:value-type="float" office:value="12410.493707811">
                <text:p>12410.493707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682163238525">
                <text:p>0.50682163238525</text:p>
              </table:table-cell>
              <table:table-cell office:value-type="float" office:value="12373.715499963">
                <text:p>12373.715499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849798440933">
                <text:p>0.53849798440933</text:p>
              </table:table-cell>
              <table:table-cell office:value-type="float" office:value="12337.159220699">
                <text:p>12337.159220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017433643341">
                <text:p>0.57017433643341</text:p>
              </table:table-cell>
              <table:table-cell office:value-type="float" office:value="12301.020618201">
                <text:p>12301.020618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185068845749">
                <text:p>0.60185068845749</text:p>
              </table:table-cell>
              <table:table-cell office:value-type="float" office:value="12265.050040965">
                <text:p>12265.050040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352704048157">
                <text:p>0.63352704048157</text:p>
              </table:table-cell>
              <table:table-cell office:value-type="float" office:value="12229.252289179">
                <text:p>12229.252289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520339250565">
                <text:p>0.66520339250565</text:p>
              </table:table-cell>
              <table:table-cell office:value-type="float" office:value="12193.754835794">
                <text:p>12193.754835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687974452972">
                <text:p>0.69687974452972</text:p>
              </table:table-cell>
              <table:table-cell office:value-type="float" office:value="12158.89403612">
                <text:p>12158.89403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85560965538">
                <text:p>0.7285560965538</text:p>
              </table:table-cell>
              <table:table-cell office:value-type="float" office:value="12124.347990248">
                <text:p>12124.347990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023244857788">
                <text:p>0.76023244857788</text:p>
              </table:table-cell>
              <table:table-cell office:value-type="float" office:value="12089.730090129">
                <text:p>12089.730090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190880060196">
                <text:p>0.79190880060196</text:p>
              </table:table-cell>
              <table:table-cell office:value-type="float" office:value="12055.529435301">
                <text:p>12055.529435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2358515262604">
                <text:p>0.82358515262604</text:p>
              </table:table-cell>
              <table:table-cell office:value-type="float" office:value="12021.460576697">
                <text:p>12021.460576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526150465012">
                <text:p>0.85526150465012</text:p>
              </table:table-cell>
              <table:table-cell office:value-type="float" office:value="11987.665007959">
                <text:p>11987.665007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693785667419">
                <text:p>0.88693785667419</text:p>
              </table:table-cell>
              <table:table-cell office:value-type="float" office:value="11954.386398908">
                <text:p>11954.386398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861420869827">
                <text:p>0.91861420869827</text:p>
              </table:table-cell>
              <table:table-cell office:value-type="float" office:value="11921.326381483">
                <text:p>11921.326381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029056072235">
                <text:p>0.95029056072235</text:p>
              </table:table-cell>
              <table:table-cell office:value-type="float" office:value="11888.371732328">
                <text:p>11888.371732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196691274643">
                <text:p>0.98196691274643</text:p>
              </table:table-cell>
              <table:table-cell office:value-type="float" office:value="11855.655643686">
                <text:p>11855.6556436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136432647705">
                <text:p>1.0136432647705</text:p>
              </table:table-cell>
              <table:table-cell office:value-type="float" office:value="11823.348460614">
                <text:p>11823.3484606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53196167946">
                <text:p>1.0453196167946</text:p>
              </table:table-cell>
              <table:table-cell office:value-type="float" office:value="11791.117417531">
                <text:p>11791.117417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69959688187">
                <text:p>1.0769959688187</text:p>
              </table:table-cell>
              <table:table-cell office:value-type="float" office:value="11759.215973506">
                <text:p>11759.215973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086723208427">
                <text:p>1.1086723208427</text:p>
              </table:table-cell>
              <table:table-cell office:value-type="float" office:value="11727.403579331">
                <text:p>11727.403579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403486728668">
                <text:p>1.1403486728668</text:p>
              </table:table-cell>
              <table:table-cell office:value-type="float" office:value="11695.816506677">
                <text:p>11695.8165066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20250248909">
                <text:p>1.1720250248909</text:p>
              </table:table-cell>
              <table:table-cell office:value-type="float" office:value="11664.280189503">
                <text:p>11664.2801895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03701376915">
                <text:p>1.203701376915</text:p>
              </table:table-cell>
              <table:table-cell office:value-type="float" office:value="11633.065865818">
                <text:p>11633.065865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53777289391">
                <text:p>1.2353777289391</text:p>
              </table:table-cell>
              <table:table-cell office:value-type="float" office:value="11602.17647654">
                <text:p>11602.17647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70540809631">
                <text:p>1.2670540809631</text:p>
              </table:table-cell>
              <table:table-cell office:value-type="float" office:value="11571.351910465">
                <text:p>11571.3519104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987304329872">
                <text:p>1.2987304329872</text:p>
              </table:table-cell>
              <table:table-cell office:value-type="float" office:value="11540.600005392">
                <text:p>11540.600005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304067850113">
                <text:p>1.3304067850113</text:p>
              </table:table-cell>
              <table:table-cell office:value-type="float" office:value="11510.076126612">
                <text:p>11510.0761266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620831370354">
                <text:p>1.3620831370354</text:p>
              </table:table-cell>
              <table:table-cell office:value-type="float" office:value="11479.803421304">
                <text:p>11479.8034213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937594890594">
                <text:p>1.3937594890594</text:p>
              </table:table-cell>
              <table:table-cell office:value-type="float" office:value="11449.696155185">
                <text:p>11449.696155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254358410835">
                <text:p>1.4254358410835</text:p>
              </table:table-cell>
              <table:table-cell office:value-type="float" office:value="11419.759741666">
                <text:p>11419.759741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571121931076">
                <text:p>1.4571121931076</text:p>
              </table:table-cell>
              <table:table-cell office:value-type="float" office:value="11390.026293031">
                <text:p>11390.0262930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887885451317">
                <text:p>1.4887885451317</text:p>
              </table:table-cell>
              <table:table-cell office:value-type="float" office:value="11360.377443514">
                <text:p>11360.377443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204648971558">
                <text:p>1.5204648971558</text:p>
              </table:table-cell>
              <table:table-cell office:value-type="float" office:value="11330.586439868">
                <text:p>11330.5864398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521412491798">
                <text:p>1.5521412491798</text:p>
              </table:table-cell>
              <table:table-cell office:value-type="float" office:value="11301.145493395">
                <text:p>11301.145493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838176012039">
                <text:p>1.5838176012039</text:p>
              </table:table-cell>
              <table:table-cell office:value-type="float" office:value="11271.844492193">
                <text:p>11271.8444921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5493953228">
                <text:p>1.615493953228</text:p>
              </table:table-cell>
              <table:table-cell office:value-type="float" office:value="11242.769247057">
                <text:p>11242.7692470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471703052521">
                <text:p>1.6471703052521</text:p>
              </table:table-cell>
              <table:table-cell office:value-type="float" office:value="11213.829404796">
                <text:p>11213.8294047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788466572762">
                <text:p>1.6788466572762</text:p>
              </table:table-cell>
              <table:table-cell office:value-type="float" office:value="11184.839990162">
                <text:p>11184.8399901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105230093002">
                <text:p>1.7105230093002</text:p>
              </table:table-cell>
              <table:table-cell office:value-type="float" office:value="11155.964830975">
                <text:p>11155.964830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421993613243">
                <text:p>1.7421993613243</text:p>
              </table:table-cell>
              <table:table-cell office:value-type="float" office:value="11127.464113953">
                <text:p>11127.464113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738757133484">
                <text:p>1.7738757133484</text:p>
              </table:table-cell>
              <table:table-cell office:value-type="float" office:value="11098.968307708">
                <text:p>11098.968307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055520653725">
                <text:p>1.8055520653725</text:p>
              </table:table-cell>
              <table:table-cell office:value-type="float" office:value="11070.75341931">
                <text:p>11070.75341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372284173965">
                <text:p>1.8372284173965</text:p>
              </table:table-cell>
              <table:table-cell office:value-type="float" office:value="11042.662009968">
                <text:p>11042.6620099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689047694206">
                <text:p>1.8689047694206</text:p>
              </table:table-cell>
              <table:table-cell office:value-type="float" office:value="11014.726864193">
                <text:p>11014.7268641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005811214447">
                <text:p>1.9005811214447</text:p>
              </table:table-cell>
              <table:table-cell office:value-type="float" office:value="10986.73545981">
                <text:p>10986.73545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322574734688">
                <text:p>1.9322574734688</text:p>
              </table:table-cell>
              <table:table-cell office:value-type="float" office:value="10958.657516163">
                <text:p>10958.6575161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39338254929">
                <text:p>1.9639338254929</text:p>
              </table:table-cell>
              <table:table-cell office:value-type="float" office:value="10930.782957796">
                <text:p>10930.782957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956101775169">
                <text:p>1.9956101775169</text:p>
              </table:table-cell>
              <table:table-cell office:value-type="float" office:value="10903.195073684">
                <text:p>10903.1950736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27286529541">
                <text:p>2.027286529541</text:p>
              </table:table-cell>
              <table:table-cell office:value-type="float" office:value="10875.600348998">
                <text:p>10875.600348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589628815651">
                <text:p>2.0589628815651</text:p>
              </table:table-cell>
              <table:table-cell office:value-type="float" office:value="10847.881613329">
                <text:p>10847.8816133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906392335892">
                <text:p>2.0906392335892</text:p>
              </table:table-cell>
              <table:table-cell office:value-type="float" office:value="10820.2567926">
                <text:p>10820.25679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223155856133">
                <text:p>2.1223155856133</text:p>
              </table:table-cell>
              <table:table-cell office:value-type="float" office:value="10792.656850554">
                <text:p>10792.6568505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539919376373">
                <text:p>2.1539919376373</text:p>
              </table:table-cell>
              <table:table-cell office:value-type="float" office:value="10765.105604322">
                <text:p>10765.105604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856682896614">
                <text:p>2.1856682896614</text:p>
              </table:table-cell>
              <table:table-cell office:value-type="float" office:value="10737.833866635">
                <text:p>10737.833866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73446416855">
                <text:p>2.2173446416855</text:p>
              </table:table-cell>
              <table:table-cell office:value-type="float" office:value="10710.540073697">
                <text:p>10710.5400736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490209937096">
                <text:p>2.2490209937096</text:p>
              </table:table-cell>
              <table:table-cell office:value-type="float" office:value="10683.052276115">
                <text:p>10683.052276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806973457336">
                <text:p>2.2806973457336</text:p>
              </table:table-cell>
              <table:table-cell office:value-type="float" office:value="10655.756213064">
                <text:p>10655.756213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123736977577">
                <text:p>2.3123736977577</text:p>
              </table:table-cell>
              <table:table-cell office:value-type="float" office:value="10628.567100739">
                <text:p>10628.567100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440500497818">
                <text:p>2.3440500497818</text:p>
              </table:table-cell>
              <table:table-cell office:value-type="float" office:value="10601.386408572">
                <text:p>10601.386408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757264018059">
                <text:p>2.3757264018059</text:p>
              </table:table-cell>
              <table:table-cell office:value-type="float" office:value="10573.997941346">
                <text:p>10573.9979413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0740275383">
                <text:p>2.40740275383</text:p>
              </table:table-cell>
              <table:table-cell office:value-type="float" office:value="10546.873683508">
                <text:p>10546.873683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39079105854">
                <text:p>2.439079105854</text:p>
              </table:table-cell>
              <table:table-cell office:value-type="float" office:value="10519.784520156">
                <text:p>10519.7845201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707554578781">
                <text:p>2.4707554578781</text:p>
              </table:table-cell>
              <table:table-cell office:value-type="float" office:value="10492.587168198">
                <text:p>10492.587168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024318099022">
                <text:p>2.5024318099022</text:p>
              </table:table-cell>
              <table:table-cell office:value-type="float" office:value="10465.461574506">
                <text:p>10465.461574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341081619263">
                <text:p>2.5341081619263</text:p>
              </table:table-cell>
              <table:table-cell office:value-type="float" office:value="10438.390035242">
                <text:p>10438.3900352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657845139503">
                <text:p>2.5657845139503</text:p>
              </table:table-cell>
              <table:table-cell office:value-type="float" office:value="10411.379329009">
                <text:p>10411.3793290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974608659744">
                <text:p>2.5974608659744</text:p>
              </table:table-cell>
              <table:table-cell office:value-type="float" office:value="10384.229834357">
                <text:p>10384.2298343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291372179985">
                <text:p>2.6291372179985</text:p>
              </table:table-cell>
              <table:table-cell office:value-type="float" office:value="10356.974094677">
                <text:p>10356.9740946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608135700226">
                <text:p>2.6608135700226</text:p>
              </table:table-cell>
              <table:table-cell office:value-type="float" office:value="10329.743064931">
                <text:p>10329.7430649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924899220467">
                <text:p>2.6924899220467</text:p>
              </table:table-cell>
              <table:table-cell office:value-type="float" office:value="10302.392168852">
                <text:p>10302.392168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241662740707">
                <text:p>2.7241662740707</text:p>
              </table:table-cell>
              <table:table-cell office:value-type="float" office:value="10275.008657183">
                <text:p>10275.008657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558426260948">
                <text:p>2.7558426260948</text:p>
              </table:table-cell>
              <table:table-cell office:value-type="float" office:value="10247.44795388">
                <text:p>10247.44795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875189781189">
                <text:p>2.7875189781189</text:p>
              </table:table-cell>
              <table:table-cell office:value-type="float" office:value="10219.975791559">
                <text:p>10219.9757915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19195330143">
                <text:p>2.819195330143</text:p>
              </table:table-cell>
              <table:table-cell office:value-type="float" office:value="10192.231428239">
                <text:p>10192.2314282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508716821671">
                <text:p>2.8508716821671</text:p>
              </table:table-cell>
              <table:table-cell office:value-type="float" office:value="10164.670423228">
                <text:p>10164.670423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825480341911">
                <text:p>2.8825480341911</text:p>
              </table:table-cell>
              <table:table-cell office:value-type="float" office:value="10136.662888339">
                <text:p>10136.6628883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142243862152">
                <text:p>2.9142243862152</text:p>
              </table:table-cell>
              <table:table-cell office:value-type="float" office:value="10108.728312789">
                <text:p>10108.7283127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459007382393">
                <text:p>2.9459007382393</text:p>
              </table:table-cell>
              <table:table-cell office:value-type="float" office:value="10080.353105486">
                <text:p>10080.353105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775770902634">
                <text:p>2.9775770902634</text:p>
              </table:table-cell>
              <table:table-cell office:value-type="float" office:value="10051.903765399">
                <text:p>10051.903765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092534422874">
                <text:p>3.0092534422874</text:p>
              </table:table-cell>
              <table:table-cell office:value-type="float" office:value="10023.154079425">
                <text:p>10023.1540794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409297943115">
                <text:p>3.0409297943115</text:p>
              </table:table-cell>
              <table:table-cell office:value-type="float" office:value="9994.1071201399">
                <text:p>9994.1071201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726061463356">
                <text:p>3.0726061463356</text:p>
              </table:table-cell>
              <table:table-cell office:value-type="float" office:value="9964.9339171289">
                <text:p>9964.93391712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042824983597">
                <text:p>3.1042824983597</text:p>
              </table:table-cell>
              <table:table-cell office:value-type="float" office:value="9935.3661049796">
                <text:p>9935.36610497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359588503838">
                <text:p>3.1359588503838</text:p>
              </table:table-cell>
              <table:table-cell office:value-type="float" office:value="9905.299340653">
                <text:p>9905.2993406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676352024078">
                <text:p>3.1676352024078</text:p>
              </table:table-cell>
              <table:table-cell office:value-type="float" office:value="9874.5104089335">
                <text:p>9874.51040893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1993115544319">
                <text:p>3.1993115544319</text:p>
              </table:table-cell>
              <table:table-cell office:value-type="float" office:value="9843.3554508898">
                <text:p>9843.35545088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230987906456">
                <text:p>3.230987906456</text:p>
              </table:table-cell>
              <table:table-cell office:value-type="float" office:value="9811.6770182023">
                <text:p>9811.67701820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626642584801">
                <text:p>3.2626642584801</text:p>
              </table:table-cell>
              <table:table-cell office:value-type="float" office:value="9779.317226172">
                <text:p>9779.3172261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2943406105042">
                <text:p>3.2943406105042</text:p>
              </table:table-cell>
              <table:table-cell office:value-type="float" office:value="9746.3202285653">
                <text:p>9746.32022856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3260169625282">
                <text:p>3.3260169625282</text:p>
              </table:table-cell>
              <table:table-cell office:value-type="float" office:value="9712.5502540327">
                <text:p>9712.55025403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3576933145523">
                <text:p>3.3576933145523</text:p>
              </table:table-cell>
              <table:table-cell office:value-type="float" office:value="9677.591514148">
                <text:p>9677.591514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893696665764">
                <text:p>3.3893696665764</text:p>
              </table:table-cell>
              <table:table-cell office:value-type="float" office:value="9641.5706376999">
                <text:p>9641.5706376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210460186005">
                <text:p>3.4210460186005</text:p>
              </table:table-cell>
              <table:table-cell office:value-type="float" office:value="9604.3477269268">
                <text:p>9604.34772692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527223706245">
                <text:p>3.4527223706245</text:p>
              </table:table-cell>
              <table:table-cell office:value-type="float" office:value="9565.936714193">
                <text:p>9565.9367141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4843987226486">
                <text:p>3.4843987226486</text:p>
              </table:table-cell>
              <table:table-cell office:value-type="float" office:value="9526.0421512928">
                <text:p>9526.0421512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160750746727">
                <text:p>3.5160750746727</text:p>
              </table:table-cell>
              <table:table-cell office:value-type="float" office:value="9484.5349631173">
                <text:p>9484.53496311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477514266968">
                <text:p>3.5477514266968</text:p>
              </table:table-cell>
              <table:table-cell office:value-type="float" office:value="9441.190912189">
                <text:p>9441.1909121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794277787209">
                <text:p>3.5794277787209</text:p>
              </table:table-cell>
              <table:table-cell office:value-type="float" office:value="9396.1475223835">
                <text:p>9396.14752238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111041307449">
                <text:p>3.6111041307449</text:p>
              </table:table-cell>
              <table:table-cell office:value-type="float" office:value="9349.1765599473">
                <text:p>9349.17655994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42780482769">
                <text:p>3.642780482769</text:p>
              </table:table-cell>
              <table:table-cell office:value-type="float" office:value="9300.2710130304">
                <text:p>9300.2710130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744568347931">
                <text:p>3.6744568347931</text:p>
              </table:table-cell>
              <table:table-cell office:value-type="float" office:value="9249.0533522311">
                <text:p>9249.05335223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061331868172">
                <text:p>3.7061331868172</text:p>
              </table:table-cell>
              <table:table-cell office:value-type="float" office:value="9195.3499523066">
                <text:p>9195.34995230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378095388412">
                <text:p>3.7378095388412</text:p>
              </table:table-cell>
              <table:table-cell office:value-type="float" office:value="9139.6487674692">
                <text:p>9139.64876746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7694858908653">
                <text:p>3.7694858908653</text:p>
              </table:table-cell>
              <table:table-cell office:value-type="float" office:value="9081.6613588718">
                <text:p>9081.66135887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011622428894">
                <text:p>3.8011622428894</text:p>
              </table:table-cell>
              <table:table-cell office:value-type="float" office:value="9021.3525463324">
                <text:p>9021.352546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328385949135">
                <text:p>3.8328385949135</text:p>
              </table:table-cell>
              <table:table-cell office:value-type="float" office:value="8959.4025615879">
                <text:p>8959.40256158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645149469376">
                <text:p>3.8645149469376</text:p>
              </table:table-cell>
              <table:table-cell office:value-type="float" office:value="8895.5778874168">
                <text:p>8895.57788741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961912989616">
                <text:p>3.8961912989616</text:p>
              </table:table-cell>
              <table:table-cell office:value-type="float" office:value="8830.4363435391">
                <text:p>8830.43634353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278676509857">
                <text:p>3.9278676509857</text:p>
              </table:table-cell>
              <table:table-cell office:value-type="float" office:value="8764.5845684378">
                <text:p>8764.58456843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595440030098">
                <text:p>3.9595440030098</text:p>
              </table:table-cell>
              <table:table-cell office:value-type="float" office:value="8698.5091561498">
                <text:p>8698.50915614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912203550339">
                <text:p>3.9912203550339</text:p>
              </table:table-cell>
              <table:table-cell office:value-type="float" office:value="8632.616482398">
                <text:p>8632.6164823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22896707058">
                <text:p>4.022896707058</text:p>
              </table:table-cell>
              <table:table-cell office:value-type="float" office:value="8567.5057357584">
                <text:p>8567.50573575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54573059082">
                <text:p>4.054573059082</text:p>
              </table:table-cell>
              <table:table-cell office:value-type="float" office:value="8503.3347175533">
                <text:p>8503.33471755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862494111061">
                <text:p>4.0862494111061</text:p>
              </table:table-cell>
              <table:table-cell office:value-type="float" office:value="8440.6305771114">
                <text:p>8440.63057711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179257631302">
                <text:p>4.1179257631302</text:p>
              </table:table-cell>
              <table:table-cell office:value-type="float" office:value="8379.6240634149">
                <text:p>8379.6240634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496021151543">
                <text:p>4.1496021151543</text:p>
              </table:table-cell>
              <table:table-cell office:value-type="float" office:value="8320.6925029945">
                <text:p>8320.69250299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812784671783">
                <text:p>4.1812784671783</text:p>
              </table:table-cell>
              <table:table-cell office:value-type="float" office:value="8264.025937553">
                <text:p>8264.0259375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129548192024">
                <text:p>4.2129548192024</text:p>
              </table:table-cell>
              <table:table-cell office:value-type="float" office:value="8209.6877569474">
                <text:p>8209.6877569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2446311712265">
                <text:p>4.2446311712265</text:p>
              </table:table-cell>
              <table:table-cell office:value-type="float" office:value="8157.6350751751">
                <text:p>8157.63507517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763075232506">
                <text:p>4.2763075232506</text:p>
              </table:table-cell>
              <table:table-cell office:value-type="float" office:value="8107.2283991958">
                <text:p>8107.22839919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3079838752747">
                <text:p>4.3079838752747</text:p>
              </table:table-cell>
              <table:table-cell office:value-type="float" office:value="8058.9103394392">
                <text:p>8058.9103394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3396602272987">
                <text:p>4.3396602272987</text:p>
              </table:table-cell>
              <table:table-cell office:value-type="float" office:value="8012.5533238709">
                <text:p>8012.5533238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3713365793228">
                <text:p>4.3713365793228</text:p>
              </table:table-cell>
              <table:table-cell office:value-type="float" office:value="7967.8095421876">
                <text:p>7967.8095421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4030129313469">
                <text:p>4.4030129313469</text:p>
              </table:table-cell>
              <table:table-cell office:value-type="float" office:value="7923.861053672">
                <text:p>7923.8610536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34689283371">
                <text:p>4.434689283371</text:p>
              </table:table-cell>
              <table:table-cell office:value-type="float" office:value="7881.2651885617">
                <text:p>7881.2651885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663656353951">
                <text:p>4.4663656353951</text:p>
              </table:table-cell>
              <table:table-cell office:value-type="float" office:value="7839.4290662558">
                <text:p>7839.42906625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980419874191">
                <text:p>4.4980419874191</text:p>
              </table:table-cell>
              <table:table-cell office:value-type="float" office:value="7797.8850044327">
                <text:p>7797.88500443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5297183394432">
                <text:p>4.5297183394432</text:p>
              </table:table-cell>
              <table:table-cell office:value-type="float" office:value="7756.0672073142">
                <text:p>7756.06720731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613946914673">
                <text:p>4.5613946914673</text:p>
              </table:table-cell>
              <table:table-cell office:value-type="float" office:value="7713.1442548093">
                <text:p>7713.14425480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5930710434914">
                <text:p>4.5930710434914</text:p>
              </table:table-cell>
              <table:table-cell office:value-type="float" office:value="7668.3636534809">
                <text:p>7668.36365348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247473955154">
                <text:p>4.6247473955154</text:p>
              </table:table-cell>
              <table:table-cell office:value-type="float" office:value="7619.5102418323">
                <text:p>7619.51024183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6564237475395">
                <text:p>4.6564237475395</text:p>
              </table:table-cell>
              <table:table-cell office:value-type="float" office:value="7561.1531167555">
                <text:p>7561.15311675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6742416955531">
                <text:p>4.6742416955531</text:p>
              </table:table-cell>
              <table:table-cell office:value-type="float" office:value="7515.1980799765">
                <text:p>7515.19807997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6876051565632">
                <text:p>4.6876051565632</text:p>
              </table:table-cell>
              <table:table-cell office:value-type="float" office:value="7471.3367459803">
                <text:p>7471.33674598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6976277523208">
                <text:p>4.6976277523208</text:p>
              </table:table-cell>
              <table:table-cell office:value-type="float" office:value="7423.6860151269">
                <text:p>7423.68601512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7032654624345">
                <text:p>4.7032654624345</text:p>
              </table:table-cell>
              <table:table-cell office:value-type="float" office:value="7376.7259453301">
                <text:p>7376.72594533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7064366743734">
                <text:p>4.7064366743734</text:p>
              </table:table-cell>
              <table:table-cell office:value-type="float" office:value="7334.9130744273">
                <text:p>7334.91307442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7082204810891">
                <text:p>4.7082204810891</text:p>
              </table:table-cell>
              <table:table-cell office:value-type="float" office:value="7288.6266617895">
                <text:p>7288.62666178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7095583361258">
                <text:p>4.7095583361258</text:p>
              </table:table-cell>
              <table:table-cell office:value-type="float" office:value="7223.4809069179">
                <text:p>7223.48090691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710310879584">
                <text:p>4.710310879584</text:p>
              </table:table-cell>
              <table:table-cell office:value-type="float" office:value="7114.9128215805">
                <text:p>7114.91282158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7108752871776">
                <text:p>4.7108752871776</text:p>
              </table:table-cell>
              <table:table-cell office:value-type="float" office:value="6813.8763450777">
                <text:p>6813.87634507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711192766449">
                <text:p>4.711192766449</text:p>
              </table:table-cell>
              <table:table-cell office:value-type="float" office:value="6146.5310881051">
                <text:p>6146.5310881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7114308759026">
                <text:p>4.7114308759026</text:p>
              </table:table-cell>
              <table:table-cell office:value-type="float" office:value="4147.7951096605">
                <text:p>4147.79510966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7115648124702">
                <text:p>4.7115648124702</text:p>
              </table:table-cell>
              <table:table-cell office:value-type="float" office:value="-739.14845693671">
                <text:p>-739.148456936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7116401517895">
                <text:p>4.7116401517895</text:p>
              </table:table-cell>
              <table:table-cell office:value-type="float" office:value="-10776.637649969">
                <text:p>-10776.6376499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711696656279">
                <text:p>4.711696656279</text:p>
              </table:table-cell>
              <table:table-cell office:value-type="float" office:value="-37575.935648779">
                <text:p>-37575.9356487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7117284400543">
                <text:p>4.7117284400543</text:p>
              </table:table-cell>
              <table:table-cell office:value-type="float" office:value="-92341.235181408">
                <text:p>-92341.2351814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7117522778858">
                <text:p>4.7117522778858</text:p>
              </table:table-cell>
              <table:table-cell office:value-type="float" office:value="-234661.04778146">
                <text:p>-234661.047781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7117701562594">
                <text:p>4.7117701562594</text:p>
              </table:table-cell>
              <table:table-cell office:value-type="float" office:value="-796110.39306277">
                <text:p>-796110.393062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7117776986983">
                <text:p>4.7117776986983</text:p>
              </table:table-cell>
              <table:table-cell office:value-type="float" office:value="-1883618.910285">
                <text:p>-1883618.9102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7117833555274">
                <text:p>4.7117833555274</text:p>
              </table:table-cell>
              <table:table-cell office:value-type="float" office:value="-4789142.1643874">
                <text:p>-4789142.16438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7117865374938">
                <text:p>4.7117865374938</text:p>
              </table:table-cell>
              <table:table-cell office:value-type="float" office:value="-10815479.010751">
                <text:p>-10815479.0107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7117889239686">
                <text:p>4.7117889239686</text:p>
              </table:table-cell>
              <table:table-cell office:value-type="float" office:value="-27259264.033061">
                <text:p>-27259264.0330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7117902663607">
                <text:p>4.7117902663607</text:p>
              </table:table-cell>
              <table:table-cell office:value-type="float" office:value="-61534722.445483">
                <text:p>-61534722.4454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7117912731548">
                <text:p>4.7117912731548</text:p>
              </table:table-cell>
              <table:table-cell office:value-type="float" office:value="-155763915.995">
                <text:p>-155763915.9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117918394764">
                <text:p>4.7117918394764</text:p>
              </table:table-cell>
              <table:table-cell office:value-type="float" office:value="-354346474.38859">
                <text:p>-354346474.388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7117922642177">
                <text:p>4.7117922642177</text:p>
              </table:table-cell>
              <table:table-cell office:value-type="float" office:value="-913739628.53077">
                <text:p>-913739628.530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7117925031346">
                <text:p>4.7117925031346</text:p>
              </table:table-cell>
              <table:table-cell office:value-type="float" office:value="-2136417371.4258">
                <text:p>-2136417371.42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7117926823223">
                <text:p>4.7117926823223</text:p>
              </table:table-cell>
              <table:table-cell office:value-type="float" office:value="-5882523345.8671">
                <text:p>-5882523345.86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7117927831154">
                <text:p>4.7117927831154</text:p>
              </table:table-cell>
              <table:table-cell office:value-type="float" office:value="-15257049758.311">
                <text:p>-15257049758.3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7117928398115">
                <text:p>4.7117928398115</text:p>
              </table:table-cell>
              <table:table-cell office:value-type="float" office:value="-34534936370.302">
                <text:p>-34534936370.3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7117928823336">
                <text:p>4.7117928823336</text:p>
              </table:table-cell>
              <table:table-cell office:value-type="float" office:value="-87244899061.36">
                <text:p>-87244899061.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7117929062523">
                <text:p>4.7117929062523</text:p>
              </table:table-cell>
              <table:table-cell office:value-type="float" office:value="-197932555894.4">
                <text:p>-197932555894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7117929241913">
                <text:p>4.7117929241913</text:p>
              </table:table-cell>
              <table:table-cell office:value-type="float" office:value="-507737512512.14">
                <text:p>-507737512512.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7117929317593">
                <text:p>4.7117929317593</text:p>
              </table:table-cell>
              <table:table-cell office:value-type="float" office:value="-936284032743.2">
                <text:p>-936284032743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7117929360163">
                <text:p>4.7117929360163</text:p>
              </table:table-cell>
              <table:table-cell office:value-type="float" office:value="-1420584119550.4">
                <text:p>-1420584119550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7117929392091">
                <text:p>4.7117929392091</text:p>
              </table:table-cell>
              <table:table-cell office:value-type="float" office:value="-2009547916010.8">
                <text:p>-2009547916010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7117929416036">
                <text:p>4.7117929416036</text:p>
              </table:table-cell>
              <table:table-cell office:value-type="float" office:value="-2708213146273.9">
                <text:p>-2708213146273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7117929433996">
                <text:p>4.7117929433996</text:p>
              </table:table-cell>
              <table:table-cell office:value-type="float" office:value="-3492858219406.1">
                <text:p>-3492858219406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7117929447465">
                <text:p>4.7117929447465</text:p>
              </table:table-cell>
              <table:table-cell office:value-type="float" office:value="-4322848771928.8">
                <text:p>-4322848771928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7117929457567">
                <text:p>4.7117929457567</text:p>
              </table:table-cell>
              <table:table-cell office:value-type="float" office:value="-5151785672437.4">
                <text:p>-5151785672437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7117929465144">
                <text:p>4.7117929465144</text:p>
              </table:table-cell>
              <table:table-cell office:value-type="float" office:value="-5937595673261.6">
                <text:p>-5937595673261.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7117929470826">
                <text:p>4.7117929470826</text:p>
              </table:table-cell>
              <table:table-cell office:value-type="float" office:value="-6649288161472.2">
                <text:p>-6649288161472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117929475088">
                <text:p>4.7117929475088</text:p>
              </table:table-cell>
              <table:table-cell office:value-type="float" office:value="-7269334520028">
                <text:p>-72693345200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117929478284">
                <text:p>4.7117929478284</text:p>
              </table:table-cell>
              <table:table-cell office:value-type="float" office:value="-7792438776393.2">
                <text:p>-7792438776393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117929480682">
                <text:p>4.7117929480682</text:p>
              </table:table-cell>
              <table:table-cell office:value-type="float" office:value="-8222372888697.6">
                <text:p>-8222372888697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7117929483079">
                <text:p>4.7117929483079</text:p>
              </table:table-cell>
              <table:table-cell office:value-type="float" office:value="-8688760950317.8">
                <text:p>-8688760950317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7117929485476">
                <text:p>4.7117929485476</text:p>
              </table:table-cell>
              <table:table-cell office:value-type="float" office:value="-9195958169528.6">
                <text:p>-9195958169528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7117929487873">
                <text:p>4.7117929487873</text:p>
              </table:table-cell>
              <table:table-cell office:value-type="float" office:value="-9748910140984.4">
                <text:p>-9748910140984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7117929489671">
                <text:p>4.7117929489671</text:p>
              </table:table-cell>
              <table:table-cell office:value-type="float" office:value="-10196922460523">
                <text:p>-101969224605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7117929491469">
                <text:p>4.7117929491469</text:p>
              </table:table-cell>
              <table:table-cell office:value-type="float" office:value="-10676489748391">
                <text:p>-106764897483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117929493267">
                <text:p>4.7117929493267</text:p>
              </table:table-cell>
              <table:table-cell office:value-type="float" office:value="-11190694302135">
                <text:p>-11190694302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117929495065">
                <text:p>4.7117929495065</text:p>
              </table:table-cell>
              <table:table-cell office:value-type="float" office:value="-11742971338124">
                <text:p>-117429713381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7117929496863">
                <text:p>4.7117929496863</text:p>
              </table:table-cell>
              <table:table-cell office:value-type="float" office:value="-12337181703698">
                <text:p>-123371817036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7117929498212">
                <text:p>4.7117929498212</text:p>
              </table:table-cell>
              <table:table-cell office:value-type="float" office:value="-12812869929114">
                <text:p>-128128699291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